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38%" fo:margin-bottom="0.106cm" style:writing-mode="rl-tb"/>
    </style:style>
    <style:style style:name="T1_1" style:family="text">
      <style:text-properties fo:font-size="26pt" style:font-size-asian="26pt" style:font-size-complex="26pt"/>
    </style:style>
    <style:style style:name="T1_2" style:family="text">
      <style:text-properties fo:font-size="26pt" style:font-size-asian="26pt" style:font-size-complex="26pt"/>
    </style:style>
    <style:style style:name="P2" style:family="paragraph" style:parent-style-name="Standard">
      <style:paragraph-properties fo:text-align="left" fo:break-before="auto" fo:line-height="138%" style:writing-mode="rl-tb"/>
      <style:text-properties fo:font-size="26pt" style:font-size-asian="26pt" style:font-size-complex="26pt"/>
    </style:style>
    <style:style style:name="P3" style:family="paragraph" style:parent-style-name="Standard">
      <style:paragraph-properties fo:text-align="center" fo:break-before="auto" fo:line-height="138%" style:writing-mode="rl-tb"/>
    </style:style>
    <style:style style:name="T3_1" style:family="text">
      <style:text-properties fo:font-size="24pt" style:font-size-asian="24pt" style:font-size-complex="24pt"/>
    </style:style>
    <style:style style:name="T3_2" style:family="text">
      <style:text-properties fo:font-size="24pt" style:font-size-asian="24pt" style:font-size-complex="24pt"/>
    </style:style>
    <style:style style:name="T3_3" style:family="text">
      <style:text-properties fo:font-size="24pt" style:font-size-asian="24pt" style:font-size-complex="24pt"/>
    </style:style>
    <style:style style:name="P4" style:family="paragraph" style:parent-style-name="Standard">
      <style:paragraph-properties fo:text-align="left" fo:break-before="auto" fo:line-height="138%" style:writing-mode="rl-tb"/>
      <style:text-properties fo:font-size="24pt" style:font-size-asian="24pt" style:font-size-complex="24pt"/>
    </style:style>
    <style:style style:name="P5" style:family="paragraph" style:parent-style-name="Standard">
      <style:paragraph-properties fo:text-align="left" fo:break-before="auto" fo:line-height="138%" style:writing-mode="rl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P6" style:family="paragraph" style:parent-style-name="Standard">
      <style:paragraph-properties fo:text-align="left" fo:break-before="auto" fo:line-height="138%" style:writing-mode="rl-tb"/>
    </style:style>
    <style:style style:name="P7" style:family="paragraph" style:parent-style-name="Standard">
      <style:paragraph-properties fo:text-align="left" fo:break-before="auto" fo:line-height="138%" style:writing-mode="rl-tb"/>
    </style:style>
    <style:style style:name="T7_1" style:family="text">
      <style:text-properties fo:font-size="14pt" style:font-size-asian="14pt" style:font-size-complex="14pt"/>
    </style:style>
    <style:style style:name="T7_2" style:family="text">
      <style:text-properties fo:font-size="14pt" style:font-size-asian="14pt" style:font-size-complex="14pt"/>
    </style:style>
    <style:style style:name="P8" style:family="paragraph" style:parent-style-name="Standard">
      <style:paragraph-properties fo:text-align="left" fo:break-before="auto" fo:line-height="138%" style:writing-mode="rl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P9" style:family="paragraph" style:parent-style-name="Standard">
      <style:paragraph-properties fo:text-align="left" fo:break-before="auto" fo:line-height="138%" style:writing-mode="rl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P10" style:family="paragraph" style:parent-style-name="Standard">
      <style:paragraph-properties fo:text-align="left" fo:break-before="auto" fo:line-height="138%" style:writing-mode="rl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P11" style:family="paragraph" style:parent-style-name="Standard">
      <style:paragraph-properties fo:text-align="left" fo:break-before="auto" fo:line-height="138%" style:writing-mode="rl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P12" style:family="paragraph" style:parent-style-name="Standard">
      <style:paragraph-properties fo:text-align="left" fo:break-before="auto" fo:line-height="138%" style:writing-mode="rl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P13" style:family="paragraph" style:parent-style-name="Standard">
      <style:paragraph-properties fo:text-align="left" fo:break-before="auto" fo:line-height="138%" style:writing-mode="rl-tb"/>
    </style:style>
    <style:style style:name="P14" style:family="paragraph" style:parent-style-name="Standard">
      <style:paragraph-properties fo:text-align="left" fo:break-before="auto" fo:line-height="138%" style:writing-mode="rl-tb"/>
    </style:style>
    <style:style style:name="T14_1" style:family="text">
      <style:text-properties fo:font-size="14pt" style:font-size-asian="14pt" style:font-size-complex="14pt"/>
    </style:style>
    <style:style style:name="T14_2" style:family="text">
      <style:text-properties fo:font-size="14pt" style:font-size-asian="14pt" style:font-size-complex="14pt"/>
    </style:style>
    <style:style style:name="T14_3" style:family="text">
      <style:text-properties fo:font-size="14pt" style:font-size-asian="14pt" style:font-size-complex="14pt"/>
    </style:style>
    <style:style style:name="T14_4" style:family="text">
      <style:text-properties fo:font-size="14pt" style:font-size-asian="14pt" style:font-size-complex="14pt"/>
    </style:style>
    <style:style style:name="T14_5" style:family="text">
      <style:text-properties fo:font-size="14pt" style:font-size-asian="14pt" style:font-size-complex="14pt"/>
    </style:style>
    <style:style style:name="T14_6" style:family="text">
      <style:text-properties fo:font-size="14pt" style:font-size-asian="14pt" style:font-size-complex="14pt"/>
    </style:style>
    <style:style style:name="P15" style:family="paragraph" style:parent-style-name="Standard">
      <style:paragraph-properties fo:text-align="left" fo:break-before="auto" fo:line-height="138%" style:writing-mode="rl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P16" style:family="paragraph" style:parent-style-name="Standard">
      <style:paragraph-properties fo:text-align="left" fo:break-before="auto" fo:line-height="138%" style:writing-mode="rl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P17" style:family="paragraph" style:parent-style-name="Standard">
      <style:paragraph-properties fo:break-before="auto" fo:line-height="138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Standard">
      <style:paragraph-properties fo:text-align="left" fo:break-before="auto" fo:line-height="138%" style:writing-mode="rl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P19" style:family="paragraph" style:parent-style-name="Standard">
      <style:paragraph-properties fo:text-align="left" fo:break-before="auto" fo:line-height="138%" style:writing-mode="rl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P20" style:family="paragraph" style:parent-style-name="Standard">
      <style:paragraph-properties fo:break-before="auto" fo:line-height="138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break-before="auto" fo:line-height="138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line-height="138%" style:writing-mode="lr-tb"/>
    </style:style>
    <style:style style:name="T22_1" style:family="text"/>
    <style:style style:name="P23" style:family="paragraph" style:parent-style-name="Standard">
      <style:paragraph-properties fo:text-align="left" fo:break-before="auto" fo:line-height="138%" style:writing-mode="rl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P24" style:family="paragraph" style:parent-style-name="Standard">
      <style:paragraph-properties fo:break-before="auto" fo:line-height="138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P25" style:family="paragraph" style:parent-style-name="Standard">
      <style:paragraph-properties fo:break-before="auto" fo:line-height="138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38%" style:writing-mode="lr-tb"/>
    </style:style>
    <style:style style:name="T26_1" style:family="text"/>
    <style:style style:name="P27" style:family="paragraph" style:parent-style-name="Standard">
      <style:paragraph-properties fo:text-align="left" fo:break-before="auto" fo:line-height="138%" style:writing-mode="rl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P28" style:family="paragraph" style:parent-style-name="Standard">
      <style:paragraph-properties fo:break-before="auto" fo:line-height="138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text-align="left" fo:break-before="auto" fo:line-height="138%" style:writing-mode="rl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P30" style:family="paragraph" style:parent-style-name="Standard">
      <style:paragraph-properties fo:text-align="left" fo:break-before="auto" fo:line-height="138%" style:writing-mode="rl-tb"/>
    </style:style>
    <style:style style:name="P31" style:family="paragraph" style:parent-style-name="Standard">
      <style:paragraph-properties fo:text-align="left" fo:break-before="auto" fo:line-height="138%" style:writing-mode="rl-tb"/>
    </style:style>
    <style:style style:name="T31_1" style:family="text">
      <style:text-properties fo:font-size="14pt" style:font-size-asian="14pt" style:font-size-complex="14pt"/>
    </style:style>
    <style:style style:name="T31_2" style:family="text">
      <style:text-properties fo:font-size="14pt" style:font-size-asian="14pt" style:font-size-complex="14pt"/>
    </style:style>
    <style:style style:name="T31_3" style:family="text">
      <style:text-properties fo:font-size="14pt" style:font-size-asian="14pt" style:font-size-complex="14pt"/>
    </style:style>
    <style:style style:name="T31_4" style:family="text">
      <style:text-properties fo:font-size="14pt" style:font-size-asian="14pt" style:font-size-complex="14pt"/>
    </style:style>
    <style:style style:name="P32" style:family="paragraph" style:parent-style-name="Standard">
      <style:paragraph-properties fo:text-align="left" fo:break-before="auto" fo:line-height="138%" style:writing-mode="rl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P33" style:family="paragraph" style:parent-style-name="Standard">
      <style:paragraph-properties fo:break-before="auto" fo:line-height="138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38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P35" style:family="paragraph" style:parent-style-name="Standard">
      <style:paragraph-properties fo:text-align="left" fo:break-before="auto" fo:line-height="138%" style:writing-mode="rl-tb"/>
    </style:style>
    <style:style style:name="P36" style:family="paragraph" style:parent-style-name="Standard">
      <style:paragraph-properties fo:text-align="left" fo:break-before="auto" fo:line-height="138%" style:writing-mode="rl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P37" style:family="paragraph" style:parent-style-name="Standard">
      <style:paragraph-properties fo:text-align="left" fo:break-before="auto" fo:line-height="138%" style:writing-mode="rl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P38" style:family="paragraph" style:parent-style-name="Standard">
      <style:paragraph-properties fo:text-align="left" fo:break-before="auto" fo:line-height="138%" style:writing-mode="rl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P39" style:family="paragraph" style:parent-style-name="Standard">
      <style:paragraph-properties fo:break-before="auto" fo:line-height="138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38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38%" style:writing-mode="lr-tb"/>
    </style:style>
    <style:style style:name="T41_1" style:family="text"/>
    <style:style style:name="P42" style:family="paragraph" style:parent-style-name="Standard">
      <style:paragraph-properties fo:text-align="left" fo:break-before="auto" fo:line-height="138%" style:writing-mode="rl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P43" style:family="paragraph" style:parent-style-name="Standard">
      <style:paragraph-properties fo:text-align="left" fo:break-before="auto" fo:line-height="138%" style:writing-mode="rl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38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P45" style:family="paragraph" style:parent-style-name="Standard">
      <style:paragraph-properties fo:break-before="auto" fo:line-height="138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text-align="left" fo:break-before="auto" fo:line-height="138%" style:writing-mode="rl-tb"/>
    </style:style>
    <style:style style:name="P47" style:family="paragraph" style:parent-style-name="Standard">
      <style:paragraph-properties fo:text-align="left" fo:break-before="auto" fo:line-height="138%" style:writing-mode="rl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P48" style:family="paragraph" style:parent-style-name="Standard">
      <style:paragraph-properties fo:text-align="left" fo:break-before="auto" fo:line-height="138%" style:writing-mode="rl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P49" style:family="paragraph" style:parent-style-name="Standard">
      <style:paragraph-properties fo:break-before="auto" fo:line-height="138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P50" style:family="paragraph" style:parent-style-name="Standard">
      <style:paragraph-properties fo:break-before="auto" fo:line-height="138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P51" style:family="paragraph" style:parent-style-name="Standard">
      <style:paragraph-properties fo:text-align="left" fo:break-before="auto" fo:line-height="138%" style:writing-mode="rl-tb"/>
    </style:style>
    <style:style style:name="P52" style:family="paragraph" style:parent-style-name="Standard">
      <style:paragraph-properties fo:text-align="left" fo:break-before="auto" fo:line-height="138%" style:writing-mode="rl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P53" style:family="paragraph" style:parent-style-name="Standard">
      <style:paragraph-properties fo:break-before="auto" fo:line-height="138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break-before="auto" fo:line-height="138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P55" style:family="paragraph" style:parent-style-name="Standard">
      <style:paragraph-properties fo:break-before="auto" fo:line-height="138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Standard">
      <style:paragraph-properties fo:break-before="auto" fo:line-height="138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P57" style:family="paragraph" style:parent-style-name="Standard">
      <style:paragraph-properties fo:text-align="left" fo:break-before="auto" fo:line-height="138%" style:writing-mode="rl-tb"/>
    </style:style>
    <style:style style:name="P58" style:family="paragraph" style:parent-style-name="Standard">
      <style:paragraph-properties fo:text-align="left" fo:break-before="auto" fo:line-height="138%" style:writing-mode="rl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P59" style:family="paragraph" style:parent-style-name="Standard">
      <style:paragraph-properties fo:text-align="left" fo:break-before="auto" fo:line-height="138%" style:writing-mode="rl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P60" style:family="paragraph" style:parent-style-name="Standard">
      <style:paragraph-properties fo:text-align="left" fo:break-before="auto" fo:line-height="138%" style:writing-mode="rl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P61" style:family="paragraph" style:parent-style-name="Standard">
      <style:paragraph-properties fo:text-align="left" fo:break-before="auto" fo:line-height="138%" style:writing-mode="rl-tb"/>
    </style:style>
    <style:style style:name="P62" style:family="paragraph" style:parent-style-name="Standard">
      <style:paragraph-properties fo:text-align="left" fo:break-before="auto" fo:line-height="138%" style:writing-mode="rl-tb"/>
    </style:style>
    <style:style style:name="P63" style:family="paragraph" style:parent-style-name="Standard">
      <style:paragraph-properties fo:text-align="left" fo:break-before="auto" fo:line-height="138%" style:writing-mode="rl-tb"/>
    </style:style>
    <style:style style:name="T63_1" style:family="text">
      <style:text-properties fo:font-size="14pt" style:font-size-asian="14pt" style:font-size-complex="14pt"/>
    </style:style>
    <style:style style:name="T63_2" style:family="text">
      <style:text-properties fo:font-size="14pt" style:font-size-asian="14pt" style:font-size-complex="14pt"/>
    </style:style>
    <style:style style:name="T63_3" style:family="text">
      <style:text-properties fo:font-size="14pt" style:font-size-asian="14pt" style:font-size-complex="14pt"/>
    </style:style>
    <style:style style:name="T63_4" style:family="text">
      <style:text-properties fo:font-size="14pt" style:font-size-asian="14pt" style:font-size-complex="14pt"/>
    </style:style>
    <style:style style:name="T63_5" style:family="text">
      <style:text-properties fo:font-size="14pt" style:font-size-asian="14pt" style:font-size-complex="14pt"/>
    </style:style>
    <style:style style:name="T63_6" style:family="text">
      <style:text-properties fo:font-size="14pt" style:font-size-asian="14pt" style:font-size-complex="14pt"/>
    </style:style>
    <style:style style:name="T63_7" style:family="text">
      <style:text-properties fo:font-size="14pt" style:font-size-asian="14pt" style:font-size-complex="14pt"/>
    </style:style>
    <style:style style:name="T63_8" style:family="text">
      <style:text-properties fo:font-size="14pt" style:font-size-asian="14pt" style:font-size-complex="14pt"/>
    </style:style>
    <style:style style:name="T63_9" style:family="text">
      <style:text-properties fo:font-size="14pt" style:font-size-asian="14pt" style:font-size-complex="14pt"/>
    </style:style>
    <style:style style:name="T63_10" style:family="text">
      <style:text-properties fo:font-size="14pt" style:font-size-asian="14pt" style:font-size-complex="14pt"/>
    </style:style>
    <style:style style:name="P64" style:family="paragraph" style:parent-style-name="Standard">
      <style:paragraph-properties fo:text-align="left" fo:break-before="auto" fo:line-height="138%" style:writing-mode="rl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P65" style:family="paragraph" style:parent-style-name="Standard">
      <style:paragraph-properties fo:text-align="left" fo:break-before="auto" fo:line-height="138%" style:writing-mode="rl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P66" style:family="paragraph" style:parent-style-name="Standard">
      <style:paragraph-properties fo:break-before="auto" fo:line-height="138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P67" style:family="paragraph" style:parent-style-name="Standard">
      <style:paragraph-properties fo:break-before="auto" fo:line-height="138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P68" style:family="paragraph" style:parent-style-name="Standard">
      <style:paragraph-properties fo:break-before="auto" fo:line-height="138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38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text-align="left" fo:break-before="auto" fo:line-height="138%" style:writing-mode="rl-tb"/>
    </style:style>
    <style:style style:name="P71" style:family="paragraph" style:parent-style-name="Standard">
      <style:paragraph-properties fo:text-align="left" fo:break-before="auto" fo:line-height="138%" style:writing-mode="rl-tb"/>
    </style:style>
    <style:style style:name="P72" style:family="paragraph" style:parent-style-name="Standard">
      <style:paragraph-properties fo:text-align="left" fo:break-before="auto" fo:line-height="138%" style:writing-mode="rl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P73" style:family="paragraph" style:parent-style-name="Standard">
      <style:paragraph-properties fo:text-align="left" fo:break-before="auto" fo:line-height="138%" style:writing-mode="rl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P74" style:family="paragraph" style:parent-style-name="Standard">
      <style:paragraph-properties fo:text-align="left" fo:break-before="auto" fo:line-height="138%" style:writing-mode="rl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P75" style:family="paragraph" style:parent-style-name="Standard">
      <style:paragraph-properties fo:text-align="left" fo:break-before="auto" fo:line-height="138%" style:writing-mode="rl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P76" style:family="paragraph" style:parent-style-name="Standard">
      <style:paragraph-properties fo:break-before="auto" fo:line-height="138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P77" style:family="paragraph" style:parent-style-name="Standard">
      <style:paragraph-properties fo:break-before="auto" fo:line-height="138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P78" style:family="paragraph" style:parent-style-name="Standard">
      <style:paragraph-properties fo:text-align="left" fo:break-before="auto" fo:line-height="138%" style:writing-mode="rl-tb"/>
    </style:style>
    <style:style style:name="P79" style:family="paragraph" style:parent-style-name="Standard">
      <style:paragraph-properties fo:text-align="left" fo:break-before="auto" fo:line-height="138%" style:writing-mode="rl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P80" style:family="paragraph" style:parent-style-name="Standard">
      <style:paragraph-properties fo:break-before="auto" fo:line-height="138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P81" style:family="paragraph" style:parent-style-name="Standard">
      <style:paragraph-properties fo:break-before="auto" fo:line-height="138%" style:writing-mode="lr-tb"/>
    </style:style>
    <style:style style:name="T81_1" style:family="text"/>
    <style:style style:name="P82" style:family="paragraph" style:parent-style-name="Standard">
      <style:paragraph-properties fo:text-align="left" fo:break-before="auto" fo:line-height="138%" style:writing-mode="rl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P83" style:family="paragraph" style:parent-style-name="Standard">
      <style:paragraph-properties fo:break-before="auto" fo:line-height="138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P84" style:family="paragraph" style:parent-style-name="Standard">
      <style:paragraph-properties fo:break-before="auto" fo:line-height="138%" style:writing-mode="lr-tb"/>
    </style:style>
    <style:style style:name="T84_1" style:family="text"/>
    <style:style style:name="P85" style:family="paragraph" style:parent-style-name="Standard">
      <style:paragraph-properties fo:break-before="auto" fo:line-height="138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P86" style:family="paragraph" style:parent-style-name="Standard">
      <style:paragraph-properties fo:break-before="auto" fo:line-height="138%" style:writing-mode="lr-tb"/>
    </style:style>
    <style:style style:name="T86_1" style:family="text"/>
    <style:style style:name="P87" style:family="paragraph" style:parent-style-name="Standard">
      <style:paragraph-properties fo:text-align="left" fo:break-before="auto" fo:line-height="138%" style:writing-mode="rl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P88" style:family="paragraph" style:parent-style-name="Standard">
      <style:paragraph-properties fo:text-align="left" fo:break-before="auto" fo:line-height="138%" style:writing-mode="rl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P89" style:family="paragraph" style:parent-style-name="Standard">
      <style:paragraph-properties fo:break-before="auto" fo:line-height="138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38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P91" style:family="paragraph" style:parent-style-name="Standard">
      <style:paragraph-properties fo:text-align="left" fo:break-before="auto" fo:line-height="138%" style:writing-mode="rl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P92" style:family="paragraph" style:parent-style-name="Standard">
      <style:paragraph-properties fo:break-before="auto" fo:line-height="138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P93" style:family="paragraph" style:parent-style-name="Standard">
      <style:paragraph-properties fo:break-before="auto" fo:line-height="138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P94" style:family="paragraph" style:parent-style-name="Standard">
      <style:paragraph-properties fo:break-before="auto" fo:line-height="138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P95" style:family="paragraph" style:parent-style-name="Standard">
      <style:paragraph-properties fo:break-before="auto" fo:line-height="138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P96" style:family="paragraph" style:parent-style-name="Standard">
      <style:paragraph-properties fo:break-before="auto" fo:line-height="138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P97" style:family="paragraph" style:parent-style-name="Standard">
      <style:paragraph-properties fo:break-before="auto" fo:line-height="138%" style:writing-mode="lr-tb"/>
    </style:style>
    <style:style style:name="T97_1" style:family="text"/>
    <style:style style:name="T97_2" style:family="text"/>
    <style:style style:name="T97_3" style:family="text"/>
    <style:style style:name="P98" style:family="paragraph" style:parent-style-name="Standard">
      <style:paragraph-properties fo:break-before="auto" fo:line-height="138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text-align="left" fo:break-before="auto" fo:line-height="138%" style:writing-mode="rl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P100" style:family="paragraph" style:parent-style-name="Standard">
      <style:paragraph-properties fo:text-align="left" fo:break-before="auto" fo:line-height="138%" style:writing-mode="rl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T100_109" style:family="text"/>
    <style:style style:name="T100_110" style:family="text"/>
    <style:style style:name="T100_111" style:family="text"/>
    <style:style style:name="T100_112" style:family="text"/>
    <style:style style:name="P101" style:family="paragraph" style:parent-style-name="Standard">
      <style:paragraph-properties fo:text-align="left" fo:break-before="auto" fo:line-height="138%" style:writing-mode="rl-tb"/>
    </style:style>
    <style:style style:name="P102" style:family="paragraph" style:parent-style-name="Standard">
      <style:paragraph-properties fo:text-align="left" fo:break-before="auto" fo:line-height="138%" style:writing-mode="rl-tb"/>
    </style:style>
    <style:style style:name="T102_1" style:family="text">
      <style:text-properties fo:font-size="14pt" style:font-size-asian="14pt" style:font-size-complex="14pt"/>
    </style:style>
    <style:style style:name="T102_2" style:family="text">
      <style:text-properties fo:font-size="14pt" style:font-size-asian="14pt" style:font-size-complex="14pt"/>
    </style:style>
    <style:style style:name="T102_3" style:family="text">
      <style:text-properties fo:font-size="14pt" style:font-size-asian="14pt" style:font-size-complex="14pt"/>
    </style:style>
    <style:style style:name="T102_4" style:family="text">
      <style:text-properties fo:font-size="14pt" style:font-size-asian="14pt" style:font-size-complex="14pt"/>
    </style:style>
    <style:style style:name="T102_5" style:family="text">
      <style:text-properties fo:font-size="14pt" style:font-size-asian="14pt" style:font-size-complex="14pt"/>
    </style:style>
    <style:style style:name="T102_6" style:family="text">
      <style:text-properties fo:font-size="14pt" style:font-size-asian="14pt" style:font-size-complex="14pt"/>
    </style:style>
    <style:style style:name="P103" style:family="paragraph" style:parent-style-name="Standard">
      <style:paragraph-properties fo:text-align="left" fo:break-before="auto" fo:line-height="138%" style:writing-mode="rl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P104" style:family="paragraph" style:parent-style-name="Standard">
      <style:paragraph-properties fo:break-before="auto" fo:line-height="138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P105" style:family="paragraph" style:parent-style-name="Standard">
      <style:paragraph-properties fo:break-before="auto" fo:line-height="138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P106" style:family="paragraph" style:parent-style-name="Standard">
      <style:paragraph-properties fo:text-align="right" fo:break-before="auto" fo:line-height="138%" style:writing-mode="rl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P107" style:family="paragraph" style:parent-style-name="Standard">
      <style:paragraph-properties fo:break-before="auto" fo:line-height="138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fo:line-height="138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P109" style:family="paragraph" style:parent-style-name="Standard">
      <style:paragraph-properties fo:text-align="left" fo:break-before="auto" fo:line-height="138%" style:writing-mode="rl-tb"/>
    </style:style>
    <style:style style:name="P110" style:family="paragraph" style:parent-style-name="Standard">
      <style:paragraph-properties fo:text-align="left" fo:break-before="auto" fo:line-height="138%" style:writing-mode="rl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P111" style:family="paragraph" style:parent-style-name="Standard">
      <style:paragraph-properties fo:break-before="auto" fo:line-height="138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break-before="auto" fo:line-height="138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P113" style:family="paragraph" style:parent-style-name="Standard">
      <style:paragraph-properties fo:text-align="left" fo:break-before="auto" fo:line-height="138%" style:writing-mode="rl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P114" style:family="paragraph" style:parent-style-name="Standard">
      <style:paragraph-properties fo:text-align="left" fo:break-before="auto" fo:line-height="138%" style:writing-mode="rl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P115" style:family="paragraph" style:parent-style-name="Standard">
      <style:paragraph-properties fo:break-before="auto" fo:line-height="138%" style:writing-mode="lr-tb"/>
    </style:style>
    <style:style style:name="T115_1" style:family="text"/>
    <style:style style:name="T115_2" style:family="text"/>
    <style:style style:name="P116" style:family="paragraph" style:parent-style-name="Standard">
      <style:paragraph-properties fo:break-before="auto" fo:line-height="138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P117" style:family="paragraph" style:parent-style-name="Standard">
      <style:paragraph-properties fo:break-before="auto" fo:line-height="138%" style:writing-mode="lr-tb"/>
    </style:style>
    <style:style style:name="T117_1" style:family="text"/>
    <style:style style:name="T117_2" style:family="text"/>
    <style:style style:name="P118" style:family="paragraph" style:parent-style-name="Standard">
      <style:paragraph-properties fo:break-before="auto" fo:line-height="138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P119" style:family="paragraph" style:parent-style-name="Standard">
      <style:paragraph-properties fo:text-align="left" fo:break-before="auto" fo:line-height="138%" style:writing-mode="rl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P120" style:family="paragraph" style:parent-style-name="Standard">
      <style:paragraph-properties fo:text-align="left" fo:break-before="auto" fo:line-height="138%" style:writing-mode="rl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P121" style:family="paragraph" style:parent-style-name="Standard">
      <style:paragraph-properties fo:text-align="left" fo:break-before="auto" fo:line-height="138%" style:writing-mode="rl-tb"/>
    </style:style>
    <style:style style:name="P122" style:family="paragraph" style:parent-style-name="Standard">
      <style:paragraph-properties fo:text-align="left" fo:break-before="auto" fo:line-height="138%" style:writing-mode="rl-tb"/>
    </style:style>
    <style:style style:name="P123" style:family="paragraph" style:parent-style-name="Standard">
      <style:paragraph-properties fo:text-align="left" fo:break-before="auto" fo:line-height="138%" style:writing-mode="rl-tb"/>
    </style:style>
    <style:style style:name="T123_1" style:family="text">
      <style:text-properties fo:font-size="14pt" style:font-size-asian="14pt" style:font-size-complex="14pt"/>
    </style:style>
    <style:style style:name="T123_2" style:family="text">
      <style:text-properties fo:font-size="14pt" style:font-size-asian="14pt" style:font-size-complex="14pt"/>
    </style:style>
    <style:style style:name="T123_3" style:family="text">
      <style:text-properties fo:font-size="14pt" style:font-size-asian="14pt" style:font-size-complex="14pt"/>
    </style:style>
    <style:style style:name="T123_4" style:family="text">
      <style:text-properties fo:font-size="14pt" style:font-size-asian="14pt" style:font-size-complex="14pt"/>
    </style:style>
    <style:style style:name="T123_5" style:family="text">
      <style:text-properties fo:font-size="14pt" style:font-size-asian="14pt" style:font-size-complex="14pt"/>
    </style:style>
    <style:style style:name="T123_6" style:family="text">
      <style:text-properties fo:font-size="14pt" style:font-size-asian="14pt" style:font-size-complex="14pt"/>
    </style:style>
    <style:style style:name="P124" style:family="paragraph" style:parent-style-name="Standard">
      <style:paragraph-properties fo:text-align="left" fo:break-before="auto" fo:line-height="138%" style:writing-mode="rl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T124_120" style:family="text"/>
    <style:style style:name="T124_121" style:family="text"/>
    <style:style style:name="T124_122" style:family="text"/>
    <style:style style:name="T124_123" style:family="text"/>
    <style:style style:name="T124_124" style:family="text"/>
    <style:style style:name="T124_125" style:family="text"/>
    <style:style style:name="T124_126" style:family="text"/>
    <style:style style:name="T124_127" style:family="text"/>
    <style:style style:name="T124_128" style:family="text"/>
    <style:style style:name="T124_129" style:family="text"/>
    <style:style style:name="T124_130" style:family="text"/>
    <style:style style:name="T124_131" style:family="text"/>
    <style:style style:name="T124_132" style:family="text"/>
    <style:style style:name="T124_133" style:family="text"/>
    <style:style style:name="T124_134" style:family="text"/>
    <style:style style:name="T124_135" style:family="text"/>
    <style:style style:name="T124_136" style:family="text"/>
    <style:style style:name="T124_137" style:family="text"/>
    <style:style style:name="T124_138" style:family="text"/>
    <style:style style:name="T124_139" style:family="text"/>
    <style:style style:name="T124_140" style:family="text"/>
    <style:style style:name="T124_141" style:family="text"/>
    <style:style style:name="T124_142" style:family="text"/>
    <style:style style:name="T124_143" style:family="text"/>
    <style:style style:name="T124_144" style:family="text"/>
    <style:style style:name="T124_145" style:family="text"/>
    <style:style style:name="T124_146" style:family="text"/>
    <style:style style:name="T124_147" style:family="text"/>
    <style:style style:name="T124_148" style:family="text"/>
    <style:style style:name="T124_149" style:family="text"/>
    <style:style style:name="T124_150" style:family="text"/>
    <style:style style:name="T124_151" style:family="text"/>
    <style:style style:name="T124_152" style:family="text"/>
    <style:style style:name="T124_153" style:family="text"/>
    <style:style style:name="T124_154" style:family="text"/>
    <style:style style:name="T124_155" style:family="text"/>
    <style:style style:name="T124_156" style:family="text"/>
    <style:style style:name="P125" style:family="paragraph" style:parent-style-name="Standard">
      <style:paragraph-properties fo:text-align="left" fo:break-before="auto" fo:line-height="138%" style:writing-mode="rl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P126" style:family="paragraph" style:parent-style-name="Standard">
      <style:paragraph-properties fo:break-before="auto" fo:line-height="138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P127" style:family="paragraph" style:parent-style-name="Standard">
      <style:paragraph-properties fo:break-before="auto" fo:line-height="138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P128" style:family="paragraph" style:parent-style-name="Standard">
      <style:paragraph-properties fo:text-align="left" fo:break-before="auto" fo:line-height="138%" style:writing-mode="rl-tb"/>
    </style:style>
    <style:style style:name="P129" style:family="paragraph" style:parent-style-name="Standard">
      <style:paragraph-properties fo:text-align="left" fo:break-before="auto" fo:line-height="138%" style:writing-mode="rl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P130" style:family="paragraph" style:parent-style-name="Standard">
      <style:paragraph-properties fo:text-align="left" fo:break-before="auto" fo:line-height="138%" style:writing-mode="rl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P131" style:family="paragraph" style:parent-style-name="Standard">
      <style:paragraph-properties fo:break-before="auto" fo:line-height="138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P132" style:family="paragraph" style:parent-style-name="Standard">
      <style:paragraph-properties fo:text-align="left" fo:break-before="auto" fo:line-height="138%" style:writing-mode="rl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P133" style:family="paragraph" style:parent-style-name="Standard">
      <style:paragraph-properties fo:text-align="left" fo:break-before="auto" fo:line-height="138%" style:writing-mode="rl-tb"/>
    </style:style>
    <style:style style:name="P134" style:family="paragraph" style:parent-style-name="Standard">
      <style:paragraph-properties fo:break-before="auto" fo:line-height="138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P135" style:family="paragraph" style:parent-style-name="Standard">
      <style:paragraph-properties fo:break-before="auto" fo:line-height="138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P136" style:family="paragraph" style:parent-style-name="Standard">
      <style:paragraph-properties fo:text-align="left" fo:break-before="auto" fo:line-height="138%" style:writing-mode="rl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P137" style:family="paragraph" style:parent-style-name="Standard">
      <style:paragraph-properties fo:text-align="left" fo:break-before="auto" fo:line-height="138%" style:writing-mode="rl-tb"/>
    </style:style>
    <style:style style:name="P138" style:family="paragraph" style:parent-style-name="Standard">
      <style:paragraph-properties fo:text-align="left" fo:break-before="auto" fo:line-height="138%" style:writing-mode="rl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P139" style:family="paragraph" style:parent-style-name="Standard">
      <style:paragraph-properties fo:text-align="left" fo:break-before="auto" fo:line-height="138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P140" style:family="paragraph" style:parent-style-name="Standard">
      <style:paragraph-properties fo:text-align="left" fo:break-before="auto" fo:line-height="138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P141" style:family="paragraph" style:parent-style-name="Standard">
      <style:paragraph-properties fo:text-align="left" fo:break-before="auto" fo:line-height="138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P142" style:family="paragraph" style:parent-style-name="Standard">
      <style:paragraph-properties fo:text-align="left" fo:break-before="auto" fo:line-height="138%" style:writing-mode="rl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P143" style:family="paragraph" style:parent-style-name="Standard">
      <style:paragraph-properties fo:text-align="left" fo:break-before="auto" fo:line-height="138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text-align="left" fo:break-before="auto" fo:line-height="138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P145" style:family="paragraph" style:parent-style-name="Standard">
      <style:paragraph-properties fo:text-align="left" fo:break-before="auto" fo:line-height="138%" style:writing-mode="rl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P146" style:family="paragraph" style:parent-style-name="Standard">
      <style:paragraph-properties fo:text-align="left" fo:break-before="auto" fo:line-height="138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text-align="left" fo:break-before="auto" fo:line-height="138%" style:writing-mode="rl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P148" style:family="paragraph" style:parent-style-name="Standard">
      <style:paragraph-properties fo:text-align="left" fo:break-before="auto" fo:line-height="138%" style:writing-mode="rl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P149" style:family="paragraph" style:parent-style-name="Standard">
      <style:paragraph-properties fo:text-align="left" fo:break-before="auto" fo:line-height="138%" style:writing-mode="rl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P150" style:family="paragraph" style:parent-style-name="Standard">
      <style:paragraph-properties fo:text-align="left" fo:break-before="auto" fo:line-height="138%" style:writing-mode="rl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P151" style:family="paragraph" style:parent-style-name="Standard">
      <style:paragraph-properties fo:text-align="left" fo:break-before="auto" fo:line-height="138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P152" style:family="paragraph" style:parent-style-name="Standard">
      <style:paragraph-properties fo:text-align="left" fo:break-before="auto" fo:line-height="138%" style:writing-mode="lr-tb"/>
    </style:style>
    <style:style style:name="T152_1" style:family="text"/>
    <style:style style:name="T152_2" style:family="text"/>
    <style:style style:name="T152_3" style:family="text"/>
    <style:style style:name="P153" style:family="paragraph" style:parent-style-name="Standard">
      <style:paragraph-properties fo:text-align="left" fo:break-before="auto" fo:line-height="138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P154" style:family="paragraph" style:parent-style-name="Standard">
      <style:paragraph-properties fo:text-align="left" fo:break-before="auto" fo:line-height="138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P155" style:family="paragraph" style:parent-style-name="Standard">
      <style:paragraph-properties fo:text-align="left" fo:break-before="auto" fo:line-height="138%" style:writing-mode="rl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P156" style:family="paragraph" style:parent-style-name="Standard">
      <style:paragraph-properties fo:text-align="left" fo:break-before="auto" fo:line-height="138%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text-align="left" fo:break-before="auto" fo:line-height="138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P158" style:family="paragraph" style:parent-style-name="Standard">
      <style:paragraph-properties fo:text-align="left" fo:break-before="auto" fo:line-height="138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P159" style:family="paragraph" style:parent-style-name="Standard">
      <style:paragraph-properties fo:text-align="left" fo:break-before="auto" fo:line-height="138%" style:writing-mode="lr-tb"/>
    </style:style>
    <style:style style:name="T159_1" style:family="text"/>
    <style:style style:name="T159_2" style:family="text"/>
    <style:style style:name="T159_3" style:family="text"/>
    <style:style style:name="P160" style:family="paragraph" style:parent-style-name="Standard">
      <style:paragraph-properties fo:text-align="left" fo:break-before="auto" fo:line-height="138%" style:writing-mode="lr-tb"/>
    </style:style>
    <style:style style:name="T160_1" style:family="text"/>
    <style:style style:name="P161" style:family="paragraph" style:parent-style-name="Standard">
      <style:paragraph-properties fo:text-align="left" fo:break-before="auto" fo:line-height="138%" style:writing-mode="rl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P162" style:family="paragraph" style:parent-style-name="Standard">
      <style:paragraph-properties fo:text-align="left" fo:break-before="auto" fo:line-height="138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P163" style:family="paragraph" style:parent-style-name="Standard">
      <style:paragraph-properties fo:text-align="left" fo:break-before="auto" fo:line-height="138%" style:writing-mode="lr-tb"/>
    </style:style>
    <style:style style:name="T163_1" style:family="text"/>
    <style:style style:name="P164" style:family="paragraph" style:parent-style-name="Standard">
      <style:paragraph-properties fo:text-align="left" fo:break-before="auto" fo:line-height="138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P165" style:family="paragraph" style:parent-style-name="Standard">
      <style:paragraph-properties fo:text-align="left" fo:break-before="auto" fo:line-height="138%" style:writing-mode="lr-tb"/>
    </style:style>
    <style:style style:name="T165_1" style:family="text"/>
    <style:style style:name="P166" style:family="paragraph" style:parent-style-name="Standard">
      <style:paragraph-properties fo:text-align="left" fo:break-before="auto" fo:line-height="138%" style:writing-mode="rl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P167" style:family="paragraph" style:parent-style-name="Standard">
      <style:paragraph-properties fo:text-align="left" fo:break-before="auto" fo:line-height="138%" style:writing-mode="rl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P168" style:family="paragraph" style:parent-style-name="Standard">
      <style:paragraph-properties fo:text-align="left" fo:break-before="auto" fo:line-height="138%" style:writing-mode="rl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>
      <style:text-properties fo:color="#1155cc" style:text-underline-style="solid" style:text-underline-color="font-color"/>
    </style:style>
    <style:style style:name="T168_23" style:family="text"/>
    <style:style style:name="T168_24" style:family="text">
      <style:text-properties fo:color="#1155cc" style:text-underline-style="solid" style:text-underline-color="font-color"/>
    </style:style>
    <style:style style:name="T168_25" style:family="text"/>
    <style:style style:name="T168_26" style:family="text">
      <style:text-properties fo:color="#1155cc" style:text-underline-style="solid" style:text-underline-color="font-color"/>
    </style:style>
    <style:style style:name="T168_27" style:family="text"/>
    <style:style style:name="T168_28" style:family="text">
      <style:text-properties fo:color="#1155cc" style:text-underline-style="solid" style:text-underline-color="font-color"/>
    </style:style>
    <style:style style:name="T168_29" style:family="text"/>
    <style:style style:name="T168_30" style:family="text">
      <style:text-properties fo:color="#1155cc" style:text-underline-style="solid" style:text-underline-color="font-color"/>
    </style:style>
    <style:style style:name="T168_31" style:family="text"/>
    <style:style style:name="T168_32" style:family="text">
      <style:text-properties fo:color="#1155cc" style:text-underline-style="solid" style:text-underline-color="font-color"/>
    </style:style>
    <style:style style:name="T168_33" style:family="text"/>
    <style:style style:name="T168_34" style:family="text">
      <style:text-properties fo:color="#1155cc" style:text-underline-style="solid" style:text-underline-color="font-color"/>
    </style:style>
    <style:style style:name="T168_35" style:family="text"/>
    <style:style style:name="T168_36" style:family="text">
      <style:text-properties fo:color="#1155cc" style:text-underline-style="solid" style:text-underline-color="font-color"/>
    </style:style>
    <style:style style:name="T168_37" style:family="text"/>
    <style:style style:name="T168_38" style:family="text">
      <style:text-properties fo:color="#1155cc" style:text-underline-style="solid" style:text-underline-color="font-color"/>
    </style:style>
    <style:style style:name="T168_39" style:family="text"/>
    <style:style style:name="T168_40" style:family="text">
      <style:text-properties fo:color="#1155cc" style:text-underline-style="solid" style:text-underline-color="font-color"/>
    </style:style>
    <style:style style:name="T168_41" style:family="text"/>
    <style:style style:name="T168_42" style:family="text">
      <style:text-properties fo:color="#1155cc" style:text-underline-style="solid" style:text-underline-color="font-color"/>
    </style:style>
    <style:style style:name="T168_43" style:family="text"/>
    <style:style style:name="T168_44" style:family="text">
      <style:text-properties fo:color="#1155cc" style:text-underline-style="solid" style:text-underline-color="font-color"/>
    </style:style>
    <style:style style:name="T168_45" style:family="text"/>
    <style:style style:name="T168_46" style:family="text">
      <style:text-properties fo:color="#1155cc" style:text-underline-style="solid" style:text-underline-color="font-color"/>
    </style:style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T168_83" style:family="text"/>
    <style:style style:name="T168_84" style:family="text"/>
    <style:style style:name="T168_85" style:family="text"/>
    <style:style style:name="T168_86" style:family="text"/>
    <style:style style:name="T168_87" style:family="text"/>
    <style:style style:name="T168_88" style:family="text"/>
    <style:style style:name="T168_89" style:family="text"/>
    <style:style style:name="T168_90" style:family="text"/>
    <style:style style:name="T168_91" style:family="text"/>
    <style:style style:name="T168_92" style:family="text"/>
    <style:style style:name="T168_93" style:family="text"/>
    <style:style style:name="T168_94" style:family="text"/>
    <style:style style:name="T168_95" style:family="text"/>
    <style:style style:name="T168_96" style:family="text"/>
    <style:style style:name="T168_97" style:family="text"/>
    <style:style style:name="T168_98" style:family="text"/>
    <style:style style:name="T168_99" style:family="text"/>
    <style:style style:name="T168_100" style:family="text"/>
    <style:style style:name="T168_101" style:family="text"/>
    <style:style style:name="T168_102" style:family="text"/>
    <style:style style:name="T168_103" style:family="text"/>
    <style:style style:name="T168_104" style:family="text"/>
    <style:style style:name="T168_105" style:family="text"/>
    <style:style style:name="T168_106" style:family="text"/>
    <style:style style:name="T168_107" style:family="text"/>
    <style:style style:name="T168_108" style:family="text"/>
    <style:style style:name="T168_109" style:family="text"/>
    <style:style style:name="T168_110" style:family="text"/>
    <style:style style:name="T168_111" style:family="text"/>
    <style:style style:name="T168_112" style:family="text"/>
    <style:style style:name="T168_113" style:family="text"/>
    <style:style style:name="T168_114" style:family="text"/>
    <style:style style:name="T168_115" style:family="text"/>
    <style:style style:name="T168_116" style:family="text"/>
    <style:style style:name="T168_117" style:family="text"/>
    <style:style style:name="T168_118" style:family="text"/>
    <style:style style:name="T168_119" style:family="text"/>
    <style:style style:name="T168_120" style:family="text"/>
    <style:style style:name="T168_121" style:family="text"/>
    <style:style style:name="T168_122" style:family="text"/>
    <style:style style:name="T168_123" style:family="text"/>
    <style:style style:name="T168_124" style:family="text"/>
    <style:style style:name="T168_125" style:family="text"/>
    <style:style style:name="T168_126" style:family="text"/>
    <style:style style:name="T168_127" style:family="text"/>
    <style:style style:name="T168_128" style:family="text"/>
    <style:style style:name="T168_129" style:family="text"/>
    <style:style style:name="T168_130" style:family="text"/>
    <style:style style:name="T168_131" style:family="text"/>
    <style:style style:name="T168_132" style:family="text"/>
    <style:style style:name="T168_133" style:family="text"/>
    <style:style style:name="T168_134" style:family="text"/>
    <style:style style:name="T168_135" style:family="text"/>
    <style:style style:name="P169" style:family="paragraph" style:parent-style-name="Standard">
      <style:paragraph-properties fo:text-align="left" fo:break-before="auto" fo:line-height="138%" style:writing-mode="rl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T169_69" style:family="text"/>
    <style:style style:name="T169_70" style:family="text"/>
    <style:style style:name="T169_71" style:family="text"/>
    <style:style style:name="T169_72" style:family="text"/>
    <style:style style:name="T169_73" style:family="text"/>
    <style:style style:name="T169_74" style:family="text"/>
    <style:style style:name="T169_75" style:family="text"/>
    <style:style style:name="T169_76" style:family="text"/>
    <style:style style:name="T169_77" style:family="text"/>
    <style:style style:name="T169_78" style:family="text"/>
    <style:style style:name="T169_79" style:family="text"/>
    <style:style style:name="T169_80" style:family="text"/>
    <style:style style:name="T169_81" style:family="text"/>
    <style:style style:name="T169_82" style:family="text"/>
    <style:style style:name="T169_83" style:family="text"/>
    <style:style style:name="T169_84" style:family="text"/>
    <style:style style:name="T169_85" style:family="text"/>
    <style:style style:name="T169_86" style:family="text"/>
    <style:style style:name="T169_87" style:family="text"/>
    <style:style style:name="T169_88" style:family="text"/>
    <style:style style:name="T169_89" style:family="text"/>
    <style:style style:name="T169_90" style:family="text"/>
    <style:style style:name="T169_91" style:family="text"/>
    <style:style style:name="T169_92" style:family="text"/>
    <style:style style:name="T169_93" style:family="text"/>
    <style:style style:name="T169_94" style:family="text">
      <style:text-properties fo:color="#1155cc" style:text-underline-style="solid" style:text-underline-color="font-color"/>
    </style:style>
    <style:style style:name="T169_95" style:family="text"/>
    <style:style style:name="T169_96" style:family="text">
      <style:text-properties fo:color="#1155cc" style:text-underline-style="solid" style:text-underline-color="font-color"/>
    </style:style>
    <style:style style:name="T169_97" style:family="text"/>
    <style:style style:name="T169_98" style:family="text">
      <style:text-properties fo:color="#1155cc" style:text-underline-style="solid" style:text-underline-color="font-color"/>
    </style:style>
    <style:style style:name="T169_99" style:family="text"/>
    <style:style style:name="T169_100" style:family="text">
      <style:text-properties fo:color="#1155cc" style:text-underline-style="solid" style:text-underline-color="font-color"/>
    </style:style>
    <style:style style:name="T169_101" style:family="text"/>
    <style:style style:name="T169_102" style:family="text">
      <style:text-properties fo:color="#1155cc" style:text-underline-style="solid" style:text-underline-color="font-color"/>
    </style:style>
    <style:style style:name="T169_103" style:family="text"/>
    <style:style style:name="T169_104" style:family="text">
      <style:text-properties fo:color="#1155cc" style:text-underline-style="solid" style:text-underline-color="font-color"/>
    </style:style>
    <style:style style:name="T169_105" style:family="text"/>
    <style:style style:name="T169_106" style:family="text">
      <style:text-properties fo:color="#1155cc" style:text-underline-style="solid" style:text-underline-color="font-color"/>
    </style:style>
    <style:style style:name="T169_107" style:family="text"/>
    <style:style style:name="T169_108" style:family="text">
      <style:text-properties fo:color="#1155cc" style:text-underline-style="solid" style:text-underline-color="font-color"/>
    </style:style>
    <style:style style:name="T169_109" style:family="text"/>
    <style:style style:name="T169_110" style:family="text">
      <style:text-properties fo:color="#1155cc" style:text-underline-style="solid" style:text-underline-color="font-color"/>
    </style:style>
    <style:style style:name="T169_111" style:family="text"/>
    <style:style style:name="T169_112" style:family="text">
      <style:text-properties fo:color="#1155cc" style:text-underline-style="solid" style:text-underline-color="font-color"/>
    </style:style>
    <style:style style:name="T169_113" style:family="text"/>
    <style:style style:name="T169_114" style:family="text">
      <style:text-properties fo:color="#1155cc" style:text-underline-style="solid" style:text-underline-color="font-color"/>
    </style:style>
    <style:style style:name="T169_115" style:family="text"/>
    <style:style style:name="T169_116" style:family="text">
      <style:text-properties fo:color="#1155cc" style:text-underline-style="solid" style:text-underline-color="font-color"/>
    </style:style>
    <style:style style:name="T169_117" style:family="text"/>
    <style:style style:name="T169_118" style:family="text">
      <style:text-properties fo:color="#1155cc" style:text-underline-style="solid" style:text-underline-color="font-color"/>
    </style:style>
    <style:style style:name="P170" style:family="paragraph" style:parent-style-name="Standard">
      <style:paragraph-properties fo:text-align="left" fo:break-before="auto" fo:line-height="138%" style:writing-mode="rl-tb"/>
    </style:style>
    <style:style style:name="P171" style:family="paragraph" style:parent-style-name="Standard">
      <style:paragraph-properties fo:text-align="left" fo:break-before="auto" fo:line-height="138%" style:writing-mode="rl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P172" style:family="paragraph" style:parent-style-name="Standard">
      <style:paragraph-properties fo:text-align="left" fo:break-before="auto" fo:line-height="138%" style:writing-mode="rl-tb"/>
    </style:style>
    <style:style style:name="P173" style:family="paragraph" style:parent-style-name="Standard">
      <style:paragraph-properties fo:text-align="left" fo:break-before="auto" fo:line-height="138%" style:writing-mode="rl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T173_67" style:family="text"/>
    <style:style style:name="T173_68" style:family="text"/>
    <style:style style:name="T173_69" style:family="text"/>
    <style:style style:name="T173_70" style:family="text"/>
    <style:style style:name="T173_71" style:family="text"/>
    <style:style style:name="T173_72" style:family="text"/>
    <style:style style:name="T173_73" style:family="text"/>
    <style:style style:name="T173_74" style:family="text"/>
    <style:style style:name="T173_75" style:family="text"/>
    <style:style style:name="T173_76" style:family="text"/>
    <style:style style:name="T173_77" style:family="text"/>
    <style:style style:name="T173_78" style:family="text"/>
    <style:style style:name="T173_79" style:family="text"/>
    <style:style style:name="T173_80" style:family="text"/>
    <style:style style:name="T173_81" style:family="text"/>
    <style:style style:name="T173_82" style:family="text"/>
    <style:style style:name="T173_83" style:family="text"/>
    <style:style style:name="T173_84" style:family="text"/>
    <style:style style:name="T173_85" style:family="text"/>
    <style:style style:name="T173_86" style:family="text"/>
    <style:style style:name="T173_87" style:family="text"/>
    <style:style style:name="T173_88" style:family="text"/>
    <style:style style:name="T173_89" style:family="text"/>
    <style:style style:name="T173_90" style:family="text"/>
    <style:style style:name="T173_91" style:family="text"/>
    <style:style style:name="T173_92" style:family="text"/>
    <style:style style:name="T173_93" style:family="text"/>
    <style:style style:name="T173_94" style:family="text"/>
    <style:style style:name="T173_95" style:family="text"/>
    <style:style style:name="T173_96" style:family="text"/>
    <style:style style:name="T173_97" style:family="text"/>
    <style:style style:name="T173_98" style:family="text"/>
    <style:style style:name="T173_99" style:family="text"/>
    <style:style style:name="T173_100" style:family="text"/>
    <style:style style:name="T173_101" style:family="text"/>
    <style:style style:name="T173_102" style:family="text"/>
    <style:style style:name="T173_103" style:family="text"/>
    <style:style style:name="T173_104" style:family="text"/>
    <style:style style:name="T173_105" style:family="text"/>
    <style:style style:name="T173_106" style:family="text"/>
    <style:style style:name="T173_107" style:family="text"/>
    <style:style style:name="T173_108" style:family="text"/>
    <style:style style:name="T173_109" style:family="text"/>
    <style:style style:name="T173_110" style:family="text"/>
    <style:style style:name="T173_111" style:family="text"/>
    <style:style style:name="T173_112" style:family="text"/>
    <style:style style:name="T173_113" style:family="text"/>
    <style:style style:name="T173_114" style:family="text"/>
    <style:style style:name="T173_115" style:family="text"/>
    <style:style style:name="T173_116" style:family="text"/>
    <style:style style:name="T173_117" style:family="text"/>
    <style:style style:name="T173_118" style:family="text"/>
    <style:style style:name="T173_119" style:family="text"/>
    <style:style style:name="T173_120" style:family="text"/>
    <style:style style:name="T173_121" style:family="text"/>
    <style:style style:name="T173_122" style:family="text"/>
    <style:style style:name="T173_123" style:family="text"/>
    <style:style style:name="T173_124" style:family="text"/>
    <style:style style:name="T173_125" style:family="text"/>
    <style:style style:name="T173_126" style:family="text"/>
    <style:style style:name="T173_127" style:family="text"/>
    <style:style style:name="T173_128" style:family="text"/>
    <style:style style:name="T173_129" style:family="text"/>
    <style:style style:name="T173_130" style:family="text"/>
    <style:style style:name="T173_131" style:family="text"/>
    <style:style style:name="T173_132" style:family="text"/>
    <style:style style:name="T173_133" style:family="text"/>
    <style:style style:name="T173_134" style:family="text"/>
    <style:style style:name="T173_135" style:family="text"/>
    <style:style style:name="T173_136" style:family="text"/>
    <style:style style:name="T173_137" style:family="text"/>
    <style:style style:name="T173_138" style:family="text"/>
    <style:style style:name="T173_139" style:family="text"/>
    <style:style style:name="T173_140" style:family="text"/>
    <style:style style:name="T173_141" style:family="text"/>
    <style:style style:name="T173_142" style:family="text"/>
    <style:style style:name="T173_143" style:family="text"/>
    <style:style style:name="T173_144" style:family="text"/>
    <style:style style:name="T173_145" style:family="text"/>
    <style:style style:name="T173_146" style:family="text"/>
    <style:style style:name="T173_147" style:family="text"/>
    <style:style style:name="T173_148" style:family="text"/>
    <style:style style:name="P174" style:family="paragraph" style:parent-style-name="Standard">
      <style:paragraph-properties fo:text-align="left" fo:break-before="auto" fo:line-height="138%" style:writing-mode="rl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P175" style:family="paragraph" style:parent-style-name="Standard">
      <style:paragraph-properties fo:text-align="left" fo:break-before="auto" fo:line-height="138%" style:writing-mode="rl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P176" style:family="paragraph" style:parent-style-name="Standard">
      <style:paragraph-properties fo:text-align="left" fo:break-before="auto" fo:line-height="138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Standard">
      <style:paragraph-properties fo:text-align="left" fo:break-before="auto" fo:line-height="138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P178" style:family="paragraph" style:parent-style-name="Standard">
      <style:paragraph-properties fo:text-align="left" fo:break-before="auto" fo:line-height="138%" style:writing-mode="rl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T178_83" style:family="text"/>
    <style:style style:name="T178_84" style:family="text"/>
    <style:style style:name="T178_85" style:family="text"/>
    <style:style style:name="T178_86" style:family="text"/>
    <style:style style:name="T178_87" style:family="text"/>
    <style:style style:name="T178_88" style:family="text"/>
    <style:style style:name="T178_89" style:family="text"/>
    <style:style style:name="T178_90" style:family="text"/>
    <style:style style:name="T178_91" style:family="text"/>
    <style:style style:name="T178_92" style:family="text"/>
    <style:style style:name="T178_93" style:family="text"/>
    <style:style style:name="T178_94" style:family="text"/>
    <style:style style:name="T178_95" style:family="text"/>
    <style:style style:name="T178_96" style:family="text"/>
    <style:style style:name="T178_97" style:family="text"/>
    <style:style style:name="T178_98" style:family="text"/>
    <style:style style:name="P179" style:family="paragraph" style:parent-style-name="Standard">
      <style:paragraph-properties fo:text-align="left" fo:break-before="auto" fo:line-height="138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P180" style:family="paragraph" style:parent-style-name="Standard">
      <style:paragraph-properties fo:text-align="left" fo:break-before="auto" fo:line-height="138%" style:writing-mode="rl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P181" style:family="paragraph" style:parent-style-name="Standard">
      <style:paragraph-properties fo:text-align="left" fo:break-before="auto" fo:line-height="138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P182" style:family="paragraph" style:parent-style-name="Standard">
      <style:paragraph-properties fo:text-align="left" fo:break-before="auto" fo:line-height="138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P183" style:family="paragraph" style:parent-style-name="Standard">
      <style:paragraph-properties fo:text-align="left" fo:break-before="auto" fo:line-height="138%" style:writing-mode="lr-tb"/>
    </style:style>
    <style:style style:name="T183_1" style:family="text"/>
    <style:style style:name="P184" style:family="paragraph" style:parent-style-name="Standard">
      <style:paragraph-properties fo:text-align="left" fo:break-before="auto" fo:line-height="138%" style:writing-mode="rl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P185" style:family="paragraph" style:parent-style-name="Standard">
      <style:paragraph-properties fo:text-align="left" fo:break-before="auto" fo:line-height="138%" style:writing-mode="rl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>
      <style:text-properties fo:color="#1155cc" style:text-underline-style="solid" style:text-underline-color="font-color"/>
    </style:style>
    <style:style style:name="T185_70" style:family="text"/>
    <style:style style:name="T185_71" style:family="text">
      <style:text-properties fo:color="#1155cc" style:text-underline-style="solid" style:text-underline-color="font-color"/>
    </style:style>
    <style:style style:name="T185_72" style:family="text"/>
    <style:style style:name="T185_73" style:family="text">
      <style:text-properties fo:color="#1155cc" style:text-underline-style="solid" style:text-underline-color="font-color"/>
    </style:style>
    <style:style style:name="T185_74" style:family="text"/>
    <style:style style:name="T185_75" style:family="text">
      <style:text-properties fo:color="#1155cc" style:text-underline-style="solid" style:text-underline-color="font-color"/>
    </style:style>
    <style:style style:name="T185_76" style:family="text"/>
    <style:style style:name="T185_77" style:family="text">
      <style:text-properties fo:color="#1155cc" style:text-underline-style="solid" style:text-underline-color="font-color"/>
    </style:style>
    <style:style style:name="T185_78" style:family="text"/>
    <style:style style:name="T185_79" style:family="text">
      <style:text-properties fo:color="#1155cc" style:text-underline-style="solid" style:text-underline-color="font-color"/>
    </style:style>
    <style:style style:name="T185_80" style:family="text"/>
    <style:style style:name="T185_81" style:family="text">
      <style:text-properties fo:color="#1155cc" style:text-underline-style="solid" style:text-underline-color="font-color"/>
    </style:style>
    <style:style style:name="T185_82" style:family="text"/>
    <style:style style:name="T185_83" style:family="text">
      <style:text-properties fo:color="#1155cc" style:text-underline-style="solid" style:text-underline-color="font-color"/>
    </style:style>
    <style:style style:name="T185_84" style:family="text"/>
    <style:style style:name="T185_85" style:family="text">
      <style:text-properties fo:color="#1155cc" style:text-underline-style="solid" style:text-underline-color="font-color"/>
    </style:style>
    <style:style style:name="T185_86" style:family="text"/>
    <style:style style:name="T185_87" style:family="text">
      <style:text-properties fo:color="#1155cc" style:text-underline-style="solid" style:text-underline-color="font-color"/>
    </style:style>
    <style:style style:name="T185_88" style:family="text"/>
    <style:style style:name="T185_89" style:family="text">
      <style:text-properties fo:color="#1155cc" style:text-underline-style="solid" style:text-underline-color="font-color"/>
    </style:style>
    <style:style style:name="T185_90" style:family="text"/>
    <style:style style:name="T185_91" style:family="text">
      <style:text-properties fo:color="#1155cc" style:text-underline-style="solid" style:text-underline-color="font-color"/>
    </style:style>
    <style:style style:name="T185_92" style:family="text"/>
    <style:style style:name="T185_93" style:family="text"/>
    <style:style style:name="T185_94" style:family="text"/>
    <style:style style:name="T185_95" style:family="text"/>
    <style:style style:name="T185_96" style:family="text"/>
    <style:style style:name="T185_97" style:family="text"/>
    <style:style style:name="T185_98" style:family="text"/>
    <style:style style:name="T185_99" style:family="text"/>
    <style:style style:name="T185_100" style:family="text"/>
    <style:style style:name="T185_101" style:family="text"/>
    <style:style style:name="T185_102" style:family="text"/>
    <style:style style:name="T185_103" style:family="text"/>
    <style:style style:name="T185_104" style:family="text"/>
    <style:style style:name="T185_105" style:family="text"/>
    <style:style style:name="T185_106" style:family="text"/>
    <style:style style:name="T185_107" style:family="text"/>
    <style:style style:name="T185_108" style:family="text"/>
    <style:style style:name="T185_109" style:family="text"/>
    <style:style style:name="T185_110" style:family="text"/>
    <style:style style:name="T185_111" style:family="text"/>
    <style:style style:name="T185_112" style:family="text"/>
    <style:style style:name="T185_113" style:family="text"/>
    <style:style style:name="T185_114" style:family="text"/>
    <style:style style:name="T185_115" style:family="text"/>
    <style:style style:name="T185_116" style:family="text"/>
    <style:style style:name="T185_117" style:family="text"/>
    <style:style style:name="T185_118" style:family="text"/>
    <style:style style:name="T185_119" style:family="text"/>
    <style:style style:name="T185_120" style:family="text"/>
    <style:style style:name="T185_121" style:family="text"/>
    <style:style style:name="T185_122" style:family="text"/>
    <style:style style:name="T185_123" style:family="text"/>
    <style:style style:name="T185_124" style:family="text"/>
    <style:style style:name="T185_125" style:family="text"/>
    <style:style style:name="T185_126" style:family="text"/>
    <style:style style:name="T185_127" style:family="text"/>
    <style:style style:name="T185_128" style:family="text"/>
    <style:style style:name="T185_129" style:family="text"/>
    <style:style style:name="T185_130" style:family="text"/>
    <style:style style:name="T185_131" style:family="text"/>
    <style:style style:name="T185_132" style:family="text"/>
    <style:style style:name="T185_133" style:family="text"/>
    <style:style style:name="T185_134" style:family="text"/>
    <style:style style:name="T185_135" style:family="text"/>
    <style:style style:name="T185_136" style:family="text"/>
    <style:style style:name="T185_137" style:family="text"/>
    <style:style style:name="T185_138" style:family="text"/>
    <style:style style:name="T185_139" style:family="text"/>
    <style:style style:name="T185_140" style:family="text"/>
    <style:style style:name="T185_141" style:family="text"/>
    <style:style style:name="T185_142" style:family="text"/>
    <style:style style:name="T185_143" style:family="text"/>
    <style:style style:name="T185_144" style:family="text"/>
    <style:style style:name="T185_145" style:family="text"/>
    <style:style style:name="T185_146" style:family="text"/>
    <style:style style:name="T185_147" style:family="text"/>
    <style:style style:name="T185_148" style:family="text"/>
    <style:style style:name="T185_149" style:family="text"/>
    <style:style style:name="T185_150" style:family="text"/>
    <style:style style:name="T185_151" style:family="text"/>
    <style:style style:name="T185_152" style:family="text"/>
    <style:style style:name="T185_153" style:family="text"/>
    <style:style style:name="T185_154" style:family="text"/>
    <style:style style:name="T185_155" style:family="text"/>
    <style:style style:name="T185_156" style:family="text"/>
    <style:style style:name="T185_157" style:family="text"/>
    <style:style style:name="T185_158" style:family="text"/>
    <style:style style:name="T185_159" style:family="text"/>
    <style:style style:name="T185_160" style:family="text"/>
    <style:style style:name="T185_161" style:family="text"/>
    <style:style style:name="T185_162" style:family="text"/>
    <style:style style:name="T185_163" style:family="text"/>
    <style:style style:name="T185_164" style:family="text"/>
    <style:style style:name="T185_165" style:family="text"/>
    <style:style style:name="T185_166" style:family="text"/>
    <style:style style:name="T185_167" style:family="text"/>
    <style:style style:name="T185_168" style:family="text"/>
    <style:style style:name="T185_169" style:family="text"/>
    <style:style style:name="T185_170" style:family="text"/>
    <style:style style:name="T185_171" style:family="text"/>
    <style:style style:name="T185_172" style:family="text"/>
    <style:style style:name="T185_173" style:family="text"/>
    <style:style style:name="T185_174" style:family="text"/>
    <style:style style:name="T185_175" style:family="text"/>
    <style:style style:name="T185_176" style:family="text"/>
    <style:style style:name="T185_177" style:family="text"/>
    <style:style style:name="T185_178" style:family="text"/>
    <style:style style:name="T185_179" style:family="text"/>
    <style:style style:name="T185_180" style:family="text"/>
    <style:style style:name="T185_181" style:family="text"/>
    <style:style style:name="T185_182" style:family="text"/>
    <style:style style:name="P186" style:family="paragraph" style:parent-style-name="Standard">
      <style:paragraph-properties fo:text-align="left" fo:break-before="auto" fo:line-height="138%" style:writing-mode="rl-tb"/>
    </style:style>
    <style:style style:name="P187" style:family="paragraph" style:parent-style-name="Standard">
      <style:paragraph-properties fo:text-align="left" fo:break-before="auto" fo:line-height="138%" style:writing-mode="rl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P188" style:family="paragraph" style:parent-style-name="Standard">
      <style:paragraph-properties fo:text-align="left" fo:break-before="auto" fo:line-height="138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P189" style:family="paragraph" style:parent-style-name="Standard">
      <style:paragraph-properties fo:text-align="left" fo:break-before="auto" fo:line-height="138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P190" style:family="paragraph" style:parent-style-name="Standard">
      <style:paragraph-properties fo:text-align="left" fo:break-before="auto" fo:line-height="138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P191" style:family="paragraph" style:parent-style-name="Standard">
      <style:paragraph-properties fo:text-align="left" fo:break-before="auto" fo:line-height="138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P192" style:family="paragraph" style:parent-style-name="Standard">
      <style:paragraph-properties fo:text-align="left" fo:break-before="auto" fo:line-height="138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P193" style:family="paragraph" style:parent-style-name="Standard">
      <style:paragraph-properties fo:text-align="left" fo:break-before="auto" fo:line-height="138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P194" style:family="paragraph" style:parent-style-name="Standard">
      <style:paragraph-properties fo:text-align="left" fo:break-before="auto" fo:line-height="138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P195" style:family="paragraph" style:parent-style-name="Standard">
      <style:paragraph-properties fo:text-align="left" fo:break-before="auto" fo:line-height="138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P196" style:family="paragraph" style:parent-style-name="Standard">
      <style:paragraph-properties fo:text-align="left" fo:break-before="auto" fo:line-height="138%" style:writing-mode="lr-tb"/>
    </style:style>
    <style:style style:name="T196_1" style:family="text"/>
    <style:style style:name="P197" style:family="paragraph" style:parent-style-name="Standard">
      <style:paragraph-properties fo:text-align="left" fo:break-before="auto" fo:line-height="138%" style:writing-mode="rl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/>
    <style:style style:name="T197_73" style:family="text"/>
    <style:style style:name="T197_74" style:family="text"/>
    <style:style style:name="T197_75" style:family="text"/>
    <style:style style:name="T197_76" style:family="text"/>
    <style:style style:name="T197_77" style:family="text"/>
    <style:style style:name="T197_78" style:family="text"/>
    <style:style style:name="T197_79" style:family="text"/>
    <style:style style:name="T197_80" style:family="text"/>
    <style:style style:name="T197_81" style:family="text"/>
    <style:style style:name="T197_82" style:family="text"/>
    <style:style style:name="T197_83" style:family="text"/>
    <style:style style:name="T197_84" style:family="text"/>
    <style:style style:name="T197_85" style:family="text"/>
    <style:style style:name="T197_86" style:family="text"/>
    <style:style style:name="P198" style:family="paragraph" style:parent-style-name="Standard">
      <style:paragraph-properties fo:text-align="left" fo:break-before="auto" fo:line-height="138%" style:writing-mode="rl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/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T198_91" style:family="text"/>
    <style:style style:name="T198_92" style:family="text"/>
    <style:style style:name="T198_93" style:family="text"/>
    <style:style style:name="T198_94" style:family="text"/>
    <style:style style:name="T198_95" style:family="text"/>
    <style:style style:name="T198_96" style:family="text"/>
    <style:style style:name="T198_97" style:family="text"/>
    <style:style style:name="T198_98" style:family="text"/>
    <style:style style:name="T198_99" style:family="text"/>
    <style:style style:name="T198_100" style:family="text"/>
    <style:style style:name="P199" style:family="paragraph" style:parent-style-name="Standard">
      <style:paragraph-properties fo:text-align="left" fo:break-before="auto" fo:line-height="138%" style:writing-mode="rl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T199_55" style:family="text"/>
    <style:style style:name="T199_56" style:family="text"/>
    <style:style style:name="T199_57" style:family="text"/>
    <style:style style:name="T199_58" style:family="text"/>
    <style:style style:name="T199_59" style:family="text"/>
    <style:style style:name="P200" style:family="paragraph" style:parent-style-name="Standard">
      <style:paragraph-properties fo:text-align="left" fo:break-before="auto" fo:line-height="138%" style:writing-mode="rl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P201" style:family="paragraph" style:parent-style-name="Standard">
      <style:paragraph-properties fo:text-align="left" fo:break-before="auto" fo:line-height="138%" style:writing-mode="rl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P202" style:family="paragraph" style:parent-style-name="Standard">
      <style:paragraph-properties fo:text-align="left" fo:break-before="auto" fo:line-height="138%" style:writing-mode="rl-tb"/>
    </style:style>
    <style:style style:name="P203" style:family="paragraph" style:parent-style-name="Standard">
      <style:paragraph-properties fo:text-align="left" fo:break-before="auto" fo:line-height="138%" style:writing-mode="rl-tb"/>
    </style:style>
    <style:style style:name="P204" style:family="paragraph" style:parent-style-name="Standard">
      <style:paragraph-properties fo:text-align="left" fo:break-before="auto" fo:line-height="138%" style:writing-mode="rl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P205" style:family="paragraph" style:parent-style-name="Standard">
      <style:paragraph-properties fo:text-align="left" fo:break-before="auto" fo:line-height="138%" style:writing-mode="rl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P206" style:family="paragraph" style:parent-style-name="Standard">
      <style:paragraph-properties fo:break-before="auto" fo:line-height="138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P207" style:family="paragraph" style:parent-style-name="Standard">
      <style:paragraph-properties fo:text-align="left" fo:break-before="auto" fo:line-height="138%" style:writing-mode="rl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P208" style:family="paragraph" style:parent-style-name="Standard">
      <style:paragraph-properties fo:break-before="auto" fo:line-height="138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P209" style:family="paragraph" style:parent-style-name="Standard">
      <style:paragraph-properties fo:text-align="left" fo:break-before="auto" fo:line-height="138%" style:writing-mode="rl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P210" style:family="paragraph" style:parent-style-name="Standard">
      <style:paragraph-properties fo:break-before="auto" fo:line-height="138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P211" style:family="paragraph" style:parent-style-name="Standard">
      <style:paragraph-properties fo:text-align="left" fo:break-before="auto" fo:line-height="138%" style:writing-mode="rl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P212" style:family="paragraph" style:parent-style-name="Standard">
      <style:paragraph-properties fo:break-before="auto" fo:line-height="138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P213" style:family="paragraph" style:parent-style-name="Standard">
      <style:paragraph-properties fo:text-align="left" fo:break-before="auto" fo:line-height="138%" style:writing-mode="rl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P214" style:family="paragraph" style:parent-style-name="Standard">
      <style:paragraph-properties fo:text-align="left" fo:break-before="auto" fo:line-height="138%" style:writing-mode="rl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P215" style:family="paragraph" style:parent-style-name="Standard">
      <style:paragraph-properties fo:text-align="left" fo:break-before="auto" fo:line-height="138%" style:writing-mode="rl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38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P218" style:family="paragraph" style:parent-style-name="Standard">
      <style:paragraph-properties fo:text-align="left" fo:break-before="auto" fo:line-height="138%" style:writing-mode="rl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text-align="left" fo:break-before="auto" fo:line-height="138%" style:writing-mode="rl-tb"/>
    </style:style>
    <style:style style:name="T220_1" style:family="text"/>
    <style:style style:name="T220_2" style:family="text"/>
    <style:style style:name="P221" style:family="paragraph" style:parent-style-name="Standard">
      <style:paragraph-properties fo:text-align="left" fo:break-before="auto" fo:line-height="138%" style:writing-mode="rl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T221_75" style:family="text"/>
    <style:style style:name="T221_76" style:family="text"/>
    <style:style style:name="P222" style:family="paragraph" style:parent-style-name="Standard">
      <style:paragraph-properties fo:text-align="left" fo:break-before="auto" fo:line-height="138%" style:writing-mode="rl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P223" style:family="paragraph" style:parent-style-name="Standard">
      <style:paragraph-properties fo:text-align="left" fo:break-before="auto" fo:line-height="138%" style:writing-mode="rl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T223_75" style:family="text"/>
    <style:style style:name="T223_76" style:family="text"/>
    <style:style style:name="T223_77" style:family="text"/>
    <style:style style:name="T223_78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text-align="left" fo:break-before="auto" fo:line-height="138%" style:writing-mode="rl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text-align="left" fo:break-before="auto" fo:line-height="138%" style:writing-mode="rl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Standard">
      <style:paragraph-properties fo:break-before="auto" fo:line-height="138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P230" style:family="paragraph" style:parent-style-name="Standard">
      <style:paragraph-properties fo:break-before="auto" fo:line-height="138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P231" style:family="paragraph" style:parent-style-name="Standard">
      <style:paragraph-properties fo:break-before="auto" fo:line-height="138%" style:writing-mode="lr-tb"/>
    </style:style>
    <style:style style:name="T231_1" style:family="text"/>
    <style:style style:name="P232" style:family="paragraph" style:parent-style-name="Standard">
      <style:paragraph-properties fo:break-before="auto" fo:line-height="138%" style:writing-mode="lr-tb"/>
    </style:style>
    <style:style style:name="T232_1" style:family="text"/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text-align="left" fo:break-before="auto" fo:line-height="138%" style:writing-mode="rl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T234_55" style:family="text"/>
    <style:style style:name="T234_56" style:family="text"/>
    <style:style style:name="T234_57" style:family="text"/>
    <style:style style:name="T234_58" style:family="text"/>
    <style:style style:name="T234_59" style:family="text"/>
    <style:style style:name="T234_60" style:family="text"/>
    <style:style style:name="T234_61" style:family="text"/>
    <style:style style:name="T234_62" style:family="text"/>
    <style:style style:name="T234_63" style:family="text"/>
    <style:style style:name="T234_64" style:family="text"/>
    <style:style style:name="T234_65" style:family="text"/>
    <style:style style:name="T234_66" style:family="text"/>
    <style:style style:name="T234_67" style:family="text"/>
    <style:style style:name="T234_68" style:family="text"/>
    <style:style style:name="T234_69" style:family="text"/>
    <style:style style:name="T234_70" style:family="text"/>
    <style:style style:name="T234_71" style:family="text"/>
    <style:style style:name="T234_72" style:family="text"/>
    <style:style style:name="T234_73" style:family="text"/>
    <style:style style:name="T234_74" style:family="text"/>
    <style:style style:name="T234_75" style:family="text"/>
    <style:style style:name="T234_76" style:family="text"/>
    <style:style style:name="T234_77" style:family="text"/>
    <style:style style:name="T234_78" style:family="text"/>
    <style:style style:name="T234_79" style:family="text"/>
    <style:style style:name="T234_80" style:family="text"/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38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P237" style:family="paragraph" style:parent-style-name="Standard">
      <style:paragraph-properties fo:break-before="auto" fo:line-height="138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text-align="left" fo:break-before="auto" fo:line-height="138%" style:writing-mode="rl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P240" style:family="paragraph" style:parent-style-name="Standard">
      <style:paragraph-properties fo:text-align="left" fo:break-before="auto" fo:line-height="138%" style:writing-mode="rl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T240_77" style:family="text"/>
    <style:style style:name="T240_78" style:family="text"/>
    <style:style style:name="T240_79" style:family="text"/>
    <style:style style:name="T240_80" style:family="text"/>
    <style:style style:name="T240_81" style:family="text"/>
    <style:style style:name="T240_82" style:family="text"/>
    <style:style style:name="T240_83" style:family="text"/>
    <style:style style:name="T240_84" style:family="text"/>
    <style:style style:name="T240_85" style:family="text"/>
    <style:style style:name="T240_86" style:family="text"/>
    <style:style style:name="T240_87" style:family="text"/>
    <style:style style:name="T240_88" style:family="text"/>
    <style:style style:name="T240_89" style:family="text"/>
    <style:style style:name="T240_90" style:family="text"/>
    <style:style style:name="T240_91" style:family="text"/>
    <style:style style:name="T240_92" style:family="text"/>
    <style:style style:name="T240_93" style:family="text"/>
    <style:style style:name="T240_94" style:family="text"/>
    <style:style style:name="T240_95" style:family="text"/>
    <style:style style:name="T240_96" style:family="text"/>
    <style:style style:name="T240_97" style:family="text"/>
    <style:style style:name="T240_98" style:family="text"/>
    <style:style style:name="T240_99" style:family="text"/>
    <style:style style:name="T240_100" style:family="text"/>
    <style:style style:name="T240_101" style:family="text"/>
    <style:style style:name="T240_102" style:family="text"/>
    <style:style style:name="T240_103" style:family="text"/>
    <style:style style:name="T240_104" style:family="text"/>
    <style:style style:name="T240_105" style:family="text"/>
    <style:style style:name="T240_106" style:family="text"/>
    <style:style style:name="T240_107" style:family="text"/>
    <style:style style:name="T240_108" style:family="text"/>
    <style:style style:name="T240_109" style:family="text"/>
    <style:style style:name="T240_110" style:family="text"/>
    <style:style style:name="T240_111" style:family="text"/>
    <style:style style:name="T240_112" style:family="text"/>
    <style:style style:name="T240_113" style:family="text"/>
    <style:style style:name="T240_114" style:family="text"/>
    <style:style style:name="T240_115" style:family="text"/>
    <style:style style:name="T240_116" style:family="text"/>
    <style:style style:name="T240_117" style:family="text"/>
    <style:style style:name="T240_118" style:family="text"/>
    <style:style style:name="T240_119" style:family="text"/>
    <style:style style:name="T240_120" style:family="text"/>
    <style:style style:name="T240_121" style:family="text"/>
    <style:style style:name="T240_122" style:family="text"/>
    <style:style style:name="T240_123" style:family="text"/>
    <style:style style:name="T240_124" style:family="text"/>
    <style:style style:name="T240_125" style:family="text"/>
    <style:style style:name="T240_126" style:family="text"/>
    <style:style style:name="T240_127" style:family="text"/>
    <style:style style:name="T240_128" style:family="text"/>
    <style:style style:name="T240_129" style:family="text"/>
    <style:style style:name="T240_130" style:family="text"/>
    <style:style style:name="T240_131" style:family="text"/>
    <style:style style:name="T240_132" style:family="text"/>
    <style:style style:name="T240_133" style:family="text"/>
    <style:style style:name="T240_134" style:family="text"/>
    <style:style style:name="T240_135" style:family="text"/>
    <style:style style:name="T240_136" style:family="text"/>
    <style:style style:name="T240_137" style:family="text"/>
    <style:style style:name="T240_138" style:family="text"/>
    <style:style style:name="T240_139" style:family="text"/>
    <style:style style:name="T240_140" style:family="text"/>
    <style:style style:name="T240_141" style:family="text"/>
    <style:style style:name="T240_142" style:family="text"/>
    <style:style style:name="T240_143" style:family="text"/>
    <style:style style:name="T240_144" style:family="text"/>
    <style:style style:name="T240_145" style:family="text"/>
    <style:style style:name="T240_146" style:family="text"/>
    <style:style style:name="P241" style:family="paragraph" style:parent-style-name="Standard">
      <style:paragraph-properties fo:text-align="left" fo:break-before="auto" fo:line-height="138%" style:writing-mode="rl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/>
    <style:style style:name="T241_64" style:family="text"/>
    <style:style style:name="T241_65" style:family="text"/>
    <style:style style:name="T241_66" style:family="text"/>
    <style:style style:name="T241_67" style:family="text"/>
    <style:style style:name="T241_68" style:family="text"/>
    <style:style style:name="T241_69" style:family="text"/>
    <style:style style:name="T241_70" style:family="text"/>
    <style:style style:name="T241_71" style:family="text"/>
    <style:style style:name="T241_72" style:family="text">
      <style:text-properties fo:color="#1155cc" style:text-underline-style="solid" style:text-underline-color="font-color"/>
    </style:style>
    <style:style style:name="T241_73" style:family="text"/>
    <style:style style:name="T241_74" style:family="text">
      <style:text-properties fo:color="#1155cc" style:text-underline-style="solid" style:text-underline-color="font-color"/>
    </style:style>
    <style:style style:name="T241_75" style:family="text"/>
    <style:style style:name="T241_76" style:family="text">
      <style:text-properties fo:color="#1155cc" style:text-underline-style="solid" style:text-underline-color="font-color"/>
    </style:style>
    <style:style style:name="T241_77" style:family="text"/>
    <style:style style:name="T241_78" style:family="text">
      <style:text-properties fo:color="#1155cc" style:text-underline-style="solid" style:text-underline-color="font-color"/>
    </style:style>
    <style:style style:name="T241_79" style:family="text"/>
    <style:style style:name="T241_80" style:family="text">
      <style:text-properties fo:color="#1155cc" style:text-underline-style="solid" style:text-underline-color="font-color"/>
    </style:style>
    <style:style style:name="T241_81" style:family="text"/>
    <style:style style:name="T241_82" style:family="text">
      <style:text-properties fo:color="#1155cc" style:text-underline-style="solid" style:text-underline-color="font-color"/>
    </style:style>
    <style:style style:name="T241_83" style:family="text"/>
    <style:style style:name="T241_84" style:family="text">
      <style:text-properties fo:color="#1155cc" style:text-underline-style="solid" style:text-underline-color="font-color"/>
    </style:style>
    <style:style style:name="T241_85" style:family="text"/>
    <style:style style:name="T241_86" style:family="text">
      <style:text-properties fo:color="#1155cc" style:text-underline-style="solid" style:text-underline-color="font-color"/>
    </style:style>
    <style:style style:name="T241_87" style:family="text"/>
    <style:style style:name="T241_88" style:family="text">
      <style:text-properties fo:color="#1155cc" style:text-underline-style="solid" style:text-underline-color="font-color"/>
    </style:style>
    <style:style style:name="T241_89" style:family="text"/>
    <style:style style:name="T241_90" style:family="text">
      <style:text-properties fo:color="#1155cc" style:text-underline-style="solid" style:text-underline-color="font-color"/>
    </style:style>
    <style:style style:name="T241_91" style:family="text"/>
    <style:style style:name="T241_92" style:family="text">
      <style:text-properties fo:color="#1155cc" style:text-underline-style="solid" style:text-underline-color="font-color"/>
    </style:style>
    <style:style style:name="T241_93" style:family="text"/>
    <style:style style:name="T241_94" style:family="text"/>
    <style:style style:name="T241_95" style:family="text"/>
    <style:style style:name="T241_96" style:family="text"/>
    <style:style style:name="T241_97" style:family="text"/>
    <style:style style:name="T241_98" style:family="text"/>
    <style:style style:name="T241_99" style:family="text"/>
    <style:style style:name="T241_100" style:family="text"/>
    <style:style style:name="T241_101" style:family="text"/>
    <style:style style:name="T241_102" style:family="text"/>
    <style:style style:name="T241_103" style:family="text"/>
    <style:style style:name="T241_104" style:family="text"/>
    <style:style style:name="T241_105" style:family="text"/>
    <style:style style:name="T241_106" style:family="text"/>
    <style:style style:name="T241_107" style:family="text"/>
    <style:style style:name="T241_108" style:family="text"/>
    <style:style style:name="T241_109" style:family="text"/>
    <style:style style:name="T241_110" style:family="text"/>
    <style:style style:name="T241_111" style:family="text"/>
    <style:style style:name="T241_112" style:family="text"/>
    <style:style style:name="T241_113" style:family="text"/>
    <style:style style:name="T241_114" style:family="text"/>
    <style:style style:name="T241_115" style:family="text"/>
    <style:style style:name="T241_116" style:family="text"/>
    <style:style style:name="T241_117" style:family="text"/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text-align="left" fo:break-before="auto" fo:line-height="138%" style:writing-mode="rl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P244" style:family="paragraph" style:parent-style-name="Standard">
      <style:paragraph-properties fo:break-before="auto" fo:line-height="138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P245" style:family="paragraph" style:parent-style-name="Standard">
      <style:paragraph-properties fo:text-align="left" fo:break-before="auto" fo:line-height="138%" style:writing-mode="rl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P246" style:family="paragraph" style:parent-style-name="Standard">
      <style:paragraph-properties fo:break-before="auto" fo:line-height="138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P247" style:family="paragraph" style:parent-style-name="Standard">
      <style:paragraph-properties fo:text-align="left" fo:break-before="auto" fo:line-height="138%" style:writing-mode="rl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T247_43" style:family="text"/>
    <style:style style:name="T247_44" style:family="text"/>
    <style:style style:name="P248" style:family="paragraph" style:parent-style-name="Standard">
      <style:paragraph-properties fo:break-before="auto" fo:line-height="138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P249" style:family="paragraph" style:parent-style-name="Standard">
      <style:paragraph-properties fo:text-align="left" fo:break-before="auto" fo:line-height="138%" style:writing-mode="rl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P250" style:family="paragraph" style:parent-style-name="Standard">
      <style:paragraph-properties fo:break-before="auto" fo:line-height="138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P251" style:family="paragraph" style:parent-style-name="Standard">
      <style:paragraph-properties fo:text-align="left" fo:break-before="auto" fo:line-height="138%" style:writing-mode="rl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P252" style:family="paragraph" style:parent-style-name="Standard">
      <style:paragraph-properties fo:break-before="auto" fo:line-height="138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P253" style:family="paragraph" style:parent-style-name="Standard">
      <style:paragraph-properties fo:text-align="left" fo:break-before="auto" fo:line-height="138%" style:writing-mode="rl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P254" style:family="paragraph" style:parent-style-name="Standard">
      <style:paragraph-properties fo:break-before="auto" fo:line-height="138%" style:writing-mode="lr-tb"/>
    </style:style>
    <style:style style:name="T254_1" style:family="text"/>
    <style:style style:name="T254_2" style:family="text"/>
    <style:style style:name="P255" style:family="paragraph" style:parent-style-name="Standard">
      <style:paragraph-properties fo:text-align="left" fo:break-before="auto" fo:line-height="138%" style:writing-mode="rl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P256" style:family="paragraph" style:parent-style-name="Standard">
      <style:paragraph-properties fo:break-before="auto" fo:line-height="138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P257" style:family="paragraph" style:parent-style-name="Standard">
      <style:paragraph-properties fo:text-align="left" fo:break-before="auto" fo:line-height="138%" style:writing-mode="rl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P258" style:family="paragraph" style:parent-style-name="Standard">
      <style:paragraph-properties fo:break-before="auto" fo:line-height="138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P259" style:family="paragraph" style:parent-style-name="Standard">
      <style:paragraph-properties fo:text-align="left" fo:break-before="auto" fo:line-height="138%" style:writing-mode="rl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P260" style:family="paragraph" style:parent-style-name="Standard">
      <style:paragraph-properties fo:break-before="auto" fo:line-height="138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text-align="left" fo:break-before="auto" fo:line-height="138%" style:writing-mode="rl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P262" style:family="paragraph" style:parent-style-name="Standard">
      <style:paragraph-properties fo:break-before="auto" fo:line-height="138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P263" style:family="paragraph" style:parent-style-name="Standard">
      <style:paragraph-properties fo:text-align="left" fo:break-before="auto" fo:line-height="138%" style:writing-mode="rl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P264" style:family="paragraph" style:parent-style-name="Standard">
      <style:paragraph-properties fo:break-before="auto" fo:line-height="138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P265" style:family="paragraph" style:parent-style-name="Standard">
      <style:paragraph-properties fo:text-align="left" fo:break-before="auto" fo:line-height="138%" style:writing-mode="rl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text-align="left" fo:break-before="auto" fo:line-height="138%" style:writing-mode="rl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P268" style:family="paragraph" style:parent-style-name="Standard">
      <style:paragraph-properties fo:text-align="left" fo:break-before="auto" fo:line-height="138%" style:writing-mode="rl-tb"/>
    </style:style>
    <style:style style:name="T268_1" style:family="text"/>
    <style:style style:name="T268_2" style:family="text"/>
    <style:style style:name="P269" style:family="paragraph" style:parent-style-name="Standard">
      <style:paragraph-properties fo:text-align="left" fo:break-before="auto" fo:line-height="138%" style:writing-mode="rl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T269_39" style:family="text"/>
    <style:style style:name="T269_40" style:family="text"/>
    <style:style style:name="T269_41" style:family="text"/>
    <style:style style:name="T269_42" style:family="text"/>
    <style:style style:name="T269_43" style:family="text"/>
    <style:style style:name="T269_44" style:family="text"/>
    <style:style style:name="T269_45" style:family="text"/>
    <style:style style:name="T269_46" style:family="text"/>
    <style:style style:name="T269_47" style:family="text"/>
    <style:style style:name="T269_48" style:family="text"/>
    <style:style style:name="T269_49" style:family="text"/>
    <style:style style:name="T269_50" style:family="text"/>
    <style:style style:name="T269_51" style:family="text"/>
    <style:style style:name="T269_52" style:family="text"/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38%" style:writing-mode="lr-tb"/>
    </style:style>
    <style:style style:name="T271_1" style:family="text"/>
    <style:style style:name="T271_2" style:family="text"/>
    <style:style style:name="T271_3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38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>
      <style:text-properties fo:color="#1155cc" style:text-underline-style="solid" style:text-underline-color="font-color"/>
    </style:style>
    <style:style style:name="T273_9" style:family="text"/>
    <style:style style:name="T273_10" style:family="text">
      <style:text-properties fo:color="#1155cc" style:text-underline-style="solid" style:text-underline-color="font-color"/>
    </style:style>
    <style:style style:name="T273_11" style:family="text"/>
    <style:style style:name="T273_12" style:family="text">
      <style:text-properties fo:color="#1155cc" style:text-underline-style="solid" style:text-underline-color="font-color"/>
    </style:style>
    <style:style style:name="T273_13" style:family="text"/>
    <style:style style:name="T273_14" style:family="text">
      <style:text-properties fo:color="#1155cc" style:text-underline-style="solid" style:text-underline-color="font-color"/>
    </style:style>
    <style:style style:name="T273_15" style:family="text"/>
    <style:style style:name="T273_16" style:family="text">
      <style:text-properties fo:color="#1155cc" style:text-underline-style="solid" style:text-underline-color="font-color"/>
    </style:style>
    <style:style style:name="T273_17" style:family="text"/>
    <style:style style:name="T273_18" style:family="text">
      <style:text-properties fo:color="#1155cc" style:text-underline-style="solid" style:text-underline-color="font-color"/>
    </style:style>
    <style:style style:name="T273_19" style:family="text"/>
    <style:style style:name="T273_20" style:family="text">
      <style:text-properties fo:color="#1155cc" style:text-underline-style="solid" style:text-underline-color="font-color"/>
    </style:style>
    <style:style style:name="T273_21" style:family="text"/>
    <style:style style:name="T273_22" style:family="text">
      <style:text-properties fo:color="#1155cc" style:text-underline-style="solid" style:text-underline-color="font-color"/>
    </style:style>
    <style:style style:name="T273_23" style:family="text"/>
    <style:style style:name="T273_24" style:family="text">
      <style:text-properties fo:color="#1155cc" style:text-underline-style="solid" style:text-underline-color="font-color"/>
    </style:style>
    <style:style style:name="T273_25" style:family="text"/>
    <style:style style:name="P274" style:family="paragraph" style:parent-style-name="Standard">
      <style:paragraph-properties fo:break-before="auto" fo:line-height="138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P275" style:family="paragraph" style:parent-style-name="Standard">
      <style:paragraph-properties fo:break-before="auto" fo:line-height="138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text-align="left" fo:break-before="auto" fo:line-height="138%" style:writing-mode="rl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>
      <style:text-properties fo:color="#1155cc" style:text-underline-style="solid" style:text-underline-color="font-color"/>
    </style:style>
    <style:style style:name="T277_33" style:family="text"/>
    <style:style style:name="T277_34" style:family="text">
      <style:text-properties fo:color="#1155cc" style:text-underline-style="solid" style:text-underline-color="font-color"/>
    </style:style>
    <style:style style:name="T277_35" style:family="text"/>
    <style:style style:name="T277_36" style:family="text">
      <style:text-properties fo:color="#1155cc" style:text-underline-style="solid" style:text-underline-color="font-color"/>
    </style:style>
    <style:style style:name="T277_37" style:family="text"/>
    <style:style style:name="T277_38" style:family="text">
      <style:text-properties fo:color="#1155cc" style:text-underline-style="solid" style:text-underline-color="font-color"/>
    </style:style>
    <style:style style:name="T277_39" style:family="text"/>
    <style:style style:name="T277_40" style:family="text">
      <style:text-properties fo:color="#1155cc" style:text-underline-style="solid" style:text-underline-color="font-color"/>
    </style:style>
    <style:style style:name="T277_41" style:family="text"/>
    <style:style style:name="T277_42" style:family="text">
      <style:text-properties fo:color="#1155cc" style:text-underline-style="solid" style:text-underline-color="font-color"/>
    </style:style>
    <style:style style:name="T277_43" style:family="text"/>
    <style:style style:name="T277_44" style:family="text">
      <style:text-properties fo:color="#1155cc" style:text-underline-style="solid" style:text-underline-color="font-color"/>
    </style:style>
    <style:style style:name="T277_45" style:family="text"/>
    <style:style style:name="T277_46" style:family="text">
      <style:text-properties fo:color="#1155cc" style:text-underline-style="solid" style:text-underline-color="font-color"/>
    </style:style>
    <style:style style:name="T277_47" style:family="text"/>
    <style:style style:name="T277_48" style:family="text">
      <style:text-properties fo:color="#1155cc" style:text-underline-style="solid" style:text-underline-color="font-color"/>
    </style:style>
    <style:style style:name="T277_49" style:family="text"/>
    <style:style style:name="T277_50" style:family="text">
      <style:text-properties fo:color="#1155cc" style:text-underline-style="solid" style:text-underline-color="font-color"/>
    </style:style>
    <style:style style:name="T277_51" style:family="text"/>
    <style:style style:name="T277_52" style:family="text">
      <style:text-properties fo:color="#1155cc" style:text-underline-style="solid" style:text-underline-color="font-color"/>
    </style:style>
    <style:style style:name="T277_53" style:family="text"/>
    <style:style style:name="T277_54" style:family="text">
      <style:text-properties fo:color="#1155cc" style:text-underline-style="solid" style:text-underline-color="font-color"/>
    </style:style>
    <style:style style:name="T277_55" style:family="text"/>
    <style:style style:name="T277_56" style:family="text">
      <style:text-properties fo:color="#1155cc" style:text-underline-style="solid" style:text-underline-color="font-color"/>
    </style:style>
    <style:style style:name="P27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27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فصل</text:span><text:span text:style-name="T1_2"><text:s/>۱۴</text:span></text:p>
      <text:p text:style-name="P2"/>
      <text:p text:style-name="P3"><text:span text:style-name="T3_1">فایل</text:span><text:span text:style-name="T3_2"><text:s/></text:span><text:span text:style-name="T3_3">ها</text:span></text:p>
      <text:p text:style-name="P4"/>
      <text:p text:style-name="P5"><text:span text:style-name="T5_1">این</text:span><text:span text:style-name="T5_2"><text:s/></text:span><text:span text:style-name="T5_3">فصل</text:span><text:span text:style-name="T5_4"><text:s/></text:span><text:span text:style-name="T5_5">به</text:span><text:span text:style-name="T5_6"><text:s/></text:span><text:span text:style-name="T5_7">معرفی</text:span><text:span text:style-name="T5_8"><text:s/></text:span><text:span text:style-name="T5_9">ایده</text:span><text:span text:style-name="T5_10"><text:s/></text:span><text:span text:style-name="T5_11">برنامه</text:span><text:span text:style-name="T5_12"><text:s/></text:span><text:span text:style-name="T5_13">های</text:span><text:span text:style-name="T5_14"><text:s/></text:span><text:span text:style-name="T5_15">ماندگار</text:span><text:span text:style-name="T5_16"><text:s/>(</text:span><text:span text:style-name="T5_17">Persistent</text:span><text:span text:style-name="T5_18">)<text:s/></text:span><text:span text:style-name="T5_19">که</text:span><text:span text:style-name="T5_20"><text:s/></text:span><text:span text:style-name="T5_21">داده</text:span><text:span text:style-name="T5_22"><text:s/></text:span><text:span text:style-name="T5_23">ها</text:span><text:span text:style-name="T5_24"><text:s/></text:span><text:span text:style-name="T5_25">را</text:span><text:span text:style-name="T5_26"><text:s/></text:span><text:span text:style-name="T5_27">به</text:span><text:span text:style-name="T5_28"><text:s/></text:span><text:span text:style-name="T5_29">صورت</text:span><text:span text:style-name="T5_30"><text:s/></text:span><text:span text:style-name="T5_31">دائمی</text:span><text:span text:style-name="T5_32"><text:s/></text:span><text:span text:style-name="T5_33">در</text:span><text:span text:style-name="T5_34"><text:s/></text:span><text:span text:style-name="T5_35">حافظه</text:span><text:span text:style-name="T5_36"><text:s/></text:span><text:span text:style-name="T5_37">ذخیره</text:span><text:span text:style-name="T5_38"><text:s/></text:span><text:span text:style-name="T5_39">سازی</text:span><text:span text:style-name="T5_40"><text:s/></text:span><text:span text:style-name="T5_41">میکنند</text:span><text:span text:style-name="T5_42"><text:s/></text:span><text:span text:style-name="T5_43">اختصاص</text:span><text:span text:style-name="T5_44"><text:s/></text:span><text:span text:style-name="T5_45">دارد</text:span><text:span text:style-name="T5_46"><text:s/></text:span><text:span text:style-name="T5_47">وهمچنین</text:span><text:span text:style-name="T5_48"><text:s/></text:span><text:span text:style-name="T5_49">روش</text:span><text:span text:style-name="T5_50"><text:s/></text:span><text:span text:style-name="T5_51">های</text:span><text:span text:style-name="T5_52"><text:s/></text:span><text:span text:style-name="T5_53">مختلف</text:span><text:span text:style-name="T5_54"><text:s/></text:span><text:span text:style-name="T5_55">استفاده</text:span><text:span text:style-name="T5_56"><text:s/></text:span><text:span text:style-name="T5_57">از</text:span><text:span text:style-name="T5_58"><text:s/></text:span><text:span text:style-name="T5_59">حافظه</text:span><text:span text:style-name="T5_60"><text:s/></text:span><text:span text:style-name="T5_61">ی</text:span><text:span text:style-name="T5_62"><text:s/></text:span><text:span text:style-name="T5_63">دائمی</text:span><text:span text:style-name="T5_64"><text:s/>(</text:span><text:span text:style-name="T5_65">مثل</text:span><text:span text:style-name="T5_66"><text:s/></text:span><text:span text:style-name="T5_67">فایل</text:span><text:span text:style-name="T5_68"><text:s/></text:span><text:span text:style-name="T5_69">ها</text:span><text:span text:style-name="T5_70"><text:s/></text:span><text:span text:style-name="T5_71">و</text:span><text:span text:style-name="T5_72"><text:s/></text:span><text:span text:style-name="T5_73">پایگاه</text:span><text:span text:style-name="T5_74"><text:s/></text:span><text:span text:style-name="T5_75">داده</text:span><text:span text:style-name="T5_76">)<text:s/></text:span><text:span text:style-name="T5_77">را</text:span><text:span text:style-name="T5_78"><text:s/></text:span><text:span text:style-name="T5_79">نشان</text:span><text:span text:style-name="T5_80"><text:s/></text:span><text:span text:style-name="T5_81">میدهد</text:span><text:span text:style-name="T5_82">.</text:span></text:p>
      <text:p text:style-name="P6"/>
      <text:p text:style-name="P7"><text:span text:style-name="T7_1">۱۴.۱<text:s/></text:span><text:span text:style-name="T7_2">ماندگاری</text:span></text:p>
      <text:p text:style-name="P8"><text:span text:style-name="T8_1">بیشتر</text:span><text:span text:style-name="T8_2"><text:s/></text:span><text:span text:style-name="T8_3">برنامه</text:span><text:span text:style-name="T8_4"><text:s/></text:span><text:span text:style-name="T8_5">هایی</text:span><text:span text:style-name="T8_6"><text:s/></text:span><text:span text:style-name="T8_7">که</text:span><text:span text:style-name="T8_8"><text:s/></text:span><text:span text:style-name="T8_9">ما</text:span><text:span text:style-name="T8_10"><text:s/></text:span><text:span text:style-name="T8_11">تابحال</text:span><text:span text:style-name="T8_12"><text:s/></text:span><text:span text:style-name="T8_13">دیده</text:span><text:span text:style-name="T8_14"><text:s/></text:span><text:span text:style-name="T8_15">ایم</text:span><text:span text:style-name="T8_16"><text:s/></text:span><text:span text:style-name="T8_17">گذرا</text:span><text:span text:style-name="T8_18"><text:s/></text:span><text:span text:style-name="T8_19">بوده</text:span><text:span text:style-name="T8_20"><text:s/></text:span><text:span text:style-name="T8_21">اند</text:span><text:span text:style-name="T8_22">،<text:s/></text:span><text:span text:style-name="T8_23">به</text:span><text:span text:style-name="T8_24"><text:s/></text:span><text:span text:style-name="T8_25">این</text:span><text:span text:style-name="T8_26"><text:s/></text:span><text:span text:style-name="T8_27">معنا</text:span><text:span text:style-name="T8_28"><text:s/></text:span><text:span text:style-name="T8_29">که</text:span><text:span text:style-name="T8_30"><text:s/></text:span><text:span text:style-name="T8_31">برای</text:span><text:span text:style-name="T8_32"><text:s/></text:span><text:span text:style-name="T8_33">زمان</text:span><text:span text:style-name="T8_34"><text:s/></text:span><text:span text:style-name="T8_35">کوتاهی</text:span><text:span text:style-name="T8_36"><text:s/></text:span><text:span text:style-name="T8_37">اجرا</text:span><text:span text:style-name="T8_38"><text:s/></text:span><text:span text:style-name="T8_39">میشده</text:span><text:span text:style-name="T8_40"><text:s/></text:span><text:span text:style-name="T8_41">اند</text:span><text:span text:style-name="T8_42"><text:s/></text:span><text:span text:style-name="T8_43">و</text:span><text:span text:style-name="T8_44"><text:s/></text:span><text:span text:style-name="T8_45">خروجی</text:span><text:span text:style-name="T8_46"><text:s/></text:span><text:span text:style-name="T8_47">خود</text:span><text:span text:style-name="T8_48"><text:s/></text:span><text:span text:style-name="T8_49">را</text:span><text:span text:style-name="T8_50"><text:s/></text:span><text:span text:style-name="T8_51">چاپ</text:span><text:span text:style-name="T8_52"><text:s/></text:span><text:span text:style-name="T8_53">میکرده</text:span><text:span text:style-name="T8_54"><text:s/></text:span><text:span text:style-name="T8_55">اند</text:span><text:span text:style-name="T8_56">،<text:s/></text:span><text:span text:style-name="T8_57">اما</text:span><text:span text:style-name="T8_58"><text:s/></text:span><text:span text:style-name="T8_59">وقتی</text:span><text:span text:style-name="T8_60"><text:s/></text:span><text:span text:style-name="T8_61">اجرای</text:span><text:span text:style-name="T8_62"><text:s/></text:span><text:span text:style-name="T8_63">آنها</text:span><text:span text:style-name="T8_64"><text:s/></text:span><text:span text:style-name="T8_65">تمام</text:span><text:span text:style-name="T8_66"><text:s/></text:span><text:span text:style-name="T8_67">میشود</text:span><text:span text:style-name="T8_68">،<text:s/></text:span><text:span text:style-name="T8_69">داده</text:span><text:span text:style-name="T8_70"><text:s/></text:span><text:span text:style-name="T8_71">آنها</text:span><text:span text:style-name="T8_72"><text:s/></text:span><text:span text:style-name="T8_73">از</text:span><text:span text:style-name="T8_74"><text:s/></text:span><text:span text:style-name="T8_75">بین</text:span><text:span text:style-name="T8_76"><text:s/></text:span><text:span text:style-name="T8_77">میرود</text:span><text:span text:style-name="T8_78">.<text:s/></text:span><text:span text:style-name="T8_79">اگر</text:span><text:span text:style-name="T8_80"><text:s/></text:span><text:span text:style-name="T8_81">شما</text:span><text:span text:style-name="T8_82"><text:s/></text:span><text:span text:style-name="T8_83">دوباره</text:span><text:span text:style-name="T8_84"><text:s/></text:span><text:span text:style-name="T8_85">آن</text:span><text:span text:style-name="T8_86"><text:s/></text:span><text:span text:style-name="T8_87">برنامه</text:span><text:span text:style-name="T8_88"><text:s/></text:span><text:span text:style-name="T8_89">را</text:span><text:span text:style-name="T8_90"><text:s/></text:span><text:span text:style-name="T8_91">اجرا</text:span><text:span text:style-name="T8_92"><text:s/></text:span><text:span text:style-name="T8_93">کنید</text:span><text:span text:style-name="T8_94">،<text:s/></text:span><text:span text:style-name="T8_95">آن</text:span><text:span text:style-name="T8_96"><text:s/></text:span><text:span text:style-name="T8_97">برنامه</text:span><text:span text:style-name="T8_98"><text:s/></text:span><text:span text:style-name="T8_99">در</text:span><text:span text:style-name="T8_100"><text:s/></text:span><text:span text:style-name="T8_101">یک</text:span><text:span text:style-name="T8_102"><text:s/></text:span><text:span text:style-name="T8_103">محیط</text:span><text:span text:style-name="T8_104"><text:s/></text:span><text:span text:style-name="T8_105">تازه</text:span><text:span text:style-name="T8_106"><text:s/></text:span><text:span text:style-name="T8_107">شروع</text:span><text:span text:style-name="T8_108"><text:s/></text:span><text:span text:style-name="T8_109">به</text:span><text:span text:style-name="T8_110"><text:s/></text:span><text:span text:style-name="T8_111">کار</text:span><text:span text:style-name="T8_112"><text:s/></text:span><text:span text:style-name="T8_113">میکند</text:span><text:span text:style-name="T8_114">.</text:span></text:p>
      <text:p text:style-name="P9"><text:span text:style-name="T9_1">بقیه</text:span><text:span text:style-name="T9_2"><text:s/></text:span><text:span text:style-name="T9_3">برنامه</text:span><text:span text:style-name="T9_4"><text:s/></text:span><text:span text:style-name="T9_5">ها</text:span><text:span text:style-name="T9_6"><text:s/></text:span><text:span text:style-name="T9_7">ماندگار</text:span><text:span text:style-name="T9_8"><text:s/></text:span><text:span text:style-name="T9_9">هستند</text:span><text:span text:style-name="T9_10">:<text:s/></text:span><text:span text:style-name="T9_11">برای</text:span><text:span text:style-name="T9_12"><text:s/></text:span><text:span text:style-name="T9_13">زمان</text:span><text:span text:style-name="T9_14"><text:s/></text:span><text:span text:style-name="T9_15">زیادی</text:span><text:span text:style-name="T9_16"><text:s/>(</text:span><text:span text:style-name="T9_17">یا</text:span><text:span text:style-name="T9_18"><text:s/></text:span><text:span text:style-name="T9_19">همیشه</text:span><text:span text:style-name="T9_20">)<text:s/></text:span><text:span text:style-name="T9_21">اجرا</text:span><text:span text:style-name="T9_22"><text:s/></text:span><text:span text:style-name="T9_23">میشوند</text:span><text:span text:style-name="T9_24">؛<text:s/></text:span><text:span text:style-name="T9_25">آنها</text:span><text:span text:style-name="T9_26"><text:s/></text:span><text:span text:style-name="T9_27">حداقل</text:span><text:span text:style-name="T9_28"><text:s/></text:span><text:span text:style-name="T9_29">بخشی</text:span><text:span text:style-name="T9_30"><text:s/></text:span><text:span text:style-name="T9_31">از</text:span><text:span text:style-name="T9_32"><text:s/></text:span><text:span text:style-name="T9_33">داده</text:span><text:span text:style-name="T9_34"><text:s/></text:span><text:span text:style-name="T9_35">خود</text:span><text:span text:style-name="T9_36"><text:s/></text:span><text:span text:style-name="T9_37">را</text:span><text:span text:style-name="T9_38"><text:s/></text:span><text:span text:style-name="T9_39">در</text:span><text:span text:style-name="T9_40"><text:s/></text:span><text:span text:style-name="T9_41">حافظه</text:span><text:span text:style-name="T9_42"><text:s/></text:span><text:span text:style-name="T9_43">دائمی</text:span><text:span text:style-name="T9_44"><text:s/>(</text:span><text:span text:style-name="T9_45">برای</text:span><text:span text:style-name="T9_46"><text:s/></text:span><text:span text:style-name="T9_47">مثال</text:span><text:span text:style-name="T9_48"><text:s/></text:span><text:span text:style-name="T9_49">دیسک</text:span><text:span text:style-name="T9_50"><text:s/></text:span><text:span text:style-name="T9_51">سخت</text:span><text:span text:style-name="T9_52">)<text:s/></text:span><text:span text:style-name="T9_53">نگه</text:span><text:span text:style-name="T9_54"><text:s/></text:span><text:span text:style-name="T9_55">داری</text:span><text:span text:style-name="T9_56"><text:s/></text:span><text:span text:style-name="T9_57">میکنند</text:span><text:span text:style-name="T9_58">؛<text:s/></text:span><text:span text:style-name="T9_59">و</text:span><text:span text:style-name="T9_60"><text:s/></text:span><text:span text:style-name="T9_61">اگر</text:span><text:span text:style-name="T9_62"><text:s/></text:span><text:span text:style-name="T9_63">آن</text:span><text:span text:style-name="T9_64"><text:s/></text:span><text:span text:style-name="T9_65">برنامه</text:span><text:span text:style-name="T9_66"><text:s/></text:span><text:span text:style-name="T9_67">ها</text:span><text:span text:style-name="T9_68"><text:s/></text:span><text:span text:style-name="T9_69">بسته</text:span><text:span text:style-name="T9_70"><text:s/></text:span><text:span text:style-name="T9_71">شده</text:span><text:span text:style-name="T9_72"><text:s text:c="2"/></text:span><text:span text:style-name="T9_73">و</text:span><text:span text:style-name="T9_74"><text:s/></text:span><text:span text:style-name="T9_75">دوباره</text:span><text:span text:style-name="T9_76"><text:s/></text:span><text:span text:style-name="T9_77">شروع</text:span><text:span text:style-name="T9_78"><text:s/></text:span><text:span text:style-name="T9_79">شوند</text:span><text:span text:style-name="T9_80">،<text:s/></text:span><text:span text:style-name="T9_81">دوباره</text:span><text:span text:style-name="T9_82"><text:s/></text:span><text:span text:style-name="T9_83">از</text:span><text:span text:style-name="T9_84"><text:s/></text:span><text:span text:style-name="T9_85">همانجایی</text:span><text:span text:style-name="T9_86"><text:s/></text:span><text:span text:style-name="T9_87">که</text:span><text:span text:style-name="T9_88"><text:s/></text:span><text:span text:style-name="T9_89">متوقف</text:span><text:span text:style-name="T9_90"><text:s/></text:span><text:span text:style-name="T9_91">شده</text:span><text:span text:style-name="T9_92"><text:s/></text:span><text:span text:style-name="T9_93">اند</text:span><text:span text:style-name="T9_94"><text:s/></text:span><text:span text:style-name="T9_95">شروع</text:span><text:span text:style-name="T9_96"><text:s/></text:span><text:span text:style-name="T9_97">به</text:span><text:span text:style-name="T9_98"><text:s/></text:span><text:span text:style-name="T9_99">کار</text:span><text:span text:style-name="T9_100"><text:s/></text:span><text:span text:style-name="T9_101">میکنند</text:span><text:span text:style-name="T9_102">.</text:span></text:p>
      <text:p text:style-name="P10"><text:span text:style-name="T10_1">مثال</text:span><text:span text:style-name="T10_2"><text:s/></text:span><text:span text:style-name="T10_3">هایی</text:span><text:span text:style-name="T10_4"><text:s/></text:span><text:span text:style-name="T10_5">از</text:span><text:span text:style-name="T10_6"><text:s/></text:span><text:span text:style-name="T10_7">برنامه</text:span><text:span text:style-name="T10_8"><text:s/></text:span><text:span text:style-name="T10_9">های</text:span><text:span text:style-name="T10_10"><text:s/></text:span><text:span text:style-name="T10_11">ماندگار</text:span><text:span text:style-name="T10_12"><text:s/></text:span><text:span text:style-name="T10_13">سیستم</text:span><text:span text:style-name="T10_14"><text:s/></text:span><text:span text:style-name="T10_15">های</text:span><text:span text:style-name="T10_16"><text:s/></text:span><text:span text:style-name="T10_17">عامل</text:span><text:span text:style-name="T10_18"><text:s/></text:span><text:span text:style-name="T10_19">هستند</text:span><text:span text:style-name="T10_20">،<text:s/></text:span><text:span text:style-name="T10_21">وقتی</text:span><text:span text:style-name="T10_22"><text:s/></text:span><text:span text:style-name="T10_23">کامپیوتر</text:span><text:span text:style-name="T10_24"><text:s/></text:span><text:span text:style-name="T10_25">روشن</text:span><text:span text:style-name="T10_26"><text:s/></text:span><text:span text:style-name="T10_27">است</text:span><text:span text:style-name="T10_28"><text:s/></text:span><text:span text:style-name="T10_29">به</text:span><text:span text:style-name="T10_30"><text:s/></text:span><text:span text:style-name="T10_31">خوبی</text:span><text:span text:style-name="T10_32"><text:s/></text:span><text:span text:style-name="T10_33">کار</text:span><text:span text:style-name="T10_34"><text:s/></text:span><text:span text:style-name="T10_35">میکنند</text:span><text:span text:style-name="T10_36">،<text:s/></text:span><text:span text:style-name="T10_37">و</text:span><text:span text:style-name="T10_38"><text:s/></text:span><text:span text:style-name="T10_39">وبسرورها</text:span><text:span text:style-name="T10_40"><text:s/>،<text:s/></text:span><text:span text:style-name="T10_41">که</text:span><text:span text:style-name="T10_42"><text:s/></text:span><text:span text:style-name="T10_43">همیشه</text:span><text:span text:style-name="T10_44"><text:s/></text:span><text:span text:style-name="T10_45">در</text:span><text:span text:style-name="T10_46"><text:s/></text:span><text:span text:style-name="T10_47">حال</text:span><text:span text:style-name="T10_48"><text:s/></text:span><text:span text:style-name="T10_49">کارکردن</text:span><text:span text:style-name="T10_50"><text:s/></text:span><text:span text:style-name="T10_51">هستند</text:span><text:span text:style-name="T10_52">،<text:s/></text:span><text:span text:style-name="T10_53">و</text:span><text:span text:style-name="T10_54"><text:s/></text:span><text:span text:style-name="T10_55">منتظرند</text:span><text:span text:style-name="T10_56"><text:s/></text:span><text:span text:style-name="T10_57">تا</text:span><text:span text:style-name="T10_58"><text:s/></text:span><text:span text:style-name="T10_59">درخواستی</text:span><text:span text:style-name="T10_60"><text:s/></text:span><text:span text:style-name="T10_61">از</text:span><text:span text:style-name="T10_62"><text:s/></text:span><text:span text:style-name="T10_63">شبکه</text:span><text:span text:style-name="T10_64"><text:s/></text:span><text:span text:style-name="T10_65">دریافت</text:span><text:span text:style-name="T10_66"><text:s/></text:span><text:span text:style-name="T10_67">شود</text:span><text:span text:style-name="T10_68">.</text:span></text:p>
      <text:p text:style-name="P11"><text:span text:style-name="T11_1">یکی</text:span><text:span text:style-name="T11_2"><text:s/></text:span><text:span text:style-name="T11_3">از</text:span><text:span text:style-name="T11_4"><text:s/></text:span><text:span text:style-name="T11_5">آسان</text:span><text:span text:style-name="T11_6"><text:s/></text:span><text:span text:style-name="T11_7">ترین</text:span><text:span text:style-name="T11_8"><text:s/></text:span><text:span text:style-name="T11_9">راه</text:span><text:span text:style-name="T11_10"><text:s/></text:span><text:span text:style-name="T11_11">های</text:span><text:span text:style-name="T11_12"><text:s/></text:span><text:span text:style-name="T11_13">مورد</text:span><text:span text:style-name="T11_14"><text:s/></text:span><text:span text:style-name="T11_15">استفاده</text:span><text:span text:style-name="T11_16"><text:s/></text:span><text:span text:style-name="T11_17">توسط</text:span><text:span text:style-name="T11_18"><text:s/></text:span><text:span text:style-name="T11_19">برنامه</text:span><text:span text:style-name="T11_20"><text:s/></text:span><text:span text:style-name="T11_21">ها</text:span><text:span text:style-name="T11_22"><text:s/></text:span><text:span text:style-name="T11_23">برای</text:span><text:span text:style-name="T11_24"><text:s/></text:span><text:span text:style-name="T11_25">نگهداری</text:span><text:span text:style-name="T11_26"><text:s/></text:span><text:span text:style-name="T11_27">داده</text:span><text:span text:style-name="T11_28"><text:s/></text:span><text:span text:style-name="T11_29">هایشان</text:span><text:span text:style-name="T11_30"><text:s/></text:span><text:span text:style-name="T11_31">خواندن</text:span><text:span text:style-name="T11_32"><text:s/></text:span><text:span text:style-name="T11_33">و</text:span><text:span text:style-name="T11_34"><text:s/></text:span><text:span text:style-name="T11_35">نوشتن</text:span><text:span text:style-name="T11_36"><text:s/></text:span><text:span text:style-name="T11_37">در</text:span><text:span text:style-name="T11_38"><text:s/></text:span><text:span text:style-name="T11_39">فایل</text:span><text:span text:style-name="T11_40"><text:s/></text:span><text:span text:style-name="T11_41">های</text:span><text:span text:style-name="T11_42"><text:s/></text:span><text:span text:style-name="T11_43">متنی</text:span><text:span text:style-name="T11_44"><text:s/></text:span><text:span text:style-name="T11_45">است</text:span><text:span text:style-name="T11_46">.<text:s/></text:span><text:span text:style-name="T11_47">ما</text:span><text:span text:style-name="T11_48"><text:s/></text:span><text:span text:style-name="T11_49">قبلا</text:span><text:span text:style-name="T11_50"><text:s/></text:span><text:span text:style-name="T11_51">برنامه</text:span><text:span text:style-name="T11_52"><text:s/></text:span><text:span text:style-name="T11_53">هایی</text:span><text:span text:style-name="T11_54"><text:s/></text:span><text:span text:style-name="T11_55">را</text:span><text:span text:style-name="T11_56"><text:s/></text:span><text:span text:style-name="T11_57">دیده</text:span><text:span text:style-name="T11_58"><text:s/></text:span><text:span text:style-name="T11_59">ایم</text:span><text:span text:style-name="T11_60"><text:s/></text:span><text:span text:style-name="T11_61">که</text:span><text:span text:style-name="T11_62"><text:s/></text:span><text:span text:style-name="T11_63">محتویات</text:span><text:span text:style-name="T11_64"><text:s/></text:span><text:span text:style-name="T11_65">یک</text:span><text:span text:style-name="T11_66"><text:s/></text:span><text:span text:style-name="T11_67">فایل</text:span><text:span text:style-name="T11_68"><text:s/></text:span><text:span text:style-name="T11_69">متنی</text:span><text:span text:style-name="T11_70"><text:s/></text:span><text:span text:style-name="T11_71">را</text:span><text:span text:style-name="T11_72"><text:s/></text:span><text:span text:style-name="T11_73">میخوانند</text:span><text:span text:style-name="T11_74">؛<text:s/></text:span><text:span text:style-name="T11_75">در</text:span><text:span text:style-name="T11_76"><text:s/></text:span><text:span text:style-name="T11_77">این</text:span><text:span text:style-name="T11_78"><text:s/></text:span><text:span text:style-name="T11_79">فصل</text:span><text:span text:style-name="T11_80"><text:s/></text:span><text:span text:style-name="T11_81">ما</text:span><text:span text:style-name="T11_82"><text:s/></text:span><text:span text:style-name="T11_83">برنامه</text:span><text:span text:style-name="T11_84"><text:s/></text:span><text:span text:style-name="T11_85">هایی</text:span><text:span text:style-name="T11_86"><text:s/></text:span><text:span text:style-name="T11_87">را</text:span><text:span text:style-name="T11_88"><text:s/></text:span><text:span text:style-name="T11_89">خواهیم</text:span><text:span text:style-name="T11_90"><text:s/></text:span><text:span text:style-name="T11_91">دید</text:span><text:span text:style-name="T11_92"><text:s/></text:span><text:span text:style-name="T11_93">که</text:span><text:span text:style-name="T11_94"><text:s/></text:span><text:span text:style-name="T11_95">محتوایی</text:span><text:span text:style-name="T11_96"><text:s/></text:span><text:span text:style-name="T11_97">را</text:span><text:span text:style-name="T11_98"><text:s/></text:span><text:span text:style-name="T11_99">در</text:span><text:span text:style-name="T11_100"><text:s/></text:span><text:span text:style-name="T11_101">فایل</text:span><text:span text:style-name="T11_102"><text:s/></text:span><text:span text:style-name="T11_103">های</text:span><text:span text:style-name="T11_104"><text:s/></text:span><text:span text:style-name="T11_105">متنی</text:span><text:span text:style-name="T11_106"><text:s/></text:span><text:span text:style-name="T11_107">مینویسند</text:span><text:span text:style-name="T11_108">.</text:span></text:p>
      <text:p text:style-name="P12"><text:span text:style-name="T12_1">یک</text:span><text:span text:style-name="T12_2"><text:s/></text:span><text:span text:style-name="T12_3">جایگزین</text:span><text:span text:style-name="T12_4"><text:s/></text:span><text:span text:style-name="T12_5">میتواند</text:span><text:span text:style-name="T12_6"><text:s/></text:span><text:span text:style-name="T12_7">ذخیره</text:span><text:span text:style-name="T12_8"><text:s/></text:span><text:span text:style-name="T12_9">وضعیت</text:span><text:span text:style-name="T12_10"><text:s/></text:span><text:span text:style-name="T12_11">یک</text:span><text:span text:style-name="T12_12"><text:s/></text:span><text:span text:style-name="T12_13">برنامه</text:span><text:span text:style-name="T12_14"><text:s/></text:span><text:span text:style-name="T12_15">در</text:span><text:span text:style-name="T12_16"><text:s/></text:span><text:span text:style-name="T12_17">پایگاه</text:span><text:span text:style-name="T12_18"><text:s/></text:span><text:span text:style-name="T12_19">داده</text:span><text:span text:style-name="T12_20"><text:s/></text:span><text:span text:style-name="T12_21">باشد</text:span><text:span text:style-name="T12_22">.<text:s/></text:span><text:span text:style-name="T12_23">در</text:span><text:span text:style-name="T12_24"><text:s/></text:span><text:span text:style-name="T12_25">این</text:span><text:span text:style-name="T12_26"><text:s/></text:span><text:span text:style-name="T12_27">فصل</text:span><text:span text:style-name="T12_28"><text:s/></text:span><text:span text:style-name="T12_29">من</text:span><text:span text:style-name="T12_30"><text:s/></text:span><text:span text:style-name="T12_31">یک</text:span><text:span text:style-name="T12_32"><text:s/></text:span><text:span text:style-name="T12_33">پایگاه</text:span><text:span text:style-name="T12_34"><text:s/></text:span><text:span text:style-name="T12_35">داده</text:span><text:span text:style-name="T12_36"><text:s/></text:span><text:span text:style-name="T12_37">و</text:span><text:span text:style-name="T12_38"><text:s/></text:span><text:span text:style-name="T12_39">یک</text:span><text:span text:style-name="T12_40"><text:s/></text:span><text:span text:style-name="T12_41">ماژول</text:span><text:span text:style-name="T12_42"><text:s/></text:span><text:span text:style-name="T12_43">pickle</text:span><text:span text:style-name="T12_44"><text:s/></text:span><text:span text:style-name="T12_45">را</text:span><text:span text:style-name="T12_46"><text:s/></text:span><text:span text:style-name="T12_47">آماده</text:span><text:span text:style-name="T12_48"><text:s/></text:span><text:span text:style-name="T12_49">کرده</text:span><text:span text:style-name="T12_50"><text:s/></text:span><text:span text:style-name="T12_51">ام</text:span><text:span text:style-name="T12_52"><text:s/></text:span><text:span text:style-name="T12_53">که</text:span><text:span text:style-name="T12_54"><text:s/></text:span><text:span text:style-name="T12_55">نگهداری</text:span><text:span text:style-name="T12_56"><text:s/></text:span><text:span text:style-name="T12_57">داده</text:span><text:span text:style-name="T12_58"><text:s/></text:span><text:span text:style-name="T12_59">های</text:span><text:span text:style-name="T12_60"><text:s/></text:span><text:span text:style-name="T12_61">برنامه</text:span><text:span text:style-name="T12_62"><text:s/></text:span><text:span text:style-name="T12_63">را</text:span><text:span text:style-name="T12_64"><text:s/></text:span><text:span text:style-name="T12_65">آسان</text:span><text:span text:style-name="T12_66"><text:s/></text:span><text:span text:style-name="T12_67">میکند</text:span><text:span text:style-name="T12_68">.</text:span></text:p>
      <text:p text:style-name="P13"/>
      <text:p text:style-name="P14"><text:span text:style-name="T14_1">۱۴.۲<text:s text:c="2"/></text:span><text:span text:style-name="T14_2">خواندن</text:span><text:span text:style-name="T14_3"><text:s/></text:span><text:span text:style-name="T14_4">و</text:span><text:span text:style-name="T14_5"><text:s/></text:span><text:span text:style-name="T14_6">نوشتن</text:span></text:p>
      <text:p text:style-name="P15"><text:span text:style-name="T15_1">یک</text:span><text:span text:style-name="T15_2"><text:s/></text:span><text:span text:style-name="T15_3">فایل</text:span><text:span text:style-name="T15_4"><text:s/></text:span><text:span text:style-name="T15_5">متنی</text:span><text:span text:style-name="T15_6"><text:s/></text:span><text:span text:style-name="T15_7">یک</text:span><text:span text:style-name="T15_8"><text:s/></text:span><text:span text:style-name="T15_9">دنباله</text:span><text:span text:style-name="T15_10"><text:s/></text:span><text:span text:style-name="T15_11">از</text:span><text:span text:style-name="T15_12"><text:s/></text:span><text:span text:style-name="T15_13">کاراکترها</text:span><text:span text:style-name="T15_14"><text:s/></text:span><text:span text:style-name="T15_15">است</text:span><text:span text:style-name="T15_16"><text:s/></text:span><text:span text:style-name="T15_17">که</text:span><text:span text:style-name="T15_18"><text:s/></text:span><text:span text:style-name="T15_19">بر</text:span><text:span text:style-name="T15_20"><text:s/></text:span><text:span text:style-name="T15_21">روی</text:span><text:span text:style-name="T15_22"><text:s/></text:span><text:span text:style-name="T15_23">یک</text:span><text:span text:style-name="T15_24"><text:s/></text:span><text:span text:style-name="T15_25">واسط</text:span><text:span text:style-name="T15_26"><text:s/></text:span><text:span text:style-name="T15_27">مثل</text:span><text:span text:style-name="T15_28"><text:s/></text:span><text:span text:style-name="T15_29">یک</text:span><text:span text:style-name="T15_30"><text:s/></text:span><text:span text:style-name="T15_31">دیسک</text:span><text:span text:style-name="T15_32"><text:s/></text:span><text:span text:style-name="T15_33">سخت</text:span><text:span text:style-name="T15_34">،<text:s/></text:span><text:span text:style-name="T15_35">فلش</text:span><text:span text:style-name="T15_36"><text:s/></text:span><text:span text:style-name="T15_37">مموری</text:span><text:span text:style-name="T15_38"><text:s/></text:span><text:span text:style-name="T15_39">یا</text:span><text:span text:style-name="T15_40"><text:s/></text:span><text:span text:style-name="T15_41">دیسک</text:span><text:span text:style-name="T15_42"><text:s/></text:span><text:span text:style-name="T15_43">نوری</text:span><text:span text:style-name="T15_44"><text:s/></text:span><text:span text:style-name="T15_45">ذخیره</text:span><text:span text:style-name="T15_46"><text:s/></text:span><text:span text:style-name="T15_47">میشود</text:span><text:span text:style-name="T15_48">.<text:s/></text:span><text:span text:style-name="T15_49">ما</text:span><text:span text:style-name="T15_50"><text:s/></text:span><text:span text:style-name="T15_51">نحوه</text:span><text:span text:style-name="T15_52"><text:s/></text:span><text:span text:style-name="T15_53">ی</text:span><text:span text:style-name="T15_54"><text:s/></text:span><text:span text:style-name="T15_55">باز</text:span><text:span text:style-name="T15_56"><text:s/></text:span><text:span text:style-name="T15_57">کردن</text:span><text:span text:style-name="T15_58"><text:s/></text:span><text:span text:style-name="T15_59">و</text:span><text:span text:style-name="T15_60"><text:s/></text:span><text:span text:style-name="T15_61">خواندن</text:span><text:span text:style-name="T15_62"><text:s/></text:span><text:span text:style-name="T15_63">یک</text:span><text:span text:style-name="T15_64"><text:s/></text:span><text:span text:style-name="T15_65">فایل</text:span><text:span text:style-name="T15_66"><text:s/></text:span><text:span text:style-name="T15_67">را</text:span><text:span text:style-name="T15_68"><text:s/></text:span><text:span text:style-name="T15_69">در</text:span><text:span text:style-name="T15_70"><text:s/></text:span><text:span text:style-name="T15_71">بخش</text:span><text:span text:style-name="T15_72"><text:s/>۹.۱<text:s/></text:span><text:span text:style-name="T15_73">دیده</text:span><text:span text:style-name="T15_74"><text:s/></text:span><text:span text:style-name="T15_75">ایم</text:span><text:span text:style-name="T15_76">.</text:span></text:p>
      <text:p text:style-name="P16"><text:span text:style-name="T16_1">برای</text:span><text:span text:style-name="T16_2"><text:s/></text:span><text:span text:style-name="T16_3">نوشتن</text:span><text:span text:style-name="T16_4"><text:s/></text:span><text:span text:style-name="T16_5">یک</text:span><text:span text:style-name="T16_6"><text:s/></text:span><text:span text:style-name="T16_7">فایل</text:span><text:span text:style-name="T16_8"><text:s/>،<text:s/></text:span><text:span text:style-name="T16_9">شما</text:span><text:span text:style-name="T16_10"><text:s/></text:span><text:span text:style-name="T16_11">باید</text:span><text:span text:style-name="T16_12"><text:s/></text:span><text:span text:style-name="T16_13">با</text:span><text:span text:style-name="T16_14"><text:s/></text:span><text:span text:style-name="T16_15">مد</text:span><text:span text:style-name="T16_16"><text:s/>‘</text:span><text:span text:style-name="T16_17">w</text:span><text:span text:style-name="T16_18">’<text:s/></text:span><text:span text:style-name="T16_19">به</text:span><text:span text:style-name="T16_20"><text:s/></text:span><text:span text:style-name="T16_21">عنوان</text:span><text:span text:style-name="T16_22"><text:s/></text:span><text:span text:style-name="T16_23">پارامتر</text:span><text:span text:style-name="T16_24"><text:s/></text:span><text:span text:style-name="T16_25">دوم</text:span><text:span text:style-name="T16_26"><text:s/></text:span><text:span text:style-name="T16_27">آن</text:span><text:span text:style-name="T16_28"><text:s/></text:span><text:span text:style-name="T16_29">را</text:span><text:span text:style-name="T16_30"><text:s/></text:span><text:span text:style-name="T16_31">باز</text:span><text:span text:style-name="T16_32"><text:s/></text:span><text:span text:style-name="T16_33">کنید</text:span><text:span text:style-name="T16_34"><text:s/>:</text:span></text:p>
      <text:p text:style-name="P17"><text:span text:style-name="T17_1">&gt;&gt;&gt;<text:s/></text:span><text:span text:style-name="T17_2">fout</text:span><text:span text:style-name="T17_3"><text:s/>=<text:s/></text:span><text:span text:style-name="T17_4">open</text:span><text:span text:style-name="T17_5">('</text:span><text:span text:style-name="T17_6">output</text:span><text:span text:style-name="T17_7">.</text:span><text:span text:style-name="T17_8">txt</text:span><text:span text:style-name="T17_9">',<text:s/>‘</text:span><text:span text:style-name="T17_10">w</text:span><text:span text:style-name="T17_11">')</text:span></text:p>
      <text:p text:style-name="P18"><text:span text:style-name="T18_1">اگر</text:span><text:span text:style-name="T18_2"><text:s/></text:span><text:span text:style-name="T18_3">یک</text:span><text:span text:style-name="T18_4"><text:s/></text:span><text:span text:style-name="T18_5">فایل</text:span><text:span text:style-name="T18_6"><text:s/></text:span><text:span text:style-name="T18_7">قبلا</text:span><text:span text:style-name="T18_8"><text:s/></text:span><text:span text:style-name="T18_9">وجود</text:span><text:span text:style-name="T18_10"><text:s/></text:span><text:span text:style-name="T18_11">داشته</text:span><text:span text:style-name="T18_12"><text:s/></text:span><text:span text:style-name="T18_13">باشد</text:span><text:span text:style-name="T18_14">،<text:s/></text:span><text:span text:style-name="T18_15">باز</text:span><text:span text:style-name="T18_16"><text:s/></text:span><text:span text:style-name="T18_17">کردن</text:span><text:span text:style-name="T18_18"><text:s/></text:span><text:span text:style-name="T18_19">آن</text:span><text:span text:style-name="T18_20"><text:s/></text:span><text:span text:style-name="T18_21">با</text:span><text:span text:style-name="T18_22"><text:s/></text:span><text:span text:style-name="T18_23">حالت</text:span><text:span text:style-name="T18_24"><text:s/></text:span><text:span text:style-name="T18_25">نوشتن</text:span><text:span text:style-name="T18_26"><text:s/></text:span><text:span text:style-name="T18_27">داده</text:span><text:span text:style-name="T18_28"><text:s/></text:span><text:span text:style-name="T18_29">قبلی</text:span><text:span text:style-name="T18_30"><text:s/></text:span><text:span text:style-name="T18_31">را</text:span><text:span text:style-name="T18_32"><text:s/></text:span><text:span text:style-name="T18_33">پاک</text:span><text:span text:style-name="T18_34"><text:s/></text:span><text:span text:style-name="T18_35">میکند</text:span><text:span text:style-name="T18_36"><text:s/></text:span><text:span text:style-name="T18_37">و</text:span><text:span text:style-name="T18_38"><text:s/></text:span><text:span text:style-name="T18_39">از</text:span><text:span text:style-name="T18_40"><text:s/></text:span><text:span text:style-name="T18_41">نو</text:span><text:span text:style-name="T18_42"><text:s/></text:span><text:span text:style-name="T18_43">شروع</text:span><text:span text:style-name="T18_44"><text:s/></text:span><text:span text:style-name="T18_45">به</text:span><text:span text:style-name="T18_46"><text:s/></text:span><text:span text:style-name="T18_47">نوشتن</text:span><text:span text:style-name="T18_48"><text:s/></text:span><text:span text:style-name="T18_49">میکند</text:span><text:span text:style-name="T18_50">؛<text:s/></text:span><text:span text:style-name="T18_51">پس</text:span><text:span text:style-name="T18_52"><text:s/></text:span><text:span text:style-name="T18_53">مراقب</text:span><text:span text:style-name="T18_54"><text:s/></text:span><text:span text:style-name="T18_55">باشید</text:span><text:span text:style-name="T18_56">!<text:s/></text:span><text:span text:style-name="T18_57">اگر</text:span><text:span text:style-name="T18_58"><text:s/></text:span><text:span text:style-name="T18_59">فایل</text:span><text:span text:style-name="T18_60"><text:s/></text:span><text:span text:style-name="T18_61">وجود</text:span><text:span text:style-name="T18_62"><text:s/></text:span><text:span text:style-name="T18_63">نداشته</text:span><text:span text:style-name="T18_64"><text:s/></text:span><text:span text:style-name="T18_65">باشد</text:span><text:span text:style-name="T18_66">،<text:s/></text:span><text:span text:style-name="T18_67">یک</text:span><text:span text:style-name="T18_68"><text:s/></text:span><text:span text:style-name="T18_69">فایل</text:span><text:span text:style-name="T18_70"><text:s/></text:span><text:span text:style-name="T18_71">جدید</text:span><text:span text:style-name="T18_72"><text:s/></text:span><text:span text:style-name="T18_73">ایجاد</text:span><text:span text:style-name="T18_74"><text:s/></text:span><text:span text:style-name="T18_75">میشود</text:span><text:span text:style-name="T18_76">.</text:span></text:p>
      <text:p text:style-name="P19"><text:span text:style-name="T19_1">open</text:span><text:span text:style-name="T19_2"><text:s/></text:span><text:span text:style-name="T19_3">یک</text:span><text:span text:style-name="T19_4"><text:s/></text:span><text:span text:style-name="T19_5">آبجکت</text:span><text:span text:style-name="T19_6"><text:s/></text:span><text:span text:style-name="T19_7">فایل</text:span><text:span text:style-name="T19_8"><text:s/></text:span><text:span text:style-name="T19_9">برمیگرداند</text:span><text:span text:style-name="T19_10"><text:s/></text:span><text:span text:style-name="T19_11">که</text:span><text:span text:style-name="T19_12"><text:s/></text:span><text:span text:style-name="T19_13">متد</text:span><text:span text:style-name="T19_14"><text:s/></text:span><text:span text:style-name="T19_15">هایی</text:span><text:span text:style-name="T19_16"><text:s/></text:span><text:span text:style-name="T19_17">برای</text:span><text:span text:style-name="T19_18"><text:s/></text:span><text:span text:style-name="T19_19">کار</text:span><text:span text:style-name="T19_20"><text:s/></text:span><text:span text:style-name="T19_21">با</text:span><text:span text:style-name="T19_22"><text:s/></text:span><text:span text:style-name="T19_23">فایل</text:span><text:span text:style-name="T19_24"><text:s/></text:span><text:span text:style-name="T19_25">فراهم</text:span><text:span text:style-name="T19_26"><text:s/></text:span><text:span text:style-name="T19_27">میکند</text:span><text:span text:style-name="T19_28">.<text:s/></text:span><text:span text:style-name="T19_29">متد</text:span><text:span text:style-name="T19_30"><text:s/></text:span><text:span text:style-name="T19_31">write</text:span><text:span text:style-name="T19_32"><text:s/></text:span><text:span text:style-name="T19_33">داده</text:span><text:span text:style-name="T19_34"><text:s/></text:span><text:span text:style-name="T19_35">ها</text:span><text:span text:style-name="T19_36"><text:s/></text:span><text:span text:style-name="T19_37">را</text:span><text:span text:style-name="T19_38"><text:s/></text:span><text:span text:style-name="T19_39">درون</text:span><text:span text:style-name="T19_40"><text:s/></text:span><text:span text:style-name="T19_41">فایل</text:span><text:span text:style-name="T19_42"><text:s/></text:span><text:span text:style-name="T19_43">مینویسد</text:span><text:span text:style-name="T19_44">:</text:span></text:p>
      <text:p text:style-name="P20"><text:span text:style-name="T20_1">&gt;&gt;&gt;<text:s/></text:span><text:span text:style-name="T20_2">line</text:span><text:span text:style-name="T20_3">1<text:s/>=<text:s/>"</text:span><text:span text:style-name="T20_4">This</text:span><text:span text:style-name="T20_5"><text:s/></text:span><text:span text:style-name="T20_6">here</text:span><text:span text:style-name="T20_7">'</text:span><text:span text:style-name="T20_8">s</text:span><text:span text:style-name="T20_9"><text:s/></text:span><text:span text:style-name="T20_10">the</text:span><text:span text:style-name="T20_11"><text:s/></text:span><text:span text:style-name="T20_12">wattle</text:span><text:span text:style-name="T20_13">,\</text:span><text:span text:style-name="T20_14">n</text:span><text:span text:style-name="T20_15">"</text:span></text:p>
      <text:p text:style-name="P21"><text:span text:style-name="T21_1">&gt;&gt;&gt;<text:s/></text:span><text:span text:style-name="T21_2">fout</text:span><text:span text:style-name="T21_3">.</text:span><text:span text:style-name="T21_4">write</text:span><text:span text:style-name="T21_5">(</text:span><text:span text:style-name="T21_6">line</text:span><text:span text:style-name="T21_7">1)</text:span></text:p>
      <text:p text:style-name="P22"><text:span text:style-name="T22_1">24</text:span></text:p>
      <text:p text:style-name="P23"><text:span text:style-name="T23_1">مقدار</text:span><text:span text:style-name="T23_2"><text:s/></text:span><text:span text:style-name="T23_3">بازگشتی</text:span><text:span text:style-name="T23_4"><text:s/></text:span><text:span text:style-name="T23_5">عدد</text:span><text:span text:style-name="T23_6"><text:s/></text:span><text:span text:style-name="T23_7">کاراکتر</text:span><text:span text:style-name="T23_8"><text:s/></text:span><text:span text:style-name="T23_9">وارد</text:span><text:span text:style-name="T23_10"><text:s/></text:span><text:span text:style-name="T23_11">شده</text:span><text:span text:style-name="T23_12"><text:s/></text:span><text:span text:style-name="T23_13">است</text:span><text:span text:style-name="T23_14">.<text:s/></text:span><text:span text:style-name="T23_15">آبجکت</text:span><text:span text:style-name="T23_16"><text:s/></text:span><text:span text:style-name="T23_17">فایل</text:span><text:span text:style-name="T23_18"><text:s/></text:span><text:span text:style-name="T23_19">میداند</text:span><text:span text:style-name="T23_20"><text:s/></text:span><text:span text:style-name="T23_21">که</text:span><text:span text:style-name="T23_22"><text:s/></text:span><text:span text:style-name="T23_23">هم</text:span><text:span text:style-name="T23_24"><text:s/></text:span><text:span text:style-name="T23_25">اکنون</text:span><text:span text:style-name="T23_26"><text:s/></text:span><text:span text:style-name="T23_27">در</text:span><text:span text:style-name="T23_28"><text:s/></text:span><text:span text:style-name="T23_29">کجا</text:span><text:span text:style-name="T23_30"><text:s/></text:span><text:span text:style-name="T23_31">قرار</text:span><text:span text:style-name="T23_32"><text:s/></text:span><text:span text:style-name="T23_33">دارد</text:span><text:span text:style-name="T23_34">،<text:s/></text:span><text:span text:style-name="T23_35">پس</text:span><text:span text:style-name="T23_36"><text:s/></text:span><text:span text:style-name="T23_37">اگر</text:span><text:span text:style-name="T23_38"><text:s/></text:span><text:span text:style-name="T23_39">دوباره</text:span><text:span text:style-name="T23_40"><text:s/></text:span><text:span text:style-name="T23_41">متد</text:span><text:span text:style-name="T23_42"><text:s/></text:span><text:span text:style-name="T23_43">write</text:span><text:span text:style-name="T23_44"><text:s/></text:span><text:span text:style-name="T23_45">را</text:span><text:span text:style-name="T23_46"><text:s/></text:span><text:span text:style-name="T23_47">صدا</text:span><text:span text:style-name="T23_48"><text:s/></text:span><text:span text:style-name="T23_49">بزنید</text:span><text:span text:style-name="T23_50"><text:s/>،<text:s/></text:span><text:span text:style-name="T23_51">آن</text:span><text:span text:style-name="T23_52"><text:s/></text:span><text:span text:style-name="T23_53">متد</text:span><text:span text:style-name="T23_54"><text:s/></text:span><text:span text:style-name="T23_55">داده</text:span><text:span text:style-name="T23_56"><text:s/></text:span><text:span text:style-name="T23_57">های</text:span><text:span text:style-name="T23_58"><text:s/></text:span><text:span text:style-name="T23_59">جدید</text:span><text:span text:style-name="T23_60"><text:s/></text:span><text:span text:style-name="T23_61">را</text:span><text:span text:style-name="T23_62"><text:s/></text:span><text:span text:style-name="T23_63">به</text:span><text:span text:style-name="T23_64"><text:s/></text:span><text:span text:style-name="T23_65">انتهای</text:span><text:span text:style-name="T23_66"><text:s/></text:span><text:span text:style-name="T23_67">فایل</text:span><text:span text:style-name="T23_68"><text:s/></text:span><text:span text:style-name="T23_69">اضافه</text:span><text:span text:style-name="T23_70"><text:s/></text:span><text:span text:style-name="T23_71">خواهد</text:span><text:span text:style-name="T23_72"><text:s/></text:span><text:span text:style-name="T23_73">کرد</text:span><text:span text:style-name="T23_74">.</text:span></text:p>
      <text:p text:style-name="P24"><text:span text:style-name="T24_1">&gt;&gt;&gt;<text:s/></text:span><text:span text:style-name="T24_2">line</text:span><text:span text:style-name="T24_3">2<text:s/>=<text:s/>"</text:span><text:span text:style-name="T24_4">the</text:span><text:span text:style-name="T24_5"><text:s/></text:span><text:span text:style-name="T24_6">emblem</text:span><text:span text:style-name="T24_7"><text:s/></text:span><text:span text:style-name="T24_8">of</text:span><text:span text:style-name="T24_9"><text:s/></text:span><text:span text:style-name="T24_10">our</text:span><text:span text:style-name="T24_11"><text:s/></text:span><text:span text:style-name="T24_12">land</text:span><text:span text:style-name="T24_13">.\</text:span><text:span text:style-name="T24_14">n</text:span><text:span text:style-name="T24_15">"</text:span></text:p>
      <text:p text:style-name="P25"><text:span text:style-name="T25_1">&gt;&gt;&gt;<text:s/></text:span><text:span text:style-name="T25_2">fout</text:span><text:span text:style-name="T25_3">.</text:span><text:span text:style-name="T25_4">write</text:span><text:span text:style-name="T25_5">(</text:span><text:span text:style-name="T25_6">line</text:span><text:span text:style-name="T25_7">2)</text:span></text:p>
      <text:p text:style-name="P26"><text:span text:style-name="T26_1">24</text:span></text:p>
      <text:p text:style-name="P27"><text:span text:style-name="T27_1">وقتی</text:span><text:span text:style-name="T27_2"><text:s/></text:span><text:span text:style-name="T27_3">کار</text:span><text:span text:style-name="T27_4"><text:s/></text:span><text:span text:style-name="T27_5">نوشتن</text:span><text:span text:style-name="T27_6"><text:s/></text:span><text:span text:style-name="T27_7">شما</text:span><text:span text:style-name="T27_8"><text:s/></text:span><text:span text:style-name="T27_9">به</text:span><text:span text:style-name="T27_10"><text:s/></text:span><text:span text:style-name="T27_11">اتمام</text:span><text:span text:style-name="T27_12"><text:s/></text:span><text:span text:style-name="T27_13">رسید</text:span><text:span text:style-name="T27_14"><text:s/>،<text:s/></text:span><text:span text:style-name="T27_15">شما</text:span><text:span text:style-name="T27_16"><text:s/></text:span><text:span text:style-name="T27_17">باید</text:span><text:span text:style-name="T27_18"><text:s/></text:span><text:span text:style-name="T27_19">فایل</text:span><text:span text:style-name="T27_20"><text:s/></text:span><text:span text:style-name="T27_21">را</text:span><text:span text:style-name="T27_22"><text:s/></text:span><text:span text:style-name="T27_23">ببندید</text:span><text:span text:style-name="T27_24">.</text:span></text:p>
      <text:p text:style-name="P28"><text:span text:style-name="T28_1">&gt;&gt;&gt;<text:s/></text:span><text:span text:style-name="T28_2">fout</text:span><text:span text:style-name="T28_3">.</text:span><text:span text:style-name="T28_4">close</text:span><text:span text:style-name="T28_5">()</text:span></text:p>
      <text:p text:style-name="P29"><text:span text:style-name="T29_1">اگر</text:span><text:span text:style-name="T29_2"><text:s/></text:span><text:span text:style-name="T29_3">شما</text:span><text:span text:style-name="T29_4"><text:s/></text:span><text:span text:style-name="T29_5">فایل</text:span><text:span text:style-name="T29_6"><text:s/></text:span><text:span text:style-name="T29_7">را</text:span><text:span text:style-name="T29_8"><text:s/></text:span><text:span text:style-name="T29_9">نبندید</text:span><text:span text:style-name="T29_10">،<text:s/></text:span><text:span text:style-name="T29_11">خود</text:span><text:span text:style-name="T29_12"><text:s/></text:span><text:span text:style-name="T29_13">در</text:span><text:span text:style-name="T29_14"><text:s/></text:span><text:span text:style-name="T29_15">پایان</text:span><text:span text:style-name="T29_16"><text:s/></text:span><text:span text:style-name="T29_17">برنامه</text:span><text:span text:style-name="T29_18"><text:s/></text:span><text:span text:style-name="T29_19">بسته</text:span><text:span text:style-name="T29_20"><text:s/></text:span><text:span text:style-name="T29_21">میشود</text:span><text:span text:style-name="T29_22">.</text:span></text:p>
      <text:p text:style-name="P30"/>
      <text:p text:style-name="P31"><text:span text:style-name="T31_1">۱۴.۳<text:s/></text:span><text:span text:style-name="T31_2">عملگر</text:span><text:span text:style-name="T31_3"><text:s/></text:span><text:span text:style-name="T31_4">فرمت</text:span></text:p>
      <text:p text:style-name="P32"><text:span text:style-name="T32_1">آرگومان</text:span><text:span text:style-name="T32_2"><text:s/></text:span><text:span text:style-name="T32_3">write</text:span><text:span text:style-name="T32_4"><text:s/></text:span><text:span text:style-name="T32_5">باید</text:span><text:span text:style-name="T32_6"><text:s/></text:span><text:span text:style-name="T32_7">یک</text:span><text:span text:style-name="T32_8"><text:s/></text:span><text:span text:style-name="T32_9">رشته</text:span><text:span text:style-name="T32_10"><text:s/></text:span><text:span text:style-name="T32_11">باشد</text:span><text:span text:style-name="T32_12"><text:s/>،<text:s/></text:span><text:span text:style-name="T32_13">پس</text:span><text:span text:style-name="T32_14"><text:s/></text:span><text:span text:style-name="T32_15">اگر</text:span><text:span text:style-name="T32_16"><text:s/></text:span><text:span text:style-name="T32_17">بخواهیم</text:span><text:span text:style-name="T32_18"><text:s/></text:span><text:span text:style-name="T32_19">مقادیر</text:span><text:span text:style-name="T32_20"><text:s/></text:span><text:span text:style-name="T32_21">دیگری</text:span><text:span text:style-name="T32_22"><text:s/></text:span><text:span text:style-name="T32_23">را</text:span><text:span text:style-name="T32_24"><text:s/></text:span><text:span text:style-name="T32_25">در</text:span><text:span text:style-name="T32_26"><text:s/></text:span><text:span text:style-name="T32_27">فایل</text:span><text:span text:style-name="T32_28"><text:s/></text:span><text:span text:style-name="T32_29">قرار</text:span><text:span text:style-name="T32_30"><text:s/></text:span><text:span text:style-name="T32_31">دهیم</text:span><text:span text:style-name="T32_32"><text:s/>،<text:s/></text:span><text:span text:style-name="T32_33">باید</text:span><text:span text:style-name="T32_34"><text:s/></text:span><text:span text:style-name="T32_35">آنها</text:span><text:span text:style-name="T32_36"><text:s/></text:span><text:span text:style-name="T32_37">را</text:span><text:span text:style-name="T32_38"><text:s/></text:span><text:span text:style-name="T32_39">به</text:span><text:span text:style-name="T32_40"><text:s/></text:span><text:span text:style-name="T32_41">رشته</text:span><text:span text:style-name="T32_42"><text:s/></text:span><text:span text:style-name="T32_43">تغییر</text:span><text:span text:style-name="T32_44"><text:s/></text:span><text:span text:style-name="T32_45">دهیم</text:span><text:span text:style-name="T32_46">.<text:s/></text:span><text:span text:style-name="T32_47">راحتترین</text:span><text:span text:style-name="T32_48"><text:s/></text:span><text:span text:style-name="T32_49">راه</text:span><text:span text:style-name="T32_50"><text:s/></text:span><text:span text:style-name="T32_51">برای</text:span><text:span text:style-name="T32_52"><text:s/></text:span><text:span text:style-name="T32_53">انجام</text:span><text:span text:style-name="T32_54"><text:s/></text:span><text:span text:style-name="T32_55">این</text:span><text:span text:style-name="T32_56"><text:s/></text:span><text:span text:style-name="T32_57">کار</text:span><text:span text:style-name="T32_58"><text:s/></text:span><text:span text:style-name="T32_59">با</text:span><text:span text:style-name="T32_60"><text:s/></text:span><text:span text:style-name="T32_61">دستور</text:span><text:span text:style-name="T32_62"><text:s/></text:span><text:span text:style-name="T32_63">str</text:span><text:span text:style-name="T32_64"><text:s/></text:span><text:span text:style-name="T32_65">میباشد</text:span><text:span text:style-name="T32_66">:</text:span></text:p>
      <text:p text:style-name="P33"><text:span text:style-name="T33_1">&gt;&gt;&gt;<text:s/></text:span><text:span text:style-name="T33_2">x</text:span><text:span text:style-name="T33_3"><text:s/>=<text:s/>52</text:span></text:p>
      <text:p text:style-name="P34"><text:span text:style-name="T34_1">&gt;&gt;&gt;<text:s/></text:span><text:span text:style-name="T34_2">fout</text:span><text:span text:style-name="T34_3">.</text:span><text:span text:style-name="T34_4">write</text:span><text:span text:style-name="T34_5">(</text:span><text:span text:style-name="T34_6">str</text:span><text:span text:style-name="T34_7">(</text:span><text:span text:style-name="T34_8">x</text:span><text:span text:style-name="T34_9">))</text:span></text:p>
      <text:p text:style-name="P35"/>
      <text:p text:style-name="P36"><text:span text:style-name="T36_1">یک</text:span><text:span text:style-name="T36_2"><text:s/></text:span><text:span text:style-name="T36_3">جایگزین</text:span><text:span text:style-name="T36_4"><text:s/></text:span><text:span text:style-name="T36_5">استفاده</text:span><text:span text:style-name="T36_6"><text:s/></text:span><text:span text:style-name="T36_7">از</text:span><text:span text:style-name="T36_8"><text:s/></text:span><text:span text:style-name="T36_9">عملگر</text:span><text:span text:style-name="T36_10"><text:s/></text:span><text:span text:style-name="T36_11">فرمت</text:span><text:span text:style-name="T36_12"><text:s/>(%)<text:s/></text:span><text:span text:style-name="T36_13">است</text:span><text:span text:style-name="T36_14">.<text:s/></text:span><text:span text:style-name="T36_15">وقتی</text:span><text:span text:style-name="T36_16"><text:s/></text:span><text:span text:style-name="T36_17">این</text:span><text:span text:style-name="T36_18"><text:s/></text:span><text:span text:style-name="T36_19">اپراتور</text:span><text:span text:style-name="T36_20"><text:s/></text:span><text:span text:style-name="T36_21">روی</text:span><text:span text:style-name="T36_22"><text:s/></text:span><text:span text:style-name="T36_23">اعداد</text:span><text:span text:style-name="T36_24"><text:s/></text:span><text:span text:style-name="T36_25">صحیح</text:span><text:span text:style-name="T36_26"><text:s/></text:span><text:span text:style-name="T36_27">اعمال</text:span><text:span text:style-name="T36_28"><text:s/></text:span><text:span text:style-name="T36_29">شود</text:span><text:span text:style-name="T36_30">،<text:s text:c="2"/>%<text:s/></text:span><text:span text:style-name="T36_31">اپراتور</text:span><text:span text:style-name="T36_32"><text:s/></text:span><text:span text:style-name="T36_33">پیمانه</text:span><text:span text:style-name="T36_34"><text:s/>[</text:span><text:span text:style-name="T36_35">باقیمانده</text:span><text:span text:style-name="T36_36">]<text:s/></text:span><text:span text:style-name="T36_37">است</text:span><text:span text:style-name="T36_38">.<text:s/></text:span><text:span text:style-name="T36_39">اما</text:span><text:span text:style-name="T36_40"><text:s/></text:span><text:span text:style-name="T36_41">وقتی</text:span><text:span text:style-name="T36_42"><text:s/></text:span><text:span text:style-name="T36_43">اولین</text:span><text:span text:style-name="T36_44"><text:s/></text:span><text:span text:style-name="T36_45">عملوند</text:span><text:span text:style-name="T36_46"><text:s/></text:span><text:span text:style-name="T36_47">رشته</text:span><text:span text:style-name="T36_48"><text:s/></text:span><text:span text:style-name="T36_49">باشد</text:span><text:span text:style-name="T36_50"><text:s/>،<text:s/>%<text:s/></text:span><text:span text:style-name="T36_51">اپراتور</text:span><text:span text:style-name="T36_52"><text:s/></text:span><text:span text:style-name="T36_53">فرمت</text:span><text:span text:style-name="T36_54"><text:s/></text:span><text:span text:style-name="T36_55">است</text:span><text:span text:style-name="T36_56">.</text:span></text:p>
      <text:p text:style-name="P37"><text:span text:style-name="T37_1">اولین</text:span><text:span text:style-name="T37_2"><text:s/></text:span><text:span text:style-name="T37_3">عملوند</text:span><text:span text:style-name="T37_4"><text:s/></text:span><text:span text:style-name="T37_5">رشته</text:span><text:span text:style-name="T37_6"><text:s/></text:span><text:span text:style-name="T37_7">فرمت</text:span><text:span text:style-name="T37_8"><text:s/></text:span><text:span text:style-name="T37_9">است</text:span><text:span text:style-name="T37_10">،<text:s/></text:span><text:span text:style-name="T37_11">که</text:span><text:span text:style-name="T37_12"><text:s/></text:span><text:span text:style-name="T37_13">دربردارنده</text:span><text:span text:style-name="T37_14"><text:s/></text:span><text:span text:style-name="T37_15">ی</text:span><text:span text:style-name="T37_16"><text:s/></text:span><text:span text:style-name="T37_17">یک</text:span><text:span text:style-name="T37_18"><text:s/></text:span><text:span text:style-name="T37_19">یا</text:span><text:span text:style-name="T37_20"><text:s/></text:span><text:span text:style-name="T37_21">بیشتر</text:span><text:span text:style-name="T37_22"><text:s/></text:span><text:span text:style-name="T37_23">دنباله</text:span><text:span text:style-name="T37_24"><text:s/></text:span><text:span text:style-name="T37_25">ی</text:span><text:span text:style-name="T37_26"><text:s/></text:span><text:span text:style-name="T37_27">فرمت</text:span><text:span text:style-name="T37_28"><text:s/></text:span><text:span text:style-name="T37_29">است</text:span><text:span text:style-name="T37_30">،<text:s/></text:span><text:span text:style-name="T37_31">و</text:span><text:span text:style-name="T37_32"><text:s/></text:span><text:span text:style-name="T37_33">چگونگی</text:span><text:span text:style-name="T37_34"><text:s/></text:span><text:span text:style-name="T37_35">فرمت</text:span><text:span text:style-name="T37_36"><text:s/></text:span><text:span text:style-name="T37_37">عملوند</text:span><text:span text:style-name="T37_38"><text:s/></text:span><text:span text:style-name="T37_39">دوم</text:span><text:span text:style-name="T37_40"><text:s/></text:span><text:span text:style-name="T37_41">را</text:span><text:span text:style-name="T37_42"><text:s/></text:span><text:span text:style-name="T37_43">مشخص</text:span><text:span text:style-name="T37_44"><text:s/></text:span><text:span text:style-name="T37_45">میکند</text:span><text:span text:style-name="T37_46">.</text:span></text:p>
      <text:p text:style-name="P38"><text:span text:style-name="T38_1">برای</text:span><text:span text:style-name="T38_2"><text:s/></text:span><text:span text:style-name="T38_3">مثال</text:span><text:span text:style-name="T38_4"><text:s/>،<text:s/></text:span><text:span text:style-name="T38_5">دنباله</text:span><text:span text:style-name="T38_6"><text:s/></text:span><text:span text:style-name="T38_7">ی</text:span><text:span text:style-name="T38_8"><text:s/></text:span><text:span text:style-name="T38_9">فرمت</text:span><text:span text:style-name="T38_10"><text:s/>‘</text:span><text:span text:style-name="T38_11">d</text:span><text:span text:style-name="T38_12">%’<text:s/></text:span><text:span text:style-name="T38_13">به</text:span><text:span text:style-name="T38_14"><text:s/></text:span><text:span text:style-name="T38_15">معنی</text:span><text:span text:style-name="T38_16"><text:s/></text:span><text:span text:style-name="T38_17">این</text:span><text:span text:style-name="T38_18"><text:s/></text:span><text:span text:style-name="T38_19">است</text:span><text:span text:style-name="T38_20"><text:s/></text:span><text:span text:style-name="T38_21">که</text:span><text:span text:style-name="T38_22"><text:s/></text:span><text:span text:style-name="T38_23">عملوند</text:span><text:span text:style-name="T38_24"><text:s/></text:span><text:span text:style-name="T38_25">دوم</text:span><text:span text:style-name="T38_26"><text:s/></text:span><text:span text:style-name="T38_27">باید</text:span><text:span text:style-name="T38_28"><text:s/></text:span><text:span text:style-name="T38_29">به</text:span><text:span text:style-name="T38_30"><text:s/></text:span><text:span text:style-name="T38_31">شکل</text:span><text:span text:style-name="T38_32"><text:s/></text:span><text:span text:style-name="T38_33">عدد</text:span><text:span text:style-name="T38_34"><text:s/></text:span><text:span text:style-name="T38_35">صحیح</text:span><text:span text:style-name="T38_36"><text:s/></text:span><text:span text:style-name="T38_37">دهدهی</text:span><text:span text:style-name="T38_38"><text:s/></text:span><text:span text:style-name="T38_39">فرمت</text:span><text:span text:style-name="T38_40"><text:s/></text:span><text:span text:style-name="T38_41">شود</text:span><text:span text:style-name="T38_42">.</text:span></text:p>
      <text:p text:style-name="P39"><text:span text:style-name="T39_1">&gt;&gt;&gt;<text:s/></text:span><text:span text:style-name="T39_2">camels</text:span><text:span text:style-name="T39_3"><text:s/>=<text:s/>42</text:span></text:p>
      <text:p text:style-name="P40"><text:span text:style-name="T40_1">&gt;&gt;&gt;<text:s/>'%</text:span><text:span text:style-name="T40_2">d</text:span><text:span text:style-name="T40_3">'<text:s/>%<text:s/></text:span><text:span text:style-name="T40_4">camels</text:span></text:p>
      <text:p text:style-name="P41"><text:span text:style-name="T41_1">'42'</text:span></text:p>
      <text:p text:style-name="P42"><text:span text:style-name="T42_1">نتیجه</text:span><text:span text:style-name="T42_2"><text:s/></text:span><text:span text:style-name="T42_3">رشته</text:span><text:span text:style-name="T42_4"><text:s/>‘42’<text:s/></text:span><text:span text:style-name="T42_5">که</text:span><text:span text:style-name="T42_6"><text:s/></text:span><text:span text:style-name="T42_7">نباید</text:span><text:span text:style-name="T42_8"><text:s/></text:span><text:span text:style-name="T42_9">با</text:span><text:span text:style-name="T42_10"><text:s/></text:span><text:span text:style-name="T42_11">عدد</text:span><text:span text:style-name="T42_12"><text:s/></text:span><text:span text:style-name="T42_13">صحیحی</text:span><text:span text:style-name="T42_14"><text:s/></text:span><text:span text:style-name="T42_15">با</text:span><text:span text:style-name="T42_16"><text:s/></text:span><text:span text:style-name="T42_17">مقدار</text:span><text:span text:style-name="T42_18"><text:s/>۴۲<text:s/></text:span><text:span text:style-name="T42_19">اشتباه</text:span><text:span text:style-name="T42_20"><text:s/></text:span><text:span text:style-name="T42_21">گرفته</text:span><text:span text:style-name="T42_22"><text:s/></text:span><text:span text:style-name="T42_23">شود</text:span><text:span text:style-name="T42_24">.</text:span></text:p>
      <text:p text:style-name="P43"><text:span text:style-name="T43_1">یک</text:span><text:span text:style-name="T43_2"><text:s/></text:span><text:span text:style-name="T43_3">دنباله</text:span><text:span text:style-name="T43_4"><text:s/></text:span><text:span text:style-name="T43_5">فرمت</text:span><text:span text:style-name="T43_6"><text:s/></text:span><text:span text:style-name="T43_7">میتواند</text:span><text:span text:style-name="T43_8"><text:s/></text:span><text:span text:style-name="T43_9">هر</text:span><text:span text:style-name="T43_10"><text:s/></text:span><text:span text:style-name="T43_11">جایی</text:span><text:span text:style-name="T43_12"><text:s/></text:span><text:span text:style-name="T43_13">در</text:span><text:span text:style-name="T43_14"><text:s/></text:span><text:span text:style-name="T43_15">زشته</text:span><text:span text:style-name="T43_16"><text:s/></text:span><text:span text:style-name="T43_17">ظاهر</text:span><text:span text:style-name="T43_18"><text:s/></text:span><text:span text:style-name="T43_19">شود</text:span><text:span text:style-name="T43_20">،<text:s/></text:span><text:span text:style-name="T43_21">بنابر</text:span><text:span text:style-name="T43_22"><text:s/></text:span><text:span text:style-name="T43_23">این</text:span><text:span text:style-name="T43_24"><text:s/></text:span><text:span text:style-name="T43_25">شما</text:span><text:span text:style-name="T43_26"><text:s/></text:span><text:span text:style-name="T43_27">میتوانید</text:span><text:span text:style-name="T43_28"><text:s/></text:span><text:span text:style-name="T43_29">یک</text:span><text:span text:style-name="T43_30"><text:s/></text:span><text:span text:style-name="T43_31">مقدار</text:span><text:span text:style-name="T43_32"><text:s/></text:span><text:span text:style-name="T43_33">را</text:span><text:span text:style-name="T43_34"><text:s/></text:span><text:span text:style-name="T43_35">درون</text:span><text:span text:style-name="T43_36"><text:s/></text:span><text:span text:style-name="T43_37">یک</text:span><text:span text:style-name="T43_38"><text:s/></text:span><text:span text:style-name="T43_39">رشته</text:span><text:span text:style-name="T43_40"><text:s/></text:span><text:span text:style-name="T43_41">قرار</text:span><text:span text:style-name="T43_42"><text:s/></text:span><text:span text:style-name="T43_43">دهید</text:span><text:span text:style-name="T43_44">:</text:span></text:p>
      <text:p text:style-name="P44"><text:span text:style-name="T44_1">&gt;&gt;&gt;<text:s/>'</text:span><text:span text:style-name="T44_2">I</text:span><text:span text:style-name="T44_3"><text:s/></text:span><text:span text:style-name="T44_4">have</text:span><text:span text:style-name="T44_5"><text:s/></text:span><text:span text:style-name="T44_6">spotted</text:span><text:span text:style-name="T44_7"><text:s/>%</text:span><text:span text:style-name="T44_8">d</text:span><text:span text:style-name="T44_9"><text:s/></text:span><text:span text:style-name="T44_10">camels</text:span><text:span text:style-name="T44_11">.'<text:s/>%<text:s/></text:span><text:span text:style-name="T44_12">camels</text:span></text:p>
      <text:p text:style-name="P45"><text:span text:style-name="T45_1">'</text:span><text:span text:style-name="T45_2">I</text:span><text:span text:style-name="T45_3"><text:s/></text:span><text:span text:style-name="T45_4">have</text:span><text:span text:style-name="T45_5"><text:s/></text:span><text:span text:style-name="T45_6">spotted</text:span><text:span text:style-name="T45_7"><text:s/>42<text:s/></text:span><text:span text:style-name="T45_8">camels</text:span><text:span text:style-name="T45_9">.'</text:span></text:p>
      <text:p text:style-name="P46"/>
      <text:p text:style-name="P47"><text:span text:style-name="T47_1">اگر</text:span><text:span text:style-name="T47_2"><text:s/></text:span><text:span text:style-name="T47_3">بیش</text:span><text:span text:style-name="T47_4"><text:s/></text:span><text:span text:style-name="T47_5">از</text:span><text:span text:style-name="T47_6"><text:s/></text:span><text:span text:style-name="T47_7">یک</text:span><text:span text:style-name="T47_8"><text:s/></text:span><text:span text:style-name="T47_9">دنباله</text:span><text:span text:style-name="T47_10"><text:s/></text:span><text:span text:style-name="T47_11">فرمت</text:span><text:span text:style-name="T47_12"><text:s/></text:span><text:span text:style-name="T47_13">در</text:span><text:span text:style-name="T47_14"><text:s/></text:span><text:span text:style-name="T47_15">یک</text:span><text:span text:style-name="T47_16"><text:s/></text:span><text:span text:style-name="T47_17">رشته</text:span><text:span text:style-name="T47_18"><text:s/></text:span><text:span text:style-name="T47_19">وجود</text:span><text:span text:style-name="T47_20"><text:s/></text:span><text:span text:style-name="T47_21">داشته</text:span><text:span text:style-name="T47_22"><text:s/></text:span><text:span text:style-name="T47_23">باشد</text:span><text:span text:style-name="T47_24">،<text:s/></text:span><text:span text:style-name="T47_25">دومین</text:span><text:span text:style-name="T47_26"><text:s/></text:span><text:span text:style-name="T47_27">آرگومان</text:span><text:span text:style-name="T47_28"><text:s/></text:span><text:span text:style-name="T47_29">باید</text:span><text:span text:style-name="T47_30"><text:s/></text:span><text:span text:style-name="T47_31">یک</text:span><text:span text:style-name="T47_32"><text:s/></text:span><text:span text:style-name="T47_33">چندتایی</text:span><text:span text:style-name="T47_34"><text:s/></text:span><text:span text:style-name="T47_35">باشد</text:span><text:span text:style-name="T47_36">.<text:s/></text:span><text:span text:style-name="T47_37">هر</text:span><text:span text:style-name="T47_38"><text:s/></text:span><text:span text:style-name="T47_39">دنباله</text:span><text:span text:style-name="T47_40"><text:s/></text:span><text:span text:style-name="T47_41">فرمت</text:span><text:span text:style-name="T47_42"><text:s/></text:span><text:span text:style-name="T47_43">باید</text:span><text:span text:style-name="T47_44"><text:s/></text:span><text:span text:style-name="T47_45">به</text:span><text:span text:style-name="T47_46"><text:s/></text:span><text:span text:style-name="T47_47">ترتیب</text:span><text:span text:style-name="T47_48"><text:s/></text:span><text:span text:style-name="T47_49">با</text:span><text:span text:style-name="T47_50"><text:s/></text:span><text:span text:style-name="T47_51">یکی</text:span><text:span text:style-name="T47_52"><text:s/></text:span><text:span text:style-name="T47_53">از</text:span><text:span text:style-name="T47_54"><text:s/></text:span><text:span text:style-name="T47_55">اعضای</text:span><text:span text:style-name="T47_56"><text:s/></text:span><text:span text:style-name="T47_57">چندتایی</text:span><text:span text:style-name="T47_58"><text:s/></text:span><text:span text:style-name="T47_59">سازگار</text:span><text:span text:style-name="T47_60"><text:s/></text:span><text:span text:style-name="T47_61">شود</text:span><text:span text:style-name="T47_62">.</text:span></text:p>
      <text:p text:style-name="P48"><text:span text:style-name="T48_1">مثالی</text:span><text:span text:style-name="T48_2"><text:s/></text:span><text:span text:style-name="T48_3">بعد</text:span><text:span text:style-name="T48_4"><text:s/></text:span><text:span text:style-name="T48_5">از</text:span><text:span text:style-name="T48_6"><text:s/>‘</text:span><text:span text:style-name="T48_7">d</text:span><text:span text:style-name="T48_8">%’<text:s/></text:span><text:span text:style-name="T48_9">برای</text:span><text:span text:style-name="T48_10"><text:s/></text:span><text:span text:style-name="T48_11">فرمت</text:span><text:span text:style-name="T48_12"><text:s/></text:span><text:span text:style-name="T48_13">یک</text:span><text:span text:style-name="T48_14"><text:s/></text:span><text:span text:style-name="T48_15">عدد</text:span><text:span text:style-name="T48_16"><text:s/></text:span><text:span text:style-name="T48_17">صحیح</text:span><text:span text:style-name="T48_18">،<text:s/></text:span><text:span text:style-name="T48_19">از</text:span><text:span text:style-name="T48_20"><text:s/>‘</text:span><text:span text:style-name="T48_21">g</text:span><text:span text:style-name="T48_22">%’<text:s/></text:span><text:span text:style-name="T48_23">برای</text:span><text:span text:style-name="T48_24"><text:s/></text:span><text:span text:style-name="T48_25">فرمت</text:span><text:span text:style-name="T48_26"><text:s/></text:span><text:span text:style-name="T48_27">یک</text:span><text:span text:style-name="T48_28"><text:s/></text:span><text:span text:style-name="T48_29">عدد</text:span><text:span text:style-name="T48_30"><text:s/></text:span><text:span text:style-name="T48_31">اعشاری</text:span><text:span text:style-name="T48_32">،<text:s/></text:span><text:span text:style-name="T48_33">و</text:span><text:span text:style-name="T48_34"><text:s/></text:span><text:span text:style-name="T48_35">از</text:span><text:span text:style-name="T48_36"><text:s/>‘</text:span><text:span text:style-name="T48_37">s</text:span><text:span text:style-name="T48_38">%’<text:s/></text:span><text:span text:style-name="T48_39">برای</text:span><text:span text:style-name="T48_40"><text:s/></text:span><text:span text:style-name="T48_41">فرمت</text:span><text:span text:style-name="T48_42"><text:s/></text:span><text:span text:style-name="T48_43">یک</text:span><text:span text:style-name="T48_44"><text:s/></text:span><text:span text:style-name="T48_45">رشته</text:span><text:span text:style-name="T48_46"><text:s/></text:span><text:span text:style-name="T48_47">استفاده</text:span><text:span text:style-name="T48_48"><text:s/></text:span><text:span text:style-name="T48_49">میکند</text:span><text:span text:style-name="T48_50">:</text:span></text:p>
      <text:p text:style-name="P49"><text:span text:style-name="T49_1">&gt;&gt;&gt;<text:s/>'</text:span><text:span text:style-name="T49_2">In</text:span><text:span text:style-name="T49_3"><text:s/>%</text:span><text:span text:style-name="T49_4">d</text:span><text:span text:style-name="T49_5"><text:s/></text:span><text:span text:style-name="T49_6">years</text:span><text:span text:style-name="T49_7"><text:s/></text:span><text:span text:style-name="T49_8">I</text:span><text:span text:style-name="T49_9"><text:s/></text:span><text:span text:style-name="T49_10">have</text:span><text:span text:style-name="T49_11"><text:s/></text:span><text:span text:style-name="T49_12">spotted</text:span><text:span text:style-name="T49_13"><text:s/>%</text:span><text:span text:style-name="T49_14">g</text:span><text:span text:style-name="T49_15"><text:s/>%</text:span><text:span text:style-name="T49_16">s</text:span><text:span text:style-name="T49_17">.'<text:s/>%<text:s/>(3,<text:s/>0.1,<text:s/>'</text:span><text:span text:style-name="T49_18">camels</text:span><text:span text:style-name="T49_19">')</text:span></text:p>
      <text:p text:style-name="P50"><text:span text:style-name="T50_1">'</text:span><text:span text:style-name="T50_2">In</text:span><text:span text:style-name="T50_3"><text:s/>3<text:s/></text:span><text:span text:style-name="T50_4">years</text:span><text:span text:style-name="T50_5"><text:s/></text:span><text:span text:style-name="T50_6">I</text:span><text:span text:style-name="T50_7"><text:s/></text:span><text:span text:style-name="T50_8">have</text:span><text:span text:style-name="T50_9"><text:s/></text:span><text:span text:style-name="T50_10">spotted</text:span><text:span text:style-name="T50_11"><text:s/>0.1<text:s/></text:span><text:span text:style-name="T50_12">camels</text:span><text:span text:style-name="T50_13">.'</text:span></text:p>
      <text:p text:style-name="P51"/>
      <text:p text:style-name="P52"><text:span text:style-name="T52_1">تعداد</text:span><text:span text:style-name="T52_2"><text:s/></text:span><text:span text:style-name="T52_3">عناصر</text:span><text:span text:style-name="T52_4"><text:s/></text:span><text:span text:style-name="T52_5">در</text:span><text:span text:style-name="T52_6"><text:s/></text:span><text:span text:style-name="T52_7">یک</text:span><text:span text:style-name="T52_8"><text:s/></text:span><text:span text:style-name="T52_9">چندتایی</text:span><text:span text:style-name="T52_10"><text:s/></text:span><text:span text:style-name="T52_11">باید</text:span><text:span text:style-name="T52_12"><text:s/></text:span><text:span text:style-name="T52_13">با</text:span><text:span text:style-name="T52_14"><text:s/></text:span><text:span text:style-name="T52_15">تعداد</text:span><text:span text:style-name="T52_16"><text:s/></text:span><text:span text:style-name="T52_17">دنباله</text:span><text:span text:style-name="T52_18"><text:s/></text:span><text:span text:style-name="T52_19">های</text:span><text:span text:style-name="T52_20"><text:s/></text:span><text:span text:style-name="T52_21">فرمت</text:span><text:span text:style-name="T52_22"><text:s/></text:span><text:span text:style-name="T52_23">در</text:span><text:span text:style-name="T52_24"><text:s/></text:span><text:span text:style-name="T52_25">یک</text:span><text:span text:style-name="T52_26"><text:s/></text:span><text:span text:style-name="T52_27">رشته</text:span><text:span text:style-name="T52_28"><text:s/></text:span><text:span text:style-name="T52_29">برابر</text:span><text:span text:style-name="T52_30"><text:s/></text:span><text:span text:style-name="T52_31">باشد</text:span><text:span text:style-name="T52_32">.<text:s/></text:span><text:span text:style-name="T52_33">همچنین</text:span><text:span text:style-name="T52_34">،<text:s/></text:span><text:span text:style-name="T52_35">نوع</text:span><text:span text:style-name="T52_36"><text:s/></text:span><text:span text:style-name="T52_37">عناصر</text:span><text:span text:style-name="T52_38"><text:s/></text:span><text:span text:style-name="T52_39">باید</text:span><text:span text:style-name="T52_40"><text:s/></text:span><text:span text:style-name="T52_41">با</text:span><text:span text:style-name="T52_42"><text:s/></text:span><text:span text:style-name="T52_43">دنباله</text:span><text:span text:style-name="T52_44"><text:s/></text:span><text:span text:style-name="T52_45">های</text:span><text:span text:style-name="T52_46"><text:s/></text:span><text:span text:style-name="T52_47">فرمت</text:span><text:span text:style-name="T52_48"><text:s/></text:span><text:span text:style-name="T52_49">سازگار</text:span><text:span text:style-name="T52_50"><text:s/></text:span><text:span text:style-name="T52_51">باشد</text:span><text:span text:style-name="T52_52">.</text:span></text:p>
      <text:p text:style-name="P53"><text:span text:style-name="T53_1">&gt;&gt;&gt;<text:s/>'%</text:span><text:span text:style-name="T53_2">d</text:span><text:span text:style-name="T53_3"><text:s/>%</text:span><text:span text:style-name="T53_4">d</text:span><text:span text:style-name="T53_5"><text:s/>%</text:span><text:span text:style-name="T53_6">d</text:span><text:span text:style-name="T53_7">'<text:s/>%<text:s/>(1,<text:s/>2)</text:span></text:p>
      <text:p text:style-name="P54"><text:span text:style-name="T54_1">TypeError</text:span><text:span text:style-name="T54_2">:<text:s/></text:span><text:span text:style-name="T54_3">not</text:span><text:span text:style-name="T54_4"><text:s/></text:span><text:span text:style-name="T54_5">enough</text:span><text:span text:style-name="T54_6"><text:s/></text:span><text:span text:style-name="T54_7">arguments</text:span><text:span text:style-name="T54_8"><text:s/></text:span><text:span text:style-name="T54_9">for</text:span><text:span text:style-name="T54_10"><text:s/></text:span><text:span text:style-name="T54_11">format</text:span><text:span text:style-name="T54_12"><text:s/></text:span><text:span text:style-name="T54_13">string</text:span></text:p>
      <text:p text:style-name="P55"><text:span text:style-name="T55_1">&gt;&gt;&gt;<text:s/>'%</text:span><text:span text:style-name="T55_2">d</text:span><text:span text:style-name="T55_3">'<text:s/>%<text:s/>'</text:span><text:span text:style-name="T55_4">dollars</text:span><text:span text:style-name="T55_5">'</text:span></text:p>
      <text:p text:style-name="P56"><text:span text:style-name="T56_1">TypeError</text:span><text:span text:style-name="T56_2">:<text:s/>%</text:span><text:span text:style-name="T56_3">d</text:span><text:span text:style-name="T56_4"><text:s/></text:span><text:span text:style-name="T56_5">format</text:span><text:span text:style-name="T56_6">:<text:s/></text:span><text:span text:style-name="T56_7">a</text:span><text:span text:style-name="T56_8"><text:s/></text:span><text:span text:style-name="T56_9">number</text:span><text:span text:style-name="T56_10"><text:s/></text:span><text:span text:style-name="T56_11">is</text:span><text:span text:style-name="T56_12"><text:s/></text:span><text:span text:style-name="T56_13">required</text:span><text:span text:style-name="T56_14">,<text:s/></text:span><text:span text:style-name="T56_15">not</text:span><text:span text:style-name="T56_16"><text:s/></text:span><text:span text:style-name="T56_17">str</text:span></text:p>
      <text:p text:style-name="P57"/>
      <text:p text:style-name="P58"><text:span text:style-name="T58_1">در</text:span><text:span text:style-name="T58_2"><text:s/></text:span><text:span text:style-name="T58_3">مثال</text:span><text:span text:style-name="T58_4"><text:s/></text:span><text:span text:style-name="T58_5">اول</text:span><text:span text:style-name="T58_6">،<text:s/></text:span><text:span text:style-name="T58_7">تعداد</text:span><text:span text:style-name="T58_8"><text:s/></text:span><text:span text:style-name="T58_9">کافی</text:span><text:span text:style-name="T58_10"><text:s/></text:span><text:span text:style-name="T58_11">عنصر</text:span><text:span text:style-name="T58_12"><text:s/></text:span><text:span text:style-name="T58_13">وجود</text:span><text:span text:style-name="T58_14"><text:s/></text:span><text:span text:style-name="T58_15">ندارد</text:span><text:span text:style-name="T58_16">؛<text:s/></text:span><text:span text:style-name="T58_17">در</text:span><text:span text:style-name="T58_18"><text:s/></text:span><text:span text:style-name="T58_19">مثال</text:span><text:span text:style-name="T58_20"><text:s/></text:span><text:span text:style-name="T58_21">دوم</text:span><text:span text:style-name="T58_22"><text:s/>،<text:s/></text:span><text:span text:style-name="T58_23">نوع</text:span><text:span text:style-name="T58_24"><text:s/></text:span><text:span text:style-name="T58_25">عنصر</text:span><text:span text:style-name="T58_26"><text:s/></text:span><text:span text:style-name="T58_27">اشتباه</text:span><text:span text:style-name="T58_28"><text:s/></text:span><text:span text:style-name="T58_29">است</text:span><text:span text:style-name="T58_30">.</text:span></text:p>
      <text:p text:style-name="P59"><text:span text:style-name="T59_1">برای</text:span><text:span text:style-name="T59_2"><text:s/></text:span><text:span text:style-name="T59_3">اطلاعات</text:span><text:span text:style-name="T59_4"><text:s/></text:span><text:span text:style-name="T59_5">بیشتر</text:span><text:span text:style-name="T59_6"><text:s/></text:span><text:span text:style-name="T59_7">درمورد</text:span><text:span text:style-name="T59_8"><text:s/></text:span><text:span text:style-name="T59_9">عملگر</text:span><text:span text:style-name="T59_10"><text:s/></text:span><text:span text:style-name="T59_11">فرمت</text:span><text:span text:style-name="T59_12"><text:s/>،<text:s/></text:span><text:span text:style-name="T59_13">این</text:span><text:span text:style-name="T59_14"><text:s/></text:span><text:span text:style-name="T59_15">لینک</text:span><text:span text:style-name="T59_16"><text:s/></text:span><text:span text:style-name="T59_17">را</text:span><text:span text:style-name="T59_18"><text:s/></text:span><text:span text:style-name="T59_19">مشاهده</text:span><text:span text:style-name="T59_20"><text:s/></text:span><text:span text:style-name="T59_21">فرمایید</text:span><text:span text:style-name="T59_22"><text:s/></text:span><text:span text:style-name="T59_23">https</text:span><text:span text:style-name="T59_24">://</text:span><text:span text:style-name="T59_25">docs</text:span><text:span text:style-name="T59_26">.</text:span><text:span text:style-name="T59_27">python</text:span><text:span text:style-name="T59_28">.</text:span><text:span text:style-name="T59_29">org</text:span><text:span text:style-name="T59_30">/3/</text:span><text:span text:style-name="T59_31">library</text:span><text:span text:style-name="T59_32">/<text:s/></text:span><text:span text:style-name="T59_33">stdtypes</text:span><text:span text:style-name="T59_34">.</text:span><text:span text:style-name="T59_35">html</text:span><text:span text:style-name="T59_36">#</text:span><text:span text:style-name="T59_37">printf</text:span><text:span text:style-name="T59_38">-</text:span><text:span text:style-name="T59_39">style</text:span><text:span text:style-name="T59_40">-</text:span><text:span text:style-name="T59_41">string</text:span><text:span text:style-name="T59_42">-</text:span><text:span text:style-name="T59_43">formatting</text:span></text:p>
      <text:p text:style-name="P60"><text:span text:style-name="T60_1">یک</text:span><text:span text:style-name="T60_2"><text:s/></text:span><text:span text:style-name="T60_3">جایگزین</text:span><text:span text:style-name="T60_4"><text:s/></text:span><text:span text:style-name="T60_5">قدرتمند</text:span><text:span text:style-name="T60_6"><text:s/></text:span><text:span text:style-name="T60_7">متد</text:span><text:span text:style-name="T60_8"><text:s/></text:span><text:span text:style-name="T60_9">string</text:span><text:span text:style-name="T60_10"><text:s/></text:span><text:span text:style-name="T60_11">format</text:span><text:span text:style-name="T60_12"><text:s/></text:span><text:span text:style-name="T60_13">است</text:span><text:span text:style-name="T60_14"><text:s/>،<text:s/></text:span><text:span text:style-name="T60_15">که</text:span><text:span text:style-name="T60_16"><text:s/></text:span><text:span text:style-name="T60_17">میتوانید</text:span><text:span text:style-name="T60_18"><text:s/></text:span><text:span text:style-name="T60_19">در</text:span><text:span text:style-name="T60_20"><text:s/></text:span><text:span text:style-name="T60_21">https</text:span><text:span text:style-name="T60_22">://</text:span><text:span text:style-name="T60_23">docs</text:span><text:span text:style-name="T60_24">.</text:span><text:span text:style-name="T60_25">python</text:span><text:span text:style-name="T60_26">.</text:span><text:span text:style-name="T60_27">org</text:span><text:span text:style-name="T60_28">/3/<text:s/></text:span><text:span text:style-name="T60_29">library</text:span><text:span text:style-name="T60_30">/</text:span><text:span text:style-name="T60_31">stdtypes</text:span><text:span text:style-name="T60_32">.</text:span><text:span text:style-name="T60_33">html</text:span><text:span text:style-name="T60_34">#</text:span><text:span text:style-name="T60_35">str</text:span><text:span text:style-name="T60_36">.</text:span><text:span text:style-name="T60_37">format</text:span><text:span text:style-name="T60_38"><text:s/></text:span><text:span text:style-name="T60_39">درمورد</text:span><text:span text:style-name="T60_40"><text:s/></text:span><text:span text:style-name="T60_41">آن</text:span><text:span text:style-name="T60_42"><text:s/></text:span><text:span text:style-name="T60_43">مطالعه</text:span><text:span text:style-name="T60_44"><text:s/></text:span><text:span text:style-name="T60_45">کنید</text:span><text:span text:style-name="T60_46">.</text:span></text:p>
      <text:p text:style-name="P61"/>
      <text:p text:style-name="P62"/>
      <text:p text:style-name="P63"><text:span text:style-name="T63_1">۱۴.۴<text:s/></text:span><text:span text:style-name="T63_2">نام</text:span><text:span text:style-name="T63_3"><text:s/></text:span><text:span text:style-name="T63_4">و</text:span><text:span text:style-name="T63_5"><text:s/></text:span><text:span text:style-name="T63_6">مسیر</text:span><text:span text:style-name="T63_7"><text:s/></text:span><text:span text:style-name="T63_8">فایل</text:span><text:span text:style-name="T63_9"><text:s/></text:span><text:span text:style-name="T63_10">ها</text:span></text:p>
      <text:p text:style-name="P64"><text:span text:style-name="T64_1">فایل</text:span><text:span text:style-name="T64_2"><text:s/></text:span><text:span text:style-name="T64_3">ها</text:span><text:span text:style-name="T64_4"><text:s/></text:span><text:span text:style-name="T64_5">در</text:span><text:span text:style-name="T64_6"><text:s/></text:span><text:span text:style-name="T64_7">دایرکتوری</text:span><text:span text:style-name="T64_8"><text:s/></text:span><text:span text:style-name="T64_9">ها</text:span><text:span text:style-name="T64_10"><text:s/>(<text:s/></text:span><text:span text:style-name="T64_11">فولدر</text:span><text:span text:style-name="T64_12"><text:s/></text:span><text:span text:style-name="T64_13">ها</text:span><text:span text:style-name="T64_14"><text:s/>)<text:s/></text:span><text:span text:style-name="T64_15">سازمان</text:span><text:span text:style-name="T64_16"><text:s/></text:span><text:span text:style-name="T64_17">میابند</text:span><text:span text:style-name="T64_18">.<text:s/></text:span><text:span text:style-name="T64_19">هر</text:span><text:span text:style-name="T64_20"><text:s/></text:span><text:span text:style-name="T64_21">برنامه</text:span><text:span text:style-name="T64_22"><text:s/></text:span><text:span text:style-name="T64_23">در</text:span><text:span text:style-name="T64_24"><text:s/></text:span><text:span text:style-name="T64_25">حال</text:span><text:span text:style-name="T64_26"><text:s/></text:span><text:span text:style-name="T64_27">اجرا</text:span><text:span text:style-name="T64_28"><text:s/></text:span><text:span text:style-name="T64_29">یک</text:span><text:span text:style-name="T64_30"><text:s/>“</text:span><text:span text:style-name="T64_31">دایرکتوری</text:span><text:span text:style-name="T64_32"><text:s/></text:span><text:span text:style-name="T64_33">فعلی</text:span><text:span text:style-name="T64_34">”<text:s/></text:span><text:span text:style-name="T64_35">دارد</text:span><text:span text:style-name="T64_36">،<text:s/></text:span><text:span text:style-name="T64_37">که</text:span><text:span text:style-name="T64_38"><text:s/></text:span><text:span text:style-name="T64_39">دایرکتوری</text:span><text:span text:style-name="T64_40"><text:s/></text:span><text:span text:style-name="T64_41">پیشفرض</text:span><text:span text:style-name="T64_42"><text:s/></text:span><text:span text:style-name="T64_43">برای</text:span><text:span text:style-name="T64_44"><text:s/></text:span><text:span text:style-name="T64_45">بیشتر</text:span><text:span text:style-name="T64_46"><text:s/></text:span><text:span text:style-name="T64_47">عملیات</text:span><text:span text:style-name="T64_48"><text:s/></text:span><text:span text:style-name="T64_49">هاست</text:span><text:span text:style-name="T64_50">.<text:s/></text:span><text:span text:style-name="T64_51">برای</text:span><text:span text:style-name="T64_52"><text:s/></text:span><text:span text:style-name="T64_53">مثال</text:span><text:span text:style-name="T64_54"><text:s/>،<text:s/></text:span><text:span text:style-name="T64_55">وقتی</text:span><text:span text:style-name="T64_56"><text:s/></text:span><text:span text:style-name="T64_57">شما</text:span><text:span text:style-name="T64_58"><text:s/></text:span><text:span text:style-name="T64_59">یک</text:span><text:span text:style-name="T64_60"><text:s/></text:span><text:span text:style-name="T64_61">فایل</text:span><text:span text:style-name="T64_62"><text:s/></text:span><text:span text:style-name="T64_63">را</text:span><text:span text:style-name="T64_64"><text:s/></text:span><text:span text:style-name="T64_65">برای</text:span><text:span text:style-name="T64_66"><text:s/></text:span><text:span text:style-name="T64_67">عملیات</text:span><text:span text:style-name="T64_68"><text:s/></text:span><text:span text:style-name="T64_69">خواندن</text:span><text:span text:style-name="T64_70"><text:s/></text:span><text:span text:style-name="T64_71">باز</text:span><text:span text:style-name="T64_72"><text:s/></text:span><text:span text:style-name="T64_73">میکنید</text:span><text:span text:style-name="T64_74">،<text:s/></text:span><text:span text:style-name="T64_75">پایتون</text:span><text:span text:style-name="T64_76"><text:s/></text:span><text:span text:style-name="T64_77">در</text:span><text:span text:style-name="T64_78"><text:s/></text:span><text:span text:style-name="T64_79">دایرکتوری</text:span><text:span text:style-name="T64_80"><text:s/></text:span><text:span text:style-name="T64_81">فعلی</text:span><text:span text:style-name="T64_82"><text:s/></text:span><text:span text:style-name="T64_83">به</text:span><text:span text:style-name="T64_84"><text:s/></text:span><text:span text:style-name="T64_85">دنبال</text:span><text:span text:style-name="T64_86"><text:s/></text:span><text:span text:style-name="T64_87">آن</text:span><text:span text:style-name="T64_88"><text:s/></text:span><text:span text:style-name="T64_89">میگردد</text:span><text:span text:style-name="T64_90">.</text:span></text:p>
      <text:p text:style-name="P65"><text:span text:style-name="T65_1">ماژول</text:span><text:span text:style-name="T65_2"><text:s/></text:span><text:span text:style-name="T65_3">os</text:span><text:span text:style-name="T65_4"><text:s/></text:span><text:span text:style-name="T65_5">توابعی</text:span><text:span text:style-name="T65_6"><text:s/></text:span><text:span text:style-name="T65_7">برای</text:span><text:span text:style-name="T65_8"><text:s/></text:span><text:span text:style-name="T65_9">کار</text:span><text:span text:style-name="T65_10"><text:s/></text:span><text:span text:style-name="T65_11">بار</text:span><text:span text:style-name="T65_12"><text:s/></text:span><text:span text:style-name="T65_13">فایل</text:span><text:span text:style-name="T65_14"><text:s/></text:span><text:span text:style-name="T65_15">ها</text:span><text:span text:style-name="T65_16"><text:s/></text:span><text:span text:style-name="T65_17">و</text:span><text:span text:style-name="T65_18"><text:s/></text:span><text:span text:style-name="T65_19">دایرکتوری</text:span><text:span text:style-name="T65_20"><text:s/></text:span><text:span text:style-name="T65_21">ها</text:span><text:span text:style-name="T65_22"><text:s/></text:span><text:span text:style-name="T65_23">فراهم</text:span><text:span text:style-name="T65_24"><text:s/></text:span><text:span text:style-name="T65_25">میکند</text:span><text:span text:style-name="T65_26"><text:s/>(</text:span><text:span text:style-name="T65_27">نام</text:span><text:span text:style-name="T65_28"><text:s/></text:span><text:span text:style-name="T65_29">os</text:span><text:span text:style-name="T65_30"><text:s/></text:span><text:span text:style-name="T65_31">مخفف</text:span><text:span text:style-name="T65_32"><text:s/></text:span><text:span text:style-name="T65_33">عبارت</text:span><text:span text:style-name="T65_34"><text:s/></text:span><text:span text:style-name="T65_35">operating</text:span><text:span text:style-name="T65_36"><text:s/></text:span><text:span text:style-name="T65_37">system</text:span><text:span text:style-name="T65_38"><text:s/></text:span><text:span text:style-name="T65_39">به</text:span><text:span text:style-name="T65_40"><text:s/></text:span><text:span text:style-name="T65_41">معنای</text:span><text:span text:style-name="T65_42"><text:s/></text:span><text:span text:style-name="T65_43">سیستم</text:span><text:span text:style-name="T65_44"><text:s/></text:span><text:span text:style-name="T65_45">عامل</text:span><text:span text:style-name="T65_46"><text:s/></text:span><text:span text:style-name="T65_47">است</text:span><text:span text:style-name="T65_48">).<text:s/></text:span><text:span text:style-name="T65_49">متد</text:span><text:span text:style-name="T65_50"><text:s/></text:span><text:span text:style-name="T65_51">os</text:span><text:span text:style-name="T65_52">.</text:span><text:span text:style-name="T65_53">getcwd</text:span><text:span text:style-name="T65_54"><text:s/></text:span><text:span text:style-name="T65_55">نام</text:span><text:span text:style-name="T65_56"><text:s/></text:span><text:span text:style-name="T65_57">دایرکتوری</text:span><text:span text:style-name="T65_58"><text:s/></text:span><text:span text:style-name="T65_59">فعلی</text:span><text:span text:style-name="T65_60"><text:s/></text:span><text:span text:style-name="T65_61">را</text:span><text:span text:style-name="T65_62"><text:s/></text:span><text:span text:style-name="T65_63">برمیگرداند</text:span><text:span text:style-name="T65_64"><text:s/>:</text:span></text:p>
      <text:p text:style-name="P66"><text:span text:style-name="T66_1">&gt;&gt;&gt;<text:s/></text:span><text:span text:style-name="T66_2">import</text:span><text:span text:style-name="T66_3"><text:s/></text:span><text:span text:style-name="T66_4">os</text:span></text:p>
      <text:p text:style-name="P67"><text:span text:style-name="T67_1">&gt;&gt;&gt;<text:s/></text:span><text:span text:style-name="T67_2">cwd</text:span><text:span text:style-name="T67_3"><text:s/>=<text:s/></text:span><text:span text:style-name="T67_4">os</text:span><text:span text:style-name="T67_5">.</text:span><text:span text:style-name="T67_6">getcwd</text:span><text:span text:style-name="T67_7">()</text:span></text:p>
      <text:p text:style-name="P68"><text:span text:style-name="T68_1">&gt;&gt;&gt;<text:s/></text:span><text:span text:style-name="T68_2">cwd</text:span></text:p>
      <text:p text:style-name="P69"><text:span text:style-name="T69_1">'/</text:span><text:span text:style-name="T69_2">home</text:span><text:span text:style-name="T69_3">/</text:span><text:span text:style-name="T69_4">dinsdale</text:span><text:span text:style-name="T69_5">'</text:span></text:p>
      <text:p text:style-name="P70"/>
      <text:p text:style-name="P71"/>
      <text:p text:style-name="P72"><text:span text:style-name="T72_1">cwd</text:span><text:span text:style-name="T72_2"><text:s/></text:span><text:span text:style-name="T72_3">مخفف</text:span><text:span text:style-name="T72_4"><text:s/>“</text:span><text:span text:style-name="T72_5">current</text:span><text:span text:style-name="T72_6"><text:s/></text:span><text:span text:style-name="T72_7">working</text:span><text:span text:style-name="T72_8"><text:s/></text:span><text:span text:style-name="T72_9">directory</text:span><text:span text:style-name="T72_10">”<text:s text:c="2"/></text:span><text:span text:style-name="T72_11">به</text:span><text:span text:style-name="T72_12"><text:s/></text:span><text:span text:style-name="T72_13">معنای</text:span><text:span text:style-name="T72_14"><text:s/></text:span><text:span text:style-name="T72_15">دایرکتوری</text:span><text:span text:style-name="T72_16"><text:s/></text:span><text:span text:style-name="T72_17">کاری</text:span><text:span text:style-name="T72_18"><text:s/></text:span><text:span text:style-name="T72_19">جاری</text:span><text:span text:style-name="T72_20"><text:s/></text:span><text:span text:style-name="T72_21">میباشد</text:span><text:span text:style-name="T72_22">.<text:s/></text:span><text:span text:style-name="T72_23">در</text:span><text:span text:style-name="T72_24"><text:s/></text:span><text:span text:style-name="T72_25">این</text:span><text:span text:style-name="T72_26"><text:s/></text:span><text:span text:style-name="T72_27">مثال</text:span><text:span text:style-name="T72_28"><text:s/></text:span><text:span text:style-name="T72_29">نتیجه</text:span><text:span text:style-name="T72_30"><text:s/>/</text:span><text:span text:style-name="T72_31">home</text:span><text:span text:style-name="T72_32">/</text:span><text:span text:style-name="T72_33">dinsdale</text:span><text:span text:style-name="T72_34"><text:s/></text:span><text:span text:style-name="T72_35">است</text:span><text:span text:style-name="T72_36"><text:s/></text:span><text:span text:style-name="T72_37">که</text:span><text:span text:style-name="T72_38"><text:s/></text:span><text:span text:style-name="T72_39">دایرکتوری</text:span><text:span text:style-name="T72_40"><text:s/></text:span><text:span text:style-name="T72_41">home</text:span><text:span text:style-name="T72_42"><text:s/></text:span><text:span text:style-name="T72_43">کاربری</text:span><text:span text:style-name="T72_44"><text:s/></text:span><text:span text:style-name="T72_45">با</text:span><text:span text:style-name="T72_46"><text:s/></text:span><text:span text:style-name="T72_47">نام</text:span><text:span text:style-name="T72_48"><text:s/></text:span><text:span text:style-name="T72_49">dinsdale</text:span><text:span text:style-name="T72_50"><text:s/></text:span><text:span text:style-name="T72_51">است</text:span><text:span text:style-name="T72_52">.</text:span></text:p>
      <text:p text:style-name="P73"><text:span text:style-name="T73_1">یک</text:span><text:span text:style-name="T73_2"><text:s/></text:span><text:span text:style-name="T73_3">رشته</text:span><text:span text:style-name="T73_4"><text:s/></text:span><text:span text:style-name="T73_5">مانند</text:span><text:span text:style-name="T73_6"><text:s/>'/</text:span><text:span text:style-name="T73_7">home</text:span><text:span text:style-name="T73_8">/</text:span><text:span text:style-name="T73_9">dinsdale</text:span><text:span text:style-name="T73_10">'<text:s/></text:span><text:span text:style-name="T73_11">که</text:span><text:span text:style-name="T73_12"><text:s/></text:span><text:span text:style-name="T73_13">فایل</text:span><text:span text:style-name="T73_14"><text:s/></text:span><text:span text:style-name="T73_15">یا</text:span><text:span text:style-name="T73_16"><text:s/></text:span><text:span text:style-name="T73_17">دایرکتوری</text:span><text:span text:style-name="T73_18"><text:s/></text:span><text:span text:style-name="T73_19">جاری</text:span><text:span text:style-name="T73_20"><text:s/></text:span><text:span text:style-name="T73_21">را</text:span><text:span text:style-name="T73_22"><text:s/></text:span><text:span text:style-name="T73_23">مشخص</text:span><text:span text:style-name="T73_24"><text:s/></text:span><text:span text:style-name="T73_25">میکند</text:span><text:span text:style-name="T73_26"><text:s/></text:span><text:span text:style-name="T73_27">مسیر</text:span><text:span text:style-name="T73_28"><text:s/>(</text:span><text:span text:style-name="T73_29">path</text:span><text:span text:style-name="T73_30">)<text:s/></text:span><text:span text:style-name="T73_31">نام</text:span><text:span text:style-name="T73_32"><text:s/></text:span><text:span text:style-name="T73_33">دارد</text:span><text:span text:style-name="T73_34">.</text:span></text:p>
      <text:p text:style-name="P74"><text:span text:style-name="T74_1">یک</text:span><text:span text:style-name="T74_2"><text:s/></text:span><text:span text:style-name="T74_3">نام</text:span><text:span text:style-name="T74_4"><text:s/></text:span><text:span text:style-name="T74_5">فایل</text:span><text:span text:style-name="T74_6"><text:s/></text:span><text:span text:style-name="T74_7">ساده</text:span><text:span text:style-name="T74_8"><text:s/>،<text:s/></text:span><text:span text:style-name="T74_9">مثل</text:span><text:span text:style-name="T74_10"><text:s/></text:span><text:span text:style-name="T74_11">memo</text:span><text:span text:style-name="T74_12">.</text:span><text:span text:style-name="T74_13">txt</text:span><text:span text:style-name="T74_14"><text:s/></text:span><text:span text:style-name="T74_15">هم</text:span><text:span text:style-name="T74_16"><text:s/></text:span><text:span text:style-name="T74_17">به</text:span><text:span text:style-name="T74_18"><text:s/></text:span><text:span text:style-name="T74_19">عنوان</text:span><text:span text:style-name="T74_20"><text:s/></text:span><text:span text:style-name="T74_21">یک</text:span><text:span text:style-name="T74_22"><text:s/></text:span><text:span text:style-name="T74_23">مسیر</text:span><text:span text:style-name="T74_24"><text:s/></text:span><text:span text:style-name="T74_25">درنظر</text:span><text:span text:style-name="T74_26"><text:s/></text:span><text:span text:style-name="T74_27">گرفته</text:span><text:span text:style-name="T74_28"><text:s/></text:span><text:span text:style-name="T74_29">میشود</text:span><text:span text:style-name="T74_30">،<text:s/></text:span><text:span text:style-name="T74_31">اما</text:span><text:span text:style-name="T74_32"><text:s/></text:span><text:span text:style-name="T74_33">یک</text:span><text:span text:style-name="T74_34"><text:s/></text:span><text:span text:style-name="T74_35">مسیر</text:span><text:span text:style-name="T74_36"><text:s/></text:span><text:span text:style-name="T74_37">نسبی</text:span><text:span text:style-name="T74_38"><text:s/>،<text:s/></text:span><text:span text:style-name="T74_39">زیرا</text:span><text:span text:style-name="T74_40"><text:s/></text:span><text:span text:style-name="T74_41">نسبت</text:span><text:span text:style-name="T74_42"><text:s/></text:span><text:span text:style-name="T74_43">به</text:span><text:span text:style-name="T74_44"><text:s/></text:span><text:span text:style-name="T74_45">دایرکتوری</text:span><text:span text:style-name="T74_46"><text:s/></text:span><text:span text:style-name="T74_47">فعلی</text:span><text:span text:style-name="T74_48"><text:s/></text:span><text:span text:style-name="T74_49">مسیر</text:span><text:span text:style-name="T74_50"><text:s/></text:span><text:span text:style-name="T74_51">را</text:span><text:span text:style-name="T74_52"><text:s/></text:span><text:span text:style-name="T74_53">مشخص</text:span><text:span text:style-name="T74_54"><text:s/></text:span><text:span text:style-name="T74_55">میکند</text:span><text:span text:style-name="T74_56">.<text:s/></text:span><text:span text:style-name="T74_57">اگر</text:span><text:span text:style-name="T74_58"><text:s/></text:span><text:span text:style-name="T74_59">دایرکتوری</text:span><text:span text:style-name="T74_60"><text:s/></text:span><text:span text:style-name="T74_61">فعلی</text:span><text:span text:style-name="T74_62"><text:s text:c="2"/>/</text:span><text:span text:style-name="T74_63">home</text:span><text:span text:style-name="T74_64">/</text:span><text:span text:style-name="T74_65">dinsdale</text:span><text:span text:style-name="T74_66"><text:s text:c="2"/></text:span><text:span text:style-name="T74_67">باشد</text:span><text:span text:style-name="T74_68"><text:s/>،<text:s/></text:span><text:span text:style-name="T74_69">نام</text:span><text:span text:style-name="T74_70"><text:s/></text:span><text:span text:style-name="T74_71">فایل</text:span><text:span text:style-name="T74_72"><text:s/></text:span><text:span text:style-name="T74_73">memo</text:span><text:span text:style-name="T74_74">.</text:span><text:span text:style-name="T74_75">txt</text:span><text:span text:style-name="T74_76"><text:s/></text:span><text:span text:style-name="T74_77">به</text:span><text:span text:style-name="T74_78"><text:s/>/</text:span><text:span text:style-name="T74_79">home</text:span><text:span text:style-name="T74_80">/</text:span><text:span text:style-name="T74_81">dinsdale</text:span><text:span text:style-name="T74_82">/</text:span><text:span text:style-name="T74_83">memo</text:span><text:span text:style-name="T74_84">.</text:span><text:span text:style-name="T74_85">txt</text:span><text:span text:style-name="T74_86"><text:s/></text:span><text:span text:style-name="T74_87">اشاره</text:span><text:span text:style-name="T74_88"><text:s/></text:span><text:span text:style-name="T74_89">میکند</text:span><text:span text:style-name="T74_90">.</text:span></text:p>
      <text:p text:style-name="P75"><text:span text:style-name="T75_1">یک</text:span><text:span text:style-name="T75_2"><text:s/></text:span><text:span text:style-name="T75_3">مسیر</text:span><text:span text:style-name="T75_4"><text:s/></text:span><text:span text:style-name="T75_5">که</text:span><text:span text:style-name="T75_6"><text:s/></text:span><text:span text:style-name="T75_7">با</text:span><text:span text:style-name="T75_8"><text:s/>/<text:s/></text:span><text:span text:style-name="T75_9">شروع</text:span><text:span text:style-name="T75_10"><text:s/></text:span><text:span text:style-name="T75_11">میشود</text:span><text:span text:style-name="T75_12"><text:s/></text:span><text:span text:style-name="T75_13">به</text:span><text:span text:style-name="T75_14"><text:s/></text:span><text:span text:style-name="T75_15">دایرکتوری</text:span><text:span text:style-name="T75_16"><text:s/></text:span><text:span text:style-name="T75_17">فعلی</text:span><text:span text:style-name="T75_18"><text:s/></text:span><text:span text:style-name="T75_19">وابسته</text:span><text:span text:style-name="T75_20"><text:s/></text:span><text:span text:style-name="T75_21">نیست</text:span><text:span text:style-name="T75_22"><text:s/>؛<text:s/></text:span><text:span text:style-name="T75_23">برای</text:span><text:span text:style-name="T75_24"><text:s/></text:span><text:span text:style-name="T75_25">همین</text:span><text:span text:style-name="T75_26"><text:s/></text:span><text:span text:style-name="T75_27">به</text:span><text:span text:style-name="T75_28"><text:s/></text:span><text:span text:style-name="T75_29">نام</text:span><text:span text:style-name="T75_30"><text:s/></text:span><text:span text:style-name="T75_31">مسیر</text:span><text:span text:style-name="T75_32"><text:s/></text:span><text:span text:style-name="T75_33">مطلق</text:span><text:span text:style-name="T75_34"><text:s/></text:span><text:span text:style-name="T75_35">شناخته</text:span><text:span text:style-name="T75_36"><text:s/></text:span><text:span text:style-name="T75_37">میشود</text:span><text:span text:style-name="T75_38">.<text:s/></text:span><text:span text:style-name="T75_39">برای</text:span><text:span text:style-name="T75_40"><text:s/></text:span><text:span text:style-name="T75_41">پیدا</text:span><text:span text:style-name="T75_42"><text:s/></text:span><text:span text:style-name="T75_43">کردن</text:span><text:span text:style-name="T75_44"><text:s/></text:span><text:span text:style-name="T75_45">مسیر</text:span><text:span text:style-name="T75_46"><text:s/></text:span><text:span text:style-name="T75_47">مطلق</text:span><text:span text:style-name="T75_48"><text:s/></text:span><text:span text:style-name="T75_49">یک</text:span><text:span text:style-name="T75_50"><text:s/></text:span><text:span text:style-name="T75_51">فایل</text:span><text:span text:style-name="T75_52"><text:s/>،<text:s/></text:span><text:span text:style-name="T75_53">میتوان</text:span><text:span text:style-name="T75_54"><text:s/></text:span><text:span text:style-name="T75_55">از</text:span><text:span text:style-name="T75_56"><text:s/></text:span><text:span text:style-name="T75_57">os</text:span><text:span text:style-name="T75_58">.</text:span><text:span text:style-name="T75_59">path</text:span><text:span text:style-name="T75_60">.</text:span><text:span text:style-name="T75_61">abspath</text:span><text:span text:style-name="T75_62"><text:s/></text:span><text:span text:style-name="T75_63">استفاده</text:span><text:span text:style-name="T75_64"><text:s/></text:span><text:span text:style-name="T75_65">کرد</text:span><text:span text:style-name="T75_66"><text:s/>:</text:span></text:p>
      <text:p text:style-name="P76"><text:span text:style-name="T76_1">&gt;&gt;&gt;<text:s/></text:span><text:span text:style-name="T76_2">os</text:span><text:span text:style-name="T76_3">.</text:span><text:span text:style-name="T76_4">path</text:span><text:span text:style-name="T76_5">.</text:span><text:span text:style-name="T76_6">abspath</text:span><text:span text:style-name="T76_7">('</text:span><text:span text:style-name="T76_8">memo</text:span><text:span text:style-name="T76_9">.</text:span><text:span text:style-name="T76_10">txt</text:span><text:span text:style-name="T76_11">')</text:span></text:p>
      <text:p text:style-name="P77"><text:span text:style-name="T77_1">'/</text:span><text:span text:style-name="T77_2">home</text:span><text:span text:style-name="T77_3">/</text:span><text:span text:style-name="T77_4">dinsdale</text:span><text:span text:style-name="T77_5">/</text:span><text:span text:style-name="T77_6">memo</text:span><text:span text:style-name="T77_7">.</text:span><text:span text:style-name="T77_8">txt</text:span><text:span text:style-name="T77_9">'</text:span></text:p>
      <text:p text:style-name="P78"/>
      <text:p text:style-name="P79"><text:span text:style-name="T79_1">os</text:span><text:span text:style-name="T79_2">.</text:span><text:span text:style-name="T79_3">path</text:span><text:span text:style-name="T79_4"><text:s/></text:span><text:span text:style-name="T79_5">توابع</text:span><text:span text:style-name="T79_6"><text:s/></text:span><text:span text:style-name="T79_7">دیگری</text:span><text:span text:style-name="T79_8"><text:s/></text:span><text:span text:style-name="T79_9">را</text:span><text:span text:style-name="T79_10"><text:s/></text:span><text:span text:style-name="T79_11">برای</text:span><text:span text:style-name="T79_12"><text:s/></text:span><text:span text:style-name="T79_13">کار</text:span><text:span text:style-name="T79_14"><text:s/></text:span><text:span text:style-name="T79_15">با</text:span><text:span text:style-name="T79_16"><text:s/></text:span><text:span text:style-name="T79_17">نام</text:span><text:span text:style-name="T79_18"><text:s/></text:span><text:span text:style-name="T79_19">و</text:span><text:span text:style-name="T79_20"><text:s/></text:span><text:span text:style-name="T79_21">مسیر</text:span><text:span text:style-name="T79_22"><text:s/></text:span><text:span text:style-name="T79_23">فایل</text:span><text:span text:style-name="T79_24"><text:s/></text:span><text:span text:style-name="T79_25">ها</text:span><text:span text:style-name="T79_26"><text:s/></text:span><text:span text:style-name="T79_27">فراهم</text:span><text:span text:style-name="T79_28"><text:s/></text:span><text:span text:style-name="T79_29">میکند</text:span><text:span text:style-name="T79_30">.<text:s/></text:span><text:span text:style-name="T79_31">برای</text:span><text:span text:style-name="T79_32"><text:s/></text:span><text:span text:style-name="T79_33">مثال</text:span><text:span text:style-name="T79_34"><text:s/>،<text:s/></text:span><text:span text:style-name="T79_35">os</text:span><text:span text:style-name="T79_36">.</text:span><text:span text:style-name="T79_37">path</text:span><text:span text:style-name="T79_38">.</text:span><text:span text:style-name="T79_39">exists</text:span><text:span text:style-name="T79_40"><text:s/></text:span><text:span text:style-name="T79_41">چک</text:span><text:span text:style-name="T79_42"><text:s/></text:span><text:span text:style-name="T79_43">میکند</text:span><text:span text:style-name="T79_44"><text:s/></text:span><text:span text:style-name="T79_45">که</text:span><text:span text:style-name="T79_46"><text:s/></text:span><text:span text:style-name="T79_47">فایل</text:span><text:span text:style-name="T79_48"><text:s/></text:span><text:span text:style-name="T79_49">یا</text:span><text:span text:style-name="T79_50"><text:s/></text:span><text:span text:style-name="T79_51">دایرکتوری</text:span><text:span text:style-name="T79_52"><text:s/></text:span><text:span text:style-name="T79_53">فعلی</text:span><text:span text:style-name="T79_54"><text:s/></text:span><text:span text:style-name="T79_55">وجود</text:span><text:span text:style-name="T79_56"><text:s/></text:span><text:span text:style-name="T79_57">دارد</text:span><text:span text:style-name="T79_58"><text:s/></text:span><text:span text:style-name="T79_59">یا</text:span><text:span text:style-name="T79_60"><text:s/></text:span><text:span text:style-name="T79_61">خیر</text:span><text:span text:style-name="T79_62"><text:s/>:</text:span></text:p>
      <text:p text:style-name="P80"><text:span text:style-name="T80_1">&gt;&gt;&gt;<text:s/></text:span><text:span text:style-name="T80_2">os</text:span><text:span text:style-name="T80_3">.</text:span><text:span text:style-name="T80_4">path</text:span><text:span text:style-name="T80_5">.</text:span><text:span text:style-name="T80_6">exists</text:span><text:span text:style-name="T80_7">('</text:span><text:span text:style-name="T80_8">memo</text:span><text:span text:style-name="T80_9">.</text:span><text:span text:style-name="T80_10">txt</text:span><text:span text:style-name="T80_11">')</text:span></text:p>
      <text:p text:style-name="P81"><text:span text:style-name="T81_1">True</text:span></text:p>
      <text:p text:style-name="P82"><text:span text:style-name="T82_1">اگر</text:span><text:span text:style-name="T82_2"><text:s/></text:span><text:span text:style-name="T82_3">وجود</text:span><text:span text:style-name="T82_4"><text:s/></text:span><text:span text:style-name="T82_5">داشته</text:span><text:span text:style-name="T82_6"><text:s/></text:span><text:span text:style-name="T82_7">باشد</text:span><text:span text:style-name="T82_8"><text:s/>،<text:s/></text:span><text:span text:style-name="T82_9">os</text:span><text:span text:style-name="T82_10">.</text:span><text:span text:style-name="T82_11">path</text:span><text:span text:style-name="T82_12">.</text:span><text:span text:style-name="T82_13">isdir</text:span><text:span text:style-name="T82_14"><text:s/></text:span><text:span text:style-name="T82_15">چک</text:span><text:span text:style-name="T82_16"><text:s/></text:span><text:span text:style-name="T82_17">میکند</text:span><text:span text:style-name="T82_18"><text:s/></text:span><text:span text:style-name="T82_19">که</text:span><text:span text:style-name="T82_20"><text:s/></text:span><text:span text:style-name="T82_21">آیا</text:span><text:span text:style-name="T82_22"><text:s/></text:span><text:span text:style-name="T82_23">این</text:span><text:span text:style-name="T82_24"><text:s/></text:span><text:span text:style-name="T82_25">مسیر</text:span><text:span text:style-name="T82_26"><text:s/></text:span><text:span text:style-name="T82_27">دایرکتوری</text:span><text:span text:style-name="T82_28"><text:s/></text:span><text:span text:style-name="T82_29">هست</text:span><text:span text:style-name="T82_30"><text:s/></text:span><text:span text:style-name="T82_31">یا</text:span><text:span text:style-name="T82_32"><text:s/></text:span><text:span text:style-name="T82_33">خیر</text:span><text:span text:style-name="T82_34"><text:s/>:</text:span></text:p>
      <text:p text:style-name="P83"><text:span text:style-name="T83_1">&gt;&gt;&gt;<text:s/></text:span><text:span text:style-name="T83_2">os</text:span><text:span text:style-name="T83_3">.</text:span><text:span text:style-name="T83_4">path</text:span><text:span text:style-name="T83_5">.</text:span><text:span text:style-name="T83_6">isdir</text:span><text:span text:style-name="T83_7">('</text:span><text:span text:style-name="T83_8">memo</text:span><text:span text:style-name="T83_9">.</text:span><text:span text:style-name="T83_10">txt</text:span><text:span text:style-name="T83_11">')</text:span></text:p>
      <text:p text:style-name="P84"><text:span text:style-name="T84_1">False</text:span></text:p>
      <text:p text:style-name="P85"><text:span text:style-name="T85_1">&gt;&gt;&gt;<text:s/></text:span><text:span text:style-name="T85_2">os</text:span><text:span text:style-name="T85_3">.</text:span><text:span text:style-name="T85_4">path</text:span><text:span text:style-name="T85_5">.</text:span><text:span text:style-name="T85_6">isdir</text:span><text:span text:style-name="T85_7">('/</text:span><text:span text:style-name="T85_8">home</text:span><text:span text:style-name="T85_9">/</text:span><text:span text:style-name="T85_10">dinsdale</text:span><text:span text:style-name="T85_11">')</text:span></text:p>
      <text:p text:style-name="P86"><text:span text:style-name="T86_1">True</text:span></text:p>
      <text:p text:style-name="P87"><text:span text:style-name="T87_1">به</text:span><text:span text:style-name="T87_2"><text:s/></text:span><text:span text:style-name="T87_3">همین</text:span><text:span text:style-name="T87_4"><text:s/></text:span><text:span text:style-name="T87_5">شکل</text:span><text:span text:style-name="T87_6"><text:s/>،<text:s/></text:span><text:span text:style-name="T87_7">os</text:span><text:span text:style-name="T87_8">.</text:span><text:span text:style-name="T87_9">path</text:span><text:span text:style-name="T87_10">.</text:span><text:span text:style-name="T87_11">isfile</text:span><text:span text:style-name="T87_12"><text:s/></text:span><text:span text:style-name="T87_13">چک</text:span><text:span text:style-name="T87_14"><text:s/></text:span><text:span text:style-name="T87_15">میکند</text:span><text:span text:style-name="T87_16"><text:s/></text:span><text:span text:style-name="T87_17">که</text:span><text:span text:style-name="T87_18"><text:s/></text:span><text:span text:style-name="T87_19">آیا</text:span><text:span text:style-name="T87_20"><text:s/></text:span><text:span text:style-name="T87_21">این</text:span><text:span text:style-name="T87_22"><text:s/></text:span><text:span text:style-name="T87_23">مسیر</text:span><text:span text:style-name="T87_24"><text:s/></text:span><text:span text:style-name="T87_25">یک</text:span><text:span text:style-name="T87_26"><text:s/></text:span><text:span text:style-name="T87_27">فایل</text:span><text:span text:style-name="T87_28"><text:s/></text:span><text:span text:style-name="T87_29">هست</text:span><text:span text:style-name="T87_30"><text:s/></text:span><text:span text:style-name="T87_31">یا</text:span><text:span text:style-name="T87_32"><text:s/></text:span><text:span text:style-name="T87_33">خیر</text:span><text:span text:style-name="T87_34">.</text:span></text:p>
      <text:p text:style-name="P88"><text:span text:style-name="T88_1">os</text:span><text:span text:style-name="T88_2">.</text:span><text:span text:style-name="T88_3">listdir</text:span><text:span text:style-name="T88_4"><text:s/></text:span><text:span text:style-name="T88_5">یک</text:span><text:span text:style-name="T88_6"><text:s/></text:span><text:span text:style-name="T88_7">لیست</text:span><text:span text:style-name="T88_8"><text:s/></text:span><text:span text:style-name="T88_9">از</text:span><text:span text:style-name="T88_10"><text:s/></text:span><text:span text:style-name="T88_11">فایل</text:span><text:span text:style-name="T88_12"><text:s/></text:span><text:span text:style-name="T88_13">ها</text:span><text:span text:style-name="T88_14"><text:s/>(</text:span><text:span text:style-name="T88_15">و</text:span><text:span text:style-name="T88_16"><text:s/></text:span><text:span text:style-name="T88_17">دایکتوری</text:span><text:span text:style-name="T88_18"><text:s/></text:span><text:span text:style-name="T88_19">های</text:span><text:span text:style-name="T88_20"><text:s/></text:span><text:span text:style-name="T88_21">دیگر</text:span><text:span text:style-name="T88_22">)<text:s/></text:span><text:span text:style-name="T88_23">را</text:span><text:span text:style-name="T88_24"><text:s/></text:span><text:span text:style-name="T88_25">در</text:span><text:span text:style-name="T88_26"><text:s/></text:span><text:span text:style-name="T88_27">دایکتوری</text:span><text:span text:style-name="T88_28"><text:s/></text:span><text:span text:style-name="T88_29">فعلی</text:span><text:span text:style-name="T88_30"><text:s/></text:span><text:span text:style-name="T88_31">برمیگرداند</text:span><text:span text:style-name="T88_32">:</text:span></text:p>
      <text:p text:style-name="P89"><text:span text:style-name="T89_1">&gt;&gt;&gt;<text:s/></text:span><text:span text:style-name="T89_2">os</text:span><text:span text:style-name="T89_3">.</text:span><text:span text:style-name="T89_4">listdir</text:span><text:span text:style-name="T89_5">(</text:span><text:span text:style-name="T89_6">cwd</text:span><text:span text:style-name="T89_7">)</text:span></text:p>
      <text:p text:style-name="P90"><text:span text:style-name="T90_1">['</text:span><text:span text:style-name="T90_2">music</text:span><text:span text:style-name="T90_3">',<text:s/>'</text:span><text:span text:style-name="T90_4">photos</text:span><text:span text:style-name="T90_5">',<text:s/>'</text:span><text:span text:style-name="T90_6">memo</text:span><text:span text:style-name="T90_7">.</text:span><text:span text:style-name="T90_8">txt</text:span><text:span text:style-name="T90_9">']</text:span></text:p>
      <text:p text:style-name="P91"><text:span text:style-name="T91_1">برای</text:span><text:span text:style-name="T91_2"><text:s/></text:span><text:span text:style-name="T91_3">نشان</text:span><text:span text:style-name="T91_4"><text:s/></text:span><text:span text:style-name="T91_5">دادن</text:span><text:span text:style-name="T91_6"><text:s/></text:span><text:span text:style-name="T91_7">این</text:span><text:span text:style-name="T91_8"><text:s/></text:span><text:span text:style-name="T91_9">توابع</text:span><text:span text:style-name="T91_10"><text:s/>،<text:s/></text:span><text:span text:style-name="T91_11">مثال</text:span><text:span text:style-name="T91_12"><text:s/></text:span><text:span text:style-name="T91_13">بعدی</text:span><text:span text:style-name="T91_14"><text:s/></text:span><text:span text:style-name="T91_15">در</text:span><text:span text:style-name="T91_16"><text:s/></text:span><text:span text:style-name="T91_17">داخل</text:span><text:span text:style-name="T91_18"><text:s/></text:span><text:span text:style-name="T91_19">یک</text:span><text:span text:style-name="T91_20"><text:s/></text:span><text:span text:style-name="T91_21">دایرکتوری</text:span><text:span text:style-name="T91_22"><text:s/></text:span><text:span text:style-name="T91_23">پیمایش</text:span><text:span text:style-name="T91_24"><text:s/></text:span><text:span text:style-name="T91_25">میکند</text:span><text:span text:style-name="T91_26">،<text:s/></text:span><text:span text:style-name="T91_27">و</text:span><text:span text:style-name="T91_28"><text:s/></text:span><text:span text:style-name="T91_29">اسم</text:span><text:span text:style-name="T91_30"><text:s/></text:span><text:span text:style-name="T91_31">تمام</text:span><text:span text:style-name="T91_32"><text:s/></text:span><text:span text:style-name="T91_33">فایل</text:span><text:span text:style-name="T91_34"><text:s/></text:span><text:span text:style-name="T91_35">ها</text:span><text:span text:style-name="T91_36"><text:s/></text:span><text:span text:style-name="T91_37">را</text:span><text:span text:style-name="T91_38"><text:s/></text:span><text:span text:style-name="T91_39">چاپ</text:span><text:span text:style-name="T91_40"><text:s/></text:span><text:span text:style-name="T91_41">کرده</text:span><text:span text:style-name="T91_42"><text:s/>،<text:s/></text:span><text:span text:style-name="T91_43">و</text:span><text:span text:style-name="T91_44"><text:s text:c="2"/></text:span><text:span text:style-name="T91_45">به</text:span><text:span text:style-name="T91_46"><text:s/></text:span><text:span text:style-name="T91_47">صورت</text:span><text:span text:style-name="T91_48"><text:s/></text:span><text:span text:style-name="T91_49">بازگشتی</text:span><text:span text:style-name="T91_50"><text:s/></text:span><text:span text:style-name="T91_51">خود</text:span><text:span text:style-name="T91_52"><text:s/></text:span><text:span text:style-name="T91_53">را</text:span><text:span text:style-name="T91_54"><text:s/></text:span><text:span text:style-name="T91_55">برای</text:span><text:span text:style-name="T91_56"><text:s/></text:span><text:span text:style-name="T91_57">تمام</text:span><text:span text:style-name="T91_58"><text:s/></text:span><text:span text:style-name="T91_59">دایرکتوری</text:span><text:span text:style-name="T91_60"><text:s/></text:span><text:span text:style-name="T91_61">ها</text:span><text:span text:style-name="T91_62"><text:s/></text:span><text:span text:style-name="T91_63">صدا</text:span><text:span text:style-name="T91_64"><text:s/></text:span><text:span text:style-name="T91_65">میکند</text:span><text:span text:style-name="T91_66"><text:s/>:</text:span></text:p>
      <text:p text:style-name="P92"><text:span text:style-name="T92_1">def</text:span><text:span text:style-name="T92_2"><text:s/></text:span><text:span text:style-name="T92_3">walk</text:span><text:span text:style-name="T92_4">(</text:span><text:span text:style-name="T92_5">dirname</text:span><text:span text:style-name="T92_6">):</text:span></text:p>
      <text:p text:style-name="P93"><text:span text:style-name="T93_1"><text:s text:c="3"/></text:span><text:span text:style-name="T93_2">for</text:span><text:span text:style-name="T93_3"><text:s/></text:span><text:span text:style-name="T93_4">name</text:span><text:span text:style-name="T93_5"><text:s/></text:span><text:span text:style-name="T93_6">in</text:span><text:span text:style-name="T93_7"><text:s/></text:span><text:span text:style-name="T93_8">os</text:span><text:span text:style-name="T93_9">.</text:span><text:span text:style-name="T93_10">listdir</text:span><text:span text:style-name="T93_11">(</text:span><text:span text:style-name="T93_12">dirname</text:span><text:span text:style-name="T93_13">):</text:span></text:p>
      <text:p text:style-name="P94"><text:span text:style-name="T94_1"><text:s text:c="7"/></text:span><text:span text:style-name="T94_2">path</text:span><text:span text:style-name="T94_3"><text:s/>=<text:s/></text:span><text:span text:style-name="T94_4">os</text:span><text:span text:style-name="T94_5">.</text:span><text:span text:style-name="T94_6">path</text:span><text:span text:style-name="T94_7">.</text:span><text:span text:style-name="T94_8">join</text:span><text:span text:style-name="T94_9">(</text:span><text:span text:style-name="T94_10">dirname</text:span><text:span text:style-name="T94_11">,<text:s/></text:span><text:span text:style-name="T94_12">name</text:span><text:span text:style-name="T94_13">)</text:span></text:p>
      <text:p text:style-name="P95"><text:span text:style-name="T95_1"><text:s text:c="7"/></text:span><text:span text:style-name="T95_2">if</text:span><text:span text:style-name="T95_3"><text:s/></text:span><text:span text:style-name="T95_4">os</text:span><text:span text:style-name="T95_5">.</text:span><text:span text:style-name="T95_6">path</text:span><text:span text:style-name="T95_7">.</text:span><text:span text:style-name="T95_8">isfile</text:span><text:span text:style-name="T95_9">(</text:span><text:span text:style-name="T95_10">path</text:span><text:span text:style-name="T95_11">):</text:span></text:p>
      <text:p text:style-name="P96"><text:span text:style-name="T96_1"><text:s text:c="11"/></text:span><text:span text:style-name="T96_2">print</text:span><text:span text:style-name="T96_3">(</text:span><text:span text:style-name="T96_4">path</text:span><text:span text:style-name="T96_5">)</text:span></text:p>
      <text:p text:style-name="P97"><text:span text:style-name="T97_1"><text:s text:c="7"/></text:span><text:span text:style-name="T97_2">else</text:span><text:span text:style-name="T97_3">:</text:span></text:p>
      <text:p text:style-name="P98"><text:span text:style-name="T98_1"><text:s text:c="11"/></text:span><text:span text:style-name="T98_2">walk</text:span><text:span text:style-name="T98_3">(</text:span><text:span text:style-name="T98_4">path</text:span><text:span text:style-name="T98_5">)</text:span></text:p>
      <text:p text:style-name="P99"><text:span text:style-name="T99_1">os</text:span><text:span text:style-name="T99_2">.</text:span><text:span text:style-name="T99_3">path</text:span><text:span text:style-name="T99_4">.</text:span><text:span text:style-name="T99_5">join</text:span><text:span text:style-name="T99_6"><text:s/></text:span><text:span text:style-name="T99_7">دایرکتوری</text:span><text:span text:style-name="T99_8"><text:s/></text:span><text:span text:style-name="T99_9">و</text:span><text:span text:style-name="T99_10"><text:s/></text:span><text:span text:style-name="T99_11">نام</text:span><text:span text:style-name="T99_12"><text:s/></text:span><text:span text:style-name="T99_13">فایل</text:span><text:span text:style-name="T99_14"><text:s/></text:span><text:span text:style-name="T99_15">را</text:span><text:span text:style-name="T99_16"><text:s/></text:span><text:span text:style-name="T99_17">میگیرد</text:span><text:span text:style-name="T99_18"><text:s/></text:span><text:span text:style-name="T99_19">و</text:span><text:span text:style-name="T99_20"><text:s/></text:span><text:span text:style-name="T99_21">آن</text:span><text:span text:style-name="T99_22"><text:s/></text:span><text:span text:style-name="T99_23">ها</text:span><text:span text:style-name="T99_24"><text:s/></text:span><text:span text:style-name="T99_25">را</text:span><text:span text:style-name="T99_26"><text:s/></text:span><text:span text:style-name="T99_27">متصل</text:span><text:span text:style-name="T99_28"><text:s/></text:span><text:span text:style-name="T99_29">میکند</text:span><text:span text:style-name="T99_30"><text:s/></text:span><text:span text:style-name="T99_31">تا</text:span><text:span text:style-name="T99_32"><text:s/></text:span><text:span text:style-name="T99_33">مسیر</text:span><text:span text:style-name="T99_34"><text:s/></text:span><text:span text:style-name="T99_35">کامل</text:span><text:span text:style-name="T99_36"><text:s/></text:span><text:span text:style-name="T99_37">بدست</text:span><text:span text:style-name="T99_38"><text:s/></text:span><text:span text:style-name="T99_39">آید</text:span><text:span text:style-name="T99_40">.</text:span></text:p>
      <text:p text:style-name="P100"><text:span text:style-name="T100_1">ماژول</text:span><text:span text:style-name="T100_2"><text:s/></text:span><text:span text:style-name="T100_3">os</text:span><text:span text:style-name="T100_4"><text:s/></text:span><text:span text:style-name="T100_5">تابعی</text:span><text:span text:style-name="T100_6"><text:s/></text:span><text:span text:style-name="T100_7">با</text:span><text:span text:style-name="T100_8"><text:s/></text:span><text:span text:style-name="T100_9">نام</text:span><text:span text:style-name="T100_10"><text:s/></text:span><text:span text:style-name="T100_11">walk</text:span><text:span text:style-name="T100_12"><text:s/></text:span><text:span text:style-name="T100_13">فراهم</text:span><text:span text:style-name="T100_14"><text:s/></text:span><text:span text:style-name="T100_15">میکند</text:span><text:span text:style-name="T100_16"><text:s/></text:span><text:span text:style-name="T100_17">که</text:span><text:span text:style-name="T100_18"><text:s/></text:span><text:span text:style-name="T100_19">شبیه</text:span><text:span text:style-name="T100_20"><text:s/></text:span><text:span text:style-name="T100_21">همین</text:span><text:span text:style-name="T100_22"><text:s/></text:span><text:span text:style-name="T100_23">تابع</text:span><text:span text:style-name="T100_24"><text:s/></text:span><text:span text:style-name="T100_25">هست</text:span><text:span text:style-name="T100_26"><text:s/></text:span><text:span text:style-name="T100_27">اما</text:span><text:span text:style-name="T100_28"><text:s/></text:span><text:span text:style-name="T100_29">جامع</text:span><text:span text:style-name="T100_30"><text:s/></text:span><text:span text:style-name="T100_31">تر</text:span><text:span text:style-name="T100_32"><text:s/></text:span><text:span text:style-name="T100_33">است</text:span><text:span text:style-name="T100_34">.<text:s/></text:span><text:span text:style-name="T100_35">به</text:span><text:span text:style-name="T100_36"><text:s/></text:span><text:span text:style-name="T100_37">عنوان</text:span><text:span text:style-name="T100_38"><text:s/></text:span><text:span text:style-name="T100_39">یک</text:span><text:span text:style-name="T100_40"><text:s/></text:span><text:span text:style-name="T100_41">تمرین</text:span><text:span text:style-name="T100_42">،<text:s text:c="3"/></text:span><text:span text:style-name="T100_43">مستندات</text:span><text:span text:style-name="T100_44"><text:s/></text:span><text:span text:style-name="T100_45">را</text:span><text:span text:style-name="T100_46"><text:s/></text:span><text:span text:style-name="T100_47">بخوانید</text:span><text:span text:style-name="T100_48"><text:s/></text:span><text:span text:style-name="T100_49">و</text:span><text:span text:style-name="T100_50"><text:s/></text:span><text:span text:style-name="T100_51">از</text:span><text:span text:style-name="T100_52"><text:s/></text:span><text:span text:style-name="T100_53">آن</text:span><text:span text:style-name="T100_54"><text:s/></text:span><text:span text:style-name="T100_55">برای</text:span><text:span text:style-name="T100_56"><text:s/></text:span><text:span text:style-name="T100_57">چاپ</text:span><text:span text:style-name="T100_58"><text:s/></text:span><text:span text:style-name="T100_59">نام</text:span><text:span text:style-name="T100_60"><text:s/></text:span><text:span text:style-name="T100_61">فایل</text:span><text:span text:style-name="T100_62"><text:s/></text:span><text:span text:style-name="T100_63">های</text:span><text:span text:style-name="T100_64"><text:s/></text:span><text:span text:style-name="T100_65">درون</text:span><text:span text:style-name="T100_66"><text:s/></text:span><text:span text:style-name="T100_67">یک</text:span><text:span text:style-name="T100_68"><text:s/></text:span><text:span text:style-name="T100_69">دایرکتوری</text:span><text:span text:style-name="T100_70"><text:s/></text:span><text:span text:style-name="T100_71">و</text:span><text:span text:style-name="T100_72"><text:s/></text:span><text:span text:style-name="T100_73">زیردایرکتوری</text:span><text:span text:style-name="T100_74"><text:s/></text:span><text:span text:style-name="T100_75">های</text:span><text:span text:style-name="T100_76"><text:s/></text:span><text:span text:style-name="T100_77">آن</text:span><text:span text:style-name="T100_78"><text:s/></text:span><text:span text:style-name="T100_79">استفاده</text:span><text:span text:style-name="T100_80"><text:s/></text:span><text:span text:style-name="T100_81">کنید</text:span><text:span text:style-name="T100_82">.<text:s/></text:span><text:span text:style-name="T100_83">شما</text:span><text:span text:style-name="T100_84"><text:s/></text:span><text:span text:style-name="T100_85">میتوانید</text:span><text:span text:style-name="T100_86"><text:s/></text:span><text:span text:style-name="T100_87">راه</text:span><text:span text:style-name="T100_88"><text:s/></text:span><text:span text:style-name="T100_89">حل</text:span><text:span text:style-name="T100_90"><text:s/></text:span><text:span text:style-name="T100_91">من</text:span><text:span text:style-name="T100_92"><text:s/></text:span><text:span text:style-name="T100_93">را</text:span><text:span text:style-name="T100_94"><text:s/></text:span><text:span text:style-name="T100_95">از</text:span><text:span text:style-name="T100_96"><text:s/></text:span><text:span text:style-name="T100_97">http</text:span><text:span text:style-name="T100_98">://</text:span><text:span text:style-name="T100_99">thinkpython</text:span><text:span text:style-name="T100_100">2.</text:span><text:span text:style-name="T100_101">com</text:span><text:span text:style-name="T100_102">/</text:span><text:span text:style-name="T100_103">code</text:span><text:span text:style-name="T100_104">/</text:span><text:span text:style-name="T100_105">walk</text:span><text:span text:style-name="T100_106">.</text:span><text:span text:style-name="T100_107">py</text:span><text:span text:style-name="T100_108"><text:s text:c="2"/></text:span><text:span text:style-name="T100_109">دانلود</text:span><text:span text:style-name="T100_110"><text:s/></text:span><text:span text:style-name="T100_111">نمایید</text:span><text:span text:style-name="T100_112">.</text:span></text:p>
      <text:p text:style-name="P101"/>
      <text:p text:style-name="P102"><text:span text:style-name="T102_1">۱۴.۵<text:s/></text:span><text:span text:style-name="T102_2">گرفتن</text:span><text:span text:style-name="T102_3"><text:s/></text:span><text:span text:style-name="T102_4">اکسپشن</text:span><text:span text:style-name="T102_5"><text:s/></text:span><text:span text:style-name="T102_6">ها</text:span></text:p>
      <text:p text:style-name="P103"><text:span text:style-name="T103_1">در</text:span><text:span text:style-name="T103_2"><text:s/></text:span><text:span text:style-name="T103_3">موقع</text:span><text:span text:style-name="T103_4"><text:s/></text:span><text:span text:style-name="T103_5">خواندن</text:span><text:span text:style-name="T103_6"><text:s/></text:span><text:span text:style-name="T103_7">یا</text:span><text:span text:style-name="T103_8"><text:s/></text:span><text:span text:style-name="T103_9">نوشتن</text:span><text:span text:style-name="T103_10"><text:s/></text:span><text:span text:style-name="T103_11">در</text:span><text:span text:style-name="T103_12"><text:s/></text:span><text:span text:style-name="T103_13">فایل</text:span><text:span text:style-name="T103_14"><text:s/>،<text:s/></text:span><text:span text:style-name="T103_15">خیلی</text:span><text:span text:style-name="T103_16"><text:s/></text:span><text:span text:style-name="T103_17">چیز</text:span><text:span text:style-name="T103_18"><text:s/></text:span><text:span text:style-name="T103_19">ها</text:span><text:span text:style-name="T103_20"><text:s/></text:span><text:span text:style-name="T103_21">ممکن</text:span><text:span text:style-name="T103_22"><text:s/></text:span><text:span text:style-name="T103_23">است</text:span><text:span text:style-name="T103_24"><text:s/></text:span><text:span text:style-name="T103_25">با</text:span><text:span text:style-name="T103_26"><text:s/></text:span><text:span text:style-name="T103_27">مشکل</text:span><text:span text:style-name="T103_28"><text:s/></text:span><text:span text:style-name="T103_29">مواجه</text:span><text:span text:style-name="T103_30"><text:s/></text:span><text:span text:style-name="T103_31">شوند</text:span><text:span text:style-name="T103_32">.<text:s/></text:span><text:span text:style-name="T103_33">اگر</text:span><text:span text:style-name="T103_34"><text:s/></text:span><text:span text:style-name="T103_35">شما</text:span><text:span text:style-name="T103_36"><text:s/></text:span><text:span text:style-name="T103_37">سعی</text:span><text:span text:style-name="T103_38"><text:s/></text:span><text:span text:style-name="T103_39">کنید</text:span><text:span text:style-name="T103_40"><text:s/></text:span><text:span text:style-name="T103_41">فایلی</text:span><text:span text:style-name="T103_42"><text:s/></text:span><text:span text:style-name="T103_43">را</text:span><text:span text:style-name="T103_44"><text:s/></text:span><text:span text:style-name="T103_45">باز</text:span><text:span text:style-name="T103_46"><text:s/></text:span><text:span text:style-name="T103_47">کنید</text:span><text:span text:style-name="T103_48"><text:s/></text:span><text:span text:style-name="T103_49">که</text:span><text:span text:style-name="T103_50"><text:s/></text:span><text:span text:style-name="T103_51">وجود</text:span><text:span text:style-name="T103_52"><text:s/></text:span><text:span text:style-name="T103_53">ندارد</text:span><text:span text:style-name="T103_54">،<text:s/></text:span><text:span text:style-name="T103_55">شما</text:span><text:span text:style-name="T103_56"><text:s/></text:span><text:span text:style-name="T103_57">یک</text:span><text:span text:style-name="T103_58"><text:s/></text:span><text:span text:style-name="T103_59">خطای</text:span><text:span text:style-name="T103_60"><text:s/></text:span><text:span text:style-name="T103_61">IOError</text:span><text:span text:style-name="T103_62"><text:s/></text:span><text:span text:style-name="T103_63">دریافت</text:span><text:span text:style-name="T103_64"><text:s/></text:span><text:span text:style-name="T103_65">میکنید</text:span><text:span text:style-name="T103_66">:</text:span></text:p>
      <text:p text:style-name="P104"><text:span text:style-name="T104_1">&gt;&gt;&gt;<text:s/></text:span><text:span text:style-name="T104_2">fin</text:span><text:span text:style-name="T104_3"><text:s/>=<text:s/></text:span><text:span text:style-name="T104_4">open</text:span><text:span text:style-name="T104_5">('</text:span><text:span text:style-name="T104_6">bad</text:span><text:span text:style-name="T104_7">_</text:span><text:span text:style-name="T104_8">file</text:span><text:span text:style-name="T104_9">')</text:span></text:p>
      <text:p text:style-name="P105"><text:span text:style-name="T105_1">IOError</text:span><text:span text:style-name="T105_2">:<text:s/>[</text:span><text:span text:style-name="T105_3">Errno</text:span><text:span text:style-name="T105_4"><text:s/>2]<text:s/></text:span><text:span text:style-name="T105_5">No</text:span><text:span text:style-name="T105_6"><text:s/></text:span><text:span text:style-name="T105_7">such</text:span><text:span text:style-name="T105_8"><text:s/></text:span><text:span text:style-name="T105_9">file</text:span><text:span text:style-name="T105_10"><text:s/></text:span><text:span text:style-name="T105_11">or</text:span><text:span text:style-name="T105_12"><text:s/></text:span><text:span text:style-name="T105_13">directory</text:span><text:span text:style-name="T105_14">:<text:s/>'</text:span><text:span text:style-name="T105_15">bad</text:span><text:span text:style-name="T105_16">_</text:span><text:span text:style-name="T105_17">file</text:span><text:span text:style-name="T105_18">'</text:span></text:p>
      <text:p text:style-name="P106"><text:span text:style-name="T106_1">اگر</text:span><text:span text:style-name="T106_2"><text:s/></text:span><text:span text:style-name="T106_3">شما</text:span><text:span text:style-name="T106_4"><text:s/></text:span><text:span text:style-name="T106_5">اجازه</text:span><text:span text:style-name="T106_6"><text:s/></text:span><text:span text:style-name="T106_7">دسترسی</text:span><text:span text:style-name="T106_8"><text:s/></text:span><text:span text:style-name="T106_9">به</text:span><text:span text:style-name="T106_10"><text:s/></text:span><text:span text:style-name="T106_11">یک</text:span><text:span text:style-name="T106_12"><text:s/></text:span><text:span text:style-name="T106_13">فایل</text:span><text:span text:style-name="T106_14"><text:s/></text:span><text:span text:style-name="T106_15">را</text:span><text:span text:style-name="T106_16"><text:s/></text:span><text:span text:style-name="T106_17">نداشته</text:span><text:span text:style-name="T106_18"><text:s/></text:span><text:span text:style-name="T106_19">باشید</text:span><text:span text:style-name="T106_20"><text:s/>:</text:span></text:p>
      <text:p text:style-name="P107"><text:span text:style-name="T107_1">&gt;&gt;&gt;<text:s/></text:span><text:span text:style-name="T107_2">fout</text:span><text:span text:style-name="T107_3"><text:s/>=<text:s/></text:span><text:span text:style-name="T107_4">open</text:span><text:span text:style-name="T107_5">('/</text:span><text:span text:style-name="T107_6">etc</text:span><text:span text:style-name="T107_7">/</text:span><text:span text:style-name="T107_8">passwd</text:span><text:span text:style-name="T107_9">',<text:s/>'</text:span><text:span text:style-name="T107_10">w</text:span><text:span text:style-name="T107_11">')</text:span></text:p>
      <text:p text:style-name="P108"><text:span text:style-name="T108_1">PermissionError</text:span><text:span text:style-name="T108_2">:<text:s/>[</text:span><text:span text:style-name="T108_3">Errno</text:span><text:span text:style-name="T108_4"><text:s/>13]<text:s/></text:span><text:span text:style-name="T108_5">Permission</text:span><text:span text:style-name="T108_6"><text:s/></text:span><text:span text:style-name="T108_7">denied</text:span><text:span text:style-name="T108_8">:<text:s/>'/</text:span><text:span text:style-name="T108_9">etc</text:span><text:span text:style-name="T108_10">/</text:span><text:span text:style-name="T108_11">passwd</text:span><text:span text:style-name="T108_12">'</text:span></text:p>
      <text:p text:style-name="P109"/>
      <text:p text:style-name="P110"><text:span text:style-name="T110_1">و</text:span><text:span text:style-name="T110_2"><text:s/></text:span><text:span text:style-name="T110_3">اگر</text:span><text:span text:style-name="T110_4"><text:s/></text:span><text:span text:style-name="T110_5">سعی</text:span><text:span text:style-name="T110_6"><text:s/></text:span><text:span text:style-name="T110_7">کنید</text:span><text:span text:style-name="T110_8"><text:s/></text:span><text:span text:style-name="T110_9">یک</text:span><text:span text:style-name="T110_10"><text:s/></text:span><text:span text:style-name="T110_11">دایرکتوری</text:span><text:span text:style-name="T110_12"><text:s/></text:span><text:span text:style-name="T110_13">را</text:span><text:span text:style-name="T110_14"><text:s/></text:span><text:span text:style-name="T110_15">برای</text:span><text:span text:style-name="T110_16"><text:s/></text:span><text:span text:style-name="T110_17">خواندن</text:span><text:span text:style-name="T110_18"><text:s/></text:span><text:span text:style-name="T110_19">باز</text:span><text:span text:style-name="T110_20"><text:s/></text:span><text:span text:style-name="T110_21">کنید</text:span><text:span text:style-name="T110_22"><text:s/>:</text:span></text:p>
      <text:p text:style-name="P111"><text:span text:style-name="T111_1">&gt;&gt;&gt;<text:s/></text:span><text:span text:style-name="T111_2">fin</text:span><text:span text:style-name="T111_3"><text:s/>=<text:s/></text:span><text:span text:style-name="T111_4">open</text:span><text:span text:style-name="T111_5">('/</text:span><text:span text:style-name="T111_6">home</text:span><text:span text:style-name="T111_7">')</text:span></text:p>
      <text:p text:style-name="P112"><text:span text:style-name="T112_1">IsADirectoryError</text:span><text:span text:style-name="T112_2">:<text:s/>[</text:span><text:span text:style-name="T112_3">Errno</text:span><text:span text:style-name="T112_4"><text:s/>21]<text:s/></text:span><text:span text:style-name="T112_5">Is</text:span><text:span text:style-name="T112_6"><text:s/></text:span><text:span text:style-name="T112_7">a</text:span><text:span text:style-name="T112_8"><text:s/></text:span><text:span text:style-name="T112_9">directory</text:span><text:span text:style-name="T112_10">:<text:s/>'/</text:span><text:span text:style-name="T112_11">home</text:span><text:span text:style-name="T112_12">'</text:span></text:p>
      <text:p text:style-name="P113"><text:span text:style-name="T113_1">برای</text:span><text:span text:style-name="T113_2"><text:s/></text:span><text:span text:style-name="T113_3">اجتناب</text:span><text:span text:style-name="T113_4"><text:s/></text:span><text:span text:style-name="T113_5">از</text:span><text:span text:style-name="T113_6"><text:s/></text:span><text:span text:style-name="T113_7">این</text:span><text:span text:style-name="T113_8"><text:s/></text:span><text:span text:style-name="T113_9">خطاها</text:span><text:span text:style-name="T113_10"><text:s/>،<text:s/></text:span><text:span text:style-name="T113_11">شما</text:span><text:span text:style-name="T113_12"><text:s/></text:span><text:span text:style-name="T113_13">میتوانید</text:span><text:span text:style-name="T113_14"><text:s/></text:span><text:span text:style-name="T113_15">از</text:span><text:span text:style-name="T113_16"><text:s/></text:span><text:span text:style-name="T113_17">توابعی</text:span><text:span text:style-name="T113_18"><text:s/></text:span><text:span text:style-name="T113_19">مانند</text:span><text:span text:style-name="T113_20"><text:s/></text:span><text:span text:style-name="T113_21">os</text:span><text:span text:style-name="T113_22">.</text:span><text:span text:style-name="T113_23">path</text:span><text:span text:style-name="T113_24">.</text:span><text:span text:style-name="T113_25">exists</text:span><text:span text:style-name="T113_26"><text:s/></text:span><text:span text:style-name="T113_27">و</text:span><text:span text:style-name="T113_28"><text:s/></text:span><text:span text:style-name="T113_29">os</text:span><text:span text:style-name="T113_30">.</text:span><text:span text:style-name="T113_31">path</text:span><text:span text:style-name="T113_32">.</text:span><text:span text:style-name="T113_33">isfile</text:span><text:span text:style-name="T113_34"><text:s/></text:span><text:span text:style-name="T113_35">استفاده</text:span><text:span text:style-name="T113_36"><text:s/></text:span><text:span text:style-name="T113_37">کنید</text:span><text:span text:style-name="T113_38">،<text:s/></text:span><text:span text:style-name="T113_39">اما</text:span><text:span text:style-name="T113_40"><text:s/></text:span><text:span text:style-name="T113_41">چک</text:span><text:span text:style-name="T113_42"><text:s/></text:span><text:span text:style-name="T113_43">کردن</text:span><text:span text:style-name="T113_44"><text:s/></text:span><text:span text:style-name="T113_45">تمام</text:span><text:span text:style-name="T113_46"><text:s/></text:span><text:span text:style-name="T113_47">احتمالات</text:span><text:span text:style-name="T113_48"><text:s/></text:span><text:span text:style-name="T113_49">ممکن</text:span><text:span text:style-name="T113_50"><text:s/></text:span><text:span text:style-name="T113_51">است</text:span><text:span text:style-name="T113_52"><text:s/></text:span><text:span text:style-name="T113_53">زمان</text:span><text:span text:style-name="T113_54"><text:s/></text:span><text:span text:style-name="T113_55">زیادی</text:span><text:span text:style-name="T113_56"><text:s/></text:span><text:span text:style-name="T113_57">طول</text:span><text:span text:style-name="T113_58"><text:s/></text:span><text:span text:style-name="T113_59">بکشد</text:span><text:span text:style-name="T113_60">.<text:s/>(</text:span><text:span text:style-name="T113_61">اگر</text:span><text:span text:style-name="T113_62"><text:s/>“</text:span><text:span text:style-name="T113_63">Errno</text:span><text:span text:style-name="T113_64"><text:s/>21”<text:s/></text:span><text:span text:style-name="T113_65">نمایش</text:span><text:span text:style-name="T113_66"><text:s/></text:span><text:span text:style-name="T113_67">داده</text:span><text:span text:style-name="T113_68"><text:s/></text:span><text:span text:style-name="T113_69">شود</text:span><text:span text:style-name="T113_70"><text:s/>،<text:s/></text:span><text:span text:style-name="T113_71">یعنی</text:span><text:span text:style-name="T113_72"><text:s/></text:span><text:span text:style-name="T113_73">حداقل</text:span><text:span text:style-name="T113_74"><text:s/>۲۱<text:s/></text:span><text:span text:style-name="T113_75">اشتباه</text:span><text:span text:style-name="T113_76"><text:s/></text:span><text:span text:style-name="T113_77">ممکن</text:span><text:span text:style-name="T113_78"><text:s/></text:span><text:span text:style-name="T113_79">است</text:span><text:span text:style-name="T113_80"><text:s/></text:span><text:span text:style-name="T113_81">رخ</text:span><text:span text:style-name="T113_82"><text:s/></text:span><text:span text:style-name="T113_83">داده</text:span><text:span text:style-name="T113_84"><text:s/></text:span><text:span text:style-name="T113_85">باشد</text:span><text:span text:style-name="T113_86"><text:s/>)</text:span></text:p>
      <text:p text:style-name="P114"><text:span text:style-name="T114_1">بهتر</text:span><text:span text:style-name="T114_2"><text:s/></text:span><text:span text:style-name="T114_3">است</text:span><text:span text:style-name="T114_4"><text:s/></text:span><text:span text:style-name="T114_5">که</text:span><text:span text:style-name="T114_6"><text:s/></text:span><text:span text:style-name="T114_7">جلو</text:span><text:span text:style-name="T114_8"><text:s/></text:span><text:span text:style-name="T114_9">بروید</text:span><text:span text:style-name="T114_10"><text:s/></text:span><text:span text:style-name="T114_11">و</text:span><text:span text:style-name="T114_12"><text:s/></text:span><text:span text:style-name="T114_13">تلاش</text:span><text:span text:style-name="T114_14"><text:s/></text:span><text:span text:style-name="T114_15">کنید</text:span><text:span text:style-name="T114_16"><text:s/>-<text:s/></text:span><text:span text:style-name="T114_17">و</text:span><text:span text:style-name="T114_18"><text:s/></text:span><text:span text:style-name="T114_19">اگر</text:span><text:span text:style-name="T114_20"><text:s/></text:span><text:span text:style-name="T114_21">مشکلی</text:span><text:span text:style-name="T114_22"><text:s/></text:span><text:span text:style-name="T114_23">رخ</text:span><text:span text:style-name="T114_24"><text:s/></text:span><text:span text:style-name="T114_25">داد</text:span><text:span text:style-name="T114_26"><text:s/></text:span><text:span text:style-name="T114_27">با</text:span><text:span text:style-name="T114_28"><text:s/></text:span><text:span text:style-name="T114_29">آن</text:span><text:span text:style-name="T114_30"><text:s/></text:span><text:span text:style-name="T114_31">مقابله</text:span><text:span text:style-name="T114_32"><text:s/></text:span><text:span text:style-name="T114_33">کنید</text:span><text:span text:style-name="T114_34"><text:s/>-<text:s/></text:span><text:span text:style-name="T114_35">دقیقا</text:span><text:span text:style-name="T114_36"><text:s/></text:span><text:span text:style-name="T114_37">کاری</text:span><text:span text:style-name="T114_38"><text:s/></text:span><text:span text:style-name="T114_39">را</text:span><text:span text:style-name="T114_40"><text:s/></text:span><text:span text:style-name="T114_41">میکنید</text:span><text:span text:style-name="T114_42"><text:s/></text:span><text:span text:style-name="T114_43">که</text:span><text:span text:style-name="T114_44"><text:s/></text:span><text:span text:style-name="T114_45">دستور</text:span><text:span text:style-name="T114_46"><text:s/></text:span><text:span text:style-name="T114_47">try</text:span><text:span text:style-name="T114_48"><text:s text:c="2"/></text:span><text:span text:style-name="T114_49">انجام</text:span><text:span text:style-name="T114_50"><text:s/></text:span><text:span text:style-name="T114_51">میدهد</text:span><text:span text:style-name="T114_52">.<text:s/></text:span><text:span text:style-name="T114_53">سینتکس</text:span><text:span text:style-name="T114_54"><text:s/></text:span><text:span text:style-name="T114_55">آن</text:span><text:span text:style-name="T114_56"><text:s/></text:span><text:span text:style-name="T114_57">بسیار</text:span><text:span text:style-name="T114_58"><text:s/></text:span><text:span text:style-name="T114_59">شبیه</text:span><text:span text:style-name="T114_60"><text:s/></text:span><text:span text:style-name="T114_61">دستور</text:span><text:span text:style-name="T114_62"><text:s/></text:span><text:span text:style-name="T114_63">if</text:span><text:span text:style-name="T114_64">….</text:span><text:span text:style-name="T114_65">else</text:span><text:span text:style-name="T114_66"><text:s/></text:span><text:span text:style-name="T114_67">میباشد</text:span><text:span text:style-name="T114_68">:</text:span></text:p>
      <text:p text:style-name="P115"><text:span text:style-name="T115_1">try</text:span><text:span text:style-name="T115_2">:</text:span></text:p>
      <text:p text:style-name="P116"><text:span text:style-name="T116_1"><text:s text:c="3"/></text:span><text:span text:style-name="T116_2">fin</text:span><text:span text:style-name="T116_3"><text:s/>=<text:s/></text:span><text:span text:style-name="T116_4">open</text:span><text:span text:style-name="T116_5">('</text:span><text:span text:style-name="T116_6">bad</text:span><text:span text:style-name="T116_7">_</text:span><text:span text:style-name="T116_8">file</text:span><text:span text:style-name="T116_9">')</text:span></text:p>
      <text:p text:style-name="P117"><text:span text:style-name="T117_1">except</text:span><text:span text:style-name="T117_2">:</text:span></text:p>
      <text:p text:style-name="P118"><text:span text:style-name="T118_1"><text:s text:c="3"/></text:span><text:span text:style-name="T118_2">print</text:span><text:span text:style-name="T118_3">('</text:span><text:span text:style-name="T118_4">Something</text:span><text:span text:style-name="T118_5"><text:s/></text:span><text:span text:style-name="T118_6">went</text:span><text:span text:style-name="T118_7"><text:s/></text:span><text:span text:style-name="T118_8">wrong</text:span><text:span text:style-name="T118_9">.')</text:span></text:p>
      <text:p text:style-name="P119"><text:span text:style-name="T119_1">پایتون</text:span><text:span text:style-name="T119_2"><text:s/></text:span><text:span text:style-name="T119_3">اول</text:span><text:span text:style-name="T119_4"><text:s/></text:span><text:span text:style-name="T119_5">سعی</text:span><text:span text:style-name="T119_6"><text:s/></text:span><text:span text:style-name="T119_7">میکند</text:span><text:span text:style-name="T119_8"><text:s/></text:span><text:span text:style-name="T119_9">تا</text:span><text:span text:style-name="T119_10"><text:s/></text:span><text:span text:style-name="T119_11">بند</text:span><text:span text:style-name="T119_12"><text:s/></text:span><text:span text:style-name="T119_13">try</text:span><text:span text:style-name="T119_14"><text:s/></text:span><text:span text:style-name="T119_15">را</text:span><text:span text:style-name="T119_16"><text:s/></text:span><text:span text:style-name="T119_17">اجرا</text:span><text:span text:style-name="T119_18"><text:s/></text:span><text:span text:style-name="T119_19">کند</text:span><text:span text:style-name="T119_20">.<text:s/></text:span><text:span text:style-name="T119_21">اگر</text:span><text:span text:style-name="T119_22"><text:s/></text:span><text:span text:style-name="T119_23">همه</text:span><text:span text:style-name="T119_24"><text:s/></text:span><text:span text:style-name="T119_25">چیز</text:span><text:span text:style-name="T119_26"><text:s/></text:span><text:span text:style-name="T119_27">خوب</text:span><text:span text:style-name="T119_28"><text:s/></text:span><text:span text:style-name="T119_29">پیش</text:span><text:span text:style-name="T119_30"><text:s/></text:span><text:span text:style-name="T119_31">برود</text:span><text:span text:style-name="T119_32"><text:s/>،<text:s/></text:span><text:span text:style-name="T119_33">از</text:span><text:span text:style-name="T119_34"><text:s/></text:span><text:span text:style-name="T119_35">بند</text:span><text:span text:style-name="T119_36"><text:s/></text:span><text:span text:style-name="T119_37">except</text:span><text:span text:style-name="T119_38"><text:s/></text:span><text:span text:style-name="T119_39">پرش</text:span><text:span text:style-name="T119_40"><text:s/></text:span><text:span text:style-name="T119_41">میکند</text:span><text:span text:style-name="T119_42"><text:s/></text:span><text:span text:style-name="T119_43">و</text:span><text:span text:style-name="T119_44"><text:s/></text:span><text:span text:style-name="T119_45">ادامه</text:span><text:span text:style-name="T119_46"><text:s/></text:span><text:span text:style-name="T119_47">میدهد</text:span><text:span text:style-name="T119_48">.<text:s/></text:span><text:span text:style-name="T119_49">اگر</text:span><text:span text:style-name="T119_50"><text:s/></text:span><text:span text:style-name="T119_51">اکسپشنی</text:span><text:span text:style-name="T119_52"><text:s/></text:span><text:span text:style-name="T119_53">رخ</text:span><text:span text:style-name="T119_54"><text:s/></text:span><text:span text:style-name="T119_55">داد</text:span><text:span text:style-name="T119_56"><text:s/>،<text:s/></text:span><text:span text:style-name="T119_57">از</text:span><text:span text:style-name="T119_58"><text:s/></text:span><text:span text:style-name="T119_59">بند</text:span><text:span text:style-name="T119_60"><text:s/></text:span><text:span text:style-name="T119_61">try</text:span><text:span text:style-name="T119_62"><text:s/></text:span><text:span text:style-name="T119_63">خارج</text:span><text:span text:style-name="T119_64"><text:s/></text:span><text:span text:style-name="T119_65">میشود</text:span><text:span text:style-name="T119_66"><text:s/></text:span><text:span text:style-name="T119_67">و</text:span><text:span text:style-name="T119_68"><text:s/></text:span><text:span text:style-name="T119_69">بند</text:span><text:span text:style-name="T119_70"><text:s/></text:span><text:span text:style-name="T119_71">except</text:span><text:span text:style-name="T119_72"><text:s/></text:span><text:span text:style-name="T119_73">را</text:span><text:span text:style-name="T119_74"><text:s/></text:span><text:span text:style-name="T119_75">اجرا</text:span><text:span text:style-name="T119_76"><text:s/></text:span><text:span text:style-name="T119_77">میکند</text:span><text:span text:style-name="T119_78">.</text:span></text:p>
      <text:p text:style-name="P120"><text:span text:style-name="T120_1">مدیریت</text:span><text:span text:style-name="T120_2"><text:s/></text:span><text:span text:style-name="T120_3">اکسپشن</text:span><text:span text:style-name="T120_4"><text:s/></text:span><text:span text:style-name="T120_5">با</text:span><text:span text:style-name="T120_6"><text:s/></text:span><text:span text:style-name="T120_7">یک</text:span><text:span text:style-name="T120_8"><text:s/></text:span><text:span text:style-name="T120_9">دستور</text:span><text:span text:style-name="T120_10"><text:s/></text:span><text:span text:style-name="T120_11">try</text:span><text:span text:style-name="T120_12"><text:s/></text:span><text:span text:style-name="T120_13">به</text:span><text:span text:style-name="T120_14"><text:s/></text:span><text:span text:style-name="T120_15">نام</text:span><text:span text:style-name="T120_16"><text:s/></text:span><text:span text:style-name="T120_17">گرفتن</text:span><text:span text:style-name="T120_18"><text:s/></text:span><text:span text:style-name="T120_19">اکسپشن</text:span><text:span text:style-name="T120_20"><text:s/></text:span><text:span text:style-name="T120_21">شناخته</text:span><text:span text:style-name="T120_22"><text:s/></text:span><text:span text:style-name="T120_23">میشود</text:span><text:span text:style-name="T120_24">.<text:s/></text:span><text:span text:style-name="T120_25">در</text:span><text:span text:style-name="T120_26"><text:s/></text:span><text:span text:style-name="T120_27">این</text:span><text:span text:style-name="T120_28"><text:s/></text:span><text:span text:style-name="T120_29">مثال</text:span><text:span text:style-name="T120_30"><text:s/>،<text:s/></text:span><text:span text:style-name="T120_31">بند</text:span><text:span text:style-name="T120_32"><text:s/></text:span><text:span text:style-name="T120_33">except</text:span><text:span text:style-name="T120_34"><text:s/></text:span><text:span text:style-name="T120_35">فقط</text:span><text:span text:style-name="T120_36"><text:s/></text:span><text:span text:style-name="T120_37">یک</text:span><text:span text:style-name="T120_38"><text:s/></text:span><text:span text:style-name="T120_39">پیغام</text:span><text:span text:style-name="T120_40"><text:s/></text:span><text:span text:style-name="T120_41">خطا</text:span><text:span text:style-name="T120_42"><text:s/></text:span><text:span text:style-name="T120_43">چاپ</text:span><text:span text:style-name="T120_44"><text:s/></text:span><text:span text:style-name="T120_45">میکند</text:span><text:span text:style-name="T120_46"><text:s/></text:span><text:span text:style-name="T120_47">که</text:span><text:span text:style-name="T120_48"><text:s/></text:span><text:span text:style-name="T120_49">خیلی</text:span><text:span text:style-name="T120_50"><text:s/></text:span><text:span text:style-name="T120_51">سودمند</text:span><text:span text:style-name="T120_52"><text:s/></text:span><text:span text:style-name="T120_53">نیست</text:span><text:span text:style-name="T120_54">.<text:s/></text:span><text:span text:style-name="T120_55">در</text:span><text:span text:style-name="T120_56"><text:s/></text:span><text:span text:style-name="T120_57">حالت</text:span><text:span text:style-name="T120_58"><text:s/></text:span><text:span text:style-name="T120_59">کلی</text:span><text:span text:style-name="T120_60"><text:s/>،<text:s/></text:span><text:span text:style-name="T120_61">گرفتن</text:span><text:span text:style-name="T120_62"><text:s/></text:span><text:span text:style-name="T120_63">یک</text:span><text:span text:style-name="T120_64"><text:s/></text:span><text:span text:style-name="T120_65">اکسپشن</text:span><text:span text:style-name="T120_66"><text:s/></text:span><text:span text:style-name="T120_67">به</text:span><text:span text:style-name="T120_68"><text:s/></text:span><text:span text:style-name="T120_69">شما</text:span><text:span text:style-name="T120_70"><text:s/></text:span><text:span text:style-name="T120_71">فرصتی</text:span><text:span text:style-name="T120_72"><text:s/></text:span><text:span text:style-name="T120_73">میدهد</text:span><text:span text:style-name="T120_74"><text:s/></text:span><text:span text:style-name="T120_75">تا</text:span><text:span text:style-name="T120_76"><text:s/></text:span><text:span text:style-name="T120_77">بتواند</text:span><text:span text:style-name="T120_78"><text:s/></text:span><text:span text:style-name="T120_79">مشکل</text:span><text:span text:style-name="T120_80"><text:s/></text:span><text:span text:style-name="T120_81">به</text:span><text:span text:style-name="T120_82"><text:s/></text:span><text:span text:style-name="T120_83">وجود</text:span><text:span text:style-name="T120_84"><text:s/></text:span><text:span text:style-name="T120_85">آمده</text:span><text:span text:style-name="T120_86"><text:s/></text:span><text:span text:style-name="T120_87">را</text:span><text:span text:style-name="T120_88"><text:s/></text:span><text:span text:style-name="T120_89">برطرف</text:span><text:span text:style-name="T120_90"><text:s/></text:span><text:span text:style-name="T120_91">کنید</text:span><text:span text:style-name="T120_92"><text:s/>،<text:s/></text:span><text:span text:style-name="T120_93">دوباره</text:span><text:span text:style-name="T120_94"><text:s/></text:span><text:span text:style-name="T120_95">سعی</text:span><text:span text:style-name="T120_96"><text:s/></text:span><text:span text:style-name="T120_97">کنید</text:span><text:span text:style-name="T120_98"><text:s/></text:span><text:span text:style-name="T120_99">و</text:span><text:span text:style-name="T120_100"><text:s/></text:span><text:span text:style-name="T120_101">یا</text:span><text:span text:style-name="T120_102"><text:s/></text:span><text:span text:style-name="T120_103">حداقل</text:span><text:span text:style-name="T120_104"><text:s text:c="2"/></text:span><text:span text:style-name="T120_105">برنامه</text:span><text:span text:style-name="T120_106"><text:s/></text:span><text:span text:style-name="T120_107">را</text:span><text:span text:style-name="T120_108"><text:s/></text:span><text:span text:style-name="T120_109">به</text:span><text:span text:style-name="T120_110"><text:s/></text:span><text:span text:style-name="T120_111">طور</text:span><text:span text:style-name="T120_112"><text:s/></text:span><text:span text:style-name="T120_113">عادی</text:span><text:span text:style-name="T120_114"><text:s/></text:span><text:span text:style-name="T120_115">اتمام</text:span><text:span text:style-name="T120_116"><text:s/></text:span><text:span text:style-name="T120_117">برسانید</text:span><text:span text:style-name="T120_118">.</text:span></text:p>
      <text:p text:style-name="P121"/>
      <text:p text:style-name="P122"/>
      <text:p text:style-name="P123"><text:span text:style-name="T123_1">۱۴.۶<text:s/></text:span><text:span text:style-name="T123_2">پایگاه</text:span><text:span text:style-name="T123_3"><text:s/></text:span><text:span text:style-name="T123_4">های</text:span><text:span text:style-name="T123_5"><text:s/></text:span><text:span text:style-name="T123_6">داده</text:span></text:p>
      <text:p text:style-name="P124"><text:span text:style-name="T124_1">یک</text:span><text:span text:style-name="T124_2"><text:s/></text:span><text:span text:style-name="T124_3">پایگاه</text:span><text:span text:style-name="T124_4"><text:s/></text:span><text:span text:style-name="T124_5">داده</text:span><text:span text:style-name="T124_6"><text:s/>،<text:s/></text:span><text:span text:style-name="T124_7">فایلی</text:span><text:span text:style-name="T124_8"><text:s/></text:span><text:span text:style-name="T124_9">است</text:span><text:span text:style-name="T124_10"><text:s/></text:span><text:span text:style-name="T124_11">که</text:span><text:span text:style-name="T124_12"><text:s/></text:span><text:span text:style-name="T124_13">برای</text:span><text:span text:style-name="T124_14"><text:s/></text:span><text:span text:style-name="T124_15">ذخیره</text:span><text:span text:style-name="T124_16"><text:s/></text:span><text:span text:style-name="T124_17">سازی</text:span><text:span text:style-name="T124_18"><text:s/></text:span><text:span text:style-name="T124_19">داده</text:span><text:span text:style-name="T124_20"><text:s/></text:span><text:span text:style-name="T124_21">ها</text:span><text:span text:style-name="T124_22"><text:s/></text:span><text:span text:style-name="T124_23">به</text:span><text:span text:style-name="T124_24"><text:s/></text:span><text:span text:style-name="T124_25">وجود</text:span><text:span text:style-name="T124_26"><text:s/></text:span><text:span text:style-name="T124_27">آمده</text:span><text:span text:style-name="T124_28"><text:s/></text:span><text:span text:style-name="T124_29">است</text:span><text:span text:style-name="T124_30">.</text:span><text:span text:style-name="T124_31">بسیاری</text:span><text:span text:style-name="T124_32"><text:s/></text:span><text:span text:style-name="T124_33">از</text:span><text:span text:style-name="T124_34"><text:s/></text:span><text:span text:style-name="T124_35">پایگاه</text:span><text:span text:style-name="T124_36"><text:s/></text:span><text:span text:style-name="T124_37">های</text:span><text:span text:style-name="T124_38"><text:s/></text:span><text:span text:style-name="T124_39">داده</text:span><text:span text:style-name="T124_40"><text:s/></text:span><text:span text:style-name="T124_41">مانند</text:span><text:span text:style-name="T124_42"><text:s/></text:span><text:span text:style-name="T124_43">یک</text:span><text:span text:style-name="T124_44"><text:s/></text:span><text:span text:style-name="T124_45">دیکشنری</text:span><text:span text:style-name="T124_46"><text:s/></text:span><text:span text:style-name="T124_47">ساخته</text:span><text:span text:style-name="T124_48"><text:s/></text:span><text:span text:style-name="T124_49">می</text:span><text:span text:style-name="T124_50"><text:s/></text:span><text:span text:style-name="T124_51">شوند</text:span><text:span text:style-name="T124_52"><text:s text:c="2"/></text:span><text:span text:style-name="T124_53">چون</text:span><text:span text:style-name="T124_54"><text:s/></text:span><text:span text:style-name="T124_55">مانند</text:span><text:span text:style-name="T124_56"><text:s/></text:span><text:span text:style-name="T124_57">دیکشنری</text:span><text:span text:style-name="T124_58"><text:s/></text:span><text:span text:style-name="T124_59">ها</text:span><text:span text:style-name="T124_60"><text:s/></text:span><text:span text:style-name="T124_61">با</text:span><text:span text:style-name="T124_62"><text:s/></text:span><text:span text:style-name="T124_63">گرفتن</text:span><text:span text:style-name="T124_64"><text:s/></text:span><text:span text:style-name="T124_65">یک</text:span><text:span text:style-name="T124_66"><text:s/></text:span><text:span text:style-name="T124_67">کلید</text:span><text:span text:style-name="T124_68"><text:s/>،<text:s/></text:span><text:span text:style-name="T124_69">یک</text:span><text:span text:style-name="T124_70"><text:s/></text:span><text:span text:style-name="T124_71">مقدار</text:span><text:span text:style-name="T124_72"><text:s/></text:span><text:span text:style-name="T124_73">به</text:span><text:span text:style-name="T124_74"><text:s/></text:span><text:span text:style-name="T124_75">ما</text:span><text:span text:style-name="T124_76"><text:s/></text:span><text:span text:style-name="T124_77">تحویل</text:span><text:span text:style-name="T124_78"><text:s/></text:span><text:span text:style-name="T124_79">می</text:span><text:span text:style-name="T124_80"><text:s/></text:span><text:span text:style-name="T124_81">دهند</text:span><text:span text:style-name="T124_82">.<text:s/></text:span><text:span text:style-name="T124_83">بزرگ</text:span><text:span text:style-name="T124_84"><text:s/></text:span><text:span text:style-name="T124_85">ترین</text:span><text:span text:style-name="T124_86"><text:s/></text:span><text:span text:style-name="T124_87">تفاوت</text:span><text:span text:style-name="T124_88"><text:s/></text:span><text:span text:style-name="T124_89">بین</text:span><text:span text:style-name="T124_90"><text:s/></text:span><text:span text:style-name="T124_91">یک</text:span><text:span text:style-name="T124_92"><text:s/></text:span><text:span text:style-name="T124_93">پایگاه</text:span><text:span text:style-name="T124_94"><text:s/></text:span><text:span text:style-name="T124_95">داده</text:span><text:span text:style-name="T124_96"><text:s/></text:span><text:span text:style-name="T124_97">و</text:span><text:span text:style-name="T124_98"><text:s/></text:span><text:span text:style-name="T124_99">یک</text:span><text:span text:style-name="T124_100"><text:s/></text:span><text:span text:style-name="T124_101">دیکشنری</text:span><text:span text:style-name="T124_102"><text:s/></text:span><text:span text:style-name="T124_103">این</text:span><text:span text:style-name="T124_104"><text:s/></text:span><text:span text:style-name="T124_105">است</text:span><text:span text:style-name="T124_106"><text:s/></text:span><text:span text:style-name="T124_107">که</text:span><text:span text:style-name="T124_108"><text:s/></text:span><text:span text:style-name="T124_109">دیتابیس</text:span><text:span text:style-name="T124_110"><text:s/></text:span><text:span text:style-name="T124_111">روی</text:span><text:span text:style-name="T124_112"><text:s/></text:span><text:span text:style-name="T124_113">دیسک</text:span><text:span text:style-name="T124_114"><text:s/>(</text:span><text:span text:style-name="T124_115">یا</text:span><text:span text:style-name="T124_116"><text:s/></text:span><text:span text:style-name="T124_117">حافظه</text:span><text:span text:style-name="T124_118"><text:s/></text:span><text:span text:style-name="T124_119">های</text:span><text:span text:style-name="T124_120"><text:s/></text:span><text:span text:style-name="T124_121">دائمی</text:span><text:span text:style-name="T124_122"><text:s/></text:span><text:span text:style-name="T124_123">دیگر</text:span><text:span text:style-name="T124_124">)<text:s/></text:span><text:span text:style-name="T124_125">ذخیره</text:span><text:span text:style-name="T124_126"><text:s/></text:span><text:span text:style-name="T124_127">می</text:span><text:span text:style-name="T124_128"><text:s/></text:span><text:span text:style-name="T124_129">شود</text:span><text:span text:style-name="T124_130"><text:s/></text:span><text:span text:style-name="T124_131">و</text:span><text:span text:style-name="T124_132"><text:s/></text:span><text:span text:style-name="T124_133">به</text:span><text:span text:style-name="T124_134"><text:s/></text:span><text:span text:style-name="T124_135">همین</text:span><text:span text:style-name="T124_136"><text:s/></text:span><text:span text:style-name="T124_137">دلیل</text:span><text:span text:style-name="T124_138"><text:s/></text:span><text:span text:style-name="T124_139">پس</text:span><text:span text:style-name="T124_140"><text:s/></text:span><text:span text:style-name="T124_141">از</text:span><text:span text:style-name="T124_142"><text:s/></text:span><text:span text:style-name="T124_143">اتمام</text:span><text:span text:style-name="T124_144"><text:s/></text:span><text:span text:style-name="T124_145">کار</text:span><text:span text:style-name="T124_146"><text:s/></text:span><text:span text:style-name="T124_147">برنامه</text:span><text:span text:style-name="T124_148"><text:s/></text:span><text:span text:style-name="T124_149">اطلاعات</text:span><text:span text:style-name="T124_150"><text:s/></text:span><text:span text:style-name="T124_151">حفظ</text:span><text:span text:style-name="T124_152"><text:s/></text:span><text:span text:style-name="T124_153">می</text:span><text:span text:style-name="T124_154"><text:s/></text:span><text:span text:style-name="T124_155">شوند</text:span><text:span text:style-name="T124_156">.</text:span></text:p>
      <text:p text:style-name="P125"><text:span text:style-name="T125_1">ماژول</text:span><text:span text:style-name="T125_2"><text:s/></text:span><text:span text:style-name="T125_3">dbm</text:span><text:span text:style-name="T125_4"><text:s/></text:span><text:span text:style-name="T125_5">یک</text:span><text:span text:style-name="T125_6"><text:s/></text:span><text:span text:style-name="T125_7">رابط</text:span><text:span text:style-name="T125_8"><text:s/></text:span><text:span text:style-name="T125_9">برای</text:span><text:span text:style-name="T125_10"><text:s/></text:span><text:span text:style-name="T125_11">ساختن</text:span><text:span text:style-name="T125_12"><text:s/></text:span><text:span text:style-name="T125_13">و</text:span><text:span text:style-name="T125_14"><text:s/></text:span><text:span text:style-name="T125_15">به</text:span><text:span text:style-name="T125_16"><text:s/></text:span><text:span text:style-name="T125_17">روزرسانی</text:span><text:span text:style-name="T125_18"><text:s/></text:span><text:span text:style-name="T125_19">فایل</text:span><text:span text:style-name="T125_20"><text:s/></text:span><text:span text:style-name="T125_21">ها</text:span><text:span text:style-name="T125_22"><text:s/></text:span><text:span text:style-name="T125_23">پایگاه</text:span><text:span text:style-name="T125_24"><text:s/></text:span><text:span text:style-name="T125_25">داده</text:span><text:span text:style-name="T125_26"><text:s/></text:span><text:span text:style-name="T125_27">است</text:span><text:span text:style-name="T125_28">.<text:s/></text:span><text:span text:style-name="T125_29">به</text:span><text:span text:style-name="T125_30"><text:s/></text:span><text:span text:style-name="T125_31">عنوان</text:span><text:span text:style-name="T125_32"><text:s/></text:span><text:span text:style-name="T125_33">مثال</text:span><text:span text:style-name="T125_34"><text:s/></text:span><text:span text:style-name="T125_35">یک</text:span><text:span text:style-name="T125_36"><text:s/></text:span><text:span text:style-name="T125_37">پایگاه</text:span><text:span text:style-name="T125_38"><text:s/></text:span><text:span text:style-name="T125_39">داده</text:span><text:span text:style-name="T125_40"><text:s/></text:span><text:span text:style-name="T125_41">خواهیم</text:span><text:span text:style-name="T125_42"><text:s/></text:span><text:span text:style-name="T125_43">ساخت</text:span><text:span text:style-name="T125_44"><text:s/></text:span><text:span text:style-name="T125_45">که</text:span><text:span text:style-name="T125_46"><text:s/></text:span><text:span text:style-name="T125_47">برای</text:span><text:span text:style-name="T125_48"><text:s/></text:span><text:span text:style-name="T125_49">عکس</text:span><text:span text:style-name="T125_50"><text:s/></text:span><text:span text:style-name="T125_51">ها</text:span><text:span text:style-name="T125_52"><text:s/></text:span><text:span text:style-name="T125_53">یک</text:span><text:span text:style-name="T125_54"><text:s/></text:span><text:span text:style-name="T125_55">عنوان</text:span><text:span text:style-name="T125_56"><text:s/></text:span><text:span text:style-name="T125_57">ذخیره</text:span><text:span text:style-name="T125_58"><text:s/></text:span><text:span text:style-name="T125_59">کند</text:span><text:span text:style-name="T125_60">.</text:span></text:p>
      <text:p text:style-name="P126"><text:span text:style-name="T126_1">&gt;&gt;&gt;<text:s/></text:span><text:span text:style-name="T126_2">import</text:span><text:span text:style-name="T126_3"><text:s/></text:span><text:span text:style-name="T126_4">dbm</text:span></text:p>
      <text:p text:style-name="P127"><text:span text:style-name="T127_1">&gt;&gt;&gt;<text:s/></text:span><text:span text:style-name="T127_2">dbm</text:span><text:span text:style-name="T127_3"><text:s/>=<text:s/></text:span><text:span text:style-name="T127_4">dbm</text:span><text:span text:style-name="T127_5">.</text:span><text:span text:style-name="T127_6">open</text:span><text:span text:style-name="T127_7"><text:s/>(‘</text:span><text:span text:style-name="T127_8">captions</text:span><text:span text:style-name="T127_9">’<text:s/>,<text:s/>‘</text:span><text:span text:style-name="T127_10">c</text:span><text:span text:style-name="T127_11">’)</text:span></text:p>
      <text:p text:style-name="P128"/>
      <text:p text:style-name="P129"><text:span text:style-name="T129_1">حالت</text:span><text:span text:style-name="T129_2"><text:s/></text:span><text:span text:style-name="T129_3">c</text:span><text:span text:style-name="T129_4"><text:s/></text:span><text:span text:style-name="T129_5">به</text:span><text:span text:style-name="T129_6"><text:s/></text:span><text:span text:style-name="T129_7">این</text:span><text:span text:style-name="T129_8"><text:s/></text:span><text:span text:style-name="T129_9">معنی</text:span><text:span text:style-name="T129_10"><text:s/></text:span><text:span text:style-name="T129_11">است</text:span><text:span text:style-name="T129_12"><text:s/></text:span><text:span text:style-name="T129_13">که</text:span><text:span text:style-name="T129_14"><text:s/></text:span><text:span text:style-name="T129_15">اگر</text:span><text:span text:style-name="T129_16"><text:s/></text:span><text:span text:style-name="T129_17">پایگاه</text:span><text:span text:style-name="T129_18"><text:s/></text:span><text:span text:style-name="T129_19">داده</text:span><text:span text:style-name="T129_20"><text:s/></text:span><text:span text:style-name="T129_21">تا</text:span><text:span text:style-name="T129_22"><text:s/></text:span><text:span text:style-name="T129_23">به</text:span><text:span text:style-name="T129_24"><text:s/></text:span><text:span text:style-name="T129_25">اینجا</text:span><text:span text:style-name="T129_26"><text:s/></text:span><text:span text:style-name="T129_27">ساخته</text:span><text:span text:style-name="T129_28"><text:s/></text:span><text:span text:style-name="T129_29">نشده</text:span><text:span text:style-name="T129_30"><text:s/></text:span><text:span text:style-name="T129_31">است</text:span><text:span text:style-name="T129_32"><text:s/></text:span><text:span text:style-name="T129_33">و</text:span><text:span text:style-name="T129_34"><text:s/></text:span><text:span text:style-name="T129_35">وجود</text:span><text:span text:style-name="T129_36"><text:s/></text:span><text:span text:style-name="T129_37">ندارد</text:span><text:span text:style-name="T129_38"><text:s/>،‌</text:span><text:span text:style-name="T129_39">باید</text:span><text:span text:style-name="T129_40"><text:s/></text:span><text:span text:style-name="T129_41">ساخته</text:span><text:span text:style-name="T129_42"><text:s/></text:span><text:span text:style-name="T129_43">شود</text:span><text:span text:style-name="T129_44">.</text:span><text:span text:style-name="T129_45">حاصل</text:span><text:span text:style-name="T129_46"><text:s/></text:span><text:span text:style-name="T129_47">یک</text:span><text:span text:style-name="T129_48"><text:s/></text:span><text:span text:style-name="T129_49">شی</text:span><text:span text:style-name="T129_50"><text:s/></text:span><text:span text:style-name="T129_51">پایگاه</text:span><text:span text:style-name="T129_52"><text:s/></text:span><text:span text:style-name="T129_53">داده</text:span><text:span text:style-name="T129_54"><text:s/></text:span><text:span text:style-name="T129_55">که</text:span><text:span text:style-name="T129_56"><text:s/></text:span><text:span text:style-name="T129_57">میتواند</text:span><text:span text:style-name="T129_58"><text:s/></text:span><text:span text:style-name="T129_59">برای</text:span><text:span text:style-name="T129_60"><text:s/></text:span><text:span text:style-name="T129_61">اکثر</text:span><text:span text:style-name="T129_62"><text:s/></text:span><text:span text:style-name="T129_63">عملیات</text:span><text:span text:style-name="T129_64"><text:s/></text:span><text:span text:style-name="T129_65">ها</text:span><text:span text:style-name="T129_66"><text:s/></text:span><text:span text:style-name="T129_67">مانند</text:span><text:span text:style-name="T129_68"><text:s/></text:span><text:span text:style-name="T129_69">یک</text:span><text:span text:style-name="T129_70"><text:s/></text:span><text:span text:style-name="T129_71">دیکشنری</text:span><text:span text:style-name="T129_72"><text:s/></text:span><text:span text:style-name="T129_73">استفاده</text:span><text:span text:style-name="T129_74"><text:s/></text:span><text:span text:style-name="T129_75">شود</text:span><text:span text:style-name="T129_76">.</text:span></text:p>
      <text:p text:style-name="P130"><text:span text:style-name="T130_1">هنگامی</text:span><text:span text:style-name="T130_2"><text:s/></text:span><text:span text:style-name="T130_3">که</text:span><text:span text:style-name="T130_4"><text:s/></text:span><text:span text:style-name="T130_5">یک</text:span><text:span text:style-name="T130_6"><text:s/></text:span><text:span text:style-name="T130_7">آیتم</text:span><text:span text:style-name="T130_8"><text:s/></text:span><text:span text:style-name="T130_9">جدید</text:span><text:span text:style-name="T130_10"><text:s/></text:span><text:span text:style-name="T130_11">می</text:span><text:span text:style-name="T130_12"><text:s/></text:span><text:span text:style-name="T130_13">سازید</text:span><text:span text:style-name="T130_14"><text:s/>،<text:s/></text:span><text:span text:style-name="T130_15">dbm</text:span><text:span text:style-name="T130_16"><text:s/></text:span><text:span text:style-name="T130_17">فایل</text:span><text:span text:style-name="T130_18"><text:s/></text:span><text:span text:style-name="T130_19">پایگاه</text:span><text:span text:style-name="T130_20"><text:s/></text:span><text:span text:style-name="T130_21">داده</text:span><text:span text:style-name="T130_22"><text:s/></text:span><text:span text:style-name="T130_23">را</text:span><text:span text:style-name="T130_24"><text:s/></text:span><text:span text:style-name="T130_25">به</text:span><text:span text:style-name="T130_26"><text:s/></text:span><text:span text:style-name="T130_27">روزرسانی</text:span><text:span text:style-name="T130_28"><text:s/></text:span><text:span text:style-name="T130_29">می</text:span><text:span text:style-name="T130_30"><text:s/></text:span><text:span text:style-name="T130_31">کند</text:span><text:span text:style-name="T130_32">.</text:span></text:p>
      <text:p text:style-name="P131"><text:span text:style-name="T131_1">&gt;&gt;&gt;<text:s text:c="2"/></text:span><text:span text:style-name="T131_2">db</text:span><text:span text:style-name="T131_3"><text:s/>[‘</text:span><text:span text:style-name="T131_4">cleese</text:span><text:span text:style-name="T131_5">.</text:span><text:span text:style-name="T131_6">png</text:span><text:span text:style-name="T131_7">’]<text:s/>=<text:s/>‘<text:s/></text:span><text:span text:style-name="T131_8">Photo</text:span><text:span text:style-name="T131_9"><text:s/></text:span><text:span text:style-name="T131_10">of</text:span><text:span text:style-name="T131_11"><text:s/></text:span><text:span text:style-name="T131_12">John</text:span><text:span text:style-name="T131_13"><text:s/></text:span><text:span text:style-name="T131_14">Cleese</text:span><text:span text:style-name="T131_15"><text:s/>.<text:s/>‘</text:span></text:p>
      <text:p text:style-name="P132"><text:span text:style-name="T132_1">هنگامی</text:span><text:span text:style-name="T132_2"><text:s/></text:span><text:span text:style-name="T132_3">که</text:span><text:span text:style-name="T132_4"><text:s/></text:span><text:span text:style-name="T132_5">به</text:span><text:span text:style-name="T132_6"><text:s/></text:span><text:span text:style-name="T132_7">یکی</text:span><text:span text:style-name="T132_8"><text:s/></text:span><text:span text:style-name="T132_9">از</text:span><text:span text:style-name="T132_10"><text:s/></text:span><text:span text:style-name="T132_11">آن</text:span><text:span text:style-name="T132_12"><text:s/></text:span><text:span text:style-name="T132_13">ایتم</text:span><text:span text:style-name="T132_14"><text:s/></text:span><text:span text:style-name="T132_15">ها</text:span><text:span text:style-name="T132_16"><text:s/></text:span><text:span text:style-name="T132_17">دسترسی</text:span><text:span text:style-name="T132_18"><text:s/></text:span><text:span text:style-name="T132_19">پیدا</text:span><text:span text:style-name="T132_20"><text:s/></text:span><text:span text:style-name="T132_21">میکنید</text:span><text:span text:style-name="T132_22"><text:s/>،<text:s/></text:span><text:span text:style-name="T132_23">dbm</text:span><text:span text:style-name="T132_24"><text:s/></text:span><text:span text:style-name="T132_25">فایل</text:span><text:span text:style-name="T132_26"><text:s/></text:span><text:span text:style-name="T132_27">را</text:span><text:span text:style-name="T132_28"><text:s/></text:span><text:span text:style-name="T132_29">می</text:span><text:span text:style-name="T132_30"><text:s/></text:span><text:span text:style-name="T132_31">خواند</text:span><text:span text:style-name="T132_32">:</text:span></text:p>
      <text:p text:style-name="P133"/>
      <text:p text:style-name="P134"><text:span text:style-name="T134_1">&gt;&gt;&gt;<text:s/></text:span><text:span text:style-name="T134_2">db</text:span><text:span text:style-name="T134_3"><text:s/>[<text:s/>‘</text:span><text:span text:style-name="T134_4">cleese</text:span><text:span text:style-name="T134_5">.</text:span><text:span text:style-name="T134_6">png</text:span><text:span text:style-name="T134_7">’]</text:span></text:p>
      <text:p text:style-name="P135"><text:span text:style-name="T135_1">b</text:span><text:span text:style-name="T135_2">’</text:span><text:span text:style-name="T135_3">Photo</text:span><text:span text:style-name="T135_4"><text:s/></text:span><text:span text:style-name="T135_5">of</text:span><text:span text:style-name="T135_6"><text:s/></text:span><text:span text:style-name="T135_7">John</text:span><text:span text:style-name="T135_8"><text:s/></text:span><text:span text:style-name="T135_9">Cleese</text:span><text:span text:style-name="T135_10">.’</text:span></text:p>
      <text:p text:style-name="P136"><text:span text:style-name="T136_1">حاصل</text:span><text:span text:style-name="T136_2"><text:s/></text:span><text:span text:style-name="T136_3">یک</text:span><text:span text:style-name="T136_4"><text:s/></text:span><text:span text:style-name="T136_5">شیء</text:span><text:span text:style-name="T136_6"><text:s/></text:span><text:span text:style-name="T136_7">بایت</text:span><text:span text:style-name="T136_8">(</text:span><text:span text:style-name="T136_9">bytes</text:span><text:span text:style-name="T136_10"><text:s/></text:span><text:span text:style-name="T136_11">object</text:span><text:span text:style-name="T136_12">)<text:s/></text:span><text:span text:style-name="T136_13">است</text:span><text:span text:style-name="T136_14"><text:s/></text:span><text:span text:style-name="T136_15">که</text:span><text:span text:style-name="T136_16"><text:s/></text:span><text:span text:style-name="T136_17">به</text:span><text:span text:style-name="T136_18"><text:s/></text:span><text:span text:style-name="T136_19">همین</text:span><text:span text:style-name="T136_20"><text:s/></text:span><text:span text:style-name="T136_21">خاطر</text:span><text:span text:style-name="T136_22"><text:s/></text:span><text:span text:style-name="T136_23">با</text:span><text:span text:style-name="T136_24"><text:s/></text:span><text:span text:style-name="T136_25">b</text:span><text:span text:style-name="T136_26"><text:s/></text:span><text:span text:style-name="T136_27">شروع</text:span><text:span text:style-name="T136_28"><text:s/></text:span><text:span text:style-name="T136_29">شده</text:span><text:span text:style-name="T136_30">.</text:span><text:span text:style-name="T136_31">شیء</text:span><text:span text:style-name="T136_32"><text:s/></text:span><text:span text:style-name="T136_33">بایت</text:span><text:span text:style-name="T136_34"><text:s/></text:span><text:span text:style-name="T136_35">از</text:span><text:span text:style-name="T136_36"><text:s/></text:span><text:span text:style-name="T136_37">خیلی</text:span><text:span text:style-name="T136_38"><text:s/></text:span><text:span text:style-name="T136_39">جهات</text:span><text:span text:style-name="T136_40"><text:s/></text:span><text:span text:style-name="T136_41">شبیه</text:span><text:span text:style-name="T136_42"><text:s/></text:span><text:span text:style-name="T136_43">به</text:span><text:span text:style-name="T136_44"><text:s/></text:span><text:span text:style-name="T136_45">رشته</text:span><text:span text:style-name="T136_46"><text:s/></text:span><text:span text:style-name="T136_47">ها</text:span><text:span text:style-name="T136_48">(</text:span><text:span text:style-name="T136_49">String</text:span><text:span text:style-name="T136_50">)</text:span><text:span text:style-name="T136_51">است</text:span><text:span text:style-name="T136_52">.</text:span><text:span text:style-name="T136_53">وقتی</text:span><text:span text:style-name="T136_54"><text:s/></text:span><text:span text:style-name="T136_55">بیشتر</text:span><text:span text:style-name="T136_56"><text:s/></text:span><text:span text:style-name="T136_57">پیش</text:span><text:span text:style-name="T136_58"><text:s/></text:span><text:span text:style-name="T136_59">می</text:span><text:span text:style-name="T136_60"><text:s/></text:span><text:span text:style-name="T136_61">روید</text:span><text:span text:style-name="T136_62"><text:s/></text:span><text:span text:style-name="T136_63">اهمیت</text:span><text:span text:style-name="T136_64"><text:s/></text:span><text:span text:style-name="T136_65">این</text:span><text:span text:style-name="T136_66"><text:s/></text:span><text:span text:style-name="T136_67">تفاوت</text:span><text:span text:style-name="T136_68"><text:s/></text:span><text:span text:style-name="T136_69">رو</text:span><text:span text:style-name="T136_70"><text:s/></text:span><text:span text:style-name="T136_71">بهتر</text:span><text:span text:style-name="T136_72"><text:s/></text:span><text:span text:style-name="T136_73">متوجه</text:span><text:span text:style-name="T136_74"><text:s/></text:span><text:span text:style-name="T136_75">می</text:span><text:span text:style-name="T136_76"><text:s/></text:span><text:span text:style-name="T136_77">شوید</text:span><text:span text:style-name="T136_78"><text:s/></text:span><text:span text:style-name="T136_79">اما</text:span><text:span text:style-name="T136_80"><text:s/></text:span><text:span text:style-name="T136_81">درحال</text:span><text:span text:style-name="T136_82"><text:s/></text:span><text:span text:style-name="T136_83">حاضر</text:span><text:span text:style-name="T136_84"><text:s/></text:span><text:span text:style-name="T136_85">میتوانیم</text:span><text:span text:style-name="T136_86"><text:s/></text:span><text:span text:style-name="T136_87">این</text:span><text:span text:style-name="T136_88"><text:s/></text:span><text:span text:style-name="T136_89">تفاوت</text:span><text:span text:style-name="T136_90"><text:s/></text:span><text:span text:style-name="T136_91">را</text:span><text:span text:style-name="T136_92"><text:s/></text:span><text:span text:style-name="T136_93">نادیده</text:span><text:span text:style-name="T136_94"><text:s/></text:span><text:span text:style-name="T136_95">بگیریم</text:span><text:span text:style-name="T136_96">.</text:span></text:p>
      <text:p text:style-name="P137"/>
      <text:p text:style-name="P138"><text:span text:style-name="T138_1">اگر</text:span><text:span text:style-name="T138_2"><text:s/></text:span><text:span text:style-name="T138_3">شما</text:span><text:span text:style-name="T138_4"><text:s/></text:span><text:span text:style-name="T138_5">مقدار</text:span><text:span text:style-name="T138_6"><text:s/></text:span><text:span text:style-name="T138_7">دیگری</text:span><text:span text:style-name="T138_8"><text:s/></text:span><text:span text:style-name="T138_9">را</text:span><text:span text:style-name="T138_10"><text:s/></text:span><text:span text:style-name="T138_11">به</text:span><text:span text:style-name="T138_12"><text:s/></text:span><text:span text:style-name="T138_13">کلید</text:span><text:span text:style-name="T138_14"><text:s/></text:span><text:span text:style-name="T138_15">فعلی</text:span><text:span text:style-name="T138_16"><text:s/></text:span><text:span text:style-name="T138_17">بدهید</text:span><text:span text:style-name="T138_18">dbm</text:span><text:span text:style-name="T138_19"><text:s/></text:span><text:span text:style-name="T138_20">مقدار</text:span><text:span text:style-name="T138_21"><text:s/></text:span><text:span text:style-name="T138_22">قدیمی</text:span><text:span text:style-name="T138_23"><text:s/></text:span><text:span text:style-name="T138_24">آن</text:span><text:span text:style-name="T138_25"><text:s/></text:span><text:span text:style-name="T138_26">کلید</text:span><text:span text:style-name="T138_27"><text:s/></text:span><text:span text:style-name="T138_28">رابامقدار</text:span><text:span text:style-name="T138_29"><text:s/></text:span><text:span text:style-name="T138_30">جدیدی</text:span><text:span text:style-name="T138_31"><text:s/></text:span><text:span text:style-name="T138_32">که</text:span><text:span text:style-name="T138_33"><text:s/></text:span><text:span text:style-name="T138_34">دادید</text:span><text:span text:style-name="T138_35"><text:s/></text:span><text:span text:style-name="T138_36">عوض</text:span><text:span text:style-name="T138_37"><text:s/></text:span><text:span text:style-name="T138_38">میکند</text:span><text:span text:style-name="T138_39">.</text:span></text:p>
      <text:p text:style-name="P139"><text:span text:style-name="T139_1">&gt;&gt;&gt;<text:s/></text:span><text:span text:style-name="T139_2">db</text:span><text:span text:style-name="T139_3">[‘</text:span><text:span text:style-name="T139_4">clesse</text:span><text:span text:style-name="T139_5">.</text:span><text:span text:style-name="T139_6">png</text:span><text:span text:style-name="T139_7">’]<text:s/>=<text:s/>‘</text:span><text:span text:style-name="T139_8">Photo</text:span><text:span text:style-name="T139_9"><text:s/></text:span><text:span text:style-name="T139_10">of</text:span><text:span text:style-name="T139_11"><text:s/></text:span><text:span text:style-name="T139_12">John</text:span><text:span text:style-name="T139_13"><text:s/></text:span><text:span text:style-name="T139_14">Clesse</text:span><text:span text:style-name="T139_15"><text:s/></text:span><text:span text:style-name="T139_16">doing</text:span><text:span text:style-name="T139_17"><text:s/></text:span><text:span text:style-name="T139_18">a</text:span><text:span text:style-name="T139_19"><text:s/></text:span><text:span text:style-name="T139_20">silly</text:span><text:span text:style-name="T139_21"><text:s/></text:span><text:span text:style-name="T139_22">walk</text:span><text:span text:style-name="T139_23">.’</text:span></text:p>
      <text:p text:style-name="P140"><text:span text:style-name="T140_1">&gt;&gt;&gt;<text:s/></text:span><text:span text:style-name="T140_2">db</text:span><text:span text:style-name="T140_3">[‘</text:span><text:span text:style-name="T140_4">clesse</text:span><text:span text:style-name="T140_5">.</text:span><text:span text:style-name="T140_6">png</text:span><text:span text:style-name="T140_7">’]</text:span></text:p>
      <text:p text:style-name="P141"><text:span text:style-name="T141_1">b</text:span><text:span text:style-name="T141_2"><text:s/>‘</text:span><text:span text:style-name="T141_3">Photo</text:span><text:span text:style-name="T141_4"><text:s/></text:span><text:span text:style-name="T141_5">of</text:span><text:span text:style-name="T141_6"><text:s/></text:span><text:span text:style-name="T141_7">John</text:span><text:span text:style-name="T141_8"><text:s/></text:span><text:span text:style-name="T141_9">Clesse</text:span><text:span text:style-name="T141_10"><text:s/></text:span><text:span text:style-name="T141_11">doing</text:span><text:span text:style-name="T141_12"><text:s/></text:span><text:span text:style-name="T141_13">a</text:span><text:span text:style-name="T141_14"><text:s/></text:span><text:span text:style-name="T141_15">silly</text:span><text:span text:style-name="T141_16"><text:s/></text:span><text:span text:style-name="T141_17">walk</text:span><text:span text:style-name="T141_18">.’</text:span></text:p>
      <text:p text:style-name="P142"><text:span text:style-name="T142_1">بعضی</text:span><text:span text:style-name="T142_2"><text:s/></text:span><text:span text:style-name="T142_3">از</text:span><text:span text:style-name="T142_4"><text:s/></text:span><text:span text:style-name="T142_5">متدها</text:span><text:span text:style-name="T142_6"><text:s/></text:span><text:span text:style-name="T142_7">مثل</text:span><text:span text:style-name="T142_8"><text:s/></text:span><text:span text:style-name="T142_9">keys</text:span><text:span text:style-name="T142_10"><text:s/></text:span><text:span text:style-name="T142_11">و</text:span><text:span text:style-name="T142_12"><text:s/></text:span><text:span text:style-name="T142_13">items</text:span><text:span text:style-name="T142_14"><text:s/></text:span><text:span text:style-name="T142_15">برای</text:span><text:span text:style-name="T142_16"><text:s/></text:span><text:span text:style-name="T142_17">اشیاء</text:span><text:span text:style-name="T142_18"><text:s/></text:span><text:span text:style-name="T142_19">پایگاه</text:span><text:span text:style-name="T142_20"><text:s/></text:span><text:span text:style-name="T142_21">داده</text:span><text:span text:style-name="T142_22"><text:s/></text:span><text:span text:style-name="T142_23">ای</text:span><text:span text:style-name="T142_24">‌<text:s/>(</text:span><text:span text:style-name="T142_25">database</text:span><text:span text:style-name="T142_26"><text:s/></text:span><text:span text:style-name="T142_27">objects</text:span><text:span text:style-name="T142_28">)<text:s/></text:span><text:span text:style-name="T142_29">کار</text:span><text:span text:style-name="T142_30"><text:s/></text:span><text:span text:style-name="T142_31">نمیکنند</text:span><text:span text:style-name="T142_32"><text:s/></text:span><text:span text:style-name="T142_33">اما</text:span><text:span text:style-name="T142_34"><text:s/></text:span><text:span text:style-name="T142_35">ایجاد</text:span><text:span text:style-name="T142_36"><text:s/></text:span><text:span text:style-name="T142_37">تکرار</text:span><text:span text:style-name="T142_38"><text:s/></text:span><text:span text:style-name="T142_39">با</text:span><text:span text:style-name="T142_40"><text:s/></text:span><text:span text:style-name="T142_41">حلقه</text:span><text:span text:style-name="T142_42"><text:s/></text:span><text:span text:style-name="T142_43">for</text:span><text:span text:style-name="T142_44"><text:s/></text:span><text:span text:style-name="T142_45">برای</text:span><text:span text:style-name="T142_46"><text:s/></text:span><text:span text:style-name="T142_47">این</text:span><text:span text:style-name="T142_48"><text:s/></text:span><text:span text:style-name="T142_49">اشیاء</text:span><text:span text:style-name="T142_50"><text:s/></text:span><text:span text:style-name="T142_51">کار</text:span><text:span text:style-name="T142_52"><text:s/></text:span><text:span text:style-name="T142_53">میکند</text:span><text:span text:style-name="T142_54">:</text:span></text:p>
      <text:p text:style-name="P143"><text:span text:style-name="T143_1">For</text:span><text:span text:style-name="T143_2"><text:s/></text:span><text:span text:style-name="T143_3">key</text:span><text:span text:style-name="T143_4"><text:s/></text:span><text:span text:style-name="T143_5">in</text:span><text:span text:style-name="T143_6"><text:s/></text:span><text:span text:style-name="T143_7">db</text:span><text:span text:style-name="T143_8">:</text:span></text:p>
      <text:p text:style-name="P144"><text:span text:style-name="T144_1"><text:s text:c="4"/></text:span><text:span text:style-name="T144_2">print</text:span><text:span text:style-name="T144_3"><text:s/>(</text:span><text:span text:style-name="T144_4">key</text:span><text:span text:style-name="T144_5">,<text:s/></text:span><text:span text:style-name="T144_6">db</text:span><text:span text:style-name="T144_7">[</text:span><text:span text:style-name="T144_8">key</text:span><text:span text:style-name="T144_9">])</text:span></text:p>
      <text:p text:style-name="P145"><text:span text:style-name="T145_1">مثل</text:span><text:span text:style-name="T145_2"><text:s/></text:span><text:span text:style-name="T145_3">کار</text:span><text:span text:style-name="T145_4"><text:s/></text:span><text:span text:style-name="T145_5">با</text:span><text:span text:style-name="T145_6"><text:s/></text:span><text:span text:style-name="T145_7">فایل</text:span><text:span text:style-name="T145_8"><text:s/></text:span><text:span text:style-name="T145_9">ها</text:span><text:span text:style-name="T145_10"><text:s/></text:span><text:span text:style-name="T145_11">بعد</text:span><text:span text:style-name="T145_12"><text:s/></text:span><text:span text:style-name="T145_13">از</text:span><text:span text:style-name="T145_14"><text:s/></text:span><text:span text:style-name="T145_15">پایان</text:span><text:span text:style-name="T145_16"><text:s/></text:span><text:span text:style-name="T145_17">کارباید</text:span><text:span text:style-name="T145_18"><text:s/></text:span><text:span text:style-name="T145_19">پایگاه</text:span><text:span text:style-name="T145_20"><text:s/></text:span><text:span text:style-name="T145_21">داده</text:span><text:span text:style-name="T145_22"><text:s/></text:span><text:span text:style-name="T145_23">را</text:span><text:span text:style-name="T145_24"><text:s/></text:span><text:span text:style-name="T145_25">ببندید</text:span><text:span text:style-name="T145_26">:</text:span></text:p>
      <text:p text:style-name="P146"><text:span text:style-name="T146_1">&gt;&gt;&gt;<text:s/></text:span><text:span text:style-name="T146_2">db</text:span><text:span text:style-name="T146_3">.</text:span><text:span text:style-name="T146_4">close</text:span><text:span text:style-name="T146_5">()</text:span></text:p>
      <text:p text:style-name="P147"><text:span text:style-name="T147_1"><text:s text:c="2"/>۱۴.۷<text:s text:c="2"/></text:span><text:span text:style-name="T147_2">ذخیره</text:span><text:span text:style-name="T147_3"><text:s/></text:span><text:span text:style-name="T147_4">سازی</text:span><text:span text:style-name="T147_5"><text:s/></text:span><text:span text:style-name="T147_6">موقت</text:span><text:span text:style-name="T147_7"><text:s/></text:span><text:span text:style-name="T147_8">با</text:span><text:span text:style-name="T147_9"><text:s/></text:span><text:span text:style-name="T147_10">استفاده</text:span><text:span text:style-name="T147_11"><text:s/></text:span><text:span text:style-name="T147_12">از</text:span><text:span text:style-name="T147_13"><text:s/></text:span><text:span text:style-name="T147_14">pickling</text:span></text:p>
      <text:p text:style-name="P148"><text:span text:style-name="T148_1">محدودیت</text:span><text:span text:style-name="T148_2"><text:s/></text:span><text:span text:style-name="T148_3">dbm</text:span><text:span text:style-name="T148_4"><text:s/></text:span><text:span text:style-name="T148_5">این</text:span><text:span text:style-name="T148_6"><text:s/></text:span><text:span text:style-name="T148_7">است</text:span><text:span text:style-name="T148_8"><text:s/></text:span><text:span text:style-name="T148_9">که</text:span><text:span text:style-name="T148_10"><text:s/></text:span><text:span text:style-name="T148_11">کلید</text:span><text:span text:style-name="T148_12"><text:s/></text:span><text:span text:style-name="T148_13">و</text:span><text:span text:style-name="T148_14"><text:s/></text:span><text:span text:style-name="T148_15">مقدار</text:span><text:span text:style-name="T148_16"><text:s/>(</text:span><text:span text:style-name="T148_17">key</text:span><text:span text:style-name="T148_18"><text:s/></text:span><text:span text:style-name="T148_19">and</text:span><text:span text:style-name="T148_20"><text:s/></text:span><text:span text:style-name="T148_21">value</text:span><text:span text:style-name="T148_22">)<text:s/></text:span><text:span text:style-name="T148_23">حتما</text:span><text:span text:style-name="T148_24"><text:s/></text:span><text:span text:style-name="T148_25">باید</text:span><text:span text:style-name="T148_26"><text:s/></text:span><text:span text:style-name="T148_27">از</text:span><text:span text:style-name="T148_28"><text:s/></text:span><text:span text:style-name="T148_29">جنس</text:span><text:span text:style-name="T148_30"><text:s/></text:span><text:span text:style-name="T148_31">رشته</text:span><text:span text:style-name="T148_32"><text:s/>(</text:span><text:span text:style-name="T148_33">string</text:span><text:span text:style-name="T148_34">)<text:s/></text:span><text:span text:style-name="T148_35">یا</text:span><text:span text:style-name="T148_36"><text:s/></text:span><text:span text:style-name="T148_37">bytes</text:span><text:span text:style-name="T148_38"><text:s/></text:span><text:span text:style-name="T148_39">باشند</text:span><text:span text:style-name="T148_40"><text:s/></text:span><text:span text:style-name="T148_41">اگر</text:span><text:span text:style-name="T148_42"><text:s/></text:span><text:span text:style-name="T148_43">بخواهید</text:span><text:span text:style-name="T148_44"><text:s/></text:span><text:span text:style-name="T148_45">از</text:span><text:span text:style-name="T148_46"><text:s/></text:span><text:span text:style-name="T148_47">انواع</text:span><text:span text:style-name="T148_48"><text:s/></text:span><text:span text:style-name="T148_49">دیگری</text:span><text:span text:style-name="T148_50"><text:s/></text:span><text:span text:style-name="T148_51">استفاده</text:span><text:span text:style-name="T148_52"><text:s/></text:span><text:span text:style-name="T148_53">کنید</text:span><text:span text:style-name="T148_54"><text:s/></text:span><text:span text:style-name="T148_55">به</text:span><text:span text:style-name="T148_56"><text:s/></text:span><text:span text:style-name="T148_57">error</text:span><text:span text:style-name="T148_58"><text:s/></text:span><text:span text:style-name="T148_59">برخورد</text:span><text:span text:style-name="T148_60"><text:s/></text:span><text:span text:style-name="T148_61">می</text:span><text:span text:style-name="T148_62"><text:s/></text:span><text:span text:style-name="T148_63">کنید</text:span><text:span text:style-name="T148_64">.</text:span></text:p>
      <text:p text:style-name="P149"><text:span text:style-name="T149_1">ماژول</text:span><text:span text:style-name="T149_2"><text:s/></text:span><text:span text:style-name="T149_3">pickle</text:span><text:span text:style-name="T149_4"><text:s/></text:span><text:span text:style-name="T149_5">می</text:span><text:span text:style-name="T149_6"><text:s/></text:span><text:span text:style-name="T149_7">تواند</text:span><text:span text:style-name="T149_8"><text:s/></text:span><text:span text:style-name="T149_9">در</text:span><text:span text:style-name="T149_10"><text:s/></text:span><text:span text:style-name="T149_11">این</text:span><text:span text:style-name="T149_12"><text:s/></text:span><text:span text:style-name="T149_13">مورد</text:span><text:span text:style-name="T149_14"><text:s/></text:span><text:span text:style-name="T149_15">به</text:span><text:span text:style-name="T149_16"><text:s/></text:span><text:span text:style-name="T149_17">ما</text:span><text:span text:style-name="T149_18"><text:s/></text:span><text:span text:style-name="T149_19">کمک</text:span><text:span text:style-name="T149_20"><text:s/></text:span><text:span text:style-name="T149_21">کند</text:span><text:span text:style-name="T149_22">.</text:span><text:span text:style-name="T149_23">این</text:span><text:span text:style-name="T149_24"><text:s/></text:span><text:span text:style-name="T149_25">ماژول</text:span><text:span text:style-name="T149_26"><text:s/></text:span><text:span text:style-name="T149_27">تقریبا</text:span><text:span text:style-name="T149_28"><text:s/></text:span><text:span text:style-name="T149_29">هر</text:span><text:span text:style-name="T149_30"><text:s/></text:span><text:span text:style-name="T149_31">نوع</text:span><text:span text:style-name="T149_32"><text:s/></text:span><text:span text:style-name="T149_33">object</text:span><text:span text:style-name="T149_34"><text:s/></text:span><text:span text:style-name="T149_35">ای</text:span><text:span text:style-name="T149_36"><text:s/></text:span><text:span text:style-name="T149_37">را</text:span><text:span text:style-name="T149_38"><text:s/></text:span><text:span text:style-name="T149_39">به</text:span><text:span text:style-name="T149_40"><text:s/></text:span><text:span text:style-name="T149_41">رشته</text:span><text:span text:style-name="T149_42"><text:s/></text:span><text:span text:style-name="T149_43">مناسب</text:span><text:span text:style-name="T149_44"><text:s/></text:span><text:span text:style-name="T149_45">برای</text:span><text:span text:style-name="T149_46"><text:s/></text:span><text:span text:style-name="T149_47">ذخیره</text:span><text:span text:style-name="T149_48"><text:s/></text:span><text:span text:style-name="T149_49">سازی</text:span><text:span text:style-name="T149_50"><text:s/></text:span><text:span text:style-name="T149_51">در</text:span><text:span text:style-name="T149_52"><text:s/></text:span><text:span text:style-name="T149_53">پایگاه</text:span><text:span text:style-name="T149_54"><text:s/></text:span><text:span text:style-name="T149_55">داده</text:span><text:span text:style-name="T149_56"><text:s/></text:span><text:span text:style-name="T149_57">ترجمه</text:span><text:span text:style-name="T149_58"><text:s/></text:span><text:span text:style-name="T149_59">میکند</text:span><text:span text:style-name="T149_60"><text:s/></text:span><text:span text:style-name="T149_61">و</text:span><text:span text:style-name="T149_62"><text:s/></text:span><text:span text:style-name="T149_63">سپس</text:span><text:span text:style-name="T149_64"><text:s/></text:span><text:span text:style-name="T149_65">میتواند</text:span><text:span text:style-name="T149_66"><text:s/></text:span><text:span text:style-name="T149_67">آن</text:span><text:span text:style-name="T149_68"><text:s/></text:span><text:span text:style-name="T149_69">رشته</text:span><text:span text:style-name="T149_70"><text:s/></text:span><text:span text:style-name="T149_71">را</text:span><text:span text:style-name="T149_72"><text:s/></text:span><text:span text:style-name="T149_73">به</text:span><text:span text:style-name="T149_74"><text:s/></text:span><text:span text:style-name="T149_75">object</text:span><text:span text:style-name="T149_76"><text:s/></text:span><text:span text:style-name="T149_77">ای</text:span><text:span text:style-name="T149_78"><text:s/></text:span><text:span text:style-name="T149_79">که</text:span><text:span text:style-name="T149_80"><text:s/></text:span><text:span text:style-name="T149_81">از</text:span><text:span text:style-name="T149_82"><text:s/></text:span><text:span text:style-name="T149_83">آن</text:span><text:span text:style-name="T149_84"><text:s/></text:span><text:span text:style-name="T149_85">ساخته</text:span><text:span text:style-name="T149_86"><text:s/></text:span><text:span text:style-name="T149_87">شده</text:span><text:span text:style-name="T149_88"><text:s/></text:span><text:span text:style-name="T149_89">بر</text:span><text:span text:style-name="T149_90"><text:s/></text:span><text:span text:style-name="T149_91">میگرداند</text:span><text:span text:style-name="T149_92">.</text:span></text:p>
      <text:p text:style-name="P150"><text:span text:style-name="T150_1">عبارت</text:span><text:span text:style-name="T150_2"><text:s/></text:span><text:span text:style-name="T150_3">pickle</text:span><text:span text:style-name="T150_4">.</text:span><text:span text:style-name="T150_5">dumps</text:span><text:span text:style-name="T150_6"><text:s/></text:span><text:span text:style-name="T150_7">یک</text:span><text:span text:style-name="T150_8"><text:s/></text:span><text:span text:style-name="T150_9">شیء</text:span><text:span text:style-name="T150_10"><text:s/></text:span><text:span text:style-name="T150_11">را</text:span><text:span text:style-name="T150_12"><text:s/></text:span><text:span text:style-name="T150_13">به</text:span><text:span text:style-name="T150_14"><text:s/></text:span><text:span text:style-name="T150_15">عنوان</text:span><text:span text:style-name="T150_16"><text:s/></text:span><text:span text:style-name="T150_17">پارامتر</text:span><text:span text:style-name="T150_18"><text:s/></text:span><text:span text:style-name="T150_19">میگیرد</text:span><text:span text:style-name="T150_20"><text:s/></text:span><text:span text:style-name="T150_21">و</text:span><text:span text:style-name="T150_22"><text:s/></text:span><text:span text:style-name="T150_23">یک</text:span><text:span text:style-name="T150_24"><text:s/></text:span><text:span text:style-name="T150_25">رشته</text:span><text:span text:style-name="T150_26"><text:s/></text:span><text:span text:style-name="T150_27">برمی</text:span><text:span text:style-name="T150_28"><text:s/></text:span><text:span text:style-name="T150_29">گرداند</text:span><text:span text:style-name="T150_30"><text:s/>(</text:span><text:span text:style-name="T150_31">dumps</text:span><text:span text:style-name="T150_32"><text:s/></text:span><text:span text:style-name="T150_33">مخفف</text:span><text:span text:style-name="T150_34"><text:s/></text:span><text:span text:style-name="T150_35">عبارت</text:span><text:span text:style-name="T150_36"><text:s/>"</text:span><text:span text:style-name="T150_37">dump</text:span><text:span text:style-name="T150_38"><text:s/></text:span><text:span text:style-name="T150_39">string</text:span><text:span text:style-name="T150_40">"<text:s/></text:span><text:span text:style-name="T150_41">است</text:span><text:span text:style-name="T150_42">).</text:span></text:p>
      <text:p text:style-name="P151"><text:span text:style-name="T151_1">&gt;&gt;&gt;<text:s/></text:span><text:span text:style-name="T151_2">import</text:span><text:span text:style-name="T151_3"><text:s/></text:span><text:span text:style-name="T151_4">pickle</text:span></text:p>
      <text:p text:style-name="P152"><text:span text:style-name="T152_1">&gt;&gt;&gt;<text:s/></text:span><text:span text:style-name="T152_2">t</text:span><text:span text:style-name="T152_3"><text:s/>=<text:s/>[1,<text:s/>2,<text:s/>3]</text:span></text:p>
      <text:p text:style-name="P153"><text:span text:style-name="T153_1">&gt;&gt;&gt;<text:s/></text:span><text:span text:style-name="T153_2">pickle</text:span><text:span text:style-name="T153_3">.</text:span><text:span text:style-name="T153_4">dumps</text:span><text:span text:style-name="T153_5">(</text:span><text:span text:style-name="T153_6">t</text:span><text:span text:style-name="T153_7">)</text:span></text:p>
      <text:p text:style-name="P154"><text:span text:style-name="T154_1">b</text:span><text:span text:style-name="T154_2">’\</text:span><text:span text:style-name="T154_3">x</text:span><text:span text:style-name="T154_4">80\</text:span><text:span text:style-name="T154_5">x</text:span><text:span text:style-name="T154_6">03]</text:span><text:span text:style-name="T154_7">q</text:span><text:span text:style-name="T154_8">\</text:span><text:span text:style-name="T154_9">x</text:span><text:span text:style-name="T154_10">00(</text:span><text:span text:style-name="T154_11">k</text:span><text:span text:style-name="T154_12">\</text:span><text:span text:style-name="T154_13">x</text:span><text:span text:style-name="T154_14">01</text:span><text:span text:style-name="T154_15">k</text:span><text:span text:style-name="T154_16">\</text:span><text:span text:style-name="T154_17">x</text:span><text:span text:style-name="T154_18">02</text:span><text:span text:style-name="T154_19">k</text:span><text:span text:style-name="T154_20">\</text:span><text:span text:style-name="T154_21">x</text:span><text:span text:style-name="T154_22">03</text:span><text:span text:style-name="T154_23">e</text:span><text:span text:style-name="T154_24">.’</text:span></text:p>
      <text:p text:style-name="P155"><text:span text:style-name="T155_1">این</text:span><text:span text:style-name="T155_2"><text:s/></text:span><text:span text:style-name="T155_3">فرمت</text:span><text:span text:style-name="T155_4"><text:s/></text:span><text:span text:style-name="T155_5">برای</text:span><text:span text:style-name="T155_6"><text:s/></text:span><text:span text:style-name="T155_7">انسان</text:span><text:span text:style-name="T155_8"><text:s/></text:span><text:span text:style-name="T155_9">قابل</text:span><text:span text:style-name="T155_10"><text:s/></text:span><text:span text:style-name="T155_11">خواندن</text:span><text:span text:style-name="T155_12"><text:s/></text:span><text:span text:style-name="T155_13">نیست</text:span><text:span text:style-name="T155_14"><text:s text:c="2"/></text:span><text:span text:style-name="T155_15">درحالیکه</text:span><text:span text:style-name="T155_16"><text:s/></text:span><text:span text:style-name="T155_17">pickle</text:span><text:span text:style-name="T155_18"><text:s/></text:span><text:span text:style-name="T155_19">به</text:span><text:span text:style-name="T155_20"><text:s/></text:span><text:span text:style-name="T155_21">راحتی</text:span><text:span text:style-name="T155_22"><text:s/></text:span><text:span text:style-name="T155_23">آن</text:span><text:span text:style-name="T155_24"><text:s/></text:span><text:span text:style-name="T155_25">را</text:span><text:span text:style-name="T155_26"><text:s/></text:span><text:span text:style-name="T155_27">ترجمه</text:span><text:span text:style-name="T155_28"><text:s/></text:span><text:span text:style-name="T155_29">میکند</text:span><text:span text:style-name="T155_30">.<text:s/></text:span><text:span text:style-name="T155_31">عبارت</text:span><text:span text:style-name="T155_32"><text:s/></text:span><text:span text:style-name="T155_33">pickle</text:span><text:span text:style-name="T155_34">.</text:span><text:span text:style-name="T155_35">loads</text:span><text:span text:style-name="T155_36">("</text:span><text:span text:style-name="T155_37">load</text:span><text:span text:style-name="T155_38"><text:s/></text:span><text:span text:style-name="T155_39">string</text:span><text:span text:style-name="T155_40">")<text:s/></text:span><text:span text:style-name="T155_41">شیء</text:span><text:span text:style-name="T155_42"><text:s/></text:span><text:span text:style-name="T155_43">اولیه</text:span><text:span text:style-name="T155_44"><text:s/></text:span><text:span text:style-name="T155_45">را</text:span><text:span text:style-name="T155_46"><text:s/></text:span><text:span text:style-name="T155_47">دوباره</text:span><text:span text:style-name="T155_48"><text:s/></text:span><text:span text:style-name="T155_49">میسازد</text:span><text:span text:style-name="T155_50">:</text:span></text:p>
      <text:p text:style-name="P156"><text:span text:style-name="T156_1">&gt;&gt;&gt;<text:s/></text:span><text:span text:style-name="T156_2">t</text:span><text:span text:style-name="T156_3">1<text:s/>=<text:s/>[1,<text:s/>2,<text:s/>3]</text:span></text:p>
      <text:p text:style-name="P157"><text:span text:style-name="T157_1">&gt;&gt;&gt;<text:s/></text:span><text:span text:style-name="T157_2">s</text:span><text:span text:style-name="T157_3"><text:s/>=<text:s/></text:span><text:span text:style-name="T157_4">pickle</text:span><text:span text:style-name="T157_5">.</text:span><text:span text:style-name="T157_6">dumps</text:span><text:span text:style-name="T157_7">(</text:span><text:span text:style-name="T157_8">t</text:span><text:span text:style-name="T157_9">1)</text:span></text:p>
      <text:p text:style-name="P158"><text:span text:style-name="T158_1">&gt;&gt;&gt;<text:s/></text:span><text:span text:style-name="T158_2">t</text:span><text:span text:style-name="T158_3">2<text:s/>=<text:s/></text:span><text:span text:style-name="T158_4">pickle</text:span><text:span text:style-name="T158_5">.</text:span><text:span text:style-name="T158_6">loads</text:span><text:span text:style-name="T158_7">(</text:span><text:span text:style-name="T158_8">s</text:span><text:span text:style-name="T158_9">)</text:span></text:p>
      <text:p text:style-name="P159"><text:span text:style-name="T159_1">&gt;&gt;&gt;<text:s/></text:span><text:span text:style-name="T159_2">t</text:span><text:span text:style-name="T159_3">2</text:span></text:p>
      <text:p text:style-name="P160"><text:span text:style-name="T160_1">[1,<text:s/>2,<text:s/>3]</text:span></text:p>
      <text:p text:style-name="P161"><text:span text:style-name="T161_1">اگرچه</text:span><text:span text:style-name="T161_2"><text:s/></text:span><text:span text:style-name="T161_3">شیء</text:span><text:span text:style-name="T161_4"><text:s/></text:span><text:span text:style-name="T161_5">جدید</text:span><text:span text:style-name="T161_6"><text:s/></text:span><text:span text:style-name="T161_7">همان</text:span><text:span text:style-name="T161_8"><text:s/></text:span><text:span text:style-name="T161_9">مقدارهای</text:span><text:span text:style-name="T161_10"><text:s/></text:span><text:span text:style-name="T161_11">شیء</text:span><text:span text:style-name="T161_12"><text:s/></text:span><text:span text:style-name="T161_13">قدیمی</text:span><text:span text:style-name="T161_14"><text:s/></text:span><text:span text:style-name="T161_15">را</text:span><text:span text:style-name="T161_16"><text:s/></text:span><text:span text:style-name="T161_17">دارد</text:span><text:span text:style-name="T161_18"><text:s/></text:span><text:span text:style-name="T161_19">اما</text:span><text:span text:style-name="T161_20"><text:s/>(</text:span><text:span text:style-name="T161_21">به</text:span><text:span text:style-name="T161_22"><text:s/></text:span><text:span text:style-name="T161_23">طور</text:span><text:span text:style-name="T161_24"><text:s/></text:span><text:span text:style-name="T161_25">کلی</text:span><text:span text:style-name="T161_26">)<text:s/></text:span><text:span text:style-name="T161_27">همان</text:span><text:span text:style-name="T161_28"><text:s/></text:span><text:span text:style-name="T161_29">شیء</text:span><text:span text:style-name="T161_30"><text:s/></text:span><text:span text:style-name="T161_31">نیست</text:span><text:span text:style-name="T161_32">:</text:span></text:p>
      <text:p text:style-name="P162"><text:span text:style-name="T162_1">&gt;&gt;&gt;<text:s/></text:span><text:span text:style-name="T162_2">t</text:span><text:span text:style-name="T162_3">1<text:s/>==<text:s/></text:span><text:span text:style-name="T162_4">t</text:span><text:span text:style-name="T162_5">2</text:span></text:p>
      <text:p text:style-name="P163"><text:span text:style-name="T163_1">True</text:span></text:p>
      <text:p text:style-name="P164"><text:span text:style-name="T164_1">&gt;&gt;&gt;<text:s/></text:span><text:span text:style-name="T164_2">t</text:span><text:span text:style-name="T164_3">1<text:s/></text:span><text:span text:style-name="T164_4">is</text:span><text:span text:style-name="T164_5"><text:s/></text:span><text:span text:style-name="T164_6">t</text:span><text:span text:style-name="T164_7">2</text:span></text:p>
      <text:p text:style-name="P165"><text:span text:style-name="T165_1">False</text:span></text:p>
      <text:p text:style-name="P166"><text:span text:style-name="T166_1">به</text:span><text:span text:style-name="T166_2"><text:s/></text:span><text:span text:style-name="T166_3">عبارت</text:span><text:span text:style-name="T166_4"><text:s/></text:span><text:span text:style-name="T166_5">دیگر</text:span><text:span text:style-name="T166_6">pickle</text:span><text:span text:style-name="T166_7"><text:s/></text:span><text:span text:style-name="T166_8">کردن</text:span><text:span text:style-name="T166_9"><text:s/></text:span><text:span text:style-name="T166_10">و</text:span><text:span text:style-name="T166_11"><text:s/></text:span><text:span text:style-name="T166_12">unpickle</text:span><text:span text:style-name="T166_13"><text:s/></text:span><text:span text:style-name="T166_14">کردن</text:span><text:span text:style-name="T166_15"><text:s/></text:span><text:span text:style-name="T166_16">همان</text:span><text:span text:style-name="T166_17"><text:s/></text:span><text:span text:style-name="T166_18">تاثیری</text:span><text:span text:style-name="T166_19"><text:s/></text:span><text:span text:style-name="T166_20">را</text:span><text:span text:style-name="T166_21"><text:s/></text:span><text:span text:style-name="T166_22">دارد</text:span><text:span text:style-name="T166_23"><text:s/></text:span><text:span text:style-name="T166_24">که</text:span><text:span text:style-name="T166_25"><text:s/></text:span><text:span text:style-name="T166_26">کپی</text:span><text:span text:style-name="T166_27"><text:s/></text:span><text:span text:style-name="T166_28">کردن</text:span><text:span text:style-name="T166_29"><text:s/></text:span><text:span text:style-name="T166_30">یک</text:span><text:span text:style-name="T166_31"><text:s/></text:span><text:span text:style-name="T166_32">شیء</text:span><text:span text:style-name="T166_33"><text:s/></text:span><text:span text:style-name="T166_34">دارد</text:span><text:span text:style-name="T166_35">.</text:span></text:p>
      <text:p text:style-name="P167"><text:span text:style-name="T167_1">شما</text:span><text:span text:style-name="T167_2"><text:s/></text:span><text:span text:style-name="T167_3">میتوانید</text:span><text:span text:style-name="T167_4"><text:s/></text:span><text:span text:style-name="T167_5">از</text:span><text:span text:style-name="T167_6"><text:s/></text:span><text:span text:style-name="T167_7">pickle</text:span><text:span text:style-name="T167_8"><text:s/></text:span><text:span text:style-name="T167_9">برای</text:span><text:span text:style-name="T167_10"><text:s/></text:span><text:span text:style-name="T167_11">ذخیره</text:span><text:span text:style-name="T167_12"><text:s/></text:span><text:span text:style-name="T167_13">سازی</text:span><text:span text:style-name="T167_14"><text:s/></text:span><text:span text:style-name="T167_15">چیزهایی</text:span><text:span text:style-name="T167_16"><text:s/></text:span><text:span text:style-name="T167_17">که</text:span><text:span text:style-name="T167_18"><text:s/></text:span><text:span text:style-name="T167_19">از</text:span><text:span text:style-name="T167_20"><text:s/></text:span><text:span text:style-name="T167_21">جنس</text:span><text:span text:style-name="T167_22"><text:s/></text:span><text:span text:style-name="T167_23">رشته</text:span><text:span text:style-name="T167_24">(</text:span><text:span text:style-name="T167_25">string</text:span><text:span text:style-name="T167_26">)</text:span><text:span text:style-name="T167_27">نیستند</text:span><text:span text:style-name="T167_28"><text:s/></text:span><text:span text:style-name="T167_29">استفاده</text:span><text:span text:style-name="T167_30"><text:s/></text:span><text:span text:style-name="T167_31">کنید</text:span><text:span text:style-name="T167_32">.</text:span><text:span text:style-name="T167_33">درواق</text:span><text:span text:style-name="T167_34"><text:s/></text:span><text:span text:style-name="T167_35">این</text:span><text:span text:style-name="T167_36"><text:s/></text:span><text:span text:style-name="T167_37">اتفاق</text:span><text:span text:style-name="T167_38"><text:s/></text:span><text:span text:style-name="T167_39">زیاد</text:span><text:span text:style-name="T167_40"><text:s/></text:span><text:span text:style-name="T167_41">می</text:span><text:span text:style-name="T167_42"><text:s/></text:span><text:span text:style-name="T167_43">افتد</text:span><text:span text:style-name="T167_44"><text:s/></text:span><text:span text:style-name="T167_45">که</text:span><text:span text:style-name="T167_46"><text:s/></text:span><text:span text:style-name="T167_47">در</text:span><text:span text:style-name="T167_48"><text:s/></text:span><text:span text:style-name="T167_49">ماژولی</text:span><text:span text:style-name="T167_50"><text:s/></text:span><text:span text:style-name="T167_51">به</text:span><text:span text:style-name="T167_52"><text:s/></text:span><text:span text:style-name="T167_53">اسم</text:span><text:span text:style-name="T167_54"><text:s/></text:span><text:span text:style-name="T167_55">shelve</text:span><text:span text:style-name="T167_56"><text:s/></text:span><text:span text:style-name="T167_57">گنجانده</text:span><text:span text:style-name="T167_58"><text:s/></text:span><text:span text:style-name="T167_59">شده</text:span><text:span text:style-name="T167_60"><text:s/></text:span><text:span text:style-name="T167_61">است</text:span></text:p>
      <text:p text:style-name="P168"><text:span text:style-name="T168_1">تمرین</text:span><text:span text:style-name="T168_2"><text:s/>۱۴.۳<text:s/></text:span><text:span text:style-name="T168_3">اگر</text:span><text:span text:style-name="T168_4"><text:s/></text:span><text:span text:style-name="T168_5">راه</text:span><text:span text:style-name="T168_6"><text:s/></text:span><text:span text:style-name="T168_7">حل</text:span><text:span text:style-name="T168_8"><text:s/></text:span><text:span text:style-name="T168_9">من</text:span><text:span text:style-name="T168_10"><text:s/></text:span><text:span text:style-name="T168_11">برای</text:span><text:span text:style-name="T168_12"><text:s/></text:span><text:span text:style-name="T168_13">تمرین</text:span><text:span text:style-name="T168_14"><text:s/>۱۲.۴<text:s/></text:span><text:span text:style-name="T168_15">را</text:span><text:span text:style-name="T168_16"><text:s/></text:span><text:span text:style-name="T168_17">از</text:span><text:span text:style-name="T168_18"><text:s/></text:span><text:span text:style-name="T168_19">سایت</text:span><text:span text:style-name="T168_20"><text:s/></text:span><text:span text:style-name="T168_21"><text:a xlink:type="simple" xlink:href="http://thinkpython.com/code/anagram_sets.py"><text:span text:style-name="T168_22">http</text:span></text:a></text:span><text:span text:style-name="T168_23"><text:a xlink:type="simple" xlink:href="http://thinkpython.com/code/anagram_sets.py"><text:span text:style-name="T168_24">://</text:span></text:a></text:span><text:span text:style-name="T168_25"><text:a xlink:type="simple" xlink:href="http://thinkpython.com/code/anagram_sets.py"><text:span text:style-name="T168_26">thinkpython</text:span></text:a></text:span><text:span text:style-name="T168_27"><text:a xlink:type="simple" xlink:href="http://thinkpython.com/code/anagram_sets.py"><text:span text:style-name="T168_28">.</text:span></text:a></text:span><text:span text:style-name="T168_29"><text:a xlink:type="simple" xlink:href="http://thinkpython.com/code/anagram_sets.py"><text:span text:style-name="T168_30">com</text:span></text:a></text:span><text:span text:style-name="T168_31"><text:a xlink:type="simple" xlink:href="http://thinkpython.com/code/anagram_sets.py"><text:span text:style-name="T168_32">/</text:span></text:a></text:span><text:span text:style-name="T168_33"><text:a xlink:type="simple" xlink:href="http://thinkpython.com/code/anagram_sets.py"><text:span text:style-name="T168_34">code</text:span></text:a></text:span><text:span text:style-name="T168_35"><text:a xlink:type="simple" xlink:href="http://thinkpython.com/code/anagram_sets.py"><text:span text:style-name="T168_36">/</text:span></text:a></text:span><text:span text:style-name="T168_37"><text:a xlink:type="simple" xlink:href="http://thinkpython.com/code/anagram_sets.py"><text:span text:style-name="T168_38">anagram</text:span></text:a></text:span><text:span text:style-name="T168_39"><text:a xlink:type="simple" xlink:href="http://thinkpython.com/code/anagram_sets.py"><text:span text:style-name="T168_40">_</text:span></text:a></text:span><text:span text:style-name="T168_41"><text:a xlink:type="simple" xlink:href="http://thinkpython.com/code/anagram_sets.py"><text:span text:style-name="T168_42">sets</text:span></text:a></text:span><text:span text:style-name="T168_43"><text:a xlink:type="simple" xlink:href="http://thinkpython.com/code/anagram_sets.py"><text:span text:style-name="T168_44">.</text:span></text:a></text:span><text:span text:style-name="T168_45"><text:a xlink:type="simple" xlink:href="http://thinkpython.com/code/anagram_sets.py"><text:span text:style-name="T168_46">py</text:span></text:a></text:span><text:span text:style-name="T168_47"><text:s/></text:span><text:span text:style-name="T168_48">دانلود</text:span><text:span text:style-name="T168_49"><text:s/></text:span><text:span text:style-name="T168_50">کنید</text:span><text:span text:style-name="T168_51"><text:s/></text:span><text:span text:style-name="T168_52">خواهید</text:span><text:span text:style-name="T168_53"><text:s/></text:span><text:span text:style-name="T168_54">دید</text:span><text:span text:style-name="T168_55"><text:s/></text:span><text:span text:style-name="T168_56">که</text:span><text:span text:style-name="T168_57"><text:s/></text:span><text:span text:style-name="T168_58">این</text:span><text:span text:style-name="T168_59"><text:s/></text:span><text:span text:style-name="T168_60">کد</text:span><text:span text:style-name="T168_61"><text:s/></text:span><text:span text:style-name="T168_62">یک</text:span><text:span text:style-name="T168_63"><text:s/></text:span><text:span text:style-name="T168_64">دیکشنری</text:span><text:span text:style-name="T168_65"><text:s/></text:span><text:span text:style-name="T168_66">درست</text:span><text:span text:style-name="T168_67"><text:s/></text:span><text:span text:style-name="T168_68">میکند</text:span><text:span text:style-name="T168_69"><text:s/></text:span><text:span text:style-name="T168_70">که</text:span><text:span text:style-name="T168_71"><text:s/></text:span><text:span text:style-name="T168_72">نگاشتی</text:span><text:span text:style-name="T168_73"><text:s/></text:span><text:span text:style-name="T168_74">است</text:span><text:span text:style-name="T168_75"><text:s/></text:span><text:span text:style-name="T168_76">از</text:span><text:span text:style-name="T168_77"><text:s/></text:span><text:span text:style-name="T168_78">حروف</text:span><text:span text:style-name="T168_79"><text:s/></text:span><text:span text:style-name="T168_80">مرتب</text:span><text:span text:style-name="T168_81"><text:s/></text:span><text:span text:style-name="T168_82">شده</text:span><text:span text:style-name="T168_83"><text:s/></text:span><text:span text:style-name="T168_84">به</text:span><text:span text:style-name="T168_85"><text:s/></text:span><text:span text:style-name="T168_86">لیستی</text:span><text:span text:style-name="T168_87"><text:s/></text:span><text:span text:style-name="T168_88">از</text:span><text:span text:style-name="T168_89"><text:s/></text:span><text:span text:style-name="T168_90">کلماتی</text:span><text:span text:style-name="T168_91"><text:s/></text:span><text:span text:style-name="T168_92">که</text:span><text:span text:style-name="T168_93"><text:s/></text:span><text:span text:style-name="T168_94">میتوانند</text:span><text:span text:style-name="T168_95"><text:s/></text:span><text:span text:style-name="T168_96">با</text:span><text:span text:style-name="T168_97"><text:s/></text:span><text:span text:style-name="T168_98">آن</text:span><text:span text:style-name="T168_99"><text:s/></text:span><text:span text:style-name="T168_100">حروف</text:span><text:span text:style-name="T168_101"><text:s/></text:span><text:span text:style-name="T168_102">تلفظ</text:span><text:span text:style-name="T168_103"><text:s/></text:span><text:span text:style-name="T168_104">شوند</text:span><text:span text:style-name="T168_105"><text:s/></text:span><text:span text:style-name="T168_106">مثلا</text:span><text:span text:style-name="T168_107"><text:s/></text:span><text:span text:style-name="T168_108">کلمه</text:span><text:span text:style-name="T168_109"><text:s/>'</text:span><text:span text:style-name="T168_110">opst</text:span><text:span text:style-name="T168_111">'<text:s text:c="2"/></text:span><text:span text:style-name="T168_112">به</text:span><text:span text:style-name="T168_113"><text:s/></text:span><text:span text:style-name="T168_114">این</text:span><text:span text:style-name="T168_115"><text:s/></text:span><text:span text:style-name="T168_116">لیست</text:span><text:span text:style-name="T168_117"><text:s/></text:span><text:span text:style-name="T168_118">نگاشت</text:span><text:span text:style-name="T168_119"><text:s/></text:span><text:span text:style-name="T168_120">می</text:span><text:span text:style-name="T168_121"><text:s/></text:span><text:span text:style-name="T168_122">شود</text:span><text:span text:style-name="T168_123">:<text:s/>['</text:span><text:span text:style-name="T168_124">opts</text:span><text:span text:style-name="T168_125">',<text:s/>'</text:span><text:span text:style-name="T168_126">post</text:span><text:span text:style-name="T168_127">',<text:s/>'</text:span><text:span text:style-name="T168_128">pots</text:span><text:span text:style-name="T168_129">',<text:s/>'</text:span><text:span text:style-name="T168_130">spot</text:span><text:span text:style-name="T168_131">',<text:s/>'</text:span><text:span text:style-name="T168_132">stop</text:span><text:span text:style-name="T168_133">',<text:s/>'</text:span><text:span text:style-name="T168_134">tops</text:span><text:span text:style-name="T168_135">'].</text:span></text:p>
      <text:p text:style-name="P169"><text:span text:style-name="T169_1">یک</text:span><text:span text:style-name="T169_2"><text:s/></text:span><text:span text:style-name="T169_3">ماژول</text:span><text:span text:style-name="T169_4"><text:s/></text:span><text:span text:style-name="T169_5">بنویسید</text:span><text:span text:style-name="T169_6"><text:s/></text:span><text:span text:style-name="T169_7">که</text:span><text:span text:style-name="T169_8"><text:s/></text:span><text:span text:style-name="T169_9">anagram</text:span><text:span text:style-name="T169_10">_</text:span><text:span text:style-name="T169_11">setes</text:span><text:span text:style-name="T169_12"><text:s/></text:span><text:span text:style-name="T169_13">را</text:span><text:span text:style-name="T169_14"><text:s/></text:span><text:span text:style-name="T169_15">import</text:span><text:span text:style-name="T169_16"><text:s text:c="2"/></text:span><text:span text:style-name="T169_17">کند</text:span><text:span text:style-name="T169_18"><text:s/></text:span><text:span text:style-name="T169_19">و</text:span><text:span text:style-name="T169_20"><text:s/></text:span><text:span text:style-name="T169_21">دوتا</text:span><text:span text:style-name="T169_22"><text:s/></text:span><text:span text:style-name="T169_23">تابع</text:span><text:span text:style-name="T169_24"><text:s/></text:span><text:span text:style-name="T169_25">جدید</text:span><text:span text:style-name="T169_26"><text:s/></text:span><text:span text:style-name="T169_27">فراهم</text:span><text:span text:style-name="T169_28"><text:s/></text:span><text:span text:style-name="T169_29">نماید</text:span><text:span text:style-name="T169_30">:<text:s/></text:span><text:span text:style-name="T169_31">store</text:span><text:span text:style-name="T169_32">_</text:span><text:span text:style-name="T169_33">anagrams</text:span><text:span text:style-name="T169_34"><text:s/></text:span><text:span text:style-name="T169_35">که</text:span><text:span text:style-name="T169_36"><text:s/></text:span><text:span text:style-name="T169_37">باید</text:span><text:span text:style-name="T169_38"><text:s/></text:span><text:span text:style-name="T169_39">دیکشنری</text:span><text:span text:style-name="T169_40"><text:s/></text:span><text:span text:style-name="T169_41">را</text:span><text:span text:style-name="T169_42"><text:s/></text:span><text:span text:style-name="T169_43">در</text:span><text:span text:style-name="T169_44"><text:s/></text:span><text:span text:style-name="T169_45">یک</text:span><text:span text:style-name="T169_46"><text:s/></text:span><text:span text:style-name="T169_47">shelf</text:span><text:span text:style-name="T169_48"><text:s/></text:span><text:span text:style-name="T169_49">ذخیره</text:span><text:span text:style-name="T169_50"><text:s/></text:span><text:span text:style-name="T169_51">کند</text:span><text:span text:style-name="T169_52"><text:s/></text:span><text:span text:style-name="T169_53">و</text:span><text:span text:style-name="T169_54"><text:s/></text:span><text:span text:style-name="T169_55">دیگری</text:span><text:span text:style-name="T169_56"><text:s/></text:span><text:span text:style-name="T169_57">read</text:span><text:span text:style-name="T169_58">_</text:span><text:span text:style-name="T169_59">anagrams</text:span><text:span text:style-name="T169_60"><text:s/></text:span><text:span text:style-name="T169_61">که</text:span><text:span text:style-name="T169_62"><text:s/></text:span><text:span text:style-name="T169_63">باید</text:span><text:span text:style-name="T169_64"><text:s/></text:span><text:span text:style-name="T169_65">به</text:span><text:span text:style-name="T169_66"><text:s/></text:span><text:span text:style-name="T169_67">دنبال</text:span><text:span text:style-name="T169_68"><text:s/></text:span><text:span text:style-name="T169_69">یک</text:span><text:span text:style-name="T169_70"><text:s/></text:span><text:span text:style-name="T169_71">کلمه</text:span><text:span text:style-name="T169_72"><text:s/></text:span><text:span text:style-name="T169_73">بگردد</text:span><text:span text:style-name="T169_74"><text:s/></text:span><text:span text:style-name="T169_75">و</text:span><text:span text:style-name="T169_76"><text:s/></text:span><text:span text:style-name="T169_77">لیست</text:span><text:span text:style-name="T169_78"><text:s/></text:span><text:span text:style-name="T169_79">آناگرام</text:span><text:span text:style-name="T169_80"><text:s/></text:span><text:span text:style-name="T169_81">های</text:span><text:span text:style-name="T169_82"><text:s/></text:span><text:span text:style-name="T169_83">آن</text:span><text:span text:style-name="T169_84"><text:s/></text:span><text:span text:style-name="T169_85">را</text:span><text:span text:style-name="T169_86"><text:s/></text:span><text:span text:style-name="T169_87">برگرداند</text:span><text:span text:style-name="T169_88">.<text:s/></text:span><text:span text:style-name="T169_89">راه</text:span><text:span text:style-name="T169_90"><text:s/></text:span><text:span text:style-name="T169_91">حل</text:span><text:span text:style-name="T169_92">:<text:s/></text:span><text:span text:style-name="T169_93"><text:a xlink:type="simple" xlink:href="http://thinkpython.com/code/anagram_db.py"><text:span text:style-name="T169_94">http</text:span></text:a></text:span><text:span text:style-name="T169_95"><text:a xlink:type="simple" xlink:href="http://thinkpython.com/code/anagram_db.py"><text:span text:style-name="T169_96">://</text:span></text:a></text:span><text:span text:style-name="T169_97"><text:a xlink:type="simple" xlink:href="http://thinkpython.com/code/anagram_db.py"><text:span text:style-name="T169_98">thinkpython</text:span></text:a></text:span><text:span text:style-name="T169_99"><text:a xlink:type="simple" xlink:href="http://thinkpython.com/code/anagram_db.py"><text:span text:style-name="T169_100">.</text:span></text:a></text:span><text:span text:style-name="T169_101"><text:a xlink:type="simple" xlink:href="http://thinkpython.com/code/anagram_db.py"><text:span text:style-name="T169_102">com</text:span></text:a></text:span><text:span text:style-name="T169_103"><text:a xlink:type="simple" xlink:href="http://thinkpython.com/code/anagram_db.py"><text:span text:style-name="T169_104">/</text:span></text:a></text:span><text:span text:style-name="T169_105"><text:a xlink:type="simple" xlink:href="http://thinkpython.com/code/anagram_db.py"><text:span text:style-name="T169_106">code</text:span></text:a></text:span><text:span text:style-name="T169_107"><text:a xlink:type="simple" xlink:href="http://thinkpython.com/code/anagram_db.py"><text:span text:style-name="T169_108">/</text:span></text:a></text:span><text:span text:style-name="T169_109"><text:a xlink:type="simple" xlink:href="http://thinkpython.com/code/anagram_db.py"><text:span text:style-name="T169_110">anagram</text:span></text:a></text:span><text:span text:style-name="T169_111"><text:a xlink:type="simple" xlink:href="http://thinkpython.com/code/anagram_db.py"><text:span text:style-name="T169_112">_</text:span></text:a></text:span><text:span text:style-name="T169_113"><text:a xlink:type="simple" xlink:href="http://thinkpython.com/code/anagram_db.py"><text:span text:style-name="T169_114">db</text:span></text:a></text:span><text:span text:style-name="T169_115"><text:a xlink:type="simple" xlink:href="http://thinkpython.com/code/anagram_db.py"><text:span text:style-name="T169_116">.</text:span></text:a></text:span><text:span text:style-name="T169_117"><text:a xlink:type="simple" xlink:href="http://thinkpython.com/code/anagram_db.py"><text:span text:style-name="T169_118">py</text:span></text:a></text:span></text:p>
      <text:p text:style-name="P170"/>
      <text:p text:style-name="P171"><text:span text:style-name="T171_1">۱۴.۸<text:s/></text:span><text:span text:style-name="T171_2">لوله</text:span><text:span text:style-name="T171_3"><text:s/></text:span><text:span text:style-name="T171_4">ها</text:span></text:p>
      <text:p text:style-name="P172"/>
      <text:p text:style-name="P173"><text:span text:style-name="T173_1">بیشتر</text:span><text:span text:style-name="T173_2"><text:s/></text:span><text:span text:style-name="T173_3">سیستم</text:span><text:span text:style-name="T173_4"><text:s/></text:span><text:span text:style-name="T173_5">عامل</text:span><text:span text:style-name="T173_6"><text:s/></text:span><text:span text:style-name="T173_7">ها</text:span><text:span text:style-name="T173_8"><text:s/></text:span><text:span text:style-name="T173_9">محیط</text:span><text:span text:style-name="T173_10"><text:s/></text:span><text:span text:style-name="T173_11">command</text:span><text:span text:style-name="T173_12"><text:s/></text:span><text:span text:style-name="T173_13">line</text:span><text:span text:style-name="T173_14"><text:s/></text:span><text:span text:style-name="T173_15">را</text:span><text:span text:style-name="T173_16"><text:s/></text:span><text:span text:style-name="T173_17">فراهم</text:span><text:span text:style-name="T173_18"><text:s/></text:span><text:span text:style-name="T173_19">میکنند</text:span><text:span text:style-name="T173_20"><text:s/></text:span><text:span text:style-name="T173_21">که</text:span><text:span text:style-name="T173_22"><text:s/></text:span><text:span text:style-name="T173_23">به</text:span><text:span text:style-name="T173_24"><text:s/></text:span><text:span text:style-name="T173_25">آن</text:span><text:span text:style-name="T173_26"><text:s/></text:span><text:span text:style-name="T173_27">shell</text:span><text:span text:style-name="T173_28"><text:s/></text:span><text:span text:style-name="T173_29">هم</text:span><text:span text:style-name="T173_30"><text:s/></text:span><text:span text:style-name="T173_31">گفته</text:span><text:span text:style-name="T173_32"><text:s/></text:span><text:span text:style-name="T173_33">میشود</text:span><text:span text:style-name="T173_34">.<text:s/></text:span><text:span text:style-name="T173_35">Shell</text:span><text:span text:style-name="T173_36"><text:s/></text:span><text:span text:style-name="T173_37">ها</text:span><text:span text:style-name="T173_38"><text:s/></text:span><text:span text:style-name="T173_39">معمولا</text:span><text:span text:style-name="T173_40"><text:s/></text:span><text:span text:style-name="T173_41">دستوراتی</text:span><text:span text:style-name="T173_42"><text:s/></text:span><text:span text:style-name="T173_43">را</text:span><text:span text:style-name="T173_44"><text:s/></text:span><text:span text:style-name="T173_45">فراهم</text:span><text:span text:style-name="T173_46"><text:s/></text:span><text:span text:style-name="T173_47">میکنند</text:span><text:span text:style-name="T173_48"><text:s/></text:span><text:span text:style-name="T173_49">که</text:span><text:span text:style-name="T173_50"><text:s/></text:span><text:span text:style-name="T173_51">میتوان</text:span><text:span text:style-name="T173_52"><text:s/></text:span><text:span text:style-name="T173_53">در</text:span><text:span text:style-name="T173_54"><text:s/></text:span><text:span text:style-name="T173_55">فایل</text:span><text:span text:style-name="T173_56"><text:s/></text:span><text:span text:style-name="T173_57">سیستم</text:span><text:span text:style-name="T173_58"><text:s/></text:span><text:span text:style-name="T173_59">جستجو</text:span><text:span text:style-name="T173_60"><text:s/></text:span><text:span text:style-name="T173_61">کرد</text:span><text:span text:style-name="T173_62"><text:s/></text:span><text:span text:style-name="T173_63">و</text:span><text:span text:style-name="T173_64"><text:s/></text:span><text:span text:style-name="T173_65">برنامه</text:span><text:span text:style-name="T173_66"><text:s/></text:span><text:span text:style-name="T173_67">ها</text:span><text:span text:style-name="T173_68"><text:s/></text:span><text:span text:style-name="T173_69">را</text:span><text:span text:style-name="T173_70"><text:s/></text:span><text:span text:style-name="T173_71">اجرا</text:span><text:span text:style-name="T173_72"><text:s/></text:span><text:span text:style-name="T173_73">کرد</text:span><text:span text:style-name="T173_74">.<text:s/></text:span><text:span text:style-name="T173_75">به</text:span><text:span text:style-name="T173_76"><text:s/></text:span><text:span text:style-name="T173_77">عنوان</text:span><text:span text:style-name="T173_78"><text:s/></text:span><text:span text:style-name="T173_79">مثال</text:span><text:span text:style-name="T173_80"><text:s/></text:span><text:span text:style-name="T173_81">در</text:span><text:span text:style-name="T173_82"><text:s/></text:span><text:span text:style-name="T173_83">unix</text:span><text:span text:style-name="T173_84"><text:s/></text:span><text:span text:style-name="T173_85">شما</text:span><text:span text:style-name="T173_86"><text:s/></text:span><text:span text:style-name="T173_87">میتوانید</text:span><text:span text:style-name="T173_88"><text:s/></text:span><text:span text:style-name="T173_89">با</text:span><text:span text:style-name="T173_90"><text:s/></text:span><text:span text:style-name="T173_91">دستور</text:span><text:span text:style-name="T173_92"><text:s/></text:span><text:span text:style-name="T173_93">cd</text:span><text:span text:style-name="T173_94"><text:s/></text:span><text:span text:style-name="T173_95">مسیر</text:span><text:span text:style-name="T173_96"><text:s/></text:span><text:span text:style-name="T173_97">دایرکتوری</text:span><text:span text:style-name="T173_98"><text:s/></text:span><text:span text:style-name="T173_99">فعلی</text:span><text:span text:style-name="T173_100"><text:s/></text:span><text:span text:style-name="T173_101">را</text:span><text:span text:style-name="T173_102"><text:s/></text:span><text:span text:style-name="T173_103">عوض</text:span><text:span text:style-name="T173_104"><text:s/></text:span><text:span text:style-name="T173_105">کنید</text:span><text:span text:style-name="T173_106"><text:s/></text:span><text:span text:style-name="T173_107">یا</text:span><text:span text:style-name="T173_108"><text:s/></text:span><text:span text:style-name="T173_109">با</text:span><text:span text:style-name="T173_110"><text:s/></text:span><text:span text:style-name="T173_111">دستور</text:span><text:span text:style-name="T173_112"><text:s/></text:span><text:span text:style-name="T173_113">ls</text:span><text:span text:style-name="T173_114"><text:s/></text:span><text:span text:style-name="T173_115">محتوای</text:span><text:span text:style-name="T173_116"><text:s/></text:span><text:span text:style-name="T173_117">دایرکتوری</text:span><text:span text:style-name="T173_118"><text:s/></text:span><text:span text:style-name="T173_119">فعلی</text:span><text:span text:style-name="T173_120"><text:s/></text:span><text:span text:style-name="T173_121">را</text:span><text:span text:style-name="T173_122"><text:s/></text:span><text:span text:style-name="T173_123">مشاهده</text:span><text:span text:style-name="T173_124"><text:s/></text:span><text:span text:style-name="T173_125">کنید</text:span><text:span text:style-name="T173_126"><text:s/></text:span><text:span text:style-name="T173_127">و</text:span><text:span text:style-name="T173_128"><text:s/></text:span><text:span text:style-name="T173_129">یا</text:span><text:span text:style-name="T173_130"><text:s/></text:span><text:span text:style-name="T173_131">یک</text:span><text:span text:style-name="T173_132"><text:s/></text:span><text:span text:style-name="T173_133">مرورگر</text:span><text:span text:style-name="T173_134"><text:s/></text:span><text:span text:style-name="T173_135">وب</text:span><text:span text:style-name="T173_136"><text:s/></text:span><text:span text:style-name="T173_137">را</text:span><text:span text:style-name="T173_138"><text:s/></text:span><text:span text:style-name="T173_139">باز</text:span><text:span text:style-name="T173_140"><text:s/></text:span><text:span text:style-name="T173_141">کنید</text:span><text:span text:style-name="T173_142"><text:s/>(</text:span><text:span text:style-name="T173_143">مثلا</text:span><text:span text:style-name="T173_144"><text:s/></text:span><text:span text:style-name="T173_145">دستور</text:span><text:span text:style-name="T173_146"><text:s/></text:span><text:span text:style-name="T173_147">firefox</text:span><text:span text:style-name="T173_148">).</text:span></text:p>
      <text:p text:style-name="P174"><text:span text:style-name="T174_1">هر</text:span><text:span text:style-name="T174_2"><text:s/></text:span><text:span text:style-name="T174_3">برنامه</text:span><text:span text:style-name="T174_4"><text:s/></text:span><text:span text:style-name="T174_5">ای</text:span><text:span text:style-name="T174_6"><text:s/></text:span><text:span text:style-name="T174_7">که</text:span><text:span text:style-name="T174_8"><text:s/></text:span><text:span text:style-name="T174_9">شما</text:span><text:span text:style-name="T174_10"><text:s/></text:span><text:span text:style-name="T174_11">آن</text:span><text:span text:style-name="T174_12"><text:s/></text:span><text:span text:style-name="T174_13">را</text:span><text:span text:style-name="T174_14"><text:s/></text:span><text:span text:style-name="T174_15">از</text:span><text:span text:style-name="T174_16"><text:s/></text:span><text:span text:style-name="T174_17">طریق</text:span><text:span text:style-name="T174_18"><text:s/></text:span><text:span text:style-name="T174_19">shell</text:span><text:span text:style-name="T174_20"><text:s/></text:span><text:span text:style-name="T174_21">اجرا</text:span><text:span text:style-name="T174_22"><text:s/></text:span><text:span text:style-name="T174_23">کنید</text:span><text:span text:style-name="T174_24"><text:s/></text:span><text:span text:style-name="T174_25">می</text:span><text:span text:style-name="T174_26"><text:s/></text:span><text:span text:style-name="T174_27">توانید</text:span><text:span text:style-name="T174_28"><text:s/></text:span><text:span text:style-name="T174_29">از</text:span><text:span text:style-name="T174_30"><text:s/></text:span><text:span text:style-name="T174_31">python</text:span><text:span text:style-name="T174_32"><text:s/></text:span><text:span text:style-name="T174_33">هم</text:span><text:span text:style-name="T174_34"><text:s/></text:span><text:span text:style-name="T174_35">آن</text:span><text:span text:style-name="T174_36"><text:s/></text:span><text:span text:style-name="T174_37">را</text:span><text:span text:style-name="T174_38"><text:s/></text:span><text:span text:style-name="T174_39">با</text:span><text:span text:style-name="T174_40"><text:s/></text:span><text:span text:style-name="T174_41">استفاده</text:span><text:span text:style-name="T174_42"><text:s/></text:span><text:span text:style-name="T174_43">از</text:span><text:span text:style-name="T174_44"><text:s/></text:span><text:span text:style-name="T174_45">لوله</text:span><text:span text:style-name="T174_46"><text:s/>(</text:span><text:span text:style-name="T174_47">pipe</text:span><text:span text:style-name="T174_48">)</text:span><text:span text:style-name="T174_49">باز</text:span><text:span text:style-name="T174_50"><text:s/></text:span><text:span text:style-name="T174_51">کنید</text:span><text:span text:style-name="T174_52">.</text:span></text:p>
      <text:p text:style-name="P175"><text:span text:style-name="T175_1">به</text:span><text:span text:style-name="T175_2"><text:s/></text:span><text:span text:style-name="T175_3">عنوان</text:span><text:span text:style-name="T175_4"><text:s/></text:span><text:span text:style-name="T175_5">مثال</text:span><text:span text:style-name="T175_6"><text:s/></text:span><text:span text:style-name="T175_7">دستور</text:span><text:span text:style-name="T175_8"><text:s/></text:span><text:span text:style-name="T175_9">ls</text:span><text:span text:style-name="T175_10"><text:s/>-</text:span><text:span text:style-name="T175_11">l</text:span><text:span text:style-name="T175_12"><text:s/></text:span><text:span text:style-name="T175_13">در</text:span><text:span text:style-name="T175_14"><text:s/></text:span><text:span text:style-name="T175_15">unix</text:span><text:span text:style-name="T175_16"><text:s/></text:span><text:span text:style-name="T175_17">محتوای</text:span><text:span text:style-name="T175_18"><text:s/></text:span><text:span text:style-name="T175_19">دایرکتوری</text:span><text:span text:style-name="T175_20"><text:s/></text:span><text:span text:style-name="T175_21">جاری</text:span><text:span text:style-name="T175_22"><text:s/></text:span><text:span text:style-name="T175_23">را</text:span><text:span text:style-name="T175_24"><text:s/></text:span><text:span text:style-name="T175_25">نمایش</text:span><text:span text:style-name="T175_26"><text:s/></text:span><text:span text:style-name="T175_27">می</text:span><text:span text:style-name="T175_28"><text:s/></text:span><text:span text:style-name="T175_29">دهد</text:span><text:span text:style-name="T175_30">(</text:span><text:span text:style-name="T175_31">با</text:span><text:span text:style-name="T175_32"><text:s/></text:span><text:span text:style-name="T175_33">فرمت</text:span><text:span text:style-name="T175_34"><text:s/></text:span><text:span text:style-name="T175_35">طولانی</text:span><text:span text:style-name="T175_36">)<text:s/></text:span><text:span text:style-name="T175_37">شما</text:span><text:span text:style-name="T175_38"><text:s/></text:span><text:span text:style-name="T175_39">میتوانید</text:span><text:span text:style-name="T175_40"><text:s/></text:span><text:span text:style-name="T175_41">دستور</text:span><text:span text:style-name="T175_42"><text:s/></text:span><text:span text:style-name="T175_43">ls</text:span><text:span text:style-name="T175_44"><text:s/></text:span><text:span text:style-name="T175_45">را</text:span><text:span text:style-name="T175_46"><text:s/></text:span><text:span text:style-name="T175_47">با</text:span><text:span text:style-name="T175_48"><text:s/></text:span><text:span text:style-name="T175_49">os</text:span><text:span text:style-name="T175_50">.</text:span><text:span text:style-name="T175_51">popen</text:span><text:span text:style-name="T175_52"><text:s/></text:span><text:span text:style-name="T175_53">اجرا</text:span><text:span text:style-name="T175_54"><text:s/></text:span><text:span text:style-name="T175_55">کنید</text:span><text:span text:style-name="T175_56">:</text:span></text:p>
      <text:p text:style-name="P176"><text:span text:style-name="T176_1">&gt;&gt;&gt;<text:s/></text:span><text:span text:style-name="T176_2">cmd</text:span><text:span text:style-name="T176_3"><text:s/>=<text:s/>‘</text:span><text:span text:style-name="T176_4">ls</text:span><text:span text:style-name="T176_5"><text:s/>-</text:span><text:span text:style-name="T176_6">l</text:span><text:span text:style-name="T176_7">’</text:span></text:p>
      <text:p text:style-name="P177"><text:span text:style-name="T177_1">&gt;&gt;&gt;<text:s/></text:span><text:span text:style-name="T177_2">fp</text:span><text:span text:style-name="T177_3"><text:s/>=<text:s/></text:span><text:span text:style-name="T177_4">os</text:span><text:span text:style-name="T177_5">.</text:span><text:span text:style-name="T177_6">popen</text:span><text:span text:style-name="T177_7">(</text:span><text:span text:style-name="T177_8">cmd</text:span><text:span text:style-name="T177_9">)</text:span></text:p>
      <text:p text:style-name="P178"><text:span text:style-name="T178_1">در</text:span><text:span text:style-name="T178_2"><text:s/></text:span><text:span text:style-name="T178_3">واقع</text:span><text:span text:style-name="T178_4"><text:s/></text:span><text:span text:style-name="T178_5">آرگومان</text:span><text:span text:style-name="T178_6"><text:s/></text:span><text:span text:style-name="T178_7">cmd</text:span><text:span text:style-name="T178_8"><text:s/></text:span><text:span text:style-name="T178_9">یک</text:span><text:span text:style-name="T178_10"><text:s/></text:span><text:span text:style-name="T178_11">رشتهاست</text:span><text:span text:style-name="T178_12"><text:s/></text:span><text:span text:style-name="T178_13">که</text:span><text:span text:style-name="T178_14"><text:s/></text:span><text:span text:style-name="T178_15">حاوی</text:span><text:span text:style-name="T178_16"><text:s/></text:span><text:span text:style-name="T178_17">دستور</text:span><text:span text:style-name="T178_18"><text:s/></text:span><text:span text:style-name="T178_19">shell</text:span><text:span text:style-name="T178_20"><text:s/></text:span><text:span text:style-name="T178_21">می</text:span><text:span text:style-name="T178_22"><text:s/></text:span><text:span text:style-name="T178_23">باشد</text:span><text:span text:style-name="T178_24">.<text:s/></text:span><text:span text:style-name="T178_25">مقدار</text:span><text:span text:style-name="T178_26"><text:s/></text:span><text:span text:style-name="T178_27">برگشتی</text:span><text:span text:style-name="T178_28"><text:s/></text:span><text:span text:style-name="T178_29">یک</text:span><text:span text:style-name="T178_30"><text:s/></text:span><text:span text:style-name="T178_31">شیء</text:span><text:span text:style-name="T178_32"><text:s/></text:span><text:span text:style-name="T178_33">است</text:span><text:span text:style-name="T178_34"><text:s/></text:span><text:span text:style-name="T178_35">که</text:span><text:span text:style-name="T178_36"><text:s/></text:span><text:span text:style-name="T178_37">مانند</text:span><text:span text:style-name="T178_38"><text:s/></text:span><text:span text:style-name="T178_39">یک</text:span><text:span text:style-name="T178_40"><text:s/></text:span><text:span text:style-name="T178_41">فایل</text:span><text:span text:style-name="T178_42"><text:s/></text:span><text:span text:style-name="T178_43">باز</text:span><text:span text:style-name="T178_44"><text:s/></text:span><text:span text:style-name="T178_45">رفتار</text:span><text:span text:style-name="T178_46"><text:s/></text:span><text:span text:style-name="T178_47">میکند</text:span><text:span text:style-name="T178_48">.<text:s/></text:span><text:span text:style-name="T178_49">شما</text:span><text:span text:style-name="T178_50"><text:s/></text:span><text:span text:style-name="T178_51">می</text:span><text:span text:style-name="T178_52"><text:s/></text:span><text:span text:style-name="T178_53">توانید</text:span><text:span text:style-name="T178_54"><text:s/></text:span><text:span text:style-name="T178_55">خروجی</text:span><text:span text:style-name="T178_56"><text:s/></text:span><text:span text:style-name="T178_57">را</text:span><text:span text:style-name="T178_58"><text:s/></text:span><text:span text:style-name="T178_59">از</text:span><text:span text:style-name="T178_60"><text:s/></text:span><text:span text:style-name="T178_61">پردازه</text:span><text:span text:style-name="T178_62"><text:s/></text:span><text:span text:style-name="T178_63">ls</text:span><text:span text:style-name="T178_64"><text:s/></text:span><text:span text:style-name="T178_65">بصورت</text:span><text:span text:style-name="T178_66"><text:s/></text:span><text:span text:style-name="T178_67">یک</text:span><text:span text:style-name="T178_68"><text:s/></text:span><text:span text:style-name="T178_69">خط</text:span><text:span text:style-name="T178_70"><text:s/></text:span><text:span text:style-name="T178_71">یک</text:span><text:span text:style-name="T178_72"><text:s/></text:span><text:span text:style-name="T178_73">خط</text:span><text:span text:style-name="T178_74"><text:s/></text:span><text:span text:style-name="T178_75">با</text:span><text:span text:style-name="T178_76"><text:s/></text:span><text:span text:style-name="T178_77">استفاده</text:span><text:span text:style-name="T178_78"><text:s/></text:span><text:span text:style-name="T178_79">از</text:span><text:span text:style-name="T178_80"><text:s/></text:span><text:span text:style-name="T178_81">readline</text:span><text:span text:style-name="T178_82"><text:s/></text:span><text:span text:style-name="T178_83">و</text:span><text:span text:style-name="T178_84"><text:s/></text:span><text:span text:style-name="T178_85">یا</text:span><text:span text:style-name="T178_86"><text:s/></text:span><text:span text:style-name="T178_87">بصورت</text:span><text:span text:style-name="T178_88"><text:s/></text:span><text:span text:style-name="T178_89">کلی</text:span><text:span text:style-name="T178_90"><text:s/></text:span><text:span text:style-name="T178_91">با</text:span><text:span text:style-name="T178_92"><text:s/></text:span><text:span text:style-name="T178_93">دستور</text:span><text:span text:style-name="T178_94"><text:s/></text:span><text:span text:style-name="T178_95">read</text:span><text:span text:style-name="T178_96"><text:s/></text:span><text:span text:style-name="T178_97">بخوانید</text:span><text:span text:style-name="T178_98">:</text:span></text:p>
      <text:p text:style-name="P179"><text:span text:style-name="T179_1">&gt;&gt;&gt;<text:s/></text:span><text:span text:style-name="T179_2">res</text:span><text:span text:style-name="T179_3"><text:s/>=<text:s/></text:span><text:span text:style-name="T179_4">fp</text:span><text:span text:style-name="T179_5">.</text:span><text:span text:style-name="T179_6">read</text:span><text:span text:style-name="T179_7">()</text:span></text:p>
      <text:p text:style-name="P180"><text:span text:style-name="T180_1">وقتی</text:span><text:span text:style-name="T180_2"><text:s/></text:span><text:span text:style-name="T180_3">کار</text:span><text:span text:style-name="T180_4"><text:s/></text:span><text:span text:style-name="T180_5">شما</text:span><text:span text:style-name="T180_6"><text:s/></text:span><text:span text:style-name="T180_7">مانند</text:span><text:span text:style-name="T180_8"><text:s/></text:span><text:span text:style-name="T180_9">استفاده</text:span><text:span text:style-name="T180_10"><text:s/></text:span><text:span text:style-name="T180_11">از</text:span><text:span text:style-name="T180_12"><text:s/></text:span><text:span text:style-name="T180_13">یک</text:span><text:span text:style-name="T180_14"><text:s/></text:span><text:span text:style-name="T180_15">فایل</text:span><text:span text:style-name="T180_16"><text:s/></text:span><text:span text:style-name="T180_17">باید</text:span><text:span text:style-name="T180_18"><text:s/></text:span><text:span text:style-name="T180_19">لوله</text:span><text:span text:style-name="T180_20"><text:s/></text:span><text:span text:style-name="T180_21">را</text:span><text:span text:style-name="T180_22"><text:s/></text:span><text:span text:style-name="T180_23">ببندید</text:span><text:span text:style-name="T180_24">:</text:span></text:p>
      <text:p text:style-name="P181"><text:span text:style-name="T181_1">&gt;&gt;&gt;<text:s/></text:span><text:span text:style-name="T181_2">stat</text:span><text:span text:style-name="T181_3"><text:s/>=<text:s/></text:span><text:span text:style-name="T181_4">fp</text:span><text:span text:style-name="T181_5">.</text:span><text:span text:style-name="T181_6">close</text:span><text:span text:style-name="T181_7">()</text:span></text:p>
      <text:p text:style-name="P182"><text:span text:style-name="T182_1">&gt;&gt;&gt;<text:s/></text:span><text:span text:style-name="T182_2">print</text:span><text:span text:style-name="T182_3"><text:s/></text:span><text:span text:style-name="T182_4">stat</text:span></text:p>
      <text:p text:style-name="P183"><text:span text:style-name="T183_1">None</text:span></text:p>
      <text:p text:style-name="P184"><text:span text:style-name="T184_1">مقدار</text:span><text:span text:style-name="T184_2"><text:s/></text:span><text:span text:style-name="T184_3">برگشتی</text:span><text:span text:style-name="T184_4"><text:s/></text:span><text:span text:style-name="T184_5">وضعیت</text:span><text:span text:style-name="T184_6"><text:s/></text:span><text:span text:style-name="T184_7">نهایی</text:span><text:span text:style-name="T184_8"><text:s/></text:span><text:span text:style-name="T184_9">پردازه</text:span><text:span text:style-name="T184_10"><text:s/></text:span><text:span text:style-name="T184_11">ls</text:span><text:span text:style-name="T184_12"><text:s/></text:span><text:span text:style-name="T184_13">است</text:span><text:span text:style-name="T184_14">.<text:s/></text:span><text:span text:style-name="T184_15">None</text:span><text:span text:style-name="T184_16"><text:s/></text:span><text:span text:style-name="T184_17">به</text:span><text:span text:style-name="T184_18"><text:s/></text:span><text:span text:style-name="T184_19">این</text:span><text:span text:style-name="T184_20"><text:s/></text:span><text:span text:style-name="T184_21">معنی</text:span><text:span text:style-name="T184_22"><text:s/></text:span><text:span text:style-name="T184_23">است</text:span><text:span text:style-name="T184_24"><text:s/></text:span><text:span text:style-name="T184_25">که</text:span><text:span text:style-name="T184_26"><text:s/></text:span><text:span text:style-name="T184_27">به</text:span><text:span text:style-name="T184_28"><text:s/></text:span><text:span text:style-name="T184_29">صورت</text:span><text:span text:style-name="T184_30"><text:s/></text:span><text:span text:style-name="T184_31">عادی</text:span><text:span text:style-name="T184_32"><text:s/>(</text:span><text:span text:style-name="T184_33">و</text:span><text:span text:style-name="T184_34"><text:s/></text:span><text:span text:style-name="T184_35">بدون</text:span><text:span text:style-name="T184_36"><text:s/></text:span><text:span text:style-name="T184_37">هیچ</text:span><text:span text:style-name="T184_38"><text:s/></text:span><text:span text:style-name="T184_39">خطایی</text:span><text:span text:style-name="T184_40">)<text:s/></text:span><text:span text:style-name="T184_41">پردازه</text:span><text:span text:style-name="T184_42"><text:s/></text:span><text:span text:style-name="T184_43">پایان</text:span><text:span text:style-name="T184_44"><text:s/></text:span><text:span text:style-name="T184_45">یافته</text:span><text:span text:style-name="T184_46"><text:s/></text:span><text:span text:style-name="T184_47">است</text:span><text:span text:style-name="T184_48">.</text:span></text:p>
      <text:p text:style-name="P185"><text:span text:style-name="T185_1">به</text:span><text:span text:style-name="T185_2"><text:s/></text:span><text:span text:style-name="T185_3">طور</text:span><text:span text:style-name="T185_4"><text:s/></text:span><text:span text:style-name="T185_5">مثال</text:span><text:span text:style-name="T185_6"><text:s/></text:span><text:span text:style-name="T185_7">اکثر</text:span><text:span text:style-name="T185_8"><text:s/></text:span><text:span text:style-name="T185_9">سیستم</text:span><text:span text:style-name="T185_10"><text:s/></text:span><text:span text:style-name="T185_11">های</text:span><text:span text:style-name="T185_12"><text:s/></text:span><text:span text:style-name="T185_13">برپایه</text:span><text:span text:style-name="T185_14">Unix</text:span><text:span text:style-name="T185_15"><text:s/></text:span><text:span text:style-name="T185_16">دستوری</text:span><text:span text:style-name="T185_17"><text:s/></text:span><text:span text:style-name="T185_18">به</text:span><text:span text:style-name="T185_19"><text:s/></text:span><text:span text:style-name="T185_20">اسم</text:span><text:span text:style-name="T185_21"><text:s/></text:span><text:span text:style-name="T185_22">md</text:span><text:span text:style-name="T185_23">5</text:span><text:span text:style-name="T185_24">sum</text:span><text:span text:style-name="T185_25"><text:s/></text:span><text:span text:style-name="T185_26">را</text:span><text:span text:style-name="T185_27"><text:s/></text:span><text:span text:style-name="T185_28">فراهم</text:span><text:span text:style-name="T185_29"><text:s/></text:span><text:span text:style-name="T185_30">میکنند</text:span><text:span text:style-name="T185_31"><text:s/></text:span><text:span text:style-name="T185_32">که</text:span><text:span text:style-name="T185_33"><text:s/></text:span><text:span text:style-name="T185_34">محتوای</text:span><text:span text:style-name="T185_35"><text:s/></text:span><text:span text:style-name="T185_36">یک</text:span><text:span text:style-name="T185_37"><text:s/></text:span><text:span text:style-name="T185_38">فایل</text:span><text:span text:style-name="T185_39"><text:s/></text:span><text:span text:style-name="T185_40">را</text:span><text:span text:style-name="T185_41"><text:s/></text:span><text:span text:style-name="T185_42">میخواند</text:span><text:span text:style-name="T185_43"><text:s/></text:span><text:span text:style-name="T185_44">و</text:span><text:span text:style-name="T185_45"><text:s/></text:span><text:span text:style-name="T185_46">یک</text:span><text:span text:style-name="T185_47"><text:s/></text:span><text:span text:style-name="T185_48">checksum</text:span><text:span text:style-name="T185_49"><text:s/></text:span><text:span text:style-name="T185_50">را</text:span><text:span text:style-name="T185_51"><text:s/></text:span><text:span text:style-name="T185_52">محاسبه</text:span><text:span text:style-name="T185_53"><text:s/></text:span><text:span text:style-name="T185_54">میکند</text:span><text:span text:style-name="T185_55">.<text:s/></text:span><text:span text:style-name="T185_56">شما</text:span><text:span text:style-name="T185_57"><text:s/></text:span><text:span text:style-name="T185_58">میتوانید</text:span><text:span text:style-name="T185_59"><text:s/></text:span><text:span text:style-name="T185_60">درباره</text:span><text:span text:style-name="T185_61"><text:s/></text:span><text:span text:style-name="T185_62">MD</text:span><text:span text:style-name="T185_63">5<text:s/></text:span><text:span text:style-name="T185_64">در</text:span><text:span text:style-name="T185_65"><text:s/></text:span><text:span text:style-name="T185_66">سایت</text:span><text:span text:style-name="T185_67"><text:s/></text:span><text:span text:style-name="T185_68"><text:a xlink:type="simple" xlink:href="http://en.wikipedia.org/wiki/Md5"><text:span text:style-name="T185_69">http</text:span></text:a></text:span><text:span text:style-name="T185_70"><text:a xlink:type="simple" xlink:href="http://en.wikipedia.org/wiki/Md5"><text:span text:style-name="T185_71">://</text:span></text:a></text:span><text:span text:style-name="T185_72"><text:a xlink:type="simple" xlink:href="http://en.wikipedia.org/wiki/Md5"><text:span text:style-name="T185_73">en</text:span></text:a></text:span><text:span text:style-name="T185_74"><text:a xlink:type="simple" xlink:href="http://en.wikipedia.org/wiki/Md5"><text:span text:style-name="T185_75">.</text:span></text:a></text:span><text:span text:style-name="T185_76"><text:a xlink:type="simple" xlink:href="http://en.wikipedia.org/wiki/Md5"><text:span text:style-name="T185_77">wikipedia</text:span></text:a></text:span><text:span text:style-name="T185_78"><text:a xlink:type="simple" xlink:href="http://en.wikipedia.org/wiki/Md5"><text:span text:style-name="T185_79">.</text:span></text:a></text:span><text:span text:style-name="T185_80"><text:a xlink:type="simple" xlink:href="http://en.wikipedia.org/wiki/Md5"><text:span text:style-name="T185_81">org</text:span></text:a></text:span><text:span text:style-name="T185_82"><text:a xlink:type="simple" xlink:href="http://en.wikipedia.org/wiki/Md5"><text:span text:style-name="T185_83">/</text:span></text:a></text:span><text:span text:style-name="T185_84"><text:a xlink:type="simple" xlink:href="http://en.wikipedia.org/wiki/Md5"><text:span text:style-name="T185_85">wiki</text:span></text:a></text:span><text:span text:style-name="T185_86"><text:a xlink:type="simple" xlink:href="http://en.wikipedia.org/wiki/Md5"><text:span text:style-name="T185_87">/</text:span></text:a></text:span><text:span text:style-name="T185_88"><text:a xlink:type="simple" xlink:href="http://en.wikipedia.org/wiki/Md5"><text:span text:style-name="T185_89">Md</text:span></text:a></text:span><text:span text:style-name="T185_90"><text:a xlink:type="simple" xlink:href="http://en.wikipedia.org/wiki/Md5"><text:span text:style-name="T185_91">5</text:span></text:a></text:span><text:span text:style-name="T185_92"><text:s/></text:span><text:span text:style-name="T185_93">مطالعه</text:span><text:span text:style-name="T185_94"><text:s/></text:span><text:span text:style-name="T185_95">کنید</text:span><text:span text:style-name="T185_96">.<text:s/></text:span><text:span text:style-name="T185_97">این</text:span><text:span text:style-name="T185_98"><text:s/></text:span><text:span text:style-name="T185_99">دستور</text:span><text:span text:style-name="T185_100"><text:s/></text:span><text:span text:style-name="T185_101">یک</text:span><text:span text:style-name="T185_102"><text:s/></text:span><text:span text:style-name="T185_103">راه</text:span><text:span text:style-name="T185_104"><text:s/></text:span><text:span text:style-name="T185_105">موثر</text:span><text:span text:style-name="T185_106"><text:s/></text:span><text:span text:style-name="T185_107">برای</text:span><text:span text:style-name="T185_108"><text:s/></text:span><text:span text:style-name="T185_109">چک</text:span><text:span text:style-name="T185_110"><text:s/></text:span><text:span text:style-name="T185_111">کردن</text:span><text:span text:style-name="T185_112"><text:s/></text:span><text:span text:style-name="T185_113">اینکه</text:span><text:span text:style-name="T185_114"><text:s/></text:span><text:span text:style-name="T185_115">آیا</text:span><text:span text:style-name="T185_116"><text:s/></text:span><text:span text:style-name="T185_117">دو</text:span><text:span text:style-name="T185_118"><text:s/></text:span><text:span text:style-name="T185_119">فایل</text:span><text:span text:style-name="T185_120"><text:s/></text:span><text:span text:style-name="T185_121">دارای</text:span><text:span text:style-name="T185_122"><text:s/></text:span><text:span text:style-name="T185_123">محتوای</text:span><text:span text:style-name="T185_124"><text:s/></text:span><text:span text:style-name="T185_125">یکسانی</text:span><text:span text:style-name="T185_126"><text:s/></text:span><text:span text:style-name="T185_127">هستند</text:span><text:span text:style-name="T185_128"><text:s/></text:span><text:span text:style-name="T185_129">ارایه</text:span><text:span text:style-name="T185_130"><text:s/></text:span><text:span text:style-name="T185_131">میکند</text:span><text:span text:style-name="T185_132">.</text:span><text:span text:style-name="T185_133">احتمال</text:span><text:span text:style-name="T185_134"><text:s/></text:span><text:span text:style-name="T185_135">اینکه</text:span><text:span text:style-name="T185_136"><text:s/></text:span><text:span text:style-name="T185_137">محتواهای</text:span><text:span text:style-name="T185_138"><text:s/></text:span><text:span text:style-name="T185_139">متفاوت</text:span><text:span text:style-name="T185_140"><text:s/></text:span><text:span text:style-name="T185_141">دارای</text:span><text:span text:style-name="T185_142"><text:s/></text:span><text:span text:style-name="T185_143">checksum</text:span><text:span text:style-name="T185_144"><text:s/></text:span><text:span text:style-name="T185_145">های</text:span><text:span text:style-name="T185_146"><text:s/></text:span><text:span text:style-name="T185_147">یکسانی</text:span><text:span text:style-name="T185_148"><text:s/></text:span><text:span text:style-name="T185_149">باشند</text:span><text:span text:style-name="T185_150"><text:s/></text:span><text:span text:style-name="T185_151">خیلی</text:span><text:span text:style-name="T185_152"><text:s/></text:span><text:span text:style-name="T185_153">کم</text:span><text:span text:style-name="T185_154"><text:s/></text:span><text:span text:style-name="T185_155">است</text:span><text:span text:style-name="T185_156"><text:s/>(</text:span><text:span text:style-name="T185_157">این</text:span><text:span text:style-name="T185_158"><text:s/></text:span><text:span text:style-name="T185_159">اتفاق</text:span><text:span text:style-name="T185_160"><text:s/></text:span><text:span text:style-name="T185_161">احتمالا</text:span><text:span text:style-name="T185_162"><text:s/></text:span><text:span text:style-name="T185_163">تا</text:span><text:span text:style-name="T185_164"><text:s/></text:span><text:span text:style-name="T185_165">قبل</text:span><text:span text:style-name="T185_166"><text:s/></text:span><text:span text:style-name="T185_167">از</text:span><text:span text:style-name="T185_168"><text:s/></text:span><text:span text:style-name="T185_169">اینکه</text:span><text:span text:style-name="T185_170"><text:s/></text:span><text:span text:style-name="T185_171">جهان</text:span><text:span text:style-name="T185_172"><text:s/></text:span><text:span text:style-name="T185_173">از</text:span><text:span text:style-name="T185_174"><text:s/></text:span><text:span text:style-name="T185_175">هم</text:span><text:span text:style-name="T185_176"><text:s/></text:span><text:span text:style-name="T185_177">نپاشد</text:span><text:span text:style-name="T185_178"><text:s/></text:span><text:span text:style-name="T185_179">رخ</text:span><text:span text:style-name="T185_180"><text:s/></text:span><text:span text:style-name="T185_181">نمیدهد</text:span><text:span text:style-name="T185_182">)</text:span></text:p>
      <text:p text:style-name="P186"/>
      <text:p text:style-name="P187"><text:span text:style-name="T187_1">شما</text:span><text:span text:style-name="T187_2"><text:s/></text:span><text:span text:style-name="T187_3">میتوانید</text:span><text:span text:style-name="T187_4"><text:s/></text:span><text:span text:style-name="T187_5">از</text:span><text:span text:style-name="T187_6"><text:s/></text:span><text:span text:style-name="T187_7">یک</text:span><text:span text:style-name="T187_8"><text:s/></text:span><text:span text:style-name="T187_9">لوله</text:span><text:span text:style-name="T187_10"><text:s/></text:span><text:span text:style-name="T187_11">برای</text:span><text:span text:style-name="T187_12"><text:s/></text:span><text:span text:style-name="T187_13">اجرای</text:span><text:span text:style-name="T187_14"><text:s/></text:span><text:span text:style-name="T187_15">md</text:span><text:span text:style-name="T187_16">5</text:span><text:span text:style-name="T187_17">sum</text:span><text:span text:style-name="T187_18"><text:s/></text:span><text:span text:style-name="T187_19">در</text:span><text:span text:style-name="T187_20"><text:s/></text:span><text:span text:style-name="T187_21">پایتون</text:span><text:span text:style-name="T187_22"><text:s/></text:span><text:span text:style-name="T187_23">استفاده</text:span><text:span text:style-name="T187_24"><text:s/></text:span><text:span text:style-name="T187_25">کنید</text:span><text:span text:style-name="T187_26"><text:s/></text:span><text:span text:style-name="T187_27">و</text:span><text:span text:style-name="T187_28"><text:s/></text:span><text:span text:style-name="T187_29">نتیحه</text:span><text:span text:style-name="T187_30"><text:s/></text:span><text:span text:style-name="T187_31">را</text:span><text:span text:style-name="T187_32"><text:s/></text:span><text:span text:style-name="T187_33">بدست</text:span><text:span text:style-name="T187_34"><text:s/></text:span><text:span text:style-name="T187_35">بیاورید</text:span><text:span text:style-name="T187_36">:</text:span></text:p>
      <text:p text:style-name="P188"><text:span text:style-name="T188_1">&gt;&gt;&gt;<text:s/></text:span><text:span text:style-name="T188_2">filename</text:span><text:span text:style-name="T188_3"><text:s/>=<text:s/>‘</text:span><text:span text:style-name="T188_4">book</text:span><text:span text:style-name="T188_5">.</text:span><text:span text:style-name="T188_6">tex</text:span><text:span text:style-name="T188_7">’</text:span></text:p>
      <text:p text:style-name="P189"><text:span text:style-name="T189_1">&gt;&gt;&gt;<text:s/></text:span><text:span text:style-name="T189_2">cmd</text:span><text:span text:style-name="T189_3"><text:s/>=<text:s/>‘</text:span><text:span text:style-name="T189_4">md</text:span><text:span text:style-name="T189_5">5</text:span><text:span text:style-name="T189_6">sum</text:span><text:span text:style-name="T189_7">’<text:s/>+<text:s/></text:span><text:span text:style-name="T189_8">filename</text:span></text:p>
      <text:p text:style-name="P190"><text:span text:style-name="T190_1">&gt;&gt;&gt;<text:s/></text:span><text:span text:style-name="T190_2">fp</text:span><text:span text:style-name="T190_3"><text:s/>=<text:s/></text:span><text:span text:style-name="T190_4">os</text:span><text:span text:style-name="T190_5">.</text:span><text:span text:style-name="T190_6">popen</text:span><text:span text:style-name="T190_7">(</text:span><text:span text:style-name="T190_8">cmd</text:span><text:span text:style-name="T190_9">)</text:span></text:p>
      <text:p text:style-name="P191"><text:span text:style-name="T191_1">&gt;&gt;&gt;<text:s/></text:span><text:span text:style-name="T191_2">res</text:span><text:span text:style-name="T191_3"><text:s/>=<text:s/></text:span><text:span text:style-name="T191_4">fp</text:span><text:span text:style-name="T191_5">.</text:span><text:span text:style-name="T191_6">read</text:span><text:span text:style-name="T191_7">()</text:span></text:p>
      <text:p text:style-name="P192"><text:span text:style-name="T192_1">&gt;&gt;&gt;<text:s/></text:span><text:span text:style-name="T192_2">stat</text:span><text:span text:style-name="T192_3"><text:s/>=<text:s/></text:span><text:span text:style-name="T192_4">fp</text:span><text:span text:style-name="T192_5">.</text:span><text:span text:style-name="T192_6">close</text:span><text:span text:style-name="T192_7">()</text:span></text:p>
      <text:p text:style-name="P193"><text:span text:style-name="T193_1">&gt;&gt;&gt;<text:s/></text:span><text:span text:style-name="T193_2">print</text:span><text:span text:style-name="T193_3"><text:s/></text:span><text:span text:style-name="T193_4">res</text:span></text:p>
      <text:p text:style-name="P194"><text:span text:style-name="T194_1">1</text:span><text:span text:style-name="T194_2">e</text:span><text:span text:style-name="T194_3">0033</text:span><text:span text:style-name="T194_4">f</text:span><text:span text:style-name="T194_5">0</text:span><text:span text:style-name="T194_6">ed</text:span><text:span text:style-name="T194_7">0656636</text:span><text:span text:style-name="T194_8">de</text:span><text:span text:style-name="T194_9">0</text:span><text:span text:style-name="T194_10">d</text:span><text:span text:style-name="T194_11">75144</text:span><text:span text:style-name="T194_12">ba</text:span><text:span text:style-name="T194_13">32</text:span><text:span text:style-name="T194_14">e</text:span><text:span text:style-name="T194_15">0</text:span></text:p>
      <text:p text:style-name="P195"><text:span text:style-name="T195_1">&gt;&gt;&gt;<text:s/></text:span><text:span text:style-name="T195_2">print</text:span><text:span text:style-name="T195_3"><text:s/></text:span><text:span text:style-name="T195_4">stat</text:span></text:p>
      <text:p text:style-name="P196"><text:span text:style-name="T196_1">None</text:span></text:p>
      <text:p text:style-name="P197"><text:span text:style-name="T197_1">تمرین</text:span><text:span text:style-name="T197_2"><text:s/>۱۴.۴<text:s/></text:span><text:span text:style-name="T197_3">در</text:span><text:span text:style-name="T197_4"><text:s/></text:span><text:span text:style-name="T197_5">یک</text:span><text:span text:style-name="T197_6"><text:s/></text:span><text:span text:style-name="T197_7">مجموعه</text:span><text:span text:style-name="T197_8"><text:s/></text:span><text:span text:style-name="T197_9">بزرگ</text:span><text:span text:style-name="T197_10"><text:s/></text:span><text:span text:style-name="T197_11">از</text:span><text:span text:style-name="T197_12"><text:s/></text:span><text:span text:style-name="T197_13">فایل</text:span><text:span text:style-name="T197_14"><text:s/></text:span><text:span text:style-name="T197_15">های</text:span><text:span text:style-name="T197_16"><text:s/></text:span><text:span text:style-name="T197_17">mp</text:span><text:span text:style-name="T197_18">3<text:s/></text:span><text:span text:style-name="T197_19">ممکن</text:span><text:span text:style-name="T197_20"><text:s/></text:span><text:span text:style-name="T197_21">است</text:span><text:span text:style-name="T197_22"><text:s/></text:span><text:span text:style-name="T197_23">بیش</text:span><text:span text:style-name="T197_24"><text:s/></text:span><text:span text:style-name="T197_25">از</text:span><text:span text:style-name="T197_26"><text:s/></text:span><text:span text:style-name="T197_27">یک</text:span><text:span text:style-name="T197_28"><text:s/></text:span><text:span text:style-name="T197_29">کپی</text:span><text:span text:style-name="T197_30"><text:s/></text:span><text:span text:style-name="T197_31">از</text:span><text:span text:style-name="T197_32"><text:s/></text:span><text:span text:style-name="T197_33">یک</text:span><text:span text:style-name="T197_34"><text:s/></text:span><text:span text:style-name="T197_35">آهنگ</text:span><text:span text:style-name="T197_36"><text:s/></text:span><text:span text:style-name="T197_37">در</text:span><text:span text:style-name="T197_38"><text:s text:c="2"/></text:span><text:span text:style-name="T197_39">دایرکتوری</text:span><text:span text:style-name="T197_40"><text:s/></text:span><text:span text:style-name="T197_41">های</text:span><text:span text:style-name="T197_42"><text:s/></text:span><text:span text:style-name="T197_43">دیگر</text:span><text:span text:style-name="T197_44"><text:s/></text:span><text:span text:style-name="T197_45">یا</text:span><text:span text:style-name="T197_46"><text:s/></text:span><text:span text:style-name="T197_47">در</text:span><text:span text:style-name="T197_48"><text:s/></text:span><text:span text:style-name="T197_49">همین</text:span><text:span text:style-name="T197_50"><text:s/></text:span><text:span text:style-name="T197_51">دایرکتوری</text:span><text:span text:style-name="T197_52">(</text:span><text:span text:style-name="T197_53">و</text:span><text:span text:style-name="T197_54"><text:s/></text:span><text:span text:style-name="T197_55">با</text:span><text:span text:style-name="T197_56"><text:s/></text:span><text:span text:style-name="T197_57">نامی</text:span><text:span text:style-name="T197_58"><text:s/></text:span><text:span text:style-name="T197_59">دیگر</text:span><text:span text:style-name="T197_60">)<text:s/></text:span><text:span text:style-name="T197_61">ذخیره</text:span><text:span text:style-name="T197_62"><text:s/></text:span><text:span text:style-name="T197_63">شده</text:span><text:span text:style-name="T197_64"><text:s/></text:span><text:span text:style-name="T197_65">باش</text:span><text:span text:style-name="T197_66">.<text:s/></text:span><text:span text:style-name="T197_67">هدف</text:span><text:span text:style-name="T197_68"><text:s/></text:span><text:span text:style-name="T197_69">این</text:span><text:span text:style-name="T197_70"><text:s/></text:span><text:span text:style-name="T197_71">تمرین</text:span><text:span text:style-name="T197_72"><text:s/></text:span><text:span text:style-name="T197_73">جستجو</text:span><text:span text:style-name="T197_74"><text:s/></text:span><text:span text:style-name="T197_75">برای</text:span><text:span text:style-name="T197_76"><text:s/></text:span><text:span text:style-name="T197_77">یافتن</text:span><text:span text:style-name="T197_78"><text:s/></text:span><text:span text:style-name="T197_79">آهنگ</text:span><text:span text:style-name="T197_80"><text:s/></text:span><text:span text:style-name="T197_81">های</text:span><text:span text:style-name="T197_82"><text:s/></text:span><text:span text:style-name="T197_83">تکراری</text:span><text:span text:style-name="T197_84"><text:s/></text:span><text:span text:style-name="T197_85">است</text:span><text:span text:style-name="T197_86">.</text:span></text:p>
      <text:p text:style-name="P198"><text:span text:style-name="T198_1">۱.</text:span><text:span text:style-name="T198_2">برنامه</text:span><text:span text:style-name="T198_3"><text:s/></text:span><text:span text:style-name="T198_4">ای</text:span><text:span text:style-name="T198_5"><text:s/></text:span><text:span text:style-name="T198_6">بنویسید</text:span><text:span text:style-name="T198_7"><text:s/></text:span><text:span text:style-name="T198_8">که</text:span><text:span text:style-name="T198_9"><text:s/></text:span><text:span text:style-name="T198_10">در</text:span><text:span text:style-name="T198_11"><text:s/></text:span><text:span text:style-name="T198_12">دایرکتوری</text:span><text:span text:style-name="T198_13"><text:s/></text:span><text:span text:style-name="T198_14">فعلی</text:span><text:span text:style-name="T198_15"><text:s/></text:span><text:span text:style-name="T198_16">و</text:span><text:span text:style-name="T198_17"><text:s/></text:span><text:span text:style-name="T198_18">تمام</text:span><text:span text:style-name="T198_19"><text:s/></text:span><text:span text:style-name="T198_20">زیردایرکتوری</text:span><text:span text:style-name="T198_21">(</text:span><text:span text:style-name="T198_22">subdirectory</text:span><text:span text:style-name="T198_23">)</text:span><text:span text:style-name="T198_24">های</text:span><text:span text:style-name="T198_25"><text:s/></text:span><text:span text:style-name="T198_26">آن</text:span><text:span text:style-name="T198_27"><text:s/></text:span><text:span text:style-name="T198_28">به</text:span><text:span text:style-name="T198_29"><text:s/></text:span><text:span text:style-name="T198_30">صورت</text:span><text:span text:style-name="T198_31"><text:s/></text:span><text:span text:style-name="T198_32">بازگشتی</text:span><text:span text:style-name="T198_33"><text:s/></text:span><text:span text:style-name="T198_34">جستجو</text:span><text:span text:style-name="T198_35"><text:s/></text:span><text:span text:style-name="T198_36">کند</text:span><text:span text:style-name="T198_37"><text:s/></text:span><text:span text:style-name="T198_38">و</text:span><text:span text:style-name="T198_39"><text:s/></text:span><text:span text:style-name="T198_40">لیست</text:span><text:span text:style-name="T198_41"><text:s/></text:span><text:span text:style-name="T198_42">آدرس</text:span><text:span text:style-name="T198_43"><text:s/></text:span><text:span text:style-name="T198_44">تمامی</text:span><text:span text:style-name="T198_45"><text:s/></text:span><text:span text:style-name="T198_46">فایل</text:span><text:span text:style-name="T198_47"><text:s/></text:span><text:span text:style-name="T198_48">هایی</text:span><text:span text:style-name="T198_49"><text:s/></text:span><text:span text:style-name="T198_50">که</text:span><text:span text:style-name="T198_51"><text:s/></text:span><text:span text:style-name="T198_52">با</text:span><text:span text:style-name="T198_53"><text:s/></text:span><text:span text:style-name="T198_54">پسوند</text:span><text:span text:style-name="T198_55"><text:s/></text:span><text:span text:style-name="T198_56">داده</text:span><text:span text:style-name="T198_57"><text:s/></text:span><text:span text:style-name="T198_58">شده</text:span><text:span text:style-name="T198_59"><text:s/></text:span><text:span text:style-name="T198_60">هستند</text:span><text:span text:style-name="T198_61"><text:s/>(</text:span><text:span text:style-name="T198_62">مثلا</text:span><text:span text:style-name="T198_63"><text:s/></text:span><text:span text:style-name="T198_64">mp</text:span><text:span text:style-name="T198_65">3)</text:span><text:span text:style-name="T198_66">را</text:span><text:span text:style-name="T198_67"><text:s/></text:span><text:span text:style-name="T198_68">برگرداند</text:span><text:span text:style-name="T198_69">.<text:s/></text:span><text:span text:style-name="T198_70">راهنمایی</text:span><text:span text:style-name="T198_71">:<text:s/></text:span><text:span text:style-name="T198_72">os</text:span><text:span text:style-name="T198_73">.</text:span><text:span text:style-name="T198_74">path</text:span><text:span text:style-name="T198_75"><text:s/></text:span><text:span text:style-name="T198_76">چندین</text:span><text:span text:style-name="T198_77"><text:s/></text:span><text:span text:style-name="T198_78">تابع</text:span><text:span text:style-name="T198_79"><text:s/></text:span><text:span text:style-name="T198_80">مفید</text:span><text:span text:style-name="T198_81"><text:s/></text:span><text:span text:style-name="T198_82">برای</text:span><text:span text:style-name="T198_83"><text:s/></text:span><text:span text:style-name="T198_84">دستکاری</text:span><text:span text:style-name="T198_85"><text:s/></text:span><text:span text:style-name="T198_86">فایل</text:span><text:span text:style-name="T198_87"><text:s/></text:span><text:span text:style-name="T198_88">ها</text:span><text:span text:style-name="T198_89"><text:s/></text:span><text:span text:style-name="T198_90">و</text:span><text:span text:style-name="T198_91"><text:s/></text:span><text:span text:style-name="T198_92">اسم</text:span><text:span text:style-name="T198_93"><text:s/></text:span><text:span text:style-name="T198_94">آدرسشان</text:span><text:span text:style-name="T198_95"><text:s/></text:span><text:span text:style-name="T198_96">را</text:span><text:span text:style-name="T198_97"><text:s/></text:span><text:span text:style-name="T198_98">فراهم</text:span><text:span text:style-name="T198_99"><text:s/></text:span><text:span text:style-name="T198_100">میکند</text:span></text:p>
      <text:p text:style-name="P199"><text:span text:style-name="T199_1">۲.</text:span><text:span text:style-name="T199_2">برای</text:span><text:span text:style-name="T199_3"><text:s/></text:span><text:span text:style-name="T199_4">تشخیص</text:span><text:span text:style-name="T199_5"><text:s/></text:span><text:span text:style-name="T199_6">آهنگ</text:span><text:span text:style-name="T199_7"><text:s/></text:span><text:span text:style-name="T199_8">های</text:span><text:span text:style-name="T199_9"><text:s/></text:span><text:span text:style-name="T199_10">تکراری</text:span><text:span text:style-name="T199_11"><text:s/></text:span><text:span text:style-name="T199_12">شما</text:span><text:span text:style-name="T199_13"><text:s/></text:span><text:span text:style-name="T199_14">میتوانید</text:span><text:span text:style-name="T199_15"><text:s/></text:span><text:span text:style-name="T199_16">از</text:span><text:span text:style-name="T199_17"><text:s/></text:span><text:span text:style-name="T199_18">md</text:span><text:span text:style-name="T199_19">5</text:span><text:span text:style-name="T199_20">sum</text:span><text:span text:style-name="T199_21"><text:s/></text:span><text:span text:style-name="T199_22">برای</text:span><text:span text:style-name="T199_23"><text:s/></text:span><text:span text:style-name="T199_24">محاسبه</text:span><text:span text:style-name="T199_25"><text:s/></text:span><text:span text:style-name="T199_26">checksum</text:span><text:span text:style-name="T199_27"><text:s/></text:span><text:span text:style-name="T199_28">برای</text:span><text:span text:style-name="T199_29"><text:s/></text:span><text:span text:style-name="T199_30">هر</text:span><text:span text:style-name="T199_31"><text:s/></text:span><text:span text:style-name="T199_32">فایل</text:span><text:span text:style-name="T199_33"><text:s/></text:span><text:span text:style-name="T199_34">استفاده</text:span><text:span text:style-name="T199_35"><text:s/></text:span><text:span text:style-name="T199_36">کنید</text:span><text:span text:style-name="T199_37">.<text:s/></text:span><text:span text:style-name="T199_38">اگر</text:span><text:span text:style-name="T199_39"><text:s/></text:span><text:span text:style-name="T199_40">دو</text:span><text:span text:style-name="T199_41"><text:s/></text:span><text:span text:style-name="T199_42">فایل</text:span><text:span text:style-name="T199_43">checksum</text:span><text:span text:style-name="T199_44"><text:s/></text:span><text:span text:style-name="T199_45">یکسان</text:span><text:span text:style-name="T199_46"><text:s/></text:span><text:span text:style-name="T199_47">داشتند</text:span><text:span text:style-name="T199_48"><text:s/></text:span><text:span text:style-name="T199_49">آنها</text:span><text:span text:style-name="T199_50"><text:s/></text:span><text:span text:style-name="T199_51">احتمالا</text:span><text:span text:style-name="T199_52"><text:s/></text:span><text:span text:style-name="T199_53">محتوای</text:span><text:span text:style-name="T199_54"><text:s/></text:span><text:span text:style-name="T199_55">یکسانی</text:span><text:span text:style-name="T199_56"><text:s/></text:span><text:span text:style-name="T199_57">هم</text:span><text:span text:style-name="T199_58"><text:s/></text:span><text:span text:style-name="T199_59">دارند</text:span></text:p>
      <text:p text:style-name="P200"><text:span text:style-name="T200_1">۳.</text:span><text:span text:style-name="T200_2">برای</text:span><text:span text:style-name="T200_3"><text:s/></text:span><text:span text:style-name="T200_4">محکم</text:span><text:span text:style-name="T200_5"><text:s/></text:span><text:span text:style-name="T200_6">کاری</text:span><text:span text:style-name="T200_7"><text:s/></text:span><text:span text:style-name="T200_8">شما</text:span><text:span text:style-name="T200_9"><text:s/></text:span><text:span text:style-name="T200_10">میتوانید</text:span><text:span text:style-name="T200_11"><text:s/></text:span><text:span text:style-name="T200_12">از</text:span><text:span text:style-name="T200_13"><text:s/></text:span><text:span text:style-name="T200_14">دستور</text:span><text:span text:style-name="T200_15"><text:s/></text:span><text:span text:style-name="T200_16">diff</text:span><text:span text:style-name="T200_17"><text:s/></text:span><text:span text:style-name="T200_18">که</text:span><text:span text:style-name="T200_19"><text:s/></text:span><text:span text:style-name="T200_20">در</text:span><text:span text:style-name="T200_21"><text:s/></text:span><text:span text:style-name="T200_22">Unix</text:span><text:span text:style-name="T200_23"><text:s/></text:span><text:span text:style-name="T200_24">است</text:span><text:span text:style-name="T200_25"><text:s/></text:span><text:span text:style-name="T200_26">هم</text:span><text:span text:style-name="T200_27"><text:s/></text:span><text:span text:style-name="T200_28">استفاده</text:span><text:span text:style-name="T200_29"><text:s/></text:span><text:span text:style-name="T200_30">کنید</text:span></text:p>
      <text:p text:style-name="P201"><text:span text:style-name="T201_1">راه</text:span><text:span text:style-name="T201_2"><text:s/></text:span><text:span text:style-name="T201_3">حل</text:span><text:span text:style-name="T201_4">:<text:s/></text:span><text:span text:style-name="T201_5">http</text:span><text:span text:style-name="T201_6">://</text:span><text:span text:style-name="T201_7">thinkpython</text:span><text:span text:style-name="T201_8">.</text:span><text:span text:style-name="T201_9">com</text:span><text:span text:style-name="T201_10">/</text:span><text:span text:style-name="T201_11">code</text:span><text:span text:style-name="T201_12">/</text:span><text:span text:style-name="T201_13">find</text:span><text:span text:style-name="T201_14">_</text:span><text:span text:style-name="T201_15">duplicates</text:span><text:span text:style-name="T201_16">.</text:span><text:span text:style-name="T201_17">py</text:span></text:p>
      <text:p text:style-name="P202"/>
      <text:p text:style-name="P203"/>
      <text:p text:style-name="P204"><text:span text:style-name="T204_1">۱۴.۹<text:s/></text:span><text:span text:style-name="T204_2">نوشتن</text:span><text:span text:style-name="T204_3"><text:s/></text:span><text:span text:style-name="T204_4">ماژول</text:span><text:span text:style-name="T204_5"><text:s/></text:span><text:span text:style-name="T204_6">ها</text:span></text:p>
      <text:p text:style-name="P205"><text:span text:style-name="T205_1">هر</text:span><text:span text:style-name="T205_2"><text:s/></text:span><text:span text:style-name="T205_3">فایلی</text:span><text:span text:style-name="T205_4"><text:s/></text:span><text:span text:style-name="T205_5">که</text:span><text:span text:style-name="T205_6"><text:s/></text:span><text:span text:style-name="T205_7">شامل</text:span><text:span text:style-name="T205_8"><text:s/></text:span><text:span text:style-name="T205_9">کد</text:span><text:span text:style-name="T205_10"><text:s/></text:span><text:span text:style-name="T205_11">پایتون</text:span><text:span text:style-name="T205_12"><text:s/></text:span><text:span text:style-name="T205_13">باشد</text:span><text:span text:style-name="T205_14"><text:s/></text:span><text:span text:style-name="T205_15">را</text:span><text:span text:style-name="T205_16"><text:s/></text:span><text:span text:style-name="T205_17">میتوان</text:span><text:span text:style-name="T205_18"><text:s/></text:span><text:span text:style-name="T205_19">به</text:span><text:span text:style-name="T205_20"><text:s/></text:span><text:span text:style-name="T205_21">عنوان</text:span><text:span text:style-name="T205_22"><text:s/></text:span><text:span text:style-name="T205_23">ماژول</text:span><text:span text:style-name="T205_24"><text:s/></text:span><text:span text:style-name="T205_25">وارد</text:span><text:span text:style-name="T205_26"><text:s/></text:span><text:span text:style-name="T205_27">برنامه</text:span><text:span text:style-name="T205_28"><text:s/></text:span><text:span text:style-name="T205_29">کرد</text:span><text:span text:style-name="T205_30">.<text:s/></text:span><text:span text:style-name="T205_31">به</text:span><text:span text:style-name="T205_32"><text:s/></text:span><text:span text:style-name="T205_33">طور</text:span><text:span text:style-name="T205_34"><text:s/></text:span><text:span text:style-name="T205_35">مثال</text:span><text:span text:style-name="T205_36">،<text:s/></text:span><text:span text:style-name="T205_37">فرض</text:span><text:span text:style-name="T205_38"><text:s/></text:span><text:span text:style-name="T205_39">کنید</text:span><text:span text:style-name="T205_40"><text:s/></text:span><text:span text:style-name="T205_41">فایلی</text:span><text:span text:style-name="T205_42"><text:s/></text:span><text:span text:style-name="T205_43">با</text:span><text:span text:style-name="T205_44"><text:s/></text:span><text:span text:style-name="T205_45">اسم</text:span><text:span text:style-name="T205_46"><text:s/></text:span><text:span text:style-name="T205_47">wc</text:span><text:span text:style-name="T205_48">.</text:span><text:span text:style-name="T205_49">py</text:span><text:span text:style-name="T205_50"><text:s/></text:span><text:span text:style-name="T205_51">شامل</text:span><text:span text:style-name="T205_52"><text:s/></text:span><text:span text:style-name="T205_53">کد</text:span><text:span text:style-name="T205_54"><text:s/></text:span><text:span text:style-name="T205_55">زیر</text:span><text:span text:style-name="T205_56"><text:s/></text:span><text:span text:style-name="T205_57">داریم</text:span><text:span text:style-name="T205_58">:</text:span></text:p>
      <text:p text:style-name="P206"><text:span text:style-name="T206_1">def</text:span><text:span text:style-name="T206_2"><text:s/></text:span><text:span text:style-name="T206_3">linecount</text:span><text:span text:style-name="T206_4">(</text:span><text:span text:style-name="T206_5">filename</text:span><text:span text:style-name="T206_6">):<text:line-break/><text:s text:c="4"/></text:span><text:span text:style-name="T206_7">count</text:span><text:span text:style-name="T206_8"><text:s/>=<text:s/>0<text:line-break/><text:s text:c="4"/></text:span><text:span text:style-name="T206_9">for</text:span><text:span text:style-name="T206_10"><text:s/></text:span><text:span text:style-name="T206_11">line</text:span><text:span text:style-name="T206_12"><text:s/></text:span><text:span text:style-name="T206_13">in</text:span><text:span text:style-name="T206_14"><text:s/></text:span><text:span text:style-name="T206_15">open</text:span><text:span text:style-name="T206_16">(</text:span><text:span text:style-name="T206_17">filename</text:span><text:span text:style-name="T206_18">):<text:line-break/><text:s text:c="8"/></text:span><text:span text:style-name="T206_19">count</text:span><text:span text:style-name="T206_20"><text:s/>+=<text:s/>1<text:line-break/><text:s text:c="4"/></text:span><text:span text:style-name="T206_21">return</text:span><text:span text:style-name="T206_22"><text:s/></text:span><text:span text:style-name="T206_23">count</text:span><text:span text:style-name="T206_24"><text:line-break/><text:line-break/></text:span><text:span text:style-name="T206_25">print</text:span><text:span text:style-name="T206_26"><text:s/></text:span><text:span text:style-name="T206_27">linecount</text:span><text:span text:style-name="T206_28">('</text:span><text:span text:style-name="T206_29">wc</text:span><text:span text:style-name="T206_30">.</text:span><text:span text:style-name="T206_31">py</text:span><text:span text:style-name="T206_32">')<text:line-break/><text:line-break/></text:span></text:p>
      <text:p text:style-name="P207"><text:span text:style-name="T207_1">اگر</text:span><text:span text:style-name="T207_2"><text:s/></text:span><text:span text:style-name="T207_3">این</text:span><text:span text:style-name="T207_4"><text:s/></text:span><text:span text:style-name="T207_5">برنامه</text:span><text:span text:style-name="T207_6"><text:s/></text:span><text:span text:style-name="T207_7">را</text:span><text:span text:style-name="T207_8"><text:s/></text:span><text:span text:style-name="T207_9">اجرا</text:span><text:span text:style-name="T207_10"><text:s/></text:span><text:span text:style-name="T207_11">کنید</text:span><text:span text:style-name="T207_12"><text:s/></text:span><text:span text:style-name="T207_13">کد</text:span><text:span text:style-name="T207_14"><text:s/></text:span><text:span text:style-name="T207_15">خودش</text:span><text:span text:style-name="T207_16"><text:s/></text:span><text:span text:style-name="T207_17">را</text:span><text:span text:style-name="T207_18"><text:s/></text:span><text:span text:style-name="T207_19">میخواند</text:span><text:span text:style-name="T207_20"><text:s/></text:span><text:span text:style-name="T207_21">و</text:span><text:span text:style-name="T207_22"><text:s/></text:span><text:span text:style-name="T207_23">تعداد</text:span><text:span text:style-name="T207_24"><text:s/></text:span><text:span text:style-name="T207_25">خط</text:span><text:span text:style-name="T207_26"><text:s/></text:span><text:span text:style-name="T207_27">های</text:span><text:span text:style-name="T207_28"><text:s/></text:span><text:span text:style-name="T207_29">آن</text:span><text:span text:style-name="T207_30"><text:s/></text:span><text:span text:style-name="T207_31">را</text:span><text:span text:style-name="T207_32"><text:s/></text:span><text:span text:style-name="T207_33">چاپ</text:span><text:span text:style-name="T207_34"><text:s/></text:span><text:span text:style-name="T207_35">میکند</text:span><text:span text:style-name="T207_36">.<text:s/></text:span><text:span text:style-name="T207_37">همینطور</text:span><text:span text:style-name="T207_38"><text:s/></text:span><text:span text:style-name="T207_39">میتواند</text:span><text:span text:style-name="T207_40"><text:s/></text:span><text:span text:style-name="T207_41">آن</text:span><text:span text:style-name="T207_42"><text:s/></text:span><text:span text:style-name="T207_43">را</text:span><text:span text:style-name="T207_44"><text:s/></text:span><text:span text:style-name="T207_45">به</text:span><text:span text:style-name="T207_46"><text:s/></text:span><text:span text:style-name="T207_47">این</text:span><text:span text:style-name="T207_48"><text:s/></text:span><text:span text:style-name="T207_49">شکل</text:span><text:span text:style-name="T207_50"><text:s/></text:span><text:span text:style-name="T207_51">وارد</text:span><text:span text:style-name="T207_52"><text:s/></text:span><text:span text:style-name="T207_53">کنید</text:span><text:span text:style-name="T207_54">:</text:span></text:p>
      <text:p text:style-name="P208"><text:span text:style-name="T208_1">&gt;&gt;&gt;<text:s/></text:span><text:span text:style-name="T208_2">import</text:span><text:span text:style-name="T208_3"><text:s/></text:span><text:span text:style-name="T208_4">wc</text:span><text:span text:style-name="T208_5"><text:line-break/>7<text:line-break/><text:line-break/></text:span></text:p>
      <text:p text:style-name="P209"><text:span text:style-name="T209_1">حالا</text:span><text:span text:style-name="T209_2"><text:s/></text:span><text:span text:style-name="T209_3">ما</text:span><text:span text:style-name="T209_4"><text:s/></text:span><text:span text:style-name="T209_5">یک</text:span><text:span text:style-name="T209_6"><text:s/></text:span><text:span text:style-name="T209_7">ماژول</text:span><text:span text:style-name="T209_8"><text:s/></text:span><text:span text:style-name="T209_9">به</text:span><text:span text:style-name="T209_10"><text:s/></text:span><text:span text:style-name="T209_11">اسم</text:span><text:span text:style-name="T209_12"><text:s/></text:span><text:span text:style-name="T209_13">wc</text:span><text:span text:style-name="T209_14"><text:s/></text:span><text:span text:style-name="T209_15">داریم</text:span><text:span text:style-name="T209_16">:</text:span></text:p>
      <text:p text:style-name="P210"><text:span text:style-name="T210_1">&gt;&gt;&gt;<text:s/></text:span><text:span text:style-name="T210_2">print</text:span><text:span text:style-name="T210_3"><text:s/></text:span><text:span text:style-name="T210_4">wc</text:span><text:span text:style-name="T210_5"><text:line-break/>&lt;</text:span><text:span text:style-name="T210_6">module</text:span><text:span text:style-name="T210_7"><text:s/>'</text:span><text:span text:style-name="T210_8">wc</text:span><text:span text:style-name="T210_9">'<text:s/></text:span><text:span text:style-name="T210_10">from</text:span><text:span text:style-name="T210_11"><text:s/>'</text:span><text:span text:style-name="T210_12">wc</text:span><text:span text:style-name="T210_13">.</text:span><text:span text:style-name="T210_14">py</text:span><text:span text:style-name="T210_15">'&gt;<text:line-break/><text:line-break/></text:span></text:p>
      <text:p text:style-name="P211"><text:span text:style-name="T211_1">اینکار</text:span><text:span text:style-name="T211_2"><text:s/></text:span><text:span text:style-name="T211_3">تابع</text:span><text:span text:style-name="T211_4"><text:s/></text:span><text:span text:style-name="T211_5">linecount</text:span><text:span text:style-name="T211_6"><text:s/></text:span><text:span text:style-name="T211_7">را</text:span><text:span text:style-name="T211_8"><text:s/></text:span><text:span text:style-name="T211_9">در</text:span><text:span text:style-name="T211_10"><text:s/></text:span><text:span text:style-name="T211_11">اختیار</text:span><text:span text:style-name="T211_12"><text:s/></text:span><text:span text:style-name="T211_13">ما</text:span><text:span text:style-name="T211_14"><text:s/></text:span><text:span text:style-name="T211_15">قرار</text:span><text:span text:style-name="T211_16"><text:s/></text:span><text:span text:style-name="T211_17">میدهد</text:span><text:span text:style-name="T211_18">:</text:span></text:p>
      <text:p text:style-name="P212"><text:span text:style-name="T212_1">&gt;&gt;&gt;<text:s/></text:span><text:span text:style-name="T212_2">wc</text:span><text:span text:style-name="T212_3">.</text:span><text:span text:style-name="T212_4">linecount</text:span><text:span text:style-name="T212_5">('</text:span><text:span text:style-name="T212_6">wc</text:span><text:span text:style-name="T212_7">.</text:span><text:span text:style-name="T212_8">py</text:span><text:span text:style-name="T212_9">')<text:line-break/>7</text:span></text:p>
      <text:p text:style-name="P213"><text:span text:style-name="T213_1">به</text:span><text:span text:style-name="T213_2"><text:s/></text:span><text:span text:style-name="T213_3">این</text:span><text:span text:style-name="T213_4"><text:s/></text:span><text:span text:style-name="T213_5">شکل</text:span><text:span text:style-name="T213_6"><text:s/></text:span><text:span text:style-name="T213_7">یک</text:span><text:span text:style-name="T213_8"><text:s/></text:span><text:span text:style-name="T213_9">ماژول</text:span><text:span text:style-name="T213_10"><text:s/></text:span><text:span text:style-name="T213_11">در</text:span><text:span text:style-name="T213_12"><text:s/></text:span><text:span text:style-name="T213_13">پایتون</text:span><text:span text:style-name="T213_14"><text:s/></text:span><text:span text:style-name="T213_15">مینویسیم</text:span><text:span text:style-name="T213_16">.</text:span></text:p>
      <text:p text:style-name="P214"><text:span text:style-name="T214_1">تنها</text:span><text:span text:style-name="T214_2"><text:s/></text:span><text:span text:style-name="T214_3">مشکل</text:span><text:span text:style-name="T214_4"><text:s/></text:span><text:span text:style-name="T214_5">وارد</text:span><text:span text:style-name="T214_6"><text:s/></text:span><text:span text:style-name="T214_7">کردن</text:span><text:span text:style-name="T214_8"><text:s/></text:span><text:span text:style-name="T214_9">یک</text:span><text:span text:style-name="T214_10"><text:s/></text:span><text:span text:style-name="T214_11">ماژول</text:span><text:span text:style-name="T214_12"><text:s/></text:span><text:span text:style-name="T214_13">در</text:span><text:span text:style-name="T214_14"><text:s/></text:span><text:span text:style-name="T214_15">پایتون</text:span><text:span text:style-name="T214_16"><text:s/></text:span><text:span text:style-name="T214_17">این</text:span><text:span text:style-name="T214_18"><text:s/></text:span><text:span text:style-name="T214_19">است</text:span><text:span text:style-name="T214_20"><text:s/></text:span><text:span text:style-name="T214_21">که</text:span><text:span text:style-name="T214_22"><text:s/></text:span><text:span text:style-name="T214_23">کد</text:span><text:span text:style-name="T214_24"><text:s/></text:span><text:span text:style-name="T214_25">تست</text:span><text:span text:style-name="T214_26"><text:s/></text:span><text:span text:style-name="T214_27">انتهایی</text:span><text:span text:style-name="T214_28"><text:s/></text:span><text:span text:style-name="T214_29">را</text:span><text:span text:style-name="T214_30"><text:s/></text:span><text:span text:style-name="T214_31">اجرا</text:span><text:span text:style-name="T214_32"><text:s/></text:span><text:span text:style-name="T214_33">میکند</text:span><text:span text:style-name="T214_34">.<text:s/></text:span><text:span text:style-name="T214_35">معمولا</text:span><text:span text:style-name="T214_36"><text:s/></text:span><text:span text:style-name="T214_37">وقتی</text:span><text:span text:style-name="T214_38"><text:s/></text:span><text:span text:style-name="T214_39">یک</text:span><text:span text:style-name="T214_40"><text:s/></text:span><text:span text:style-name="T214_41">ماژول</text:span><text:span text:style-name="T214_42"><text:s/></text:span><text:span text:style-name="T214_43">را</text:span><text:span text:style-name="T214_44"><text:s/></text:span><text:span text:style-name="T214_45">وارد</text:span><text:span text:style-name="T214_46"><text:s/></text:span><text:span text:style-name="T214_47">میکنید</text:span><text:span text:style-name="T214_48"><text:s/></text:span><text:span text:style-name="T214_49">توابع</text:span><text:span text:style-name="T214_50"><text:s/></text:span><text:span text:style-name="T214_51">جدیدی</text:span><text:span text:style-name="T214_52"><text:s/></text:span><text:span text:style-name="T214_53">ایجاد</text:span><text:span text:style-name="T214_54"><text:s/></text:span><text:span text:style-name="T214_55">میکند</text:span><text:span text:style-name="T214_56"><text:s/></text:span><text:span text:style-name="T214_57">ولی</text:span><text:span text:style-name="T214_58"><text:s/></text:span><text:span text:style-name="T214_59">آنها</text:span><text:span text:style-name="T214_60"><text:s/></text:span><text:span text:style-name="T214_61">را</text:span><text:span text:style-name="T214_62"><text:s/></text:span><text:span text:style-name="T214_63">اجرا</text:span><text:span text:style-name="T214_64"><text:s/></text:span><text:span text:style-name="T214_65">نمیکند</text:span><text:span text:style-name="T214_66">.</text:span></text:p>
      <text:p text:style-name="P215"><text:span text:style-name="T215_1">برنامه</text:span><text:span text:style-name="T215_2"><text:s/></text:span><text:span text:style-name="T215_3">هایی</text:span><text:span text:style-name="T215_4"><text:s/></text:span><text:span text:style-name="T215_5">که</text:span><text:span text:style-name="T215_6"><text:s/></text:span><text:span text:style-name="T215_7">به</text:span><text:span text:style-name="T215_8"><text:s/></text:span><text:span text:style-name="T215_9">عنوان</text:span><text:span text:style-name="T215_10"><text:s/></text:span><text:span text:style-name="T215_11">ماژول</text:span><text:span text:style-name="T215_12"><text:s/></text:span><text:span text:style-name="T215_13">وارد</text:span><text:span text:style-name="T215_14"><text:s/></text:span><text:span text:style-name="T215_15">میشود</text:span><text:span text:style-name="T215_16"><text:s/></text:span><text:span text:style-name="T215_17">از</text:span><text:span text:style-name="T215_18"><text:s/></text:span><text:span text:style-name="T215_19">قطعه</text:span><text:span text:style-name="T215_20"><text:s/></text:span><text:span text:style-name="T215_21">زیر</text:span><text:span text:style-name="T215_22"><text:s/></text:span><text:span text:style-name="T215_23">استفاده</text:span><text:span text:style-name="T215_24"><text:s/></text:span><text:span text:style-name="T215_25">میکنند</text:span><text:span text:style-name="T215_26">:</text:span></text:p>
      <text:p text:style-name="P216"/>
      <text:p text:style-name="P217"><text:span text:style-name="T217_1">if</text:span><text:span text:style-name="T217_2"><text:s/>__</text:span><text:span text:style-name="T217_3">name</text:span><text:span text:style-name="T217_4">__<text:s/>==<text:s/>'__</text:span><text:span text:style-name="T217_5">main</text:span><text:span text:style-name="T217_6">__':<text:line-break/><text:s text:c="4"/></text:span><text:span text:style-name="T217_7">print</text:span><text:span text:style-name="T217_8"><text:s/></text:span><text:span text:style-name="T217_9">linecount</text:span><text:span text:style-name="T217_10">('</text:span><text:span text:style-name="T217_11">wc</text:span><text:span text:style-name="T217_12">.</text:span><text:span text:style-name="T217_13">py</text:span><text:span text:style-name="T217_14">')</text:span></text:p>
      <text:p text:style-name="P218"><text:span text:style-name="T218_1">متغیر</text:span><text:span text:style-name="T218_2"><text:s/></text:span><text:span text:style-name="T218_3">توکار</text:span><text:span text:style-name="T218_4"><text:s/>__</text:span><text:span text:style-name="T218_5">name</text:span><text:span text:style-name="T218_6">__<text:s/></text:span><text:span text:style-name="T218_7">وقتی</text:span><text:span text:style-name="T218_8"><text:s/></text:span><text:span text:style-name="T218_9">برنامه</text:span><text:span text:style-name="T218_10"><text:s/></text:span><text:span text:style-name="T218_11">اجرا</text:span><text:span text:style-name="T218_12"><text:s/></text:span><text:span text:style-name="T218_13">میشود</text:span><text:span text:style-name="T218_14"><text:s/></text:span><text:span text:style-name="T218_15">مقدار</text:span><text:span text:style-name="T218_16"><text:s/></text:span><text:span text:style-name="T218_17">دهی</text:span><text:span text:style-name="T218_18"><text:s/></text:span><text:span text:style-name="T218_19">میشود</text:span><text:span text:style-name="T218_20">.<text:s/></text:span><text:span text:style-name="T218_21">اگر</text:span><text:span text:style-name="T218_22"><text:s/></text:span><text:span text:style-name="T218_23">برنامه</text:span><text:span text:style-name="T218_24"><text:s/></text:span><text:span text:style-name="T218_25">به</text:span><text:span text:style-name="T218_26"><text:s/></text:span><text:span text:style-name="T218_27">شکل</text:span><text:span text:style-name="T218_28"><text:s/></text:span><text:span text:style-name="T218_29">اسکریپت</text:span><text:span text:style-name="T218_30"><text:s/></text:span><text:span text:style-name="T218_31">اجرا</text:span><text:span text:style-name="T218_32"><text:s/></text:span><text:span text:style-name="T218_33">شود</text:span><text:span text:style-name="T218_34"><text:s/>__</text:span><text:span text:style-name="T218_35">name</text:span><text:span text:style-name="T218_36">__<text:s/></text:span><text:span text:style-name="T218_37">دارای</text:span><text:span text:style-name="T218_38"><text:s/></text:span><text:span text:style-name="T218_39">مقدار</text:span><text:span text:style-name="T218_40"><text:s/>__</text:span><text:span text:style-name="T218_41">main</text:span><text:span text:style-name="T218_42">__<text:s/></text:span><text:span text:style-name="T218_43">است</text:span><text:span text:style-name="T218_44">؛<text:s/></text:span><text:span text:style-name="T218_45">یعنی</text:span><text:span text:style-name="T218_46"><text:s/></text:span><text:span text:style-name="T218_47">وقتی</text:span><text:span text:style-name="T218_48"><text:s/></text:span><text:span text:style-name="T218_49">کد</text:span><text:span text:style-name="T218_50"><text:s/></text:span><text:span text:style-name="T218_51">اجرا</text:span><text:span text:style-name="T218_52"><text:s/></text:span><text:span text:style-name="T218_53">میشود</text:span><text:span text:style-name="T218_54">.<text:s/></text:span><text:span text:style-name="T218_55">در</text:span><text:span text:style-name="T218_56"><text:s/></text:span><text:span text:style-name="T218_57">غیر</text:span><text:span text:style-name="T218_58"><text:s/></text:span><text:span text:style-name="T218_59">اینصورت</text:span><text:span text:style-name="T218_60">،<text:s/></text:span><text:span text:style-name="T218_61">وقتی</text:span><text:span text:style-name="T218_62"><text:s/></text:span><text:span text:style-name="T218_63">ماژول</text:span><text:span text:style-name="T218_64"><text:s/></text:span><text:span text:style-name="T218_65">وارد</text:span><text:span text:style-name="T218_66"><text:s/></text:span><text:span text:style-name="T218_67">میشود</text:span><text:span text:style-name="T218_68"><text:s/></text:span><text:span text:style-name="T218_69">کد</text:span><text:span text:style-name="T218_70"><text:s/></text:span><text:span text:style-name="T218_71">تست</text:span><text:span text:style-name="T218_72"><text:s/></text:span><text:span text:style-name="T218_73">اجرا</text:span><text:span text:style-name="T218_74"><text:s/></text:span><text:span text:style-name="T218_75">نمیشود</text:span><text:span text:style-name="T218_76">.</text:span></text:p>
      <text:p text:style-name="P219"/>
      <text:p text:style-name="P220"><text:span text:style-name="T220_1">تمرین</text:span><text:span text:style-name="T220_2"><text:s/>۵</text:span></text:p>
      <text:p text:style-name="P221"><text:span text:style-name="T221_1">این</text:span><text:span text:style-name="T221_2"><text:s/></text:span><text:span text:style-name="T221_3">تمرین</text:span><text:span text:style-name="T221_4"><text:s/></text:span><text:span text:style-name="T221_5">را</text:span><text:span text:style-name="T221_6"><text:s/></text:span><text:span text:style-name="T221_7">در</text:span><text:span text:style-name="T221_8"><text:s/></text:span><text:span text:style-name="T221_9">فایلی</text:span><text:span text:style-name="T221_10"><text:s/></text:span><text:span text:style-name="T221_11">به</text:span><text:span text:style-name="T221_12"><text:s/></text:span><text:span text:style-name="T221_13">اسم</text:span><text:span text:style-name="T221_14"><text:s/></text:span><text:span text:style-name="T221_15">wc</text:span><text:span text:style-name="T221_16">.</text:span><text:span text:style-name="T221_17">py</text:span><text:span text:style-name="T221_18"><text:s/></text:span><text:span text:style-name="T221_19">بنویسید</text:span><text:span text:style-name="T221_20"><text:s/></text:span><text:span text:style-name="T221_21">و</text:span><text:span text:style-name="T221_22"><text:s/></text:span><text:span text:style-name="T221_23">آن</text:span><text:span text:style-name="T221_24"><text:s/></text:span><text:span text:style-name="T221_25">را</text:span><text:span text:style-name="T221_26"><text:s/></text:span><text:span text:style-name="T221_27">به</text:span><text:span text:style-name="T221_28"><text:s/></text:span><text:span text:style-name="T221_29">عنوان</text:span><text:span text:style-name="T221_30"><text:s/></text:span><text:span text:style-name="T221_31">اسکریپت</text:span><text:span text:style-name="T221_32"><text:s/></text:span><text:span text:style-name="T221_33">اجرا</text:span><text:span text:style-name="T221_34"><text:s/></text:span><text:span text:style-name="T221_35">کنید</text:span><text:span text:style-name="T221_36">.<text:s/></text:span><text:span text:style-name="T221_37">سپس</text:span><text:span text:style-name="T221_38"><text:s/></text:span><text:span text:style-name="T221_39">مفسر</text:span><text:span text:style-name="T221_40"><text:s/></text:span><text:span text:style-name="T221_41">پایتون</text:span><text:span text:style-name="T221_42"><text:s/></text:span><text:span text:style-name="T221_43">را</text:span><text:span text:style-name="T221_44"><text:s/></text:span><text:span text:style-name="T221_45">اجرا</text:span><text:span text:style-name="T221_46"><text:s/></text:span><text:span text:style-name="T221_47">کنید</text:span><text:span text:style-name="T221_48"><text:s/></text:span><text:span text:style-name="T221_49">و</text:span><text:span text:style-name="T221_50"><text:s/></text:span><text:span text:style-name="T221_51">wc</text:span><text:span text:style-name="T221_52"><text:s/></text:span><text:span text:style-name="T221_53">را</text:span><text:span text:style-name="T221_54"><text:s/></text:span><text:span text:style-name="T221_55">import</text:span><text:span text:style-name="T221_56"><text:s/></text:span><text:span text:style-name="T221_57">کنید</text:span><text:span text:style-name="T221_58">.<text:s/></text:span><text:span text:style-name="T221_59">مقدار</text:span><text:span text:style-name="T221_60"><text:s/>__</text:span><text:span text:style-name="T221_61">name</text:span><text:span text:style-name="T221_62">__<text:s/></text:span><text:span text:style-name="T221_63">وقتی</text:span><text:span text:style-name="T221_64"><text:s/></text:span><text:span text:style-name="T221_65">به</text:span><text:span text:style-name="T221_66"><text:s/></text:span><text:span text:style-name="T221_67">عنوان</text:span><text:span text:style-name="T221_68"><text:s/></text:span><text:span text:style-name="T221_69">ماژول</text:span><text:span text:style-name="T221_70"><text:s/></text:span><text:span text:style-name="T221_71">اجرا</text:span><text:span text:style-name="T221_72"><text:s/></text:span><text:span text:style-name="T221_73">شود</text:span><text:span text:style-name="T221_74"><text:s/></text:span><text:span text:style-name="T221_75">چیست</text:span><text:span text:style-name="T221_76">؟</text:span></text:p>
      <text:p text:style-name="P222"><text:span text:style-name="T222_1">هشدار</text:span><text:span text:style-name="T222_2">:<text:s/></text:span><text:span text:style-name="T222_3">اگر</text:span><text:span text:style-name="T222_4"><text:s/></text:span><text:span text:style-name="T222_5">ماژولی</text:span><text:span text:style-name="T222_6"><text:s/></text:span><text:span text:style-name="T222_7">که</text:span><text:span text:style-name="T222_8"><text:s/></text:span><text:span text:style-name="T222_9">یک</text:span><text:span text:style-name="T222_10"><text:s/></text:span><text:span text:style-name="T222_11">بار</text:span><text:span text:style-name="T222_12"><text:s/></text:span><text:span text:style-name="T222_13">import</text:span><text:span text:style-name="T222_14"><text:s/></text:span><text:span text:style-name="T222_15">کرده</text:span><text:span text:style-name="T222_16"><text:s/></text:span><text:span text:style-name="T222_17">اید</text:span><text:span text:style-name="T222_18"><text:s/></text:span><text:span text:style-name="T222_19">را</text:span><text:span text:style-name="T222_20"><text:s/></text:span><text:span text:style-name="T222_21">دوباره</text:span><text:span text:style-name="T222_22"><text:s/></text:span><text:span text:style-name="T222_23">import</text:span><text:span text:style-name="T222_24"><text:s/></text:span><text:span text:style-name="T222_25">کنید</text:span><text:span text:style-name="T222_26">،<text:s/></text:span><text:span text:style-name="T222_27">پایتون</text:span><text:span text:style-name="T222_28"><text:s/></text:span><text:span text:style-name="T222_29">هیچ</text:span><text:span text:style-name="T222_30"><text:s/></text:span><text:span text:style-name="T222_31">کاری</text:span><text:span text:style-name="T222_32"><text:s/></text:span><text:span text:style-name="T222_33">نمیکند</text:span><text:span text:style-name="T222_34">.<text:s/></text:span><text:span text:style-name="T222_35">حتی</text:span><text:span text:style-name="T222_36"><text:s/></text:span><text:span text:style-name="T222_37">اگر</text:span><text:span text:style-name="T222_38"><text:s/></text:span><text:span text:style-name="T222_39">فایل</text:span><text:span text:style-name="T222_40"><text:s/></text:span><text:span text:style-name="T222_41">تغییری</text:span><text:span text:style-name="T222_42"><text:s/></text:span><text:span text:style-name="T222_43">کرده</text:span><text:span text:style-name="T222_44"><text:s/></text:span><text:span text:style-name="T222_45">باشد</text:span><text:span text:style-name="T222_46">،<text:s/></text:span><text:span text:style-name="T222_47">دوباره</text:span><text:span text:style-name="T222_48"><text:s/></text:span><text:span text:style-name="T222_49">آن</text:span><text:span text:style-name="T222_50"><text:s/></text:span><text:span text:style-name="T222_51">را</text:span><text:span text:style-name="T222_52"><text:s/></text:span><text:span text:style-name="T222_53">نمیخواند</text:span><text:span text:style-name="T222_54">.</text:span></text:p>
      <text:p text:style-name="P223"><text:span text:style-name="T223_1">اگر</text:span><text:span text:style-name="T223_2"><text:s/></text:span><text:span text:style-name="T223_3">میخواهید</text:span><text:span text:style-name="T223_4"><text:s/></text:span><text:span text:style-name="T223_5">یک</text:span><text:span text:style-name="T223_6"><text:s/></text:span><text:span text:style-name="T223_7">ماژول</text:span><text:span text:style-name="T223_8"><text:s/></text:span><text:span text:style-name="T223_9">را</text:span><text:span text:style-name="T223_10"><text:s/></text:span><text:span text:style-name="T223_11">دوباره</text:span><text:span text:style-name="T223_12"><text:s/></text:span><text:span text:style-name="T223_13">باز</text:span><text:span text:style-name="T223_14"><text:s/></text:span><text:span text:style-name="T223_15">کنید</text:span><text:span text:style-name="T223_16">،<text:s/></text:span><text:span text:style-name="T223_17">میتواند</text:span><text:span text:style-name="T223_18"><text:s/></text:span><text:span text:style-name="T223_19">از</text:span><text:span text:style-name="T223_20"><text:s/></text:span><text:span text:style-name="T223_21">تابع</text:span><text:span text:style-name="T223_22"><text:s/></text:span><text:span text:style-name="T223_23">از</text:span><text:span text:style-name="T223_24"><text:s/></text:span><text:span text:style-name="T223_25">پیش</text:span><text:span text:style-name="T223_26"><text:s/></text:span><text:span text:style-name="T223_27">ساخته</text:span><text:span text:style-name="T223_28"><text:s/></text:span><text:span text:style-name="T223_29">reload</text:span><text:span text:style-name="T223_30"><text:s/></text:span><text:span text:style-name="T223_31">استفاده</text:span><text:span text:style-name="T223_32"><text:s/></text:span><text:span text:style-name="T223_33">کنید</text:span><text:span text:style-name="T223_34">،<text:s/></text:span><text:span text:style-name="T223_35">ولی</text:span><text:span text:style-name="T223_36"><text:s/></text:span><text:span text:style-name="T223_37">کمی</text:span><text:span text:style-name="T223_38"><text:s/></text:span><text:span text:style-name="T223_39">پیچیده</text:span><text:span text:style-name="T223_40"><text:s/></text:span><text:span text:style-name="T223_41">است</text:span><text:span text:style-name="T223_42">.<text:s/></text:span><text:span text:style-name="T223_43">در</text:span><text:span text:style-name="T223_44"><text:s/></text:span><text:span text:style-name="T223_45">نتیجه</text:span><text:span text:style-name="T223_46"><text:s/></text:span><text:span text:style-name="T223_47">بهترین</text:span><text:span text:style-name="T223_48"><text:s/></text:span><text:span text:style-name="T223_49">را</text:span><text:span text:style-name="T223_50"><text:s/></text:span><text:span text:style-name="T223_51">این</text:span><text:span text:style-name="T223_52"><text:s/></text:span><text:span text:style-name="T223_53">است</text:span><text:span text:style-name="T223_54"><text:s/></text:span><text:span text:style-name="T223_55">که</text:span><text:span text:style-name="T223_56"><text:s/></text:span><text:span text:style-name="T223_57">مفسر</text:span><text:span text:style-name="T223_58"><text:s/></text:span><text:span text:style-name="T223_59">را</text:span><text:span text:style-name="T223_60"><text:s/></text:span><text:span text:style-name="T223_61">دوباره</text:span><text:span text:style-name="T223_62"><text:s/></text:span><text:span text:style-name="T223_63">اجرا</text:span><text:span text:style-name="T223_64"><text:s/></text:span><text:span text:style-name="T223_65">کنید</text:span><text:span text:style-name="T223_66"><text:s/></text:span><text:span text:style-name="T223_67">و</text:span><text:span text:style-name="T223_68"><text:s/></text:span><text:span text:style-name="T223_69">ماژول</text:span><text:span text:style-name="T223_70"><text:s/></text:span><text:span text:style-name="T223_71">را</text:span><text:span text:style-name="T223_72"><text:s/></text:span><text:span text:style-name="T223_73">دوباره</text:span><text:span text:style-name="T223_74"><text:s/></text:span><text:span text:style-name="T223_75">import</text:span><text:span text:style-name="T223_76"><text:s/></text:span><text:span text:style-name="T223_77">کنید</text:span><text:span text:style-name="T223_78">.</text:span></text:p>
      <text:p text:style-name="P224"/>
      <text:p text:style-name="P225"><text:span text:style-name="T225_1">14.10<text:s/></text:span><text:span text:style-name="T225_2">رفع</text:span><text:span text:style-name="T225_3"><text:s/></text:span><text:span text:style-name="T225_4">ایراد</text:span></text:p>
      <text:p text:style-name="P226"/>
      <text:p text:style-name="P227"><text:span text:style-name="T227_1">وقتی</text:span><text:span text:style-name="T227_2"><text:s/></text:span><text:span text:style-name="T227_3">میخواهید</text:span><text:span text:style-name="T227_4"><text:s/></text:span><text:span text:style-name="T227_5">فایل</text:span><text:span text:style-name="T227_6"><text:s/></text:span><text:span text:style-name="T227_7">ها</text:span><text:span text:style-name="T227_8"><text:s/></text:span><text:span text:style-name="T227_9">را</text:span><text:span text:style-name="T227_10"><text:s/></text:span><text:span text:style-name="T227_11">بخوانید</text:span><text:span text:style-name="T227_12"><text:s/></text:span><text:span text:style-name="T227_13">یا</text:span><text:span text:style-name="T227_14"><text:s/></text:span><text:span text:style-name="T227_15">بنویسید</text:span><text:span text:style-name="T227_16">،<text:s/></text:span><text:span text:style-name="T227_17">ممکن</text:span><text:span text:style-name="T227_18"><text:s/></text:span><text:span text:style-name="T227_19">به</text:span><text:span text:style-name="T227_20"><text:s/></text:span><text:span text:style-name="T227_21">مشکلاتی</text:span><text:span text:style-name="T227_22"><text:s/></text:span><text:span text:style-name="T227_23">با</text:span><text:span text:style-name="T227_24"><text:s/></text:span><text:span text:style-name="T227_25">قسمت</text:span><text:span text:style-name="T227_26"><text:s/></text:span><text:span text:style-name="T227_27">های</text:span><text:span text:style-name="T227_28"><text:s/></text:span><text:span text:style-name="T227_29">خالی</text:span><text:span text:style-name="T227_30"><text:s/></text:span><text:span text:style-name="T227_31">بخورید</text:span><text:span text:style-name="T227_32"><text:s/>(</text:span><text:span text:style-name="T227_33">Whitespace</text:span><text:span text:style-name="T227_34">)<text:s/></text:span><text:span text:style-name="T227_35">این</text:span><text:span text:style-name="T227_36"><text:s/></text:span><text:span text:style-name="T227_37">خطا</text:span><text:span text:style-name="T227_38"><text:s/></text:span><text:span text:style-name="T227_39">ها</text:span><text:span text:style-name="T227_40"><text:s/></text:span><text:span text:style-name="T227_41">ممکن</text:span><text:span text:style-name="T227_42"><text:s/></text:span><text:span text:style-name="T227_43">است</text:span><text:span text:style-name="T227_44"><text:s/></text:span><text:span text:style-name="T227_45">مشکل</text:span><text:span text:style-name="T227_46"><text:s/></text:span><text:span text:style-name="T227_47">ایجاد</text:span><text:span text:style-name="T227_48"><text:s/></text:span><text:span text:style-name="T227_49">کند</text:span><text:span text:style-name="T227_50"><text:s/></text:span><text:span text:style-name="T227_51">چون</text:span><text:span text:style-name="T227_52"><text:s/></text:span><text:span text:style-name="T227_53">فاصله</text:span><text:span text:style-name="T227_54"><text:s/></text:span><text:span text:style-name="T227_55">ها</text:span><text:span text:style-name="T227_56">،<text:s/></text:span><text:span text:style-name="T227_57">تب</text:span><text:span text:style-name="T227_58"><text:s/></text:span><text:span text:style-name="T227_59">ها</text:span><text:span text:style-name="T227_60"><text:s/></text:span><text:span text:style-name="T227_61">و</text:span><text:span text:style-name="T227_62"><text:s/></text:span><text:span text:style-name="T227_63">خط</text:span><text:span text:style-name="T227_64"><text:s/></text:span><text:span text:style-name="T227_65">های</text:span><text:span text:style-name="T227_66"><text:s/></text:span><text:span text:style-name="T227_67">جدید</text:span><text:span text:style-name="T227_68"><text:s/></text:span><text:span text:style-name="T227_69">معمولا</text:span><text:span text:style-name="T227_70"><text:s/></text:span><text:span text:style-name="T227_71">نامرئی</text:span><text:span text:style-name="T227_72"><text:s/></text:span><text:span text:style-name="T227_73">هستند</text:span><text:span text:style-name="T227_74">.</text:span></text:p>
      <text:p text:style-name="P228"/>
      <text:p text:style-name="P229"><text:span text:style-name="T229_1">&gt;&gt;&gt;<text:s/></text:span><text:span text:style-name="T229_2">s</text:span><text:span text:style-name="T229_3"><text:s/>=<text:s/>‘1<text:s/>2\</text:span><text:span text:style-name="T229_4">t</text:span><text:span text:style-name="T229_5"><text:s/>3\</text:span><text:span text:style-name="T229_6">n</text:span><text:span text:style-name="T229_7"><text:s/>4’</text:span></text:p>
      <text:p text:style-name="P230"><text:span text:style-name="T230_1">&gt;&gt;&gt;<text:s/></text:span><text:span text:style-name="T230_2">print</text:span><text:span text:style-name="T230_3"><text:s/></text:span><text:span text:style-name="T230_4">s</text:span></text:p>
      <text:p text:style-name="P231"><text:span text:style-name="T231_1">1<text:s/>2<text:s text:c="4"/>3</text:span></text:p>
      <text:p text:style-name="P232"><text:span text:style-name="T232_1">3</text:span></text:p>
      <text:p text:style-name="P233"/>
      <text:p text:style-name="P234"><text:span text:style-name="T234_1">تابع</text:span><text:span text:style-name="T234_2"><text:s/></text:span><text:span text:style-name="T234_3">از</text:span><text:span text:style-name="T234_4"><text:s/></text:span><text:span text:style-name="T234_5">پیش</text:span><text:span text:style-name="T234_6"><text:s/></text:span><text:span text:style-name="T234_7">ساخته</text:span><text:span text:style-name="T234_8"><text:s/></text:span><text:span text:style-name="T234_9">repr</text:span><text:span text:style-name="T234_10"><text:s/></text:span><text:span text:style-name="T234_11">میتواند</text:span><text:span text:style-name="T234_12"><text:s/></text:span><text:span text:style-name="T234_13">اینجا</text:span><text:span text:style-name="T234_14"><text:s/></text:span><text:span text:style-name="T234_15">کمک</text:span><text:span text:style-name="T234_16"><text:s/></text:span><text:span text:style-name="T234_17">کند</text:span><text:span text:style-name="T234_18">.<text:s/></text:span><text:span text:style-name="T234_19">این</text:span><text:span text:style-name="T234_20"><text:s/></text:span><text:span text:style-name="T234_21">تابع</text:span><text:span text:style-name="T234_22"><text:s/></text:span><text:span text:style-name="T234_23">هر</text:span><text:span text:style-name="T234_24"><text:s/></text:span><text:span text:style-name="T234_25">شی</text:span><text:span text:style-name="T234_26"><text:s/></text:span><text:span text:style-name="T234_27">ای</text:span><text:span text:style-name="T234_28"><text:s/></text:span><text:span text:style-name="T234_29">را</text:span><text:span text:style-name="T234_30"><text:s text:c="2"/></text:span><text:span text:style-name="T234_31">به</text:span><text:span text:style-name="T234_32"><text:s/></text:span><text:span text:style-name="T234_33">عنوان</text:span><text:span text:style-name="T234_34"><text:s/></text:span><text:span text:style-name="T234_35">ورودی</text:span><text:span text:style-name="T234_36"><text:s/></text:span><text:span text:style-name="T234_37">میگیرد</text:span><text:span text:style-name="T234_38"><text:s/></text:span><text:span text:style-name="T234_39">و</text:span><text:span text:style-name="T234_40"><text:s/></text:span><text:span text:style-name="T234_41">رشته</text:span><text:span text:style-name="T234_42"><text:s/></text:span><text:span text:style-name="T234_43">متناظر</text:span><text:span text:style-name="T234_44"><text:s/></text:span><text:span text:style-name="T234_45">با</text:span><text:span text:style-name="T234_46"><text:s/></text:span><text:span text:style-name="T234_47">آن</text:span><text:span text:style-name="T234_48"><text:s/></text:span><text:span text:style-name="T234_49">را</text:span><text:span text:style-name="T234_50"><text:s/></text:span><text:span text:style-name="T234_51">برمیگرداند</text:span><text:span text:style-name="T234_52">.<text:s/></text:span><text:span text:style-name="T234_53">برای</text:span><text:span text:style-name="T234_54"><text:s/></text:span><text:span text:style-name="T234_55">رشته</text:span><text:span text:style-name="T234_56"><text:s/></text:span><text:span text:style-name="T234_57">ها</text:span><text:span text:style-name="T234_58">،<text:s/></text:span><text:span text:style-name="T234_59">در</text:span><text:span text:style-name="T234_60"><text:s/></text:span><text:span text:style-name="T234_61">رشته</text:span><text:span text:style-name="T234_62"><text:s/></text:span><text:span text:style-name="T234_63">متناظر</text:span><text:span text:style-name="T234_64"><text:s/></text:span><text:span text:style-name="T234_65">خروجی</text:span><text:span text:style-name="T234_66"><text:s/></text:span><text:span text:style-name="T234_67">کاراکتر</text:span><text:span text:style-name="T234_68"><text:s/></text:span><text:span text:style-name="T234_69">های</text:span><text:span text:style-name="T234_70"><text:s/></text:span><text:span text:style-name="T234_71">خالی</text:span><text:span text:style-name="T234_72"><text:s/></text:span><text:span text:style-name="T234_73">با</text:span><text:span text:style-name="T234_74"><text:s/></text:span><text:span text:style-name="T234_75">Backslash</text:span><text:span text:style-name="T234_76"><text:s/></text:span><text:span text:style-name="T234_77">مشخص</text:span><text:span text:style-name="T234_78"><text:s/></text:span><text:span text:style-name="T234_79">میکند</text:span><text:span text:style-name="T234_80">.</text:span></text:p>
      <text:p text:style-name="P235"/>
      <text:p text:style-name="P236"><text:span text:style-name="T236_1">&gt;&gt;&gt;<text:s/></text:span><text:span text:style-name="T236_2">print</text:span><text:span text:style-name="T236_3"><text:s/></text:span><text:span text:style-name="T236_4">repr</text:span><text:span text:style-name="T236_5">(</text:span><text:span text:style-name="T236_6">s</text:span><text:span text:style-name="T236_7">)</text:span></text:p>
      <text:p text:style-name="P237"><text:span text:style-name="T237_1">‘1<text:s/>2\</text:span><text:span text:style-name="T237_2">t</text:span><text:span text:style-name="T237_3"><text:s/>3\</text:span><text:span text:style-name="T237_4">n</text:span><text:span text:style-name="T237_5"><text:s/>4’</text:span></text:p>
      <text:p text:style-name="P238"/>
      <text:p text:style-name="P239"><text:span text:style-name="T239_1">این</text:span><text:span text:style-name="T239_2"><text:s/></text:span><text:span text:style-name="T239_3">میتواند</text:span><text:span text:style-name="T239_4"><text:s/></text:span><text:span text:style-name="T239_5">برای</text:span><text:span text:style-name="T239_6"><text:s/></text:span><text:span text:style-name="T239_7">رفع</text:span><text:span text:style-name="T239_8"><text:s/></text:span><text:span text:style-name="T239_9">ایراد</text:span><text:span text:style-name="T239_10"><text:s/></text:span><text:span text:style-name="T239_11">کمک</text:span><text:span text:style-name="T239_12"><text:s/></text:span><text:span text:style-name="T239_13">کند</text:span><text:span text:style-name="T239_14">.</text:span></text:p>
      <text:p text:style-name="P240"><text:span text:style-name="T240_1">مشکل</text:span><text:span text:style-name="T240_2"><text:s/></text:span><text:span text:style-name="T240_3">دیگر</text:span><text:span text:style-name="T240_4"><text:s/></text:span><text:span text:style-name="T240_5">که</text:span><text:span text:style-name="T240_6"><text:s/></text:span><text:span text:style-name="T240_7">ممکن</text:span><text:span text:style-name="T240_8"><text:s/></text:span><text:span text:style-name="T240_9">است</text:span><text:span text:style-name="T240_10"><text:s/></text:span><text:span text:style-name="T240_11">به</text:span><text:span text:style-name="T240_12"><text:s/></text:span><text:span text:style-name="T240_13">آن</text:span><text:span text:style-name="T240_14"><text:s/></text:span><text:span text:style-name="T240_15">بخورید</text:span><text:span text:style-name="T240_16"><text:s/></text:span><text:span text:style-name="T240_17">این</text:span><text:span text:style-name="T240_18"><text:s/></text:span><text:span text:style-name="T240_19">است</text:span><text:span text:style-name="T240_20"><text:s/></text:span><text:span text:style-name="T240_21">که</text:span><text:span text:style-name="T240_22"><text:s/></text:span><text:span text:style-name="T240_23">سیستم</text:span><text:span text:style-name="T240_24"><text:s/></text:span><text:span text:style-name="T240_25">های</text:span><text:span text:style-name="T240_26"><text:s/></text:span><text:span text:style-name="T240_27">مختلف</text:span><text:span text:style-name="T240_28"><text:s/></text:span><text:span text:style-name="T240_29">از</text:span><text:span text:style-name="T240_30"><text:s/></text:span><text:span text:style-name="T240_31">کاراکتر</text:span><text:span text:style-name="T240_32"><text:s/></text:span><text:span text:style-name="T240_33">های</text:span><text:span text:style-name="T240_34"><text:s/></text:span><text:span text:style-name="T240_35">مختلف</text:span><text:span text:style-name="T240_36"><text:s/></text:span><text:span text:style-name="T240_37">برای</text:span><text:span text:style-name="T240_38"><text:s/></text:span><text:span text:style-name="T240_39">نمایش</text:span><text:span text:style-name="T240_40"><text:s/></text:span><text:span text:style-name="T240_41">پایان</text:span><text:span text:style-name="T240_42"><text:s/></text:span><text:span text:style-name="T240_43">خط</text:span><text:span text:style-name="T240_44"><text:s/></text:span><text:span text:style-name="T240_45">استفاده</text:span><text:span text:style-name="T240_46"><text:s/></text:span><text:span text:style-name="T240_47">میکنند</text:span><text:span text:style-name="T240_48">.<text:s/></text:span><text:span text:style-name="T240_49">برخی</text:span><text:span text:style-name="T240_50"><text:s/></text:span><text:span text:style-name="T240_51">از</text:span><text:span text:style-name="T240_52"><text:s/></text:span><text:span text:style-name="T240_53">newline</text:span><text:span text:style-name="T240_54"><text:s/></text:span><text:span text:style-name="T240_55">استفاده</text:span><text:span text:style-name="T240_56"><text:s/></text:span><text:span text:style-name="T240_57">میکنند</text:span><text:span text:style-name="T240_58"><text:s/></text:span><text:span text:style-name="T240_59">که</text:span><text:span text:style-name="T240_60"><text:s/></text:span><text:span text:style-name="T240_61">با</text:span><text:span text:style-name="T240_62"><text:s/>\</text:span><text:span text:style-name="T240_63">n</text:span><text:span text:style-name="T240_64"><text:s/></text:span><text:span text:style-name="T240_65">نمایش</text:span><text:span text:style-name="T240_66"><text:s/></text:span><text:span text:style-name="T240_67">داده</text:span><text:span text:style-name="T240_68"><text:s/></text:span><text:span text:style-name="T240_69">میشد</text:span><text:span text:style-name="T240_70"><text:s/></text:span><text:span text:style-name="T240_71">و</text:span><text:span text:style-name="T240_72"><text:s/></text:span><text:span text:style-name="T240_73">برخی</text:span><text:span text:style-name="T240_74"><text:s/></text:span><text:span text:style-name="T240_75">از</text:span><text:span text:style-name="T240_76"><text:s/></text:span><text:span text:style-name="T240_77">کاراکتر</text:span><text:span text:style-name="T240_78"><text:s/></text:span><text:span text:style-name="T240_79">return</text:span><text:span text:style-name="T240_80"><text:s/></text:span><text:span text:style-name="T240_81">که</text:span><text:span text:style-name="T240_82"><text:s/></text:span><text:span text:style-name="T240_83">با</text:span><text:span text:style-name="T240_84"><text:s/>\</text:span><text:span text:style-name="T240_85">r</text:span><text:span text:style-name="T240_86"><text:s/></text:span><text:span text:style-name="T240_87">نمایش</text:span><text:span text:style-name="T240_88"><text:s/></text:span><text:span text:style-name="T240_89">داده</text:span><text:span text:style-name="T240_90"><text:s/></text:span><text:span text:style-name="T240_91">میشود</text:span><text:span text:style-name="T240_92">.<text:s/></text:span><text:span text:style-name="T240_93">برخی</text:span><text:span text:style-name="T240_94"><text:s/></text:span><text:span text:style-name="T240_95">از</text:span><text:span text:style-name="T240_96"><text:s/></text:span><text:span text:style-name="T240_97">سیستم</text:span><text:span text:style-name="T240_98"><text:s/></text:span><text:span text:style-name="T240_99">ها</text:span><text:span text:style-name="T240_100"><text:s/></text:span><text:span text:style-name="T240_101">از</text:span><text:span text:style-name="T240_102"><text:s/></text:span><text:span text:style-name="T240_103">هر</text:span><text:span text:style-name="T240_104"><text:s/></text:span><text:span text:style-name="T240_105">دوی</text:span><text:span text:style-name="T240_106"><text:s/></text:span><text:span text:style-name="T240_107">آنها</text:span><text:span text:style-name="T240_108"><text:s/></text:span><text:span text:style-name="T240_109">استفاده</text:span><text:span text:style-name="T240_110"><text:s/></text:span><text:span text:style-name="T240_111">میکنند</text:span><text:span text:style-name="T240_112">.<text:s/></text:span><text:span text:style-name="T240_113">اگر</text:span><text:span text:style-name="T240_114"><text:s/></text:span><text:span text:style-name="T240_115">فایل</text:span><text:span text:style-name="T240_116"><text:s/></text:span><text:span text:style-name="T240_117">ها</text:span><text:span text:style-name="T240_118"><text:s/></text:span><text:span text:style-name="T240_119">را</text:span><text:span text:style-name="T240_120"><text:s/></text:span><text:span text:style-name="T240_121">بین</text:span><text:span text:style-name="T240_122"><text:s/></text:span><text:span text:style-name="T240_123">سیستم</text:span><text:span text:style-name="T240_124"><text:s/></text:span><text:span text:style-name="T240_125">های</text:span><text:span text:style-name="T240_126"><text:s/></text:span><text:span text:style-name="T240_127">مختلف</text:span><text:span text:style-name="T240_128"><text:s/></text:span><text:span text:style-name="T240_129">جابجا</text:span><text:span text:style-name="T240_130"><text:s/></text:span><text:span text:style-name="T240_131">کنید</text:span><text:span text:style-name="T240_132"><text:s/></text:span><text:span text:style-name="T240_133">ممکن</text:span><text:span text:style-name="T240_134"><text:s/></text:span><text:span text:style-name="T240_135">با</text:span><text:span text:style-name="T240_136"><text:s/></text:span><text:span text:style-name="T240_137">این</text:span><text:span text:style-name="T240_138"><text:s/></text:span><text:span text:style-name="T240_139">ناهماهنگی</text:span><text:span text:style-name="T240_140"><text:s/></text:span><text:span text:style-name="T240_141">به</text:span><text:span text:style-name="T240_142"><text:s/></text:span><text:span text:style-name="T240_143">مشکل</text:span><text:span text:style-name="T240_144"><text:s/></text:span><text:span text:style-name="T240_145">بخورید</text:span><text:span text:style-name="T240_146">.</text:span></text:p>
      <text:p text:style-name="P241"><text:span text:style-name="T241_1">برای</text:span><text:span text:style-name="T241_2"><text:s/></text:span><text:span text:style-name="T241_3">برخی</text:span><text:span text:style-name="T241_4"><text:s/></text:span><text:span text:style-name="T241_5">سیستم</text:span><text:span text:style-name="T241_6"><text:s/></text:span><text:span text:style-name="T241_7">ها</text:span><text:span text:style-name="T241_8"><text:s/></text:span><text:span text:style-name="T241_9">برنامه</text:span><text:span text:style-name="T241_10"><text:s/></text:span><text:span text:style-name="T241_11">هایی</text:span><text:span text:style-name="T241_12"><text:s/></text:span><text:span text:style-name="T241_13">وجود</text:span><text:span text:style-name="T241_14"><text:s/></text:span><text:span text:style-name="T241_15">دارد</text:span><text:span text:style-name="T241_16"><text:s/></text:span><text:span text:style-name="T241_17">که</text:span><text:span text:style-name="T241_18"><text:s/></text:span><text:span text:style-name="T241_19">میتوانند</text:span><text:span text:style-name="T241_20"><text:s/></text:span><text:span text:style-name="T241_21">هر</text:span><text:span text:style-name="T241_22"><text:s/></text:span><text:span text:style-name="T241_23">کدام</text:span><text:span text:style-name="T241_24"><text:s/></text:span><text:span text:style-name="T241_25">از</text:span><text:span text:style-name="T241_26"><text:s/></text:span><text:span text:style-name="T241_27">این</text:span><text:span text:style-name="T241_28"><text:s/></text:span><text:span text:style-name="T241_29">فرمت</text:span><text:span text:style-name="T241_30"><text:s/></text:span><text:span text:style-name="T241_31">ها</text:span><text:span text:style-name="T241_32"><text:s/></text:span><text:span text:style-name="T241_33">را</text:span><text:span text:style-name="T241_34"><text:s/></text:span><text:span text:style-name="T241_35">به</text:span><text:span text:style-name="T241_36"><text:s/></text:span><text:span text:style-name="T241_37">دیگری</text:span><text:span text:style-name="T241_38"><text:s/></text:span><text:span text:style-name="T241_39">تبدیل</text:span><text:span text:style-name="T241_40"><text:s/></text:span><text:span text:style-name="T241_41">کنند</text:span><text:span text:style-name="T241_42">.<text:s/></text:span><text:span text:style-name="T241_43">میتوانید</text:span><text:span text:style-name="T241_44"><text:s/></text:span><text:span text:style-name="T241_45">آنها</text:span><text:span text:style-name="T241_46"><text:s/></text:span><text:span text:style-name="T241_47">را</text:span><text:span text:style-name="T241_48"><text:s/></text:span><text:span text:style-name="T241_49">در</text:span><text:span text:style-name="T241_50"><text:s/></text:span><text:span text:style-name="T241_51">اینجا</text:span><text:span text:style-name="T241_52"><text:s/></text:span><text:span text:style-name="T241_53">پیدا</text:span><text:span text:style-name="T241_54"><text:s/></text:span><text:span text:style-name="T241_55">کنید</text:span><text:span text:style-name="T241_56"><text:s/></text:span><text:span text:style-name="T241_57">و</text:span><text:span text:style-name="T241_58"><text:s/></text:span><text:span text:style-name="T241_59">بیشتر</text:span><text:span text:style-name="T241_60"><text:s/></text:span><text:span text:style-name="T241_61">در</text:span><text:span text:style-name="T241_62"><text:s/></text:span><text:span text:style-name="T241_63">مورد</text:span><text:span text:style-name="T241_64"><text:s/></text:span><text:span text:style-name="T241_65">آنها</text:span><text:span text:style-name="T241_66"><text:s/></text:span><text:span text:style-name="T241_67">بدانید</text:span><text:span text:style-name="T241_68">.</text:span><text:span text:style-name="T241_69"><text:a xlink:type="simple" xlink:href="http://en.wikipedia.org/wiki/Newline"><text:span text:style-name="T241_70"><text:s/></text:span></text:a></text:span><text:span text:style-name="T241_71"><text:a xlink:type="simple" xlink:href="http://en.wikipedia.org/wiki/Newline"><text:span text:style-name="T241_72">http</text:span></text:a></text:span><text:span text:style-name="T241_73"><text:a xlink:type="simple" xlink:href="http://en.wikipedia.org/wiki/Newline"><text:span text:style-name="T241_74">://</text:span></text:a></text:span><text:span text:style-name="T241_75"><text:a xlink:type="simple" xlink:href="http://en.wikipedia.org/wiki/Newline"><text:span text:style-name="T241_76">en</text:span></text:a></text:span><text:span text:style-name="T241_77"><text:a xlink:type="simple" xlink:href="http://en.wikipedia.org/wiki/Newline"><text:span text:style-name="T241_78">.</text:span></text:a></text:span><text:span text:style-name="T241_79"><text:a xlink:type="simple" xlink:href="http://en.wikipedia.org/wiki/Newline"><text:span text:style-name="T241_80">wikipedia</text:span></text:a></text:span><text:span text:style-name="T241_81"><text:a xlink:type="simple" xlink:href="http://en.wikipedia.org/wiki/Newline"><text:span text:style-name="T241_82">.</text:span></text:a></text:span><text:span text:style-name="T241_83"><text:a xlink:type="simple" xlink:href="http://en.wikipedia.org/wiki/Newline"><text:span text:style-name="T241_84">org</text:span></text:a></text:span><text:span text:style-name="T241_85"><text:a xlink:type="simple" xlink:href="http://en.wikipedia.org/wiki/Newline"><text:span text:style-name="T241_86">/</text:span></text:a></text:span><text:span text:style-name="T241_87"><text:a xlink:type="simple" xlink:href="http://en.wikipedia.org/wiki/Newline"><text:span text:style-name="T241_88">wiki</text:span></text:a></text:span><text:span text:style-name="T241_89"><text:a xlink:type="simple" xlink:href="http://en.wikipedia.org/wiki/Newline"><text:span text:style-name="T241_90">/</text:span></text:a></text:span><text:span text:style-name="T241_91"><text:a xlink:type="simple" xlink:href="http://en.wikipedia.org/wiki/Newline"><text:span text:style-name="T241_92">Newline</text:span></text:a></text:span><text:span text:style-name="T241_93"><text:s/></text:span><text:span text:style-name="T241_94">و</text:span><text:span text:style-name="T241_95"><text:s/></text:span><text:span text:style-name="T241_96">البته</text:span><text:span text:style-name="T241_97"><text:s/></text:span><text:span text:style-name="T241_98">خودتان</text:span><text:span text:style-name="T241_99"><text:s/></text:span><text:span text:style-name="T241_100">هم</text:span><text:span text:style-name="T241_101"><text:s/></text:span><text:span text:style-name="T241_102">میتواند</text:span><text:span text:style-name="T241_103"><text:s/></text:span><text:span text:style-name="T241_104">یکی</text:span><text:span text:style-name="T241_105"><text:s/></text:span><text:span text:style-name="T241_106">از</text:span><text:span text:style-name="T241_107"><text:s/></text:span><text:span text:style-name="T241_108">این</text:span><text:span text:style-name="T241_109"><text:s/></text:span><text:span text:style-name="T241_110">برنامه</text:span><text:span text:style-name="T241_111"><text:s/></text:span><text:span text:style-name="T241_112">ها</text:span><text:span text:style-name="T241_113"><text:s/></text:span><text:span text:style-name="T241_114">را</text:span><text:span text:style-name="T241_115"><text:s/></text:span><text:span text:style-name="T241_116">بنویسید</text:span><text:span text:style-name="T241_117">.</text:span></text:p>
      <text:p text:style-name="P242"/>
      <text:p text:style-name="P243"><text:span text:style-name="T243_1">14.11<text:s/></text:span><text:span text:style-name="T243_2">دایره</text:span><text:span text:style-name="T243_3"><text:s/></text:span><text:span text:style-name="T243_4">لغات</text:span></text:p>
      <text:p text:style-name="P244"><text:span text:style-name="T244_1">persistent</text:span><text:span text:style-name="T244_2"><text:s/>(</text:span><text:span text:style-name="T244_3">پایا</text:span><text:span text:style-name="T244_4">):</text:span></text:p>
      <text:p text:style-name="P245"><text:span text:style-name="T245_1">برنامه</text:span><text:span text:style-name="T245_2"><text:s/></text:span><text:span text:style-name="T245_3">ای</text:span><text:span text:style-name="T245_4"><text:s/></text:span><text:span text:style-name="T245_5">که</text:span><text:span text:style-name="T245_6"><text:s/></text:span><text:span text:style-name="T245_7">به</text:span><text:span text:style-name="T245_8"><text:s/></text:span><text:span text:style-name="T245_9">طور</text:span><text:span text:style-name="T245_10"><text:s/></text:span><text:span text:style-name="T245_11">محدودی</text:span><text:span text:style-name="T245_12"><text:s/></text:span><text:span text:style-name="T245_13">اجرا</text:span><text:span text:style-name="T245_14"><text:s/></text:span><text:span text:style-name="T245_15">میشود</text:span><text:span text:style-name="T245_16"><text:s/></text:span><text:span text:style-name="T245_17">و</text:span><text:span text:style-name="T245_18"><text:s/></text:span><text:span text:style-name="T245_19">برخی</text:span><text:span text:style-name="T245_20"><text:s/></text:span><text:span text:style-name="T245_21">از</text:span><text:span text:style-name="T245_22"><text:s/></text:span><text:span text:style-name="T245_23">داده</text:span><text:span text:style-name="T245_24"><text:s/></text:span><text:span text:style-name="T245_25">را</text:span><text:span text:style-name="T245_26"><text:s/></text:span><text:span text:style-name="T245_27">در</text:span><text:span text:style-name="T245_28"><text:s/></text:span><text:span text:style-name="T245_29">حافظه</text:span><text:span text:style-name="T245_30"><text:s/></text:span><text:span text:style-name="T245_31">دائمی</text:span><text:span text:style-name="T245_32"><text:s/></text:span><text:span text:style-name="T245_33">نگهداری</text:span><text:span text:style-name="T245_34"><text:s/></text:span><text:span text:style-name="T245_35">میکند</text:span><text:span text:style-name="T245_36">.</text:span></text:p>
      <text:p text:style-name="P246"><text:span text:style-name="T246_1">format</text:span><text:span text:style-name="T246_2"><text:s/></text:span><text:span text:style-name="T246_3">operator</text:span><text:span text:style-name="T246_4"><text:s/>(</text:span><text:span text:style-name="T246_5">عملگر</text:span><text:span text:style-name="T246_6"><text:s/></text:span><text:span text:style-name="T246_7">فرمت</text:span><text:span text:style-name="T246_8">):</text:span></text:p>
      <text:p text:style-name="P247"><text:span text:style-name="T247_1">یک</text:span><text:span text:style-name="T247_2"><text:s/></text:span><text:span text:style-name="T247_3">عملگر</text:span><text:span text:style-name="T247_4">،<text:s/>%،<text:s/></text:span><text:span text:style-name="T247_5">که</text:span><text:span text:style-name="T247_6"><text:s/></text:span><text:span text:style-name="T247_7">یک</text:span><text:span text:style-name="T247_8"><text:s/></text:span><text:span text:style-name="T247_9">رشته</text:span><text:span text:style-name="T247_10"><text:s/></text:span><text:span text:style-name="T247_11">فرمت</text:span><text:span text:style-name="T247_12"><text:s/></text:span><text:span text:style-name="T247_13">و</text:span><text:span text:style-name="T247_14"><text:s/></text:span><text:span text:style-name="T247_15">یک</text:span><text:span text:style-name="T247_16"><text:s/></text:span><text:span text:style-name="T247_17">tuple</text:span><text:span text:style-name="T247_18"><text:s/></text:span><text:span text:style-name="T247_19">میگیرد</text:span><text:span text:style-name="T247_20"><text:s/></text:span><text:span text:style-name="T247_21">و</text:span><text:span text:style-name="T247_22"><text:s/></text:span><text:span text:style-name="T247_23">رشته</text:span><text:span text:style-name="T247_24"><text:s/></text:span><text:span text:style-name="T247_25">را</text:span><text:span text:style-name="T247_26"><text:s/></text:span><text:span text:style-name="T247_27">به</text:span><text:span text:style-name="T247_28"><text:s/></text:span><text:span text:style-name="T247_29">همراه</text:span><text:span text:style-name="T247_30"><text:s/></text:span><text:span text:style-name="T247_31">المان</text:span><text:span text:style-name="T247_32"><text:s/></text:span><text:span text:style-name="T247_33">های</text:span><text:span text:style-name="T247_34"><text:s/></text:span><text:span text:style-name="T247_35">tuple</text:span><text:span text:style-name="T247_36"><text:s/></text:span><text:span text:style-name="T247_37">فرمت</text:span><text:span text:style-name="T247_38"><text:s/></text:span><text:span text:style-name="T247_39">میکند</text:span><text:span text:style-name="T247_40"><text:s/></text:span><text:span text:style-name="T247_41">و</text:span><text:span text:style-name="T247_42"><text:s/></text:span><text:span text:style-name="T247_43">برمیگرداند</text:span><text:span text:style-name="T247_44">.</text:span></text:p>
      <text:p text:style-name="P248"><text:span text:style-name="T248_1">format</text:span><text:span text:style-name="T248_2"><text:s/></text:span><text:span text:style-name="T248_3">string</text:span><text:span text:style-name="T248_4"><text:s/>(</text:span><text:span text:style-name="T248_5">رشته</text:span><text:span text:style-name="T248_6"><text:s/></text:span><text:span text:style-name="T248_7">فرمت</text:span><text:span text:style-name="T248_8">):</text:span></text:p>
      <text:p text:style-name="P249"><text:span text:style-name="T249_1">یک</text:span><text:span text:style-name="T249_2"><text:s/></text:span><text:span text:style-name="T249_3">رشته</text:span><text:span text:style-name="T249_4"><text:s/></text:span><text:span text:style-name="T249_5">که</text:span><text:span text:style-name="T249_6"><text:s/></text:span><text:span text:style-name="T249_7">با</text:span><text:span text:style-name="T249_8"><text:s/></text:span><text:span text:style-name="T249_9">عملگر</text:span><text:span text:style-name="T249_10"><text:s/></text:span><text:span text:style-name="T249_11">های</text:span><text:span text:style-name="T249_12"><text:s/></text:span><text:span text:style-name="T249_13">فرمت</text:span><text:span text:style-name="T249_14">،<text:s/></text:span><text:span text:style-name="T249_15">رشته</text:span><text:span text:style-name="T249_16"><text:s/></text:span><text:span text:style-name="T249_17">های</text:span><text:span text:style-name="T249_18"><text:s/></text:span><text:span text:style-name="T249_19">فرمت</text:span><text:span text:style-name="T249_20"><text:s/></text:span><text:span text:style-name="T249_21">در</text:span><text:span text:style-name="T249_22"><text:s/></text:span><text:span text:style-name="T249_23">آن</text:span><text:span text:style-name="T249_24"><text:s/></text:span><text:span text:style-name="T249_25">مشخص</text:span><text:span text:style-name="T249_26"><text:s/></text:span><text:span text:style-name="T249_27">شده</text:span><text:span text:style-name="T249_28"><text:s/></text:span><text:span text:style-name="T249_29">است</text:span><text:span text:style-name="T249_30">.</text:span></text:p>
      <text:p text:style-name="P250"><text:span text:style-name="T250_1">format</text:span><text:span text:style-name="T250_2"><text:s/></text:span><text:span text:style-name="T250_3">sequence</text:span><text:span text:style-name="T250_4"><text:s/>(</text:span><text:span text:style-name="T250_5">دنباله</text:span><text:span text:style-name="T250_6"><text:s/></text:span><text:span text:style-name="T250_7">فرمت</text:span><text:span text:style-name="T250_8">):</text:span></text:p>
      <text:p text:style-name="P251"><text:span text:style-name="T251_1">یک</text:span><text:span text:style-name="T251_2"><text:s/></text:span><text:span text:style-name="T251_3">دنباله</text:span><text:span text:style-name="T251_4"><text:s/></text:span><text:span text:style-name="T251_5">از</text:span><text:span text:style-name="T251_6"><text:s/></text:span><text:span text:style-name="T251_7">کاراکتر</text:span><text:span text:style-name="T251_8"><text:s/></text:span><text:span text:style-name="T251_9">ها</text:span><text:span text:style-name="T251_10"><text:s/></text:span><text:span text:style-name="T251_11">در</text:span><text:span text:style-name="T251_12"><text:s/></text:span><text:span text:style-name="T251_13">یک</text:span><text:span text:style-name="T251_14"><text:s/></text:span><text:span text:style-name="T251_15">رشته</text:span><text:span text:style-name="T251_16"><text:s/></text:span><text:span text:style-name="T251_17">فرمت</text:span><text:span text:style-name="T251_18">،<text:s/></text:span><text:span text:style-name="T251_19">مثل</text:span><text:span text:style-name="T251_20"><text:s/>%</text:span><text:span text:style-name="T251_21">d</text:span><text:span text:style-name="T251_22">،<text:s/></text:span><text:span text:style-name="T251_23">که</text:span><text:span text:style-name="T251_24"><text:s/></text:span><text:span text:style-name="T251_25">نشان</text:span><text:span text:style-name="T251_26"><text:s/></text:span><text:span text:style-name="T251_27">میدهد</text:span><text:span text:style-name="T251_28"><text:s/></text:span><text:span text:style-name="T251_29">مقدار</text:span><text:span text:style-name="T251_30"><text:s/></text:span><text:span text:style-name="T251_31">چطور</text:span><text:span text:style-name="T251_32"><text:s/></text:span><text:span text:style-name="T251_33">باید</text:span><text:span text:style-name="T251_34"><text:s/></text:span><text:span text:style-name="T251_35">فرمت</text:span><text:span text:style-name="T251_36"><text:s/></text:span><text:span text:style-name="T251_37">شود</text:span><text:span text:style-name="T251_38">.</text:span></text:p>
      <text:p text:style-name="P252"><text:span text:style-name="T252_1">text</text:span><text:span text:style-name="T252_2"><text:s/></text:span><text:span text:style-name="T252_3">file</text:span><text:span text:style-name="T252_4"><text:s/>(</text:span><text:span text:style-name="T252_5">فایل</text:span><text:span text:style-name="T252_6"><text:s/></text:span><text:span text:style-name="T252_7">متنی</text:span><text:span text:style-name="T252_8">):</text:span></text:p>
      <text:p text:style-name="P253"><text:span text:style-name="T253_1">دنباله</text:span><text:span text:style-name="T253_2"><text:s/></text:span><text:span text:style-name="T253_3">ای</text:span><text:span text:style-name="T253_4"><text:s/></text:span><text:span text:style-name="T253_5">از</text:span><text:span text:style-name="T253_6"><text:s/></text:span><text:span text:style-name="T253_7">کاراکتر</text:span><text:span text:style-name="T253_8"><text:s/></text:span><text:span text:style-name="T253_9">ها</text:span><text:span text:style-name="T253_10"><text:s/></text:span><text:span text:style-name="T253_11">که</text:span><text:span text:style-name="T253_12"><text:s/></text:span><text:span text:style-name="T253_13">در</text:span><text:span text:style-name="T253_14"><text:s/></text:span><text:span text:style-name="T253_15">حافظه</text:span><text:span text:style-name="T253_16"><text:s/></text:span><text:span text:style-name="T253_17">دائمی</text:span><text:span text:style-name="T253_18"><text:s/></text:span><text:span text:style-name="T253_19">مثل</text:span><text:span text:style-name="T253_20"><text:s/></text:span><text:span text:style-name="T253_21">هارد</text:span><text:span text:style-name="T253_22"><text:s/></text:span><text:span text:style-name="T253_23">درایو</text:span><text:span text:style-name="T253_24"><text:s/></text:span><text:span text:style-name="T253_25">ذخیره</text:span><text:span text:style-name="T253_26"><text:s/></text:span><text:span text:style-name="T253_27">شده</text:span><text:span text:style-name="T253_28"><text:s/></text:span><text:span text:style-name="T253_29">اند</text:span><text:span text:style-name="T253_30">.</text:span></text:p>
      <text:p text:style-name="P254"><text:span text:style-name="T254_1">directory</text:span><text:span text:style-name="T254_2">:</text:span></text:p>
      <text:p text:style-name="P255"><text:span text:style-name="T255_1">مجموعه</text:span><text:span text:style-name="T255_2"><text:s/></text:span><text:span text:style-name="T255_3">ای</text:span><text:span text:style-name="T255_4"><text:s/></text:span><text:span text:style-name="T255_5">نامدار</text:span><text:span text:style-name="T255_6"><text:s/></text:span><text:span text:style-name="T255_7">از</text:span><text:span text:style-name="T255_8"><text:s/></text:span><text:span text:style-name="T255_9">فایل</text:span><text:span text:style-name="T255_10"><text:s/></text:span><text:span text:style-name="T255_11">ها</text:span><text:span text:style-name="T255_12">،<text:s/></text:span><text:span text:style-name="T255_13">همینطور</text:span><text:span text:style-name="T255_14"><text:s/></text:span><text:span text:style-name="T255_15">به</text:span><text:span text:style-name="T255_16"><text:s/></text:span><text:span text:style-name="T255_17">آن</text:span><text:span text:style-name="T255_18"><text:s/></text:span><text:span text:style-name="T255_19">پوشه</text:span><text:span text:style-name="T255_20"><text:s/></text:span><text:span text:style-name="T255_21">میگویند</text:span><text:span text:style-name="T255_22">.</text:span></text:p>
      <text:p text:style-name="P256"><text:span text:style-name="T256_1">path</text:span><text:span text:style-name="T256_2"><text:s/>(</text:span><text:span text:style-name="T256_3">آدرس</text:span><text:span text:style-name="T256_4">):</text:span></text:p>
      <text:p text:style-name="P257"><text:span text:style-name="T257_1">رشته</text:span><text:span text:style-name="T257_2"><text:s/></text:span><text:span text:style-name="T257_3">ای</text:span><text:span text:style-name="T257_4"><text:s/></text:span><text:span text:style-name="T257_5">که</text:span><text:span text:style-name="T257_6"><text:s/></text:span><text:span text:style-name="T257_7">یک</text:span><text:span text:style-name="T257_8"><text:s/></text:span><text:span text:style-name="T257_9">فایل</text:span><text:span text:style-name="T257_10"><text:s/></text:span><text:span text:style-name="T257_11">را</text:span><text:span text:style-name="T257_12"><text:s/></text:span><text:span text:style-name="T257_13">مشخص</text:span><text:span text:style-name="T257_14"><text:s/></text:span><text:span text:style-name="T257_15">میکند</text:span><text:span text:style-name="T257_16">.</text:span></text:p>
      <text:p text:style-name="P258"><text:span text:style-name="T258_1">relative</text:span><text:span text:style-name="T258_2"><text:s/></text:span><text:span text:style-name="T258_3">path</text:span><text:span text:style-name="T258_4"><text:s/>(</text:span><text:span text:style-name="T258_5">آدرس</text:span><text:span text:style-name="T258_6"><text:s/></text:span><text:span text:style-name="T258_7">نسبی</text:span><text:span text:style-name="T258_8">):</text:span></text:p>
      <text:p text:style-name="P259"><text:span text:style-name="T259_1">آدرسی</text:span><text:span text:style-name="T259_2"><text:s/></text:span><text:span text:style-name="T259_3">که</text:span><text:span text:style-name="T259_4"><text:s/></text:span><text:span text:style-name="T259_5">از</text:span><text:span text:style-name="T259_6"><text:s/></text:span><text:span text:style-name="T259_7">جای</text:span><text:span text:style-name="T259_8"><text:s/></text:span><text:span text:style-name="T259_9">فعلی</text:span><text:span text:style-name="T259_10"><text:s/></text:span><text:span text:style-name="T259_11">شروع</text:span><text:span text:style-name="T259_12"><text:s/></text:span><text:span text:style-name="T259_13">میشود</text:span><text:span text:style-name="T259_14">.</text:span></text:p>
      <text:p text:style-name="P260"><text:span text:style-name="T260_1">absolute</text:span><text:span text:style-name="T260_2"><text:s/></text:span><text:span text:style-name="T260_3">path</text:span><text:span text:style-name="T260_4"><text:s/>(</text:span><text:span text:style-name="T260_5">آدرس</text:span><text:span text:style-name="T260_6"><text:s/></text:span><text:span text:style-name="T260_7">دقیق</text:span><text:span text:style-name="T260_8">):</text:span></text:p>
      <text:p text:style-name="P261"><text:span text:style-name="T261_1">آدرسی</text:span><text:span text:style-name="T261_2"><text:s/></text:span><text:span text:style-name="T261_3">که</text:span><text:span text:style-name="T261_4"><text:s/></text:span><text:span text:style-name="T261_5">از</text:span><text:span text:style-name="T261_6"><text:s/></text:span><text:span text:style-name="T261_7">بالاترین</text:span><text:span text:style-name="T261_8"><text:s/></text:span><text:span text:style-name="T261_9">پوشه</text:span><text:span text:style-name="T261_10"><text:s/></text:span><text:span text:style-name="T261_11">در</text:span><text:span text:style-name="T261_12"><text:s/></text:span><text:span text:style-name="T261_13">فایل</text:span><text:span text:style-name="T261_14"><text:s/></text:span><text:span text:style-name="T261_15">سیستم</text:span><text:span text:style-name="T261_16"><text:s/></text:span><text:span text:style-name="T261_17">شروع</text:span><text:span text:style-name="T261_18"><text:s/></text:span><text:span text:style-name="T261_19">میشود</text:span><text:span text:style-name="T261_20">.</text:span></text:p>
      <text:p text:style-name="P262"><text:span text:style-name="T262_1">catch</text:span><text:span text:style-name="T262_2"><text:s/>(</text:span><text:span text:style-name="T262_3">گرفتن</text:span><text:span text:style-name="T262_4">):</text:span></text:p>
      <text:p text:style-name="P263"><text:span text:style-name="T263_1">برای</text:span><text:span text:style-name="T263_2"><text:s/></text:span><text:span text:style-name="T263_3">جلوگیری</text:span><text:span text:style-name="T263_4"><text:s/></text:span><text:span text:style-name="T263_5">از</text:span><text:span text:style-name="T263_6"><text:s/></text:span><text:span text:style-name="T263_7">اینکه</text:span><text:span text:style-name="T263_8"><text:s/></text:span><text:span text:style-name="T263_9">یک</text:span><text:span text:style-name="T263_10"><text:s/></text:span><text:span text:style-name="T263_11">استثناء</text:span><text:span text:style-name="T263_12"><text:s/></text:span><text:span text:style-name="T263_13">برنامه</text:span><text:span text:style-name="T263_14"><text:s/></text:span><text:span text:style-name="T263_15">را</text:span><text:span text:style-name="T263_16"><text:s/></text:span><text:span text:style-name="T263_17">ببندد</text:span><text:span text:style-name="T263_18"><text:s/></text:span><text:span text:style-name="T263_19">که</text:span><text:span text:style-name="T263_20"><text:s/></text:span><text:span text:style-name="T263_21">با</text:span><text:span text:style-name="T263_22"><text:s/></text:span><text:span text:style-name="T263_23">try</text:span><text:span text:style-name="T263_24"><text:s/></text:span><text:span text:style-name="T263_25">و</text:span><text:span text:style-name="T263_26"><text:s/></text:span><text:span text:style-name="T263_27">expect</text:span><text:span text:style-name="T263_28"><text:s/></text:span><text:span text:style-name="T263_29">نوشته</text:span><text:span text:style-name="T263_30"><text:s/></text:span><text:span text:style-name="T263_31">میشود</text:span><text:span text:style-name="T263_32">.</text:span></text:p>
      <text:p text:style-name="P264"><text:span text:style-name="T264_1">database</text:span><text:span text:style-name="T264_2"><text:s/>(</text:span><text:span text:style-name="T264_3">پایگاه</text:span><text:span text:style-name="T264_4"><text:s/></text:span><text:span text:style-name="T264_5">داده</text:span><text:span text:style-name="T264_6">):</text:span></text:p>
      <text:p text:style-name="P265"><text:span text:style-name="T265_1">یک</text:span><text:span text:style-name="T265_2"><text:s/></text:span><text:span text:style-name="T265_3">فایل</text:span><text:span text:style-name="T265_4"><text:s/></text:span><text:span text:style-name="T265_5">که</text:span><text:span text:style-name="T265_6"><text:s/></text:span><text:span text:style-name="T265_7">محتوای</text:span><text:span text:style-name="T265_8"><text:s/></text:span><text:span text:style-name="T265_9">آن</text:span><text:span text:style-name="T265_10"><text:s/></text:span><text:span text:style-name="T265_11">مانند</text:span><text:span text:style-name="T265_12"><text:s/></text:span><text:span text:style-name="T265_13">دایره</text:span><text:span text:style-name="T265_14"><text:s/></text:span><text:span text:style-name="T265_15">لغات</text:span><text:span text:style-name="T265_16"><text:s/></text:span><text:span text:style-name="T265_17">با</text:span><text:span text:style-name="T265_18"><text:s/></text:span><text:span text:style-name="T265_19">کلید</text:span><text:span text:style-name="T265_20"><text:s/></text:span><text:span text:style-name="T265_21">و</text:span><text:span text:style-name="T265_22"><text:s/></text:span><text:span text:style-name="T265_23">مقدار</text:span><text:span text:style-name="T265_24"><text:s/></text:span><text:span text:style-name="T265_25">متناظر</text:span><text:span text:style-name="T265_26"><text:s/></text:span><text:span text:style-name="T265_27">نوشته</text:span><text:span text:style-name="T265_28"><text:s/></text:span><text:span text:style-name="T265_29">شده</text:span><text:span text:style-name="T265_30"><text:s/></text:span><text:span text:style-name="T265_31">است</text:span><text:span text:style-name="T265_32">.</text:span></text:p>
      <text:p text:style-name="P266"/>
      <text:p text:style-name="P267"><text:span text:style-name="T267_1">14.12<text:s/></text:span><text:span text:style-name="T267_2">تمرین</text:span><text:span text:style-name="T267_3"><text:s/></text:span><text:span text:style-name="T267_4">ها</text:span></text:p>
      <text:p text:style-name="P268"><text:span text:style-name="T268_1">تمرین</text:span><text:span text:style-name="T268_2"><text:s/>6</text:span></text:p>
      <text:p text:style-name="P269"><text:span text:style-name="T269_1">ماژول</text:span><text:span text:style-name="T269_2"><text:s/></text:span><text:span text:style-name="T269_3">urllib</text:span><text:span text:style-name="T269_4"><text:s/></text:span><text:span text:style-name="T269_5">شامل</text:span><text:span text:style-name="T269_6"><text:s/></text:span><text:span text:style-name="T269_7">متدهایی</text:span><text:span text:style-name="T269_8"><text:s/></text:span><text:span text:style-name="T269_9">برای</text:span><text:span text:style-name="T269_10"><text:s/></text:span><text:span text:style-name="T269_11">دستکار</text:span><text:span text:style-name="T269_12"><text:s/></text:span><text:span text:style-name="T269_13">URL</text:span><text:span text:style-name="T269_14"><text:s/></text:span><text:span text:style-name="T269_15">و</text:span><text:span text:style-name="T269_16"><text:s/></text:span><text:span text:style-name="T269_17">دریافت</text:span><text:span text:style-name="T269_18"><text:s/></text:span><text:span text:style-name="T269_19">اطلاعات</text:span><text:span text:style-name="T269_20"><text:s/></text:span><text:span text:style-name="T269_21">از</text:span><text:span text:style-name="T269_22"><text:s/></text:span><text:span text:style-name="T269_23">وب</text:span><text:span text:style-name="T269_24"><text:s/></text:span><text:span text:style-name="T269_25">است</text:span><text:span text:style-name="T269_26">.<text:s/></text:span><text:span text:style-name="T269_27">کد</text:span><text:span text:style-name="T269_28"><text:s/></text:span><text:span text:style-name="T269_29">زیر</text:span><text:span text:style-name="T269_30"><text:s/></text:span><text:span text:style-name="T269_31">یک</text:span><text:span text:style-name="T269_32"><text:s/></text:span><text:span text:style-name="T269_33">پیام</text:span><text:span text:style-name="T269_34"><text:s/></text:span><text:span text:style-name="T269_35">مخفی</text:span><text:span text:style-name="T269_36"><text:s/></text:span><text:span text:style-name="T269_37">از</text:span><text:span text:style-name="T269_38"><text:s/></text:span><text:span text:style-name="T269_39">سایت</text:span><text:span text:style-name="T269_40"><text:s/></text:span><text:span text:style-name="T269_41">thinkpython</text:span><text:span text:style-name="T269_42">.</text:span><text:span text:style-name="T269_43">com</text:span><text:span text:style-name="T269_44"><text:s/></text:span><text:span text:style-name="T269_45">دانلود</text:span><text:span text:style-name="T269_46"><text:s/></text:span><text:span text:style-name="T269_47">و</text:span><text:span text:style-name="T269_48"><text:s/></text:span><text:span text:style-name="T269_49">نمایش</text:span><text:span text:style-name="T269_50"><text:s/></text:span><text:span text:style-name="T269_51">میدهد</text:span><text:span text:style-name="T269_52">.</text:span></text:p>
      <text:p text:style-name="P270"/>
      <text:p text:style-name="P271"><text:span text:style-name="T271_1">import</text:span><text:span text:style-name="T271_2"><text:s/></text:span><text:span text:style-name="T271_3">urllib</text:span></text:p>
      <text:p text:style-name="P272"/>
      <text:p text:style-name="P273"><text:span text:style-name="T273_1">conn</text:span><text:span text:style-name="T273_2"><text:s/>=<text:s/></text:span><text:span text:style-name="T273_3">urllib</text:span><text:span text:style-name="T273_4">.</text:span><text:span text:style-name="T273_5">urlopen</text:span><text:span text:style-name="T273_6">(‘</text:span><text:span text:style-name="T273_7"><text:a xlink:type="simple" xlink:href="http://thinkpython.com/secret.html"><text:span text:style-name="T273_8">http</text:span></text:a></text:span><text:span text:style-name="T273_9"><text:a xlink:type="simple" xlink:href="http://thinkpython.com/secret.html"><text:span text:style-name="T273_10">://</text:span></text:a></text:span><text:span text:style-name="T273_11"><text:a xlink:type="simple" xlink:href="http://thinkpython.com/secret.html"><text:span text:style-name="T273_12">thinkpython</text:span></text:a></text:span><text:span text:style-name="T273_13"><text:a xlink:type="simple" xlink:href="http://thinkpython.com/secret.html"><text:span text:style-name="T273_14">.</text:span></text:a></text:span><text:span text:style-name="T273_15"><text:a xlink:type="simple" xlink:href="http://thinkpython.com/secret.html"><text:span text:style-name="T273_16">com</text:span></text:a></text:span><text:span text:style-name="T273_17"><text:a xlink:type="simple" xlink:href="http://thinkpython.com/secret.html"><text:span text:style-name="T273_18">/</text:span></text:a></text:span><text:span text:style-name="T273_19"><text:a xlink:type="simple" xlink:href="http://thinkpython.com/secret.html"><text:span text:style-name="T273_20">secret</text:span></text:a></text:span><text:span text:style-name="T273_21"><text:a xlink:type="simple" xlink:href="http://thinkpython.com/secret.html"><text:span text:style-name="T273_22">.</text:span></text:a></text:span><text:span text:style-name="T273_23"><text:a xlink:type="simple" xlink:href="http://thinkpython.com/secret.html"><text:span text:style-name="T273_24">html</text:span></text:a></text:span><text:span text:style-name="T273_25">’)</text:span></text:p>
      <text:p text:style-name="P274"><text:span text:style-name="T274_1">for</text:span><text:span text:style-name="T274_2"><text:s/></text:span><text:span text:style-name="T274_3">line</text:span><text:span text:style-name="T274_4"><text:s/></text:span><text:span text:style-name="T274_5">in</text:span><text:span text:style-name="T274_6"><text:s/></text:span><text:span text:style-name="T274_7">conn</text:span><text:span text:style-name="T274_8">:</text:span></text:p>
      <text:p text:style-name="P275"><text:span text:style-name="T275_1"><text:tab/></text:span><text:span text:style-name="T275_2">print</text:span><text:span text:style-name="T275_3"><text:s/></text:span><text:span text:style-name="T275_4">line</text:span><text:span text:style-name="T275_5">.</text:span><text:span text:style-name="T275_6">strip</text:span><text:span text:style-name="T275_7">()</text:span></text:p>
      <text:p text:style-name="P276"/>
      <text:p text:style-name="P277"><text:span text:style-name="T277_1">این</text:span><text:span text:style-name="T277_2"><text:s/></text:span><text:span text:style-name="T277_3">کد</text:span><text:span text:style-name="T277_4"><text:s/></text:span><text:span text:style-name="T277_5">را</text:span><text:span text:style-name="T277_6"><text:s/></text:span><text:span text:style-name="T277_7">اجرا</text:span><text:span text:style-name="T277_8"><text:s/></text:span><text:span text:style-name="T277_9">کنید</text:span><text:span text:style-name="T277_10"><text:s/></text:span><text:span text:style-name="T277_11">و</text:span><text:span text:style-name="T277_12"><text:s/></text:span><text:span text:style-name="T277_13">روند</text:span><text:span text:style-name="T277_14"><text:s/></text:span><text:span text:style-name="T277_15">گفته</text:span><text:span text:style-name="T277_16"><text:s/></text:span><text:span text:style-name="T277_17">شده</text:span><text:span text:style-name="T277_18"><text:s/></text:span><text:span text:style-name="T277_19">را</text:span><text:span text:style-name="T277_20"><text:s/></text:span><text:span text:style-name="T277_21">اجرا</text:span><text:span text:style-name="T277_22"><text:s/></text:span><text:span text:style-name="T277_23">کنید</text:span><text:span text:style-name="T277_24">.<text:s/></text:span><text:span text:style-name="T277_25">راه</text:span><text:span text:style-name="T277_26"><text:s/></text:span><text:span text:style-name="T277_27">حل</text:span><text:span text:style-name="T277_28">:</text:span><text:span text:style-name="T277_29"><text:a xlink:type="simple" xlink:href="http://thinkpython.com/code/zip_code.py"><text:span text:style-name="T277_30"><text:s/></text:span></text:a></text:span><text:span text:style-name="T277_31"><text:a xlink:type="simple" xlink:href="http://thinkpython.com/code/zip_code.py"><text:span text:style-name="T277_32">http</text:span></text:a></text:span><text:span text:style-name="T277_33"><text:a xlink:type="simple" xlink:href="http://thinkpython.com/code/zip_code.py"><text:span text:style-name="T277_34">://</text:span></text:a></text:span><text:span text:style-name="T277_35"><text:a xlink:type="simple" xlink:href="http://thinkpython.com/code/zip_code.py"><text:span text:style-name="T277_36">thinkpython</text:span></text:a></text:span><text:span text:style-name="T277_37"><text:a xlink:type="simple" xlink:href="http://thinkpython.com/code/zip_code.py"><text:span text:style-name="T277_38">.</text:span></text:a></text:span><text:span text:style-name="T277_39"><text:a xlink:type="simple" xlink:href="http://thinkpython.com/code/zip_code.py"><text:span text:style-name="T277_40">com</text:span></text:a></text:span><text:span text:style-name="T277_41"><text:a xlink:type="simple" xlink:href="http://thinkpython.com/code/zip_code.py"><text:span text:style-name="T277_42">/</text:span></text:a></text:span><text:span text:style-name="T277_43"><text:a xlink:type="simple" xlink:href="http://thinkpython.com/code/zip_code.py"><text:span text:style-name="T277_44">code</text:span></text:a></text:span><text:span text:style-name="T277_45"><text:a xlink:type="simple" xlink:href="http://thinkpython.com/code/zip_code.py"><text:span text:style-name="T277_46">/</text:span></text:a></text:span><text:span text:style-name="T277_47"><text:a xlink:type="simple" xlink:href="http://thinkpython.com/code/zip_code.py"><text:span text:style-name="T277_48">zip</text:span></text:a></text:span><text:span text:style-name="T277_49"><text:a xlink:type="simple" xlink:href="http://thinkpython.com/code/zip_code.py"><text:span text:style-name="T277_50">_</text:span></text:a></text:span><text:span text:style-name="T277_51"><text:a xlink:type="simple" xlink:href="http://thinkpython.com/code/zip_code.py"><text:span text:style-name="T277_52">code</text:span></text:a></text:span><text:span text:style-name="T277_53"><text:a xlink:type="simple" xlink:href="http://thinkpython.com/code/zip_code.py"><text:span text:style-name="T277_54">.</text:span></text:a></text:span><text:span text:style-name="T277_55"><text:a xlink:type="simple" xlink:href="http://thinkpython.com/code/zip_code.py"><text:span text:style-name="T277_56">py</text:span></text:a></text:span></text:p>
      <text:p text:style-name="P278"/>
      <text:p text:style-name="P27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